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3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5"/>
    <style:style style:name="ce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ntroica (op1)" table:style-name="ta1">
        <table:shapes>
          <draw:frame draw:z-index="0" draw:style-name="gr1" draw:text-style-name="P1" svg:width="453.46pt" svg:height="255.23pt" svg:x="128.78pt" svg:y="1091.03pt">
            <loext:p draw:notify-on-update-of-ranges="'dentroica (op1)'.H2:'dentroica (op1)'.H3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46pt" svg:height="255.26pt" svg:x="46.8pt" svg:y="475.11pt">
            <loext:p draw:notify-on-update-of-ranges="'dentroica (op1)'.J2:'dentroica (op1)'.J3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453.46pt" svg:height="255.26pt" svg:x="131.9pt" svg:y="405.07pt">
            <loext:p draw:notify-on-update-of-ranges="'dentroica (op1)'.I2:'dentroica (op1)'.I3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453.46pt" svg:height="255.23pt" svg:x="-0.03pt" svg:y="571.49pt">
            <loext:p draw:notify-on-update-of-ranges="'dentroica (op1)'.K2:'dentroica (op1)'.K3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453.51pt" svg:height="255.09pt" svg:x="1448.31pt" svg:y="278.42pt">
            <loext:p draw:notify-on-update-of-ranges="'dentroica (op1)'.S4:'dentroica (op1)'.S53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3"/>
        <table:table-column table:style-name="co1" table:default-cell-style-name="ce4"/>
        <table:table-column table:style-name="co1" table:number-columns-repeated="1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622" calcext:value-type="float">
            <text:p>1.622</text:p>
          </table:table-cell>
          <table:table-cell office:value-type="float" office:value="0.00556" calcext:value-type="float">
            <text:p>0.00556</text:p>
          </table:table-cell>
          <table:table-cell office:value-type="float" office:value="1.0553085" calcext:value-type="float">
            <text:p>1.06</text:p>
          </table:table-cell>
          <table:table-cell office:value-type="float" office:value="101.92294" calcext:value-type="float">
            <text:p>102</text:p>
          </table:table-cell>
          <table:table-cell table:number-columns-repeated="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.139" calcext:value-type="float">
            <text:p>1.139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815188" calcext:value-type="float">
            <text:p>0.82</text:p>
          </table:table-cell>
          <table:table-cell office:value-type="float" office:value="127.48505" calcext:value-type="float">
            <text:p>127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.627" calcext:value-type="float">
            <text:p>1.627</text:p>
          </table:table-cell>
          <table:table-cell table:style-name="ce1" office:value-type="float" office:value="0.00544" calcext:value-type="float">
            <text:p>0.00544</text:p>
          </table:table-cell>
          <table:table-cell table:style-name="ce1" office:value-type="float" office:value="1.0370107" calcext:value-type="float">
            <text:p>1.0370107</text:p>
          </table:table-cell>
          <table:table-cell table:style-name="ce1" office:value-type="float" office:value="108.45392" calcext:value-type="float">
            <text:p>108.45392</text:p>
          </table:table-cell>
          <table:table-cell/>
          <table:table-cell table:style-name="ce5" office:value-type="string" calcext:value-type="string">
            <text:p>init_pars <text:s/>6.0 0.3 0.1</text:p>
          </table:table-cell>
          <table:table-cell office:value-type="string" calcext:value-type="string">
            <text:p>100 trees</text:p>
          </table:table-cell>
          <table:table-cell table:number-columns-repeated="3"/>
          <table:table-cell office:value-type="string" calcext:value-type="string">
            <text:p>20 tree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71" calcext:value-type="float">
            <text:p>0.971</text:p>
          </table:table-cell>
          <table:table-cell office:value-type="float" office:value="0.00191" calcext:value-type="float">
            <text:p>0.00191</text:p>
          </table:table-cell>
          <table:table-cell office:value-type="float" office:value="0.6447299" calcext:value-type="float">
            <text:p>0.64</text:p>
          </table:table-cell>
          <table:table-cell office:value-type="float" office:value="170.82203" calcext:value-type="float">
            <text:p>17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1.133" calcext:value-type="float">
            <text:p>1.133</text:p>
          </table:table-cell>
          <table:table-cell table:style-name="ce1" office:value-type="float" office:value="0.00266" calcext:value-type="float">
            <text:p>0.00266</text:p>
          </table:table-cell>
          <table:table-cell table:style-name="ce1" office:value-type="float" office:value="0.8202" calcext:value-type="float">
            <text:p>0.8202</text:p>
          </table:table-cell>
          <table:table-cell table:style-name="ce1" office:value-type="float" office:value="117.59398" calcext:value-type="float">
            <text:p>117.59398</text:p>
          </table:table-cell>
          <table:table-cell/>
          <table:table-cell table:style-name="ce6" table:number-columns-repeated="3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62" calcext:value-type="float">
            <text:p>0.862</text:p>
          </table:table-cell>
          <table:table-cell office:value-type="float" office:value="0.00133" calcext:value-type="float">
            <text:p>0.00133</text:p>
          </table:table-cell>
          <table:table-cell office:value-type="float" office:value="0.5448027" calcext:value-type="float">
            <text:p>0.54</text:p>
          </table:table-cell>
          <table:table-cell office:value-type="float" office:value="238.49424" calcext:value-type="float">
            <text:p>238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991" calcext:value-type="float">
            <text:p>0.991</text:p>
          </table:table-cell>
          <table:table-cell table:style-name="ce1" office:value-type="float" office:value="0.00373" calcext:value-type="float">
            <text:p>0.00373</text:p>
          </table:table-cell>
          <table:table-cell table:style-name="ce1" office:value-type="float" office:value="0.6333977" calcext:value-type="float">
            <text:p>0.6333977</text:p>
          </table:table-cell>
          <table:table-cell table:style-name="ce1" office:value-type="float" office:value="95.87193" calcext:value-type="float">
            <text:p>95.8719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0227" calcext:value-type="float">
            <text:p>0.0227</text:p>
          </table:table-cell>
          <table:table-cell table:style-name="ce1" office:value-type="float" office:value="0.1828826" calcext:value-type="float">
            <text:p>0.1828826</text:p>
          </table:table-cell>
          <table:table-cell table:formula="of:=([.N4]-[.P4])/[.O4]" office:value-type="float" office:value="32.0316035242291" calcext:value-type="float">
            <text:p>32.03160352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022" calcext:value-type="float">
            <text:p>0.022</text:p>
          </table:table-cell>
          <table:table-cell table:style-name="ce1" office:value-type="float" office:value="0.1779428" calcext:value-type="float">
            <text:p>0.17794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3" calcext:value-type="float">
            <text:p>0.853</text:p>
          </table:table-cell>
          <table:table-cell office:value-type="float" office:value="0.00162" calcext:value-type="float">
            <text:p>0.00162</text:p>
          </table:table-cell>
          <table:table-cell office:value-type="float" office:value="0.534035" calcext:value-type="float">
            <text:p>0.53</text:p>
          </table:table-cell>
          <table:table-cell office:value-type="float" office:value="196.89196" calcext:value-type="float">
            <text:p>197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915" calcext:value-type="float">
            <text:p>0.915</text:p>
          </table:table-cell>
          <table:table-cell table:style-name="ce1" office:value-type="float" office:value="0.00347" calcext:value-type="float">
            <text:p>0.00347</text:p>
          </table:table-cell>
          <table:table-cell table:style-name="ce1" office:value-type="float" office:value="0.5685924" calcext:value-type="float">
            <text:p>0.5685924</text:p>
          </table:table-cell>
          <table:table-cell table:style-name="ce1" office:value-type="float" office:value="99.82927" calcext:value-type="float">
            <text:p>99.8292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0157" calcext:value-type="float">
            <text:p>0.0157</text:p>
          </table:table-cell>
          <table:table-cell table:style-name="ce1" office:value-type="float" office:value="0.2925212" calcext:value-type="float">
            <text:p>0.2925212</text:p>
          </table:table-cell>
          <table:table-cell table:formula="of:=([.N5]-[.P5])/[.O5]" office:value-type="float" office:value="39.3298598726115" calcext:value-type="float">
            <text:p>39.3298598726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0162" calcext:value-type="float">
            <text:p>0.0162</text:p>
          </table:table-cell>
          <table:table-cell table:style-name="ce1" office:value-type="float" office:value="0.2823679" calcext:value-type="float">
            <text:p>0.28236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72" calcext:value-type="float">
            <text:p>0.872</text:p>
          </table:table-cell>
          <table:table-cell office:value-type="float" office:value="0.00338" calcext:value-type="float">
            <text:p>0.00338</text:p>
          </table:table-cell>
          <table:table-cell office:value-type="float" office:value="0.5017916" calcext:value-type="float">
            <text:p>0.50</text:p>
          </table:table-cell>
          <table:table-cell office:value-type="float" office:value="109.52911" calcext:value-type="float">
            <text:p>110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902" calcext:value-type="float">
            <text:p>0.902</text:p>
          </table:table-cell>
          <table:table-cell table:style-name="ce1" office:value-type="float" office:value="0.00453" calcext:value-type="float">
            <text:p>0.00453</text:p>
          </table:table-cell>
          <table:table-cell table:style-name="ce1" office:value-type="float" office:value="0.5303903" calcext:value-type="float">
            <text:p>0.5303903</text:p>
          </table:table-cell>
          <table:table-cell table:style-name="ce1" office:value-type="float" office:value="82.03305" calcext:value-type="float">
            <text:p>82.0330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0105" calcext:value-type="float">
            <text:p>0.0105</text:p>
          </table:table-cell>
          <table:table-cell table:style-name="ce1" office:value-type="float" office:value="0.3694618" calcext:value-type="float">
            <text:p>0.3694618</text:p>
          </table:table-cell>
          <table:table-cell table:formula="of:=([.N6]-[.P6])/[.O6]" office:value-type="float" office:value="48.6226857142857" calcext:value-type="float">
            <text:p>48.622685714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0118" calcext:value-type="float">
            <text:p>0.0118</text:p>
          </table:table-cell>
          <table:table-cell table:style-name="ce1" office:value-type="float" office:value="0.3770698" calcext:value-type="float">
            <text:p>0.377069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76" calcext:value-type="float">
            <text:p>0.876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510982" calcext:value-type="float">
            <text:p>0.51</text:p>
          </table:table-cell>
          <table:table-cell office:value-type="float" office:value="119.67804" calcext:value-type="float">
            <text:p>120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897" calcext:value-type="float">
            <text:p>0.897</text:p>
          </table:table-cell>
          <table:table-cell table:style-name="ce1" office:value-type="float" office:value="0.00573" calcext:value-type="float">
            <text:p>0.00573</text:p>
          </table:table-cell>
          <table:table-cell table:style-name="ce1" office:value-type="float" office:value="0.4880849" calcext:value-type="float">
            <text:p>0.4880849</text:p>
          </table:table-cell>
          <table:table-cell table:style-name="ce1" office:value-type="float" office:value="71.36388" calcext:value-type="float">
            <text:p>71.3638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0085" calcext:value-type="float">
            <text:p>0.0085</text:p>
          </table:table-cell>
          <table:table-cell table:style-name="ce1" office:value-type="float" office:value="0.4096241" calcext:value-type="float">
            <text:p>0.4096241</text:p>
          </table:table-cell>
          <table:table-cell table:formula="of:=([.N7]-[.P7])/[.O7]" office:value-type="float" office:value="55.3383411764706" calcext:value-type="float">
            <text:p>55.338341176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0086" calcext:value-type="float">
            <text:p>0.0086</text:p>
          </table:table-cell>
          <table:table-cell table:style-name="ce1" office:value-type="float" office:value="0.4112208" calcext:value-type="float">
            <text:p>0.41122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374" calcext:value-type="float">
            <text:p>0.00374</text:p>
          </table:table-cell>
          <table:table-cell office:value-type="float" office:value="0.5167572" calcext:value-type="float">
            <text:p>0.52</text:p>
          </table:table-cell>
          <table:table-cell office:value-type="float" office:value="98.19325" calcext:value-type="float">
            <text:p>98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916" calcext:value-type="float">
            <text:p>0.916</text:p>
          </table:table-cell>
          <table:table-cell table:style-name="ce1" office:value-type="float" office:value="0.0067" calcext:value-type="float">
            <text:p>0.0067</text:p>
          </table:table-cell>
          <table:table-cell table:style-name="ce1" office:value-type="float" office:value="0.4857457" calcext:value-type="float">
            <text:p>0.4857457</text:p>
          </table:table-cell>
          <table:table-cell table:style-name="ce1" office:value-type="float" office:value="64.21706" calcext:value-type="float">
            <text:p>64.21706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66" calcext:value-type="float">
            <text:p>0.0066</text:p>
          </table:table-cell>
          <table:table-cell table:style-name="ce1" office:value-type="float" office:value="0.4271479" calcext:value-type="float">
            <text:p>0.4271479</text:p>
          </table:table-cell>
          <table:table-cell table:formula="of:=([.N8]-[.P8])/[.O8]" office:value-type="float" office:value="64.0685" calcext:value-type="float">
            <text:p>64.068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72" calcext:value-type="float">
            <text:p>0.0072</text:p>
          </table:table-cell>
          <table:table-cell table:style-name="ce1" office:value-type="float" office:value="0.4100471" calcext:value-type="float">
            <text:p>0.410047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39" calcext:value-type="float">
            <text:p>0.939</text:p>
          </table:table-cell>
          <table:table-cell office:value-type="float" office:value="0.00701" calcext:value-type="float">
            <text:p>0.00701</text:p>
          </table:table-cell>
          <table:table-cell office:value-type="float" office:value="0.4982104" calcext:value-type="float">
            <text:p>0.50</text:p>
          </table:table-cell>
          <table:table-cell office:value-type="float" office:value="62.88012" calcext:value-type="float">
            <text:p>63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823" calcext:value-type="float">
            <text:p>0.823</text:p>
          </table:table-cell>
          <table:table-cell table:style-name="ce1" office:value-type="float" office:value="0.00344" calcext:value-type="float">
            <text:p>0.00344</text:p>
          </table:table-cell>
          <table:table-cell table:style-name="ce1" office:value-type="float" office:value="0.4652243" calcext:value-type="float">
            <text:p>0.4652243</text:p>
          </table:table-cell>
          <table:table-cell table:style-name="ce1" office:value-type="float" office:value="104.00457" calcext:value-type="float">
            <text:p>104.00457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0069" calcext:value-type="float">
            <text:p>0.0069</text:p>
          </table:table-cell>
          <table:table-cell table:style-name="ce1" office:value-type="float" office:value="0.4481946" calcext:value-type="float">
            <text:p>0.4481946</text:p>
          </table:table-cell>
          <table:table-cell table:formula="of:=([.N9]-[.P9])/[.O9]" office:value-type="float" office:value="62.5804927536232" calcext:value-type="float">
            <text:p>62.5804927536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64" calcext:value-type="float">
            <text:p>0.0064</text:p>
          </table:table-cell>
          <table:table-cell table:style-name="ce1" office:value-type="float" office:value="0.4293554" calcext:value-type="float">
            <text:p>0.429355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534" calcext:value-type="float">
            <text:p>0.00534</text:p>
          </table:table-cell>
          <table:table-cell office:value-type="float" office:value="0.4798447" calcext:value-type="float">
            <text:p>0.48</text:p>
          </table:table-cell>
          <table:table-cell office:value-type="float" office:value="75.68452" calcext:value-type="float">
            <text:p>76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876" calcext:value-type="float">
            <text:p>0.876</text:p>
          </table:table-cell>
          <table:table-cell table:style-name="ce1" office:value-type="float" office:value="0.00609" calcext:value-type="float">
            <text:p>0.00609</text:p>
          </table:table-cell>
          <table:table-cell table:style-name="ce1" office:value-type="float" office:value="0.4587984" calcext:value-type="float">
            <text:p>0.4587984</text:p>
          </table:table-cell>
          <table:table-cell table:style-name="ce1" office:value-type="float" office:value="68.50602" calcext:value-type="float">
            <text:p>68.50602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0064" calcext:value-type="float">
            <text:p>0.0064</text:p>
          </table:table-cell>
          <table:table-cell table:style-name="ce1" office:value-type="float" office:value="0.4577858" calcext:value-type="float">
            <text:p>0.4577858</text:p>
          </table:table-cell>
          <table:table-cell table:formula="of:=([.N10]-[.P10])/[.O10]" office:value-type="float" office:value="65.97096875" calcext:value-type="float">
            <text:p>65.9709687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0071" calcext:value-type="float">
            <text:p>0.0071</text:p>
          </table:table-cell>
          <table:table-cell table:style-name="ce1" office:value-type="float" office:value="0.4486689" calcext:value-type="float">
            <text:p>0.448668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561" calcext:value-type="float">
            <text:p>0.00561</text:p>
          </table:table-cell>
          <table:table-cell office:value-type="float" office:value="0.4763662" calcext:value-type="float">
            <text:p>0.48</text:p>
          </table:table-cell>
          <table:table-cell office:value-type="float" office:value="72.66199" calcext:value-type="float">
            <text:p>73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881" calcext:value-type="float">
            <text:p>0.881</text:p>
          </table:table-cell>
          <table:table-cell table:style-name="ce1" office:value-type="float" office:value="0.00654" calcext:value-type="float">
            <text:p>0.00654</text:p>
          </table:table-cell>
          <table:table-cell table:style-name="ce1" office:value-type="float" office:value="0.4602776" calcext:value-type="float">
            <text:p>0.4602776</text:p>
          </table:table-cell>
          <table:table-cell table:style-name="ce1" office:value-type="float" office:value="64.33064" calcext:value-type="float">
            <text:p>64.33064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0064" calcext:value-type="float">
            <text:p>0.0064</text:p>
          </table:table-cell>
          <table:table-cell table:style-name="ce1" office:value-type="float" office:value="0.462488" calcext:value-type="float">
            <text:p>0.462488</text:p>
          </table:table-cell>
          <table:table-cell table:formula="of:=([.N11]-[.P11])/[.O11]" office:value-type="float" office:value="65.23625" calcext:value-type="float">
            <text:p>65.2362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0041" calcext:value-type="float">
            <text:p>0.0041</text:p>
          </table:table-cell>
          <table:table-cell table:style-name="ce1" office:value-type="float" office:value="0.447846" calcext:value-type="float">
            <text:p>0.44784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22" calcext:value-type="float">
            <text:p>0.922</text:p>
          </table:table-cell>
          <table:table-cell office:value-type="float" office:value="0.00817" calcext:value-type="float">
            <text:p>0.00817</text:p>
          </table:table-cell>
          <table:table-cell office:value-type="float" office:value="0.4579499" calcext:value-type="float">
            <text:p>0.46</text:p>
          </table:table-cell>
          <table:table-cell office:value-type="float" office:value="56.79928" calcext:value-type="float">
            <text:p>57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886" calcext:value-type="float">
            <text:p>0.886</text:p>
          </table:table-cell>
          <table:table-cell table:style-name="ce1" office:value-type="float" office:value="0.00563" calcext:value-type="float">
            <text:p>0.00563</text:p>
          </table:table-cell>
          <table:table-cell table:style-name="ce1" office:value-type="float" office:value="0.4791508" calcext:value-type="float">
            <text:p>0.4791508</text:p>
          </table:table-cell>
          <table:table-cell table:style-name="ce1" office:value-type="float" office:value="72.26452" calcext:value-type="float">
            <text:p>72.26452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52" calcext:value-type="float">
            <text:p>0.0052</text:p>
          </table:table-cell>
          <table:table-cell table:style-name="ce1" office:value-type="float" office:value="0.4590827" calcext:value-type="float">
            <text:p>0.4590827</text:p>
          </table:table-cell>
          <table:table-cell table:formula="of:=([.N12]-[.P12])/[.O12]" office:value-type="float" office:value="75.1764038461539" calcext:value-type="float">
            <text:p>75.176403846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51" calcext:value-type="float">
            <text:p>0.0051</text:p>
          </table:table-cell>
          <table:table-cell table:style-name="ce1" office:value-type="float" office:value="0.4603884" calcext:value-type="float">
            <text:p>0.460388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8" calcext:value-type="float">
            <text:p>0.858</text:p>
          </table:table-cell>
          <table:table-cell office:value-type="float" office:value="0.00663" calcext:value-type="float">
            <text:p>0.00663</text:p>
          </table:table-cell>
          <table:table-cell office:value-type="float" office:value="0.4298745" calcext:value-type="float">
            <text:p>0.43</text:p>
          </table:table-cell>
          <table:table-cell office:value-type="float" office:value="64.57398" calcext:value-type="float">
            <text:p>65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878" calcext:value-type="float">
            <text:p>0.878</text:p>
          </table:table-cell>
          <table:table-cell table:style-name="ce1" office:value-type="float" office:value="0.00607" calcext:value-type="float">
            <text:p>0.00607</text:p>
          </table:table-cell>
          <table:table-cell table:style-name="ce1" office:value-type="float" office:value="0.4654818" calcext:value-type="float">
            <text:p>0.4654818</text:p>
          </table:table-cell>
          <table:table-cell table:style-name="ce1" office:value-type="float" office:value="67.96016" calcext:value-type="float">
            <text:p>67.96016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51" calcext:value-type="float">
            <text:p>0.0051</text:p>
          </table:table-cell>
          <table:table-cell table:style-name="ce1" office:value-type="float" office:value="0.4606134" calcext:value-type="float">
            <text:p>0.4606134</text:p>
          </table:table-cell>
          <table:table-cell table:formula="of:=([.N13]-[.P13])/[.O13]" office:value-type="float" office:value="76.3503137254902" calcext:value-type="float">
            <text:p>76.350313725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0074" calcext:value-type="float">
            <text:p>0.0074</text:p>
          </table:table-cell>
          <table:table-cell table:style-name="ce1" office:value-type="float" office:value="0.469268" calcext:value-type="float">
            <text:p>0.4692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53" calcext:value-type="float">
            <text:p>0.853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4636287" calcext:value-type="float">
            <text:p>0.46</text:p>
          </table:table-cell>
          <table:table-cell office:value-type="float" office:value="81.9729" calcext:value-type="float">
            <text:p>82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886" calcext:value-type="float">
            <text:p>0.886</text:p>
          </table:table-cell>
          <table:table-cell table:style-name="ce1" office:value-type="float" office:value="0.00484" calcext:value-type="float">
            <text:p>0.00484</text:p>
          </table:table-cell>
          <table:table-cell table:style-name="ce1" office:value-type="float" office:value="0.5031167" calcext:value-type="float">
            <text:p>0.5031167</text:p>
          </table:table-cell>
          <table:table-cell table:style-name="ce1" office:value-type="float" office:value="79.10813" calcext:value-type="float">
            <text:p>79.10813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0063" calcext:value-type="float">
            <text:p>0.0063</text:p>
          </table:table-cell>
          <table:table-cell table:style-name="ce1" office:value-type="float" office:value="0.4628427" calcext:value-type="float">
            <text:p>0.4628427</text:p>
          </table:table-cell>
          <table:table-cell table:formula="of:=([.N14]-[.P14])/[.O14]" office:value-type="float" office:value="66.2154444444444" calcext:value-type="float">
            <text:p>66.215444444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0.4579582" calcext:value-type="float">
            <text:p>0.45795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66" calcext:value-type="float">
            <text:p>0.866</text:p>
          </table:table-cell>
          <table:table-cell office:value-type="float" office:value="0.00399" calcext:value-type="float">
            <text:p>0.00399</text:p>
          </table:table-cell>
          <table:table-cell office:value-type="float" office:value="0.4837601" calcext:value-type="float">
            <text:p>0.48</text:p>
          </table:table-cell>
          <table:table-cell office:value-type="float" office:value="95.79947" calcext:value-type="float">
            <text:p>96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917" calcext:value-type="float">
            <text:p>0.917</text:p>
          </table:table-cell>
          <table:table-cell table:style-name="ce1" office:value-type="float" office:value="0.0056" calcext:value-type="float">
            <text:p>0.0056</text:p>
          </table:table-cell>
          <table:table-cell table:style-name="ce1" office:value-type="float" office:value="0.5111467" calcext:value-type="float">
            <text:p>0.5111467</text:p>
          </table:table-cell>
          <table:table-cell table:style-name="ce1" office:value-type="float" office:value="72.47381" calcext:value-type="float">
            <text:p>72.47381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49" calcext:value-type="float">
            <text:p>0.0049</text:p>
          </table:table-cell>
          <table:table-cell table:style-name="ce1" office:value-type="float" office:value="0.4645198" calcext:value-type="float">
            <text:p>0.4645198</text:p>
          </table:table-cell>
          <table:table-cell table:formula="of:=([.N15]-[.P15])/[.O15]" office:value-type="float" office:value="78.6694285714286" calcext:value-type="float">
            <text:p>78.669428571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0.4596886" calcext:value-type="float">
            <text:p>0.45968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825" calcext:value-type="float">
            <text:p>0.00825</text:p>
          </table:table-cell>
          <table:table-cell office:value-type="float" office:value="0.5037023" calcext:value-type="float">
            <text:p>0.50</text:p>
          </table:table-cell>
          <table:table-cell office:value-type="float" office:value="57.49063" calcext:value-type="float">
            <text:p>57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878" calcext:value-type="float">
            <text:p>0.878</text:p>
          </table:table-cell>
          <table:table-cell table:style-name="ce1" office:value-type="float" office:value="0.00541" calcext:value-type="float">
            <text:p>0.00541</text:p>
          </table:table-cell>
          <table:table-cell table:style-name="ce1" office:value-type="float" office:value="0.4775651" calcext:value-type="float">
            <text:p>0.4775651</text:p>
          </table:table-cell>
          <table:table-cell table:style-name="ce1" office:value-type="float" office:value="74.01754" calcext:value-type="float">
            <text:p>74.01754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4684485" calcext:value-type="float">
            <text:p>0.4684485</text:p>
          </table:table-cell>
          <table:table-cell table:formula="of:=([.N16]-[.P16])/[.O16]" office:value-type="float" office:value="68.5919166666667" calcext:value-type="float">
            <text:p>68.591916666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004" calcext:value-type="float">
            <text:p>0.004</text:p>
          </table:table-cell>
          <table:table-cell table:style-name="ce1" office:value-type="float" office:value="0.4563576" calcext:value-type="float">
            <text:p>0.45635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64" calcext:value-type="float">
            <text:p>0.964</text:p>
          </table:table-cell>
          <table:table-cell office:value-type="float" office:value="0.0072" calcext:value-type="float">
            <text:p>0.0072</text:p>
          </table:table-cell>
          <table:table-cell office:value-type="float" office:value="0.5211331" calcext:value-type="float">
            <text:p>0.52</text:p>
          </table:table-cell>
          <table:table-cell office:value-type="float" office:value="61.50929" calcext:value-type="float">
            <text:p>62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867" calcext:value-type="float">
            <text:p>0.867</text:p>
          </table:table-cell>
          <table:table-cell table:style-name="ce1" office:value-type="float" office:value="0.00544" calcext:value-type="float">
            <text:p>0.00544</text:p>
          </table:table-cell>
          <table:table-cell table:style-name="ce1" office:value-type="float" office:value="0.4635479" calcext:value-type="float">
            <text:p>0.4635479</text:p>
          </table:table-cell>
          <table:table-cell table:style-name="ce1" office:value-type="float" office:value="74.164" calcext:value-type="float">
            <text:p>74.164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0056" calcext:value-type="float">
            <text:p>0.0056</text:p>
          </table:table-cell>
          <table:table-cell table:style-name="ce1" office:value-type="float" office:value="0.4795279" calcext:value-type="float">
            <text:p>0.4795279</text:p>
          </table:table-cell>
          <table:table-cell table:formula="of:=([.N17]-[.P17])/[.O17]" office:value-type="float" office:value="71.512875" calcext:value-type="float">
            <text:p>71.51287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0.4615427" calcext:value-type="float">
            <text:p>0.46154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7" calcext:value-type="float">
            <text:p>0.870</text:p>
          </table:table-cell>
          <table:table-cell office:value-type="float" office:value="0.00413" calcext:value-type="float">
            <text:p>0.00413</text:p>
          </table:table-cell>
          <table:table-cell office:value-type="float" office:value="0.4845239" calcext:value-type="float">
            <text:p>0.48</text:p>
          </table:table-cell>
          <table:table-cell office:value-type="float" office:value="93.33562" calcext:value-type="float">
            <text:p>93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889" calcext:value-type="float">
            <text:p>0.889</text:p>
          </table:table-cell>
          <table:table-cell table:style-name="ce1" office:value-type="float" office:value="0.00666" calcext:value-type="float">
            <text:p>0.00666</text:p>
          </table:table-cell>
          <table:table-cell table:style-name="ce1" office:value-type="float" office:value="0.4630497" calcext:value-type="float">
            <text:p>0.4630497</text:p>
          </table:table-cell>
          <table:table-cell table:style-name="ce1" office:value-type="float" office:value="63.9565" calcext:value-type="float">
            <text:p>63.9565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0056" calcext:value-type="float">
            <text:p>0.0056</text:p>
          </table:table-cell>
          <table:table-cell table:style-name="ce1" office:value-type="float" office:value="0.4779809" calcext:value-type="float">
            <text:p>0.4779809</text:p>
          </table:table-cell>
          <table:table-cell table:formula="of:=([.N18]-[.P18])/[.O18]" office:value-type="float" office:value="71.789125" calcext:value-type="float">
            <text:p>71.78912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0065" calcext:value-type="float">
            <text:p>0.0065</text:p>
          </table:table-cell>
          <table:table-cell table:style-name="ce1" office:value-type="float" office:value="0.4596255" calcext:value-type="float">
            <text:p>0.45962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13" calcext:value-type="float">
            <text:p>0.913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0.4619373" calcext:value-type="float">
            <text:p>0.46</text:p>
          </table:table-cell>
          <table:table-cell office:value-type="float" office:value="58.73212" calcext:value-type="float">
            <text:p>59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841" calcext:value-type="float">
            <text:p>0.841</text:p>
          </table:table-cell>
          <table:table-cell table:style-name="ce1" office:value-type="float" office:value="0.00411" calcext:value-type="float">
            <text:p>0.00411</text:p>
          </table:table-cell>
          <table:table-cell table:style-name="ce1" office:value-type="float" office:value="0.4745024" calcext:value-type="float">
            <text:p>0.4745024</text:p>
          </table:table-cell>
          <table:table-cell table:style-name="ce1" office:value-type="float" office:value="89.17218" calcext:value-type="float">
            <text:p>89.17218</text:p>
          </table:table-cell>
          <table:table-cell table:number-columns-repeated="5"/>
          <table:table-cell table:formula="of:=([.N19]-[.P19])/[.O19]" office:value-type="string" office:string-value="" calcext:value-type="error">
            <text:p>#DIV/0!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4397917" calcext:value-type="float">
            <text:p>0.43979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69" calcext:value-type="float">
            <text:p>0.869</text:p>
          </table:table-cell>
          <table:table-cell office:value-type="float" office:value="0.00503" calcext:value-type="float">
            <text:p>0.00503</text:p>
          </table:table-cell>
          <table:table-cell office:value-type="float" office:value="0.4676699" calcext:value-type="float">
            <text:p>0.47</text:p>
          </table:table-cell>
          <table:table-cell office:value-type="float" office:value="79.78729" calcext:value-type="float">
            <text:p>80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00332" calcext:value-type="float">
            <text:p>0.00332</text:p>
          </table:table-cell>
          <table:table-cell table:style-name="ce1" office:value-type="float" office:value="0.4602759" calcext:value-type="float">
            <text:p>0.4602759</text:p>
          </table:table-cell>
          <table:table-cell table:style-name="ce1" office:value-type="float" office:value="108.35062" calcext:value-type="float">
            <text:p>108.35062</text:p>
          </table:table-cell>
          <table:table-cell table:number-columns-repeated="5"/>
          <table:table-cell table:formula="of:=([.N20]-[.P20])/[.O20]" office:value-type="string" office:string-value="" calcext:value-type="error">
            <text:p>#DIV/0!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44" calcext:value-type="float">
            <text:p>0.0044</text:p>
          </table:table-cell>
          <table:table-cell table:style-name="ce1" office:value-type="float" office:value="0.4765604" calcext:value-type="float">
            <text:p>0.476560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0.4971246" calcext:value-type="float">
            <text:p>0.50</text:p>
          </table:table-cell>
          <table:table-cell office:value-type="float" office:value="56.91527" calcext:value-type="float">
            <text:p>57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843" calcext:value-type="float">
            <text:p>0.843</text:p>
          </table:table-cell>
          <table:table-cell table:style-name="ce1" office:value-type="float" office:value="0.00406" calcext:value-type="float">
            <text:p>0.00406</text:p>
          </table:table-cell>
          <table:table-cell table:style-name="ce1" office:value-type="float" office:value="0.4751547" calcext:value-type="float">
            <text:p>0.4751547</text:p>
          </table:table-cell>
          <table:table-cell table:style-name="ce1" office:value-type="float" office:value="90.60228" calcext:value-type="float">
            <text:p>90.60228</text:p>
          </table:table-cell>
          <table:table-cell table:number-columns-repeated="5"/>
          <table:table-cell table:formula="of:=([.N21]-[.P21])/[.O21]" office:value-type="string" office:string-value="" calcext:value-type="error">
            <text:p>#DIV/0!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41" calcext:value-type="float">
            <text:p>0.0041</text:p>
          </table:table-cell>
          <table:table-cell table:style-name="ce1" office:value-type="float" office:value="0.4794044" calcext:value-type="float">
            <text:p>0.479404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31" calcext:value-type="float">
            <text:p>0.931</text:p>
          </table:table-cell>
          <table:table-cell office:value-type="float" office:value="0.00716" calcext:value-type="float">
            <text:p>0.00716</text:p>
          </table:table-cell>
          <table:table-cell office:value-type="float" office:value="0.4896326" calcext:value-type="float">
            <text:p>0.49</text:p>
          </table:table-cell>
          <table:table-cell office:value-type="float" office:value="61.64349" calcext:value-type="float">
            <text:p>62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863" calcext:value-type="float">
            <text:p>0.863</text:p>
          </table:table-cell>
          <table:table-cell table:style-name="ce1" office:value-type="float" office:value="0.00541" calcext:value-type="float">
            <text:p>0.00541</text:p>
          </table:table-cell>
          <table:table-cell table:style-name="ce1" office:value-type="float" office:value="0.4650806" calcext:value-type="float">
            <text:p>0.4650806</text:p>
          </table:table-cell>
          <table:table-cell table:style-name="ce1" office:value-type="float" office:value="73.55257" calcext:value-type="float">
            <text:p>73.55257</text:p>
          </table:table-cell>
          <table:table-cell table:number-columns-repeated="5"/>
          <table:table-cell table:formula="of:=([.N22]-[.P22])/[.O22]" office:value-type="string" office:string-value="" calcext:value-type="error">
            <text:p>#DIV/0!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45" calcext:value-type="float">
            <text:p>0.0045</text:p>
          </table:table-cell>
          <table:table-cell table:style-name="ce1" office:value-type="float" office:value="0.4726066" calcext:value-type="float">
            <text:p>0.47260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04" calcext:value-type="float">
            <text:p>0.904</text:p>
          </table:table-cell>
          <table:table-cell office:value-type="float" office:value="0.00583" calcext:value-type="float">
            <text:p>0.00583</text:p>
          </table:table-cell>
          <table:table-cell office:value-type="float" office:value="0.4968627" calcext:value-type="float">
            <text:p>0.50</text:p>
          </table:table-cell>
          <table:table-cell office:value-type="float" office:value="69.83486" calcext:value-type="float">
            <text:p>70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822" calcext:value-type="float">
            <text:p>0.822</text:p>
          </table:table-cell>
          <table:table-cell table:style-name="ce1" office:value-type="float" office:value="0.00394" calcext:value-type="float">
            <text:p>0.00394</text:p>
          </table:table-cell>
          <table:table-cell table:style-name="ce1" office:value-type="float" office:value="0.4505839" calcext:value-type="float">
            <text:p>0.4505839</text:p>
          </table:table-cell>
          <table:table-cell table:style-name="ce1" office:value-type="float" office:value="94.26804" calcext:value-type="float">
            <text:p>94.26804</text:p>
          </table:table-cell>
          <table:table-cell table:number-columns-repeated="5"/>
          <table:table-cell table:formula="of:=([.N23]-[.P23])/[.O23]" office:value-type="string" office:string-value="" calcext:value-type="error">
            <text:p>#DIV/0!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48" calcext:value-type="float">
            <text:p>0.0048</text:p>
          </table:table-cell>
          <table:table-cell table:style-name="ce1" office:value-type="float" office:value="0.4626149" calcext:value-type="float">
            <text:p>0.462614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383" calcext:value-type="float">
            <text:p>0.00383</text:p>
          </table:table-cell>
          <table:table-cell office:value-type="float" office:value="0.4718305" calcext:value-type="float">
            <text:p>0.47</text:p>
          </table:table-cell>
          <table:table-cell office:value-type="float" office:value="97.69438" calcext:value-type="float">
            <text:p>98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855" calcext:value-type="float">
            <text:p>0.855</text:p>
          </table:table-cell>
          <table:table-cell table:style-name="ce1" office:value-type="float" office:value="0.0052" calcext:value-type="float">
            <text:p>0.0052</text:p>
          </table:table-cell>
          <table:table-cell table:style-name="ce1" office:value-type="float" office:value="0.4595852" calcext:value-type="float">
            <text:p>0.4595852</text:p>
          </table:table-cell>
          <table:table-cell table:style-name="ce1" office:value-type="float" office:value="76.0413" calcext:value-type="float">
            <text:p>76.041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131" calcext:value-type="float">
            <text:p>0.0131</text:p>
          </table:table-cell>
          <table:table-cell table:style-name="ce1" office:value-type="float" office:value="0.2867118" calcext:value-type="float">
            <text:p>0.2867118</text:p>
          </table:table-cell>
          <table:table-cell table:formula="of:=([.N24]-[.P24])/[.O24]" office:value-type="float" office:value="42.9990992366412" calcext:value-type="float">
            <text:p>42.9990992366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0056" calcext:value-type="float">
            <text:p>0.0056</text:p>
          </table:table-cell>
          <table:table-cell table:style-name="ce1" office:value-type="float" office:value="0.4808897" calcext:value-type="float">
            <text:p>0.48088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00369" calcext:value-type="float">
            <text:p>0.00369</text:p>
          </table:table-cell>
          <table:table-cell office:value-type="float" office:value="0.5034185" calcext:value-type="float">
            <text:p>0.50</text:p>
          </table:table-cell>
          <table:table-cell office:value-type="float" office:value="100.6996" calcext:value-type="float">
            <text:p>101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862" calcext:value-type="float">
            <text:p>0.862</text:p>
          </table:table-cell>
          <table:table-cell table:style-name="ce1" office:value-type="float" office:value="0.00493" calcext:value-type="float">
            <text:p>0.00493</text:p>
          </table:table-cell>
          <table:table-cell table:style-name="ce1" office:value-type="float" office:value="0.4804533" calcext:value-type="float">
            <text:p>0.4804533</text:p>
          </table:table-cell>
          <table:table-cell table:style-name="ce1" office:value-type="float" office:value="77.39284" calcext:value-type="float">
            <text:p>77.39284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94" calcext:value-type="float">
            <text:p>0.0094</text:p>
          </table:table-cell>
          <table:table-cell table:style-name="ce1" office:value-type="float" office:value="0.3647716" calcext:value-type="float">
            <text:p>0.3647716</text:p>
          </table:table-cell>
          <table:table-cell table:formula="of:=([.N25]-[.P25])/[.O25]" office:value-type="float" office:value="51.6200425531915" calcext:value-type="float">
            <text:p>51.6200425532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0063" calcext:value-type="float">
            <text:p>0.0063</text:p>
          </table:table-cell>
          <table:table-cell table:style-name="ce1" office:value-type="float" office:value="0.455884" calcext:value-type="float">
            <text:p>0.4558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881" calcext:value-type="float">
            <text:p>0.881</text:p>
          </table:table-cell>
          <table:table-cell office:value-type="float" office:value="0.00449" calcext:value-type="float">
            <text:p>0.00449</text:p>
          </table:table-cell>
          <table:table-cell office:value-type="float" office:value="0.4960978" calcext:value-type="float">
            <text:p>0.50</text:p>
          </table:table-cell>
          <table:table-cell office:value-type="float" office:value="85.72431" calcext:value-type="float">
            <text:p>86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864" calcext:value-type="float">
            <text:p>0.864</text:p>
          </table:table-cell>
          <table:table-cell table:style-name="ce1" office:value-type="float" office:value="0.00502" calcext:value-type="float">
            <text:p>0.00502</text:p>
          </table:table-cell>
          <table:table-cell table:style-name="ce1" office:value-type="float" office:value="0.4721013" calcext:value-type="float">
            <text:p>0.4721013</text:p>
          </table:table-cell>
          <table:table-cell table:style-name="ce1" office:value-type="float" office:value="78.06746" calcext:value-type="float">
            <text:p>78.06746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74" calcext:value-type="float">
            <text:p>0.0074</text:p>
          </table:table-cell>
          <table:table-cell table:style-name="ce1" office:value-type="float" office:value="0.4077779" calcext:value-type="float">
            <text:p>0.4077779</text:p>
          </table:table-cell>
          <table:table-cell table:formula="of:=([.N26]-[.P26])/[.O26]" office:value-type="float" office:value="59.7597432432432" calcext:value-type="float">
            <text:p>59.759743243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0039" calcext:value-type="float">
            <text:p>0.0039</text:p>
          </table:table-cell>
          <table:table-cell table:style-name="ce1" office:value-type="float" office:value="0.4492594" calcext:value-type="float">
            <text:p>0.44925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495" calcext:value-type="float">
            <text:p>0.00495</text:p>
          </table:table-cell>
          <table:table-cell office:value-type="float" office:value="0.5003881" calcext:value-type="float">
            <text:p>0.50</text:p>
          </table:table-cell>
          <table:table-cell office:value-type="float" office:value="79.9216" calcext:value-type="float">
            <text:p>80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93" calcext:value-type="float">
            <text:p>0.93</text:p>
          </table:table-cell>
          <table:table-cell table:style-name="ce1" office:value-type="float" office:value="0.00863" calcext:value-type="float">
            <text:p>0.00863</text:p>
          </table:table-cell>
          <table:table-cell table:style-name="ce1" office:value-type="float" office:value="0.4610636" calcext:value-type="float">
            <text:p>0.4610636</text:p>
          </table:table-cell>
          <table:table-cell table:style-name="ce1" office:value-type="float" office:value="54.33794" calcext:value-type="float">
            <text:p>54.33794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59" calcext:value-type="float">
            <text:p>0.0059</text:p>
          </table:table-cell>
          <table:table-cell table:style-name="ce1" office:value-type="float" office:value="0.4393819" calcext:value-type="float">
            <text:p>0.4393819</text:p>
          </table:table-cell>
          <table:table-cell table:formula="of:=([.N27]-[.P27])/[.O27]" office:value-type="float" office:value="69.5962881355932" calcext:value-type="float">
            <text:p>69.596288135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4661349" calcext:value-type="float">
            <text:p>0.466134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836" calcext:value-type="float">
            <text:p>0.836</text:p>
          </table:table-cell>
          <table:table-cell office:value-type="float" office:value="0.00211" calcext:value-type="float">
            <text:p>0.00211</text:p>
          </table:table-cell>
          <table:table-cell office:value-type="float" office:value="0.4860474" calcext:value-type="float">
            <text:p>0.49</text:p>
          </table:table-cell>
          <table:table-cell office:value-type="float" office:value="165.85432" calcext:value-type="float">
            <text:p>166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904" calcext:value-type="float">
            <text:p>0.904</text:p>
          </table:table-cell>
          <table:table-cell table:style-name="ce1" office:value-type="float" office:value="0.00812" calcext:value-type="float">
            <text:p>0.00812</text:p>
          </table:table-cell>
          <table:table-cell table:style-name="ce1" office:value-type="float" office:value="0.4403876" calcext:value-type="float">
            <text:p>0.4403876</text:p>
          </table:table-cell>
          <table:table-cell table:style-name="ce1" office:value-type="float" office:value="57.09512" calcext:value-type="float">
            <text:p>57.0951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56" calcext:value-type="float">
            <text:p>0.0056</text:p>
          </table:table-cell>
          <table:table-cell table:style-name="ce1" office:value-type="float" office:value="0.4481461" calcext:value-type="float">
            <text:p>0.4481461</text:p>
          </table:table-cell>
          <table:table-cell table:formula="of:=([.N28]-[.P28])/[.O28]" office:value-type="float" office:value="71.759625" calcext:value-type="float">
            <text:p>71.75962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0061" calcext:value-type="float">
            <text:p>0.0061</text:p>
          </table:table-cell>
          <table:table-cell table:style-name="ce1" office:value-type="float" office:value="0.4637452" calcext:value-type="float">
            <text:p>0.46374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854" calcext:value-type="float">
            <text:p>0.854</text:p>
          </table:table-cell>
          <table:table-cell office:value-type="float" office:value="0.00373" calcext:value-type="float">
            <text:p>0.00373</text:p>
          </table:table-cell>
          <table:table-cell office:value-type="float" office:value="0.4880415" calcext:value-type="float">
            <text:p>0.49</text:p>
          </table:table-cell>
          <table:table-cell office:value-type="float" office:value="98.11219" calcext:value-type="float">
            <text:p>98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996" calcext:value-type="float">
            <text:p>0.996</text:p>
          </table:table-cell>
          <table:table-cell table:style-name="ce1" office:value-type="float" office:value="0.00987" calcext:value-type="float">
            <text:p>0.00987</text:p>
          </table:table-cell>
          <table:table-cell table:style-name="ce1" office:value-type="float" office:value="0.4932927" calcext:value-type="float">
            <text:p>0.4932927</text:p>
          </table:table-cell>
          <table:table-cell table:style-name="ce1" office:value-type="float" office:value="50.93285" calcext:value-type="float">
            <text:p>50.93285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53" calcext:value-type="float">
            <text:p>0.0053</text:p>
          </table:table-cell>
          <table:table-cell table:style-name="ce1" office:value-type="float" office:value="0.4543027" calcext:value-type="float">
            <text:p>0.4543027</text:p>
          </table:table-cell>
          <table:table-cell table:formula="of:=([.N29]-[.P29])/[.O29]" office:value-type="float" office:value="74.6598679245283" calcext:value-type="float">
            <text:p>74.659867924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0.4601832" calcext:value-type="float">
            <text:p>0.46018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4751245" calcext:value-type="float">
            <text:p>0.48</text:p>
          </table:table-cell>
          <table:table-cell office:value-type="float" office:value="67.62204" calcext:value-type="float">
            <text:p>68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923" calcext:value-type="float">
            <text:p>0.923</text:p>
          </table:table-cell>
          <table:table-cell table:style-name="ce1" office:value-type="float" office:value="0.0073" calcext:value-type="float">
            <text:p>0.0073</text:p>
          </table:table-cell>
          <table:table-cell table:style-name="ce1" office:value-type="float" office:value="0.4842777" calcext:value-type="float">
            <text:p>0.4842777</text:p>
          </table:table-cell>
          <table:table-cell table:style-name="ce1" office:value-type="float" office:value="60.09894" calcext:value-type="float">
            <text:p>60.09894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49" calcext:value-type="float">
            <text:p>0.0049</text:p>
          </table:table-cell>
          <table:table-cell table:style-name="ce1" office:value-type="float" office:value="0.4631754" calcext:value-type="float">
            <text:p>0.4631754</text:p>
          </table:table-cell>
          <table:table-cell table:formula="of:=([.N30]-[.P30])/[.O30]" office:value-type="float" office:value="78.9437959183674" calcext:value-type="float">
            <text:p>78.943795918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0.4619844" calcext:value-type="float">
            <text:p>0.46198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919" calcext:value-type="float">
            <text:p>0.919</text:p>
          </table:table-cell>
          <table:table-cell office:value-type="float" office:value="0.00744" calcext:value-type="float">
            <text:p>0.00744</text:p>
          </table:table-cell>
          <table:table-cell office:value-type="float" office:value="0.4766927" calcext:value-type="float">
            <text:p>0.48</text:p>
          </table:table-cell>
          <table:table-cell office:value-type="float" office:value="59.44991" calcext:value-type="float">
            <text:p>59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809" calcext:value-type="float">
            <text:p>0.809</text:p>
          </table:table-cell>
          <table:table-cell table:style-name="ce1" office:value-type="float" office:value="0.00238" calcext:value-type="float">
            <text:p>0.00238</text:p>
          </table:table-cell>
          <table:table-cell table:style-name="ce1" office:value-type="float" office:value="0.4756816" calcext:value-type="float">
            <text:p>0.4756816</text:p>
          </table:table-cell>
          <table:table-cell table:style-name="ce1" office:value-type="float" office:value="140.04975" calcext:value-type="float">
            <text:p>140.04975</text:p>
          </table:table-cell>
          <table:table-cell table:number-columns-repeated="6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46" calcext:value-type="float">
            <text:p>0.0046</text:p>
          </table:table-cell>
          <table:table-cell table:style-name="ce1" office:value-type="float" office:value="0.4685285" calcext:value-type="float">
            <text:p>0.46852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72" calcext:value-type="float">
            <text:p>0.872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4434229" calcext:value-type="float">
            <text:p>0.44</text:p>
          </table:table-cell>
          <table:table-cell office:value-type="float" office:value="62.9335" calcext:value-type="float">
            <text:p>63</text:p>
          </table:table-cell>
          <table:table-cell table:number-columns-repeated="12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0046" calcext:value-type="float">
            <text:p>0.0046</text:p>
          </table:table-cell>
          <table:table-cell table:style-name="ce1" office:value-type="float" office:value="0.4360105" calcext:value-type="float">
            <text:p>0.43601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859" calcext:value-type="float">
            <text:p>0.859</text:p>
          </table:table-cell>
          <table:table-cell office:value-type="float" office:value="0.00472" calcext:value-type="float">
            <text:p>0.00472</text:p>
          </table:table-cell>
          <table:table-cell office:value-type="float" office:value="0.4672127" calcext:value-type="float">
            <text:p>0.47</text:p>
          </table:table-cell>
          <table:table-cell office:value-type="float" office:value="83.00578" calcext:value-type="float">
            <text:p>83</text:p>
          </table:table-cell>
          <table:table-cell table:number-columns-repeated="12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0043" calcext:value-type="float">
            <text:p>0.0043</text:p>
          </table:table-cell>
          <table:table-cell table:style-name="ce1" office:value-type="float" office:value="0.4456103" calcext:value-type="float">
            <text:p>0.44561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924" calcext:value-type="float">
            <text:p>0.924</text:p>
          </table:table-cell>
          <table:table-cell office:value-type="float" office:value="0.00618" calcext:value-type="float">
            <text:p>0.00618</text:p>
          </table:table-cell>
          <table:table-cell office:value-type="float" office:value="0.5011635" calcext:value-type="float">
            <text:p>0.50</text:p>
          </table:table-cell>
          <table:table-cell office:value-type="float" office:value="68.42015" calcext:value-type="float">
            <text:p>68</text:p>
          </table:table-cell>
          <table:table-cell table:number-columns-repeated="12"/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0034" calcext:value-type="float">
            <text:p>0.0034</text:p>
          </table:table-cell>
          <table:table-cell table:style-name="ce1" office:value-type="float" office:value="0.4779146" calcext:value-type="float">
            <text:p>0.47791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927" calcext:value-type="float">
            <text:p>0.927</text:p>
          </table:table-cell>
          <table:table-cell office:value-type="float" office:value="0.00612" calcext:value-type="float">
            <text:p>0.00612</text:p>
          </table:table-cell>
          <table:table-cell office:value-type="float" office:value="0.5104296" calcext:value-type="float">
            <text:p>0.51</text:p>
          </table:table-cell>
          <table:table-cell office:value-type="float" office:value="68.06706" calcext:value-type="float">
            <text:p>68</text:p>
          </table:table-cell>
          <table:table-cell table:number-columns-repeated="12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0053" calcext:value-type="float">
            <text:p>0.0053</text:p>
          </table:table-cell>
          <table:table-cell table:style-name="ce1" office:value-type="float" office:value="0.4835825" calcext:value-type="float">
            <text:p>0.48358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916" calcext:value-type="float">
            <text:p>0.916</text:p>
          </table:table-cell>
          <table:table-cell office:value-type="float" office:value="0.00671" calcext:value-type="float">
            <text:p>0.00671</text:p>
          </table:table-cell>
          <table:table-cell office:value-type="float" office:value="0.4802836" calcext:value-type="float">
            <text:p>0.48</text:p>
          </table:table-cell>
          <table:table-cell office:value-type="float" office:value="64.93539" calcext:value-type="float">
            <text:p>65</text:p>
          </table:table-cell>
          <table:table-cell table:number-columns-repeated="1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0031" calcext:value-type="float">
            <text:p>0.0031</text:p>
          </table:table-cell>
          <table:table-cell table:style-name="ce1" office:value-type="float" office:value="0.4774646" calcext:value-type="float">
            <text:p>0.477464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906" calcext:value-type="float">
            <text:p>0.906</text:p>
          </table:table-cell>
          <table:table-cell office:value-type="float" office:value="0.00509" calcext:value-type="float">
            <text:p>0.00509</text:p>
          </table:table-cell>
          <table:table-cell office:value-type="float" office:value="0.5038061" calcext:value-type="float">
            <text:p>0.50</text:p>
          </table:table-cell>
          <table:table-cell office:value-type="float" office:value="79.01648" calcext:value-type="float">
            <text:p>79</text:p>
          </table:table-cell>
          <table:table-cell table:number-columns-repeated="12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41" calcext:value-type="float">
            <text:p>0.0041</text:p>
          </table:table-cell>
          <table:table-cell table:style-name="ce1" office:value-type="float" office:value="0.4794404" calcext:value-type="float">
            <text:p>0.479440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868" calcext:value-type="float">
            <text:p>0.868</text:p>
          </table:table-cell>
          <table:table-cell office:value-type="float" office:value="0.00421" calcext:value-type="float">
            <text:p>0.00421</text:p>
          </table:table-cell>
          <table:table-cell office:value-type="float" office:value="0.4927382" calcext:value-type="float">
            <text:p>0.49</text:p>
          </table:table-cell>
          <table:table-cell office:value-type="float" office:value="89.13582" calcext:value-type="float">
            <text:p>89</text:p>
          </table:table-cell>
          <table:table-cell table:number-columns-repeated="1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46" calcext:value-type="float">
            <text:p>0.0046</text:p>
          </table:table-cell>
          <table:table-cell table:style-name="ce1" office:value-type="float" office:value="0.4707128" calcext:value-type="float">
            <text:p>0.47071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839" calcext:value-type="float">
            <text:p>0.839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4912354" calcext:value-type="float">
            <text:p>0.49</text:p>
          </table:table-cell>
          <table:table-cell office:value-type="float" office:value="119.09747" calcext:value-type="float">
            <text:p>119</text:p>
          </table:table-cell>
          <table:table-cell table:number-columns-repeated="1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54" calcext:value-type="float">
            <text:p>0.0054</text:p>
          </table:table-cell>
          <table:table-cell table:style-name="ce1" office:value-type="float" office:value="0.4542859" calcext:value-type="float">
            <text:p>0.45428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888" calcext:value-type="float">
            <text:p>0.888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4865345" calcext:value-type="float">
            <text:p>0.49</text:p>
          </table:table-cell>
          <table:table-cell office:value-type="float" office:value="78.71872" calcext:value-type="float">
            <text:p>79</text:p>
          </table:table-cell>
          <table:table-cell table:number-columns-repeated="12"/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0066" calcext:value-type="float">
            <text:p>0.0066</text:p>
          </table:table-cell>
          <table:table-cell table:style-name="ce1" office:value-type="float" office:value="0.4522844" calcext:value-type="float">
            <text:p>0.452284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833" calcext:value-type="float">
            <text:p>0.833</text:p>
          </table:table-cell>
          <table:table-cell office:value-type="float" office:value="0.00317" calcext:value-type="float">
            <text:p>0.00317</text:p>
          </table:table-cell>
          <table:table-cell office:value-type="float" office:value="0.4667895" calcext:value-type="float">
            <text:p>0.47</text:p>
          </table:table-cell>
          <table:table-cell office:value-type="float" office:value="115.52383" calcext:value-type="float">
            <text:p>116</text:p>
          </table:table-cell>
          <table:table-cell table:number-columns-repeated="12"/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55" calcext:value-type="float">
            <text:p>0.0055</text:p>
          </table:table-cell>
          <table:table-cell table:style-name="ce1" office:value-type="float" office:value="0.4487149" calcext:value-type="float">
            <text:p>0.44871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628" calcext:value-type="float">
            <text:p>0.00628</text:p>
          </table:table-cell>
          <table:table-cell office:value-type="float" office:value="0.4581584" calcext:value-type="float">
            <text:p>0.46</text:p>
          </table:table-cell>
          <table:table-cell office:value-type="float" office:value="69.72" calcext:value-type="float">
            <text:p>70</text:p>
          </table:table-cell>
          <table:table-cell table:number-columns-repeated="12"/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0063" calcext:value-type="float">
            <text:p>0.0063</text:p>
          </table:table-cell>
          <table:table-cell table:style-name="ce1" office:value-type="float" office:value="0.460189" calcext:value-type="float">
            <text:p>0.4601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847" calcext:value-type="float">
            <text:p>0.847</text:p>
          </table:table-cell>
          <table:table-cell office:value-type="float" office:value="0.00285" calcext:value-type="float">
            <text:p>0.00285</text:p>
          </table:table-cell>
          <table:table-cell office:value-type="float" office:value="0.4918096" calcext:value-type="float">
            <text:p>0.49</text:p>
          </table:table-cell>
          <table:table-cell office:value-type="float" office:value="124.62821" calcext:value-type="float">
            <text:p>125</text:p>
          </table:table-cell>
          <table:table-cell table:number-columns-repeated="12"/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0066" calcext:value-type="float">
            <text:p>0.0066</text:p>
          </table:table-cell>
          <table:table-cell table:style-name="ce1" office:value-type="float" office:value="0.4595045" calcext:value-type="float">
            <text:p>0.45950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874" calcext:value-type="float">
            <text:p>0.874</text:p>
          </table:table-cell>
          <table:table-cell office:value-type="float" office:value="0.00307" calcext:value-type="float">
            <text:p>0.00307</text:p>
          </table:table-cell>
          <table:table-cell office:value-type="float" office:value="0.5137098" calcext:value-type="float">
            <text:p>0.51</text:p>
          </table:table-cell>
          <table:table-cell office:value-type="float" office:value="117.35837" calcext:value-type="float">
            <text:p>117</text:p>
          </table:table-cell>
          <table:table-cell table:number-columns-repeated="12"/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0059" calcext:value-type="float">
            <text:p>0.0059</text:p>
          </table:table-cell>
          <table:table-cell table:style-name="ce1" office:value-type="float" office:value="0.4703063" calcext:value-type="float">
            <text:p>0.47030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89" calcext:value-type="float">
            <text:p>0.890</text:p>
          </table:table-cell>
          <table:table-cell office:value-type="float" office:value="0.00501" calcext:value-type="float">
            <text:p>0.00501</text:p>
          </table:table-cell>
          <table:table-cell office:value-type="float" office:value="0.4918403" calcext:value-type="float">
            <text:p>0.49</text:p>
          </table:table-cell>
          <table:table-cell office:value-type="float" office:value="79.473" calcext:value-type="float">
            <text:p>79</text:p>
          </table:table-cell>
          <table:table-cell table:number-columns-repeated="12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43" calcext:value-type="float">
            <text:p>0.0043</text:p>
          </table:table-cell>
          <table:table-cell table:style-name="ce1" office:value-type="float" office:value="0.4791237" calcext:value-type="float">
            <text:p>0.47912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828" calcext:value-type="float">
            <text:p>0.8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4724831" calcext:value-type="float">
            <text:p>0.47</text:p>
          </table:table-cell>
          <table:table-cell office:value-type="float" office:value="118.50564" calcext:value-type="float">
            <text:p>119</text:p>
          </table:table-cell>
          <table:table-cell table:number-columns-repeated="12"/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49" calcext:value-type="float">
            <text:p>0.0049</text:p>
          </table:table-cell>
          <table:table-cell table:style-name="ce1" office:value-type="float" office:value="0.4645154" calcext:value-type="float">
            <text:p>0.46451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873" calcext:value-type="float">
            <text:p>0.873</text:p>
          </table:table-cell>
          <table:table-cell office:value-type="float" office:value="0.00507" calcext:value-type="float">
            <text:p>0.00507</text:p>
          </table:table-cell>
          <table:table-cell office:value-type="float" office:value="0.4712316" calcext:value-type="float">
            <text:p>0.47</text:p>
          </table:table-cell>
          <table:table-cell office:value-type="float" office:value="79.24426" calcext:value-type="float">
            <text:p>79</text:p>
          </table:table-cell>
          <table:table-cell table:number-columns-repeated="12"/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43" calcext:value-type="float">
            <text:p>0.0043</text:p>
          </table:table-cell>
          <table:table-cell table:style-name="ce1" office:value-type="float" office:value="0.4823741" calcext:value-type="float">
            <text:p>0.48237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09" calcext:value-type="float">
            <text:p>0.909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4840794" calcext:value-type="float">
            <text:p>0.48</text:p>
          </table:table-cell>
          <table:table-cell office:value-type="float" office:value="68.53557" calcext:value-type="float">
            <text:p>69</text:p>
          </table:table-cell>
          <table:table-cell table:number-columns-repeated="12"/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0058" calcext:value-type="float">
            <text:p>0.0058</text:p>
          </table:table-cell>
          <table:table-cell table:style-name="ce1" office:value-type="float" office:value="0.471554" calcext:value-type="float">
            <text:p>0.47155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915" calcext:value-type="float">
            <text:p>0.915</text:p>
          </table:table-cell>
          <table:table-cell office:value-type="float" office:value="0.00616" calcext:value-type="float">
            <text:p>0.00616</text:p>
          </table:table-cell>
          <table:table-cell office:value-type="float" office:value="0.4959365" calcext:value-type="float">
            <text:p>0.50</text:p>
          </table:table-cell>
          <table:table-cell office:value-type="float" office:value="68.02979" calcext:value-type="float">
            <text:p>68</text:p>
          </table:table-cell>
          <table:table-cell table:number-columns-repeated="12"/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0065" calcext:value-type="float">
            <text:p>0.0065</text:p>
          </table:table-cell>
          <table:table-cell table:style-name="ce1" office:value-type="float" office:value="0.4548136" calcext:value-type="float">
            <text:p>0.454813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664" calcext:value-type="float">
            <text:p>0.00664</text:p>
          </table:table-cell>
          <table:table-cell office:value-type="float" office:value="0.4601339" calcext:value-type="float">
            <text:p>0.46</text:p>
          </table:table-cell>
          <table:table-cell office:value-type="float" office:value="65.64248" calcext:value-type="float">
            <text:p>66</text:p>
          </table:table-cell>
          <table:table-cell table:number-columns-repeated="12"/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66" calcext:value-type="float">
            <text:p>0.0066</text:p>
          </table:table-cell>
          <table:table-cell table:style-name="ce1" office:value-type="float" office:value="0.4248744" calcext:value-type="float">
            <text:p>0.424874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31" calcext:value-type="float">
            <text:p>0.831</text:p>
          </table:table-cell>
          <table:table-cell office:value-type="float" office:value="0.00513" calcext:value-type="float">
            <text:p>0.00513</text:p>
          </table:table-cell>
          <table:table-cell office:value-type="float" office:value="0.4277558" calcext:value-type="float">
            <text:p>0.43</text:p>
          </table:table-cell>
          <table:table-cell office:value-type="float" office:value="78.6051" calcext:value-type="float">
            <text:p>79</text:p>
          </table:table-cell>
          <table:table-cell table:number-columns-repeated="12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91" calcext:value-type="float">
            <text:p>0.91</text:p>
          </table:table-cell>
          <table:table-cell table:style-name="ce1" office:value-type="float" office:value="0.008" calcext:value-type="float">
            <text:p>0.008</text:p>
          </table:table-cell>
          <table:table-cell table:style-name="ce1" office:value-type="float" office:value="0.4513001" calcext:value-type="float">
            <text:p>0.451300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" calcext:value-type="float">
            <text:p>0.800</text:p>
          </table:table-cell>
          <table:table-cell office:value-type="float" office:value="0.00326" calcext:value-type="float">
            <text:p>0.00326</text:p>
          </table:table-cell>
          <table:table-cell office:value-type="float" office:value="0.4500804" calcext:value-type="float">
            <text:p>0.45</text:p>
          </table:table-cell>
          <table:table-cell office:value-type="float" office:value="107.33729" calcext:value-type="float">
            <text:p>107</text:p>
          </table:table-cell>
          <table:table-cell table:number-columns-repeated="1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0056" calcext:value-type="float">
            <text:p>0.0056</text:p>
          </table:table-cell>
          <table:table-cell table:style-name="ce1" office:value-type="float" office:value="0.4752208" calcext:value-type="float">
            <text:p>0.475220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845" calcext:value-type="float">
            <text:p>0.845</text:p>
          </table:table-cell>
          <table:table-cell office:value-type="float" office:value="0.00428" calcext:value-type="float">
            <text:p>0.00428</text:p>
          </table:table-cell>
          <table:table-cell office:value-type="float" office:value="0.4542145" calcext:value-type="float">
            <text:p>0.45</text:p>
          </table:table-cell>
          <table:table-cell office:value-type="float" office:value="91.30503" calcext:value-type="float">
            <text:p>91</text:p>
          </table:table-cell>
          <table:table-cell table:number-columns-repeated="12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048" calcext:value-type="float">
            <text:p>0.0048</text:p>
          </table:table-cell>
          <table:table-cell table:style-name="ce1" office:value-type="float" office:value="0.4724314" calcext:value-type="float">
            <text:p>0.472431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858" calcext:value-type="float">
            <text:p>0.858</text:p>
          </table:table-cell>
          <table:table-cell office:value-type="float" office:value="0.00511" calcext:value-type="float">
            <text:p>0.00511</text:p>
          </table:table-cell>
          <table:table-cell office:value-type="float" office:value="0.4625721" calcext:value-type="float">
            <text:p>0.46</text:p>
          </table:table-cell>
          <table:table-cell office:value-type="float" office:value="77.38315" calcext:value-type="float">
            <text:p>77</text:p>
          </table:table-cell>
          <table:table-cell table:number-columns-repeated="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871" calcext:value-type="float">
            <text:p>0.871</text:p>
          </table:table-cell>
          <table:table-cell office:value-type="float" office:value="0.00448" calcext:value-type="float">
            <text:p>0.00448</text:p>
          </table:table-cell>
          <table:table-cell office:value-type="float" office:value="0.4811683" calcext:value-type="float">
            <text:p>0.48</text:p>
          </table:table-cell>
          <table:table-cell office:value-type="float" office:value="87.01599" calcext:value-type="float">
            <text:p>87</text:p>
          </table:table-cell>
          <table:table-cell table:number-columns-repeated="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59" calcext:value-type="float">
            <text:p>0.859</text:p>
          </table:table-cell>
          <table:table-cell office:value-type="float" office:value="0.00395" calcext:value-type="float">
            <text:p>0.00395</text:p>
          </table:table-cell>
          <table:table-cell office:value-type="float" office:value="0.4851787" calcext:value-type="float">
            <text:p>0.49</text:p>
          </table:table-cell>
          <table:table-cell office:value-type="float" office:value="94.6383" calcext:value-type="float">
            <text:p>95</text:p>
          </table:table-cell>
          <table:table-cell table:number-columns-repeated="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841" calcext:value-type="float">
            <text:p>0.841</text:p>
          </table:table-cell>
          <table:table-cell office:value-type="float" office:value="0.00305" calcext:value-type="float">
            <text:p>0.00305</text:p>
          </table:table-cell>
          <table:table-cell office:value-type="float" office:value="0.4896245" calcext:value-type="float">
            <text:p>0.49</text:p>
          </table:table-cell>
          <table:table-cell office:value-type="float" office:value="115.20508" calcext:value-type="float">
            <text:p>115</text:p>
          </table:table-cell>
          <table:table-cell table:number-columns-repeated="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4837789" calcext:value-type="float">
            <text:p>0.48</text:p>
          </table:table-cell>
          <table:table-cell office:value-type="float" office:value="84.25707" calcext:value-type="float">
            <text:p>84</text:p>
          </table:table-cell>
          <table:table-cell table:number-columns-repeated="1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588" calcext:value-type="float">
            <text:p>0.00588</text:p>
          </table:table-cell>
          <table:table-cell office:value-type="float" office:value="0.4637391" calcext:value-type="float">
            <text:p>0.46</text:p>
          </table:table-cell>
          <table:table-cell office:value-type="float" office:value="71.81307" calcext:value-type="float">
            <text:p>72</text:p>
          </table:table-cell>
          <table:table-cell table:number-columns-repeated="1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899" calcext:value-type="float">
            <text:p>0.899</text:p>
          </table:table-cell>
          <table:table-cell office:value-type="float" office:value="0.00546" calcext:value-type="float">
            <text:p>0.00546</text:p>
          </table:table-cell>
          <table:table-cell office:value-type="float" office:value="0.4944858" calcext:value-type="float">
            <text:p>0.49</text:p>
          </table:table-cell>
          <table:table-cell office:value-type="float" office:value="74.08685" calcext:value-type="float">
            <text:p>74</text:p>
          </table:table-cell>
          <table:table-cell table:number-columns-repeated="1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88" calcext:value-type="float">
            <text:p>0.880</text:p>
          </table:table-cell>
          <table:table-cell office:value-type="float" office:value="0.00441" calcext:value-type="float">
            <text:p>0.00441</text:p>
          </table:table-cell>
          <table:table-cell office:value-type="float" office:value="0.4974186" calcext:value-type="float">
            <text:p>0.50</text:p>
          </table:table-cell>
          <table:table-cell office:value-type="float" office:value="86.75316" calcext:value-type="float">
            <text:p>87</text:p>
          </table:table-cell>
          <table:table-cell table:number-columns-repeated="1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01" calcext:value-type="float">
            <text:p>0.901</text:p>
          </table:table-cell>
          <table:table-cell office:value-type="float" office:value="0.00594" calcext:value-type="float">
            <text:p>0.00594</text:p>
          </table:table-cell>
          <table:table-cell office:value-type="float" office:value="0.4858306" calcext:value-type="float">
            <text:p>0.49</text:p>
          </table:table-cell>
          <table:table-cell office:value-type="float" office:value="69.89384" calcext:value-type="float">
            <text:p>70</text:p>
          </table:table-cell>
          <table:table-cell table:number-columns-repeated="1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886" calcext:value-type="float">
            <text:p>0.886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4899573" calcext:value-type="float">
            <text:p>0.49</text:p>
          </table:table-cell>
          <table:table-cell office:value-type="float" office:value="80.82505" calcext:value-type="float">
            <text:p>81</text:p>
          </table:table-cell>
          <table:table-cell table:number-columns-repeated="1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12" calcext:value-type="float">
            <text:p>0.912</text:p>
          </table:table-cell>
          <table:table-cell office:value-type="float" office:value="0.00654" calcext:value-type="float">
            <text:p>0.00654</text:p>
          </table:table-cell>
          <table:table-cell office:value-type="float" office:value="0.482098" calcext:value-type="float">
            <text:p>0.48</text:p>
          </table:table-cell>
          <table:table-cell office:value-type="float" office:value="65.73425" calcext:value-type="float">
            <text:p>66</text:p>
          </table:table-cell>
          <table:table-cell table:number-columns-repeated="1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849" calcext:value-type="float">
            <text:p>0.849</text:p>
          </table:table-cell>
          <table:table-cell office:value-type="float" office:value="0.00248" calcext:value-type="float">
            <text:p>0.00248</text:p>
          </table:table-cell>
          <table:table-cell office:value-type="float" office:value="0.5077592" calcext:value-type="float">
            <text:p>0.51</text:p>
          </table:table-cell>
          <table:table-cell office:value-type="float" office:value="137.59709" calcext:value-type="float">
            <text:p>138</text:p>
          </table:table-cell>
          <table:table-cell table:number-columns-repeated="1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869" calcext:value-type="float">
            <text:p>0.869</text:p>
          </table:table-cell>
          <table:table-cell office:value-type="float" office:value="0.00509" calcext:value-type="float">
            <text:p>0.00509</text:p>
          </table:table-cell>
          <table:table-cell office:value-type="float" office:value="0.4710824" calcext:value-type="float">
            <text:p>0.47</text:p>
          </table:table-cell>
          <table:table-cell office:value-type="float" office:value="78.17634" calcext:value-type="float">
            <text:p>78</text:p>
          </table:table-cell>
          <table:table-cell table:number-columns-repeated="1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853" calcext:value-type="float">
            <text:p>0.853</text:p>
          </table:table-cell>
          <table:table-cell office:value-type="float" office:value="0.00352" calcext:value-type="float">
            <text:p>0.00352</text:p>
          </table:table-cell>
          <table:table-cell office:value-type="float" office:value="0.4785637" calcext:value-type="float">
            <text:p>0.48</text:p>
          </table:table-cell>
          <table:table-cell office:value-type="float" office:value="106.37395" calcext:value-type="float">
            <text:p>106</text:p>
          </table:table-cell>
          <table:table-cell table:number-columns-repeated="1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01" calcext:value-type="float">
            <text:p>0.901</text:p>
          </table:table-cell>
          <table:table-cell office:value-type="float" office:value="0.00502" calcext:value-type="float">
            <text:p>0.00502</text:p>
          </table:table-cell>
          <table:table-cell office:value-type="float" office:value="0.4990274" calcext:value-type="float">
            <text:p>0.50</text:p>
          </table:table-cell>
          <table:table-cell office:value-type="float" office:value="80.07423" calcext:value-type="float">
            <text:p>80</text:p>
          </table:table-cell>
          <table:table-cell table:number-columns-repeated="1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431" calcext:value-type="float">
            <text:p>0.00431</text:p>
          </table:table-cell>
          <table:table-cell office:value-type="float" office:value="0.5143351" calcext:value-type="float">
            <text:p>0.51</text:p>
          </table:table-cell>
          <table:table-cell office:value-type="float" office:value="88.78535" calcext:value-type="float">
            <text:p>89</text:p>
          </table:table-cell>
          <table:table-cell table:number-columns-repeated="1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819" calcext:value-type="float">
            <text:p>0.819</text:p>
          </table:table-cell>
          <table:table-cell office:value-type="float" office:value="0.00357" calcext:value-type="float">
            <text:p>0.00357</text:p>
          </table:table-cell>
          <table:table-cell office:value-type="float" office:value="0.4520366" calcext:value-type="float">
            <text:p>0.45</text:p>
          </table:table-cell>
          <table:table-cell office:value-type="float" office:value="102.79086" calcext:value-type="float">
            <text:p>103</text:p>
          </table:table-cell>
          <table:table-cell table:number-columns-repeated="1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834" calcext:value-type="float">
            <text:p>0.83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459248" calcext:value-type="float">
            <text:p>0.46</text:p>
          </table:table-cell>
          <table:table-cell office:value-type="float" office:value="97.33818" calcext:value-type="float">
            <text:p>97</text:p>
          </table:table-cell>
          <table:table-cell table:number-columns-repeated="1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17" calcext:value-type="float">
            <text:p>0.917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0.5051096" calcext:value-type="float">
            <text:p>0.51</text:p>
          </table:table-cell>
          <table:table-cell office:value-type="float" office:value="70.16873" calcext:value-type="float">
            <text:p>70</text:p>
          </table:table-cell>
          <table:table-cell table:number-columns-repeated="16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78" calcext:value-type="float">
            <text:p>0.878</text:p>
          </table:table-cell>
          <table:table-cell office:value-type="float" office:value="0.00492" calcext:value-type="float">
            <text:p>0.00492</text:p>
          </table:table-cell>
          <table:table-cell office:value-type="float" office:value="0.4886932" calcext:value-type="float">
            <text:p>0.49</text:p>
          </table:table-cell>
          <table:table-cell office:value-type="float" office:value="79.12739" calcext:value-type="float">
            <text:p>79</text:p>
          </table:table-cell>
          <table:table-cell table:number-columns-repeated="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9" calcext:value-type="float">
            <text:p>0.890</text:p>
          </table:table-cell>
          <table:table-cell office:value-type="float" office:value="0.00518" calcext:value-type="float">
            <text:p>0.00518</text:p>
          </table:table-cell>
          <table:table-cell office:value-type="float" office:value="0.4943551" calcext:value-type="float">
            <text:p>0.49</text:p>
          </table:table-cell>
          <table:table-cell office:value-type="float" office:value="76.37932" calcext:value-type="float">
            <text:p>76</text:p>
          </table:table-cell>
          <table:table-cell table:number-columns-repeated="16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25" calcext:value-type="float">
            <text:p>0.825</text:p>
          </table:table-cell>
          <table:table-cell office:value-type="float" office:value="0.00388" calcext:value-type="float">
            <text:p>0.00388</text:p>
          </table:table-cell>
          <table:table-cell office:value-type="float" office:value="0.4586207" calcext:value-type="float">
            <text:p>0.46</text:p>
          </table:table-cell>
          <table:table-cell office:value-type="float" office:value="94.42765" calcext:value-type="float">
            <text:p>94</text:p>
          </table:table-cell>
          <table:table-cell table:number-columns-repeated="1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52" calcext:value-type="float">
            <text:p>0.852</text:p>
          </table:table-cell>
          <table:table-cell office:value-type="float" office:value="0.00404" calcext:value-type="float">
            <text:p>0.00404</text:p>
          </table:table-cell>
          <table:table-cell office:value-type="float" office:value="0.465976" calcext:value-type="float">
            <text:p>0.47</text:p>
          </table:table-cell>
          <table:table-cell office:value-type="float" office:value="95.5505" calcext:value-type="float">
            <text:p>96</text:p>
          </table:table-cell>
          <table:table-cell table:number-columns-repeated="1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51" calcext:value-type="float">
            <text:p>0.851</text:p>
          </table:table-cell>
          <table:table-cell office:value-type="float" office:value="0.00466" calcext:value-type="float">
            <text:p>0.00466</text:p>
          </table:table-cell>
          <table:table-cell office:value-type="float" office:value="0.4608839" calcext:value-type="float">
            <text:p>0.46</text:p>
          </table:table-cell>
          <table:table-cell office:value-type="float" office:value="83.71591" calcext:value-type="float">
            <text:p>84</text:p>
          </table:table-cell>
          <table:table-cell table:number-columns-repeated="1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54" calcext:value-type="float">
            <text:p>0.854</text:p>
          </table:table-cell>
          <table:table-cell office:value-type="float" office:value="0.00418" calcext:value-type="float">
            <text:p>0.00418</text:p>
          </table:table-cell>
          <table:table-cell office:value-type="float" office:value="0.4763112" calcext:value-type="float">
            <text:p>0.48</text:p>
          </table:table-cell>
          <table:table-cell office:value-type="float" office:value="90.35618" calcext:value-type="float">
            <text:p>90</text:p>
          </table:table-cell>
          <table:table-cell table:number-columns-repeated="1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74" calcext:value-type="float">
            <text:p>0.874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4878492" calcext:value-type="float">
            <text:p>0.49</text:p>
          </table:table-cell>
          <table:table-cell office:value-type="float" office:value="83.94583" calcext:value-type="float">
            <text:p>84</text:p>
          </table:table-cell>
          <table:table-cell table:number-columns-repeated="1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905" calcext:value-type="float">
            <text:p>0.905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0.4659174" calcext:value-type="float">
            <text:p>0.47</text:p>
          </table:table-cell>
          <table:table-cell office:value-type="float" office:value="63.35968" calcext:value-type="float">
            <text:p>63</text:p>
          </table:table-cell>
          <table:table-cell table:number-columns-repeated="1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38" calcext:value-type="float">
            <text:p>0.938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0.4820991" calcext:value-type="float">
            <text:p>0.48</text:p>
          </table:table-cell>
          <table:table-cell office:value-type="float" office:value="60.86795" calcext:value-type="float">
            <text:p>61</text:p>
          </table:table-cell>
          <table:table-cell table:number-columns-repeated="1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497" calcext:value-type="float">
            <text:p>0.00497</text:p>
          </table:table-cell>
          <table:table-cell office:value-type="float" office:value="0.4950794" calcext:value-type="float">
            <text:p>0.50</text:p>
          </table:table-cell>
          <table:table-cell office:value-type="float" office:value="80.86933" calcext:value-type="float">
            <text:p>81</text:p>
          </table:table-cell>
          <table:table-cell table:number-columns-repeated="1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84" calcext:value-type="float">
            <text:p>0.884</text:p>
          </table:table-cell>
          <table:table-cell office:value-type="float" office:value="0.00482" calcext:value-type="float">
            <text:p>0.00482</text:p>
          </table:table-cell>
          <table:table-cell office:value-type="float" office:value="0.4909268" calcext:value-type="float">
            <text:p>0.49</text:p>
          </table:table-cell>
          <table:table-cell office:value-type="float" office:value="81.55046" calcext:value-type="float">
            <text:p>82</text:p>
          </table:table-cell>
          <table:table-cell table:number-columns-repeated="1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95" calcext:value-type="float">
            <text:p>0.895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0.4629798" calcext:value-type="float">
            <text:p>0.46</text:p>
          </table:table-cell>
          <table:table-cell office:value-type="float" office:value="69.34514" calcext:value-type="float">
            <text:p>69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47" calcext:value-type="float">
            <text:p>0.847</text:p>
          </table:table-cell>
          <table:table-cell office:value-type="float" office:value="0.00499" calcext:value-type="float">
            <text:p>0.00499</text:p>
          </table:table-cell>
          <table:table-cell office:value-type="float" office:value="0.4474033" calcext:value-type="float">
            <text:p>0.45</text:p>
          </table:table-cell>
          <table:table-cell office:value-type="float" office:value="80.07949" calcext:value-type="float">
            <text:p>80</text:p>
          </table:table-cell>
          <table:table-cell table:number-columns-repeated="1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87" calcext:value-type="float">
            <text:p>0.887</text:p>
          </table:table-cell>
          <table:table-cell office:value-type="float" office:value="0.00564" calcext:value-type="float">
            <text:p>0.00564</text:p>
          </table:table-cell>
          <table:table-cell office:value-type="float" office:value="0.475946" calcext:value-type="float">
            <text:p>0.48</text:p>
          </table:table-cell>
          <table:table-cell office:value-type="float" office:value="72.88192" calcext:value-type="float">
            <text:p>73</text:p>
          </table:table-cell>
          <table:table-cell table:number-columns-repeated="1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31" calcext:value-type="float">
            <text:p>0.931</text:p>
          </table:table-cell>
          <table:table-cell office:value-type="float" office:value="0.00742" calcext:value-type="float">
            <text:p>0.00742</text:p>
          </table:table-cell>
          <table:table-cell office:value-type="float" office:value="0.4802078" calcext:value-type="float">
            <text:p>0.48</text:p>
          </table:table-cell>
          <table:table-cell office:value-type="float" office:value="60.75366" calcext:value-type="float">
            <text:p>61</text:p>
          </table:table-cell>
          <table:table-cell table:number-columns-repeated="1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871" calcext:value-type="float">
            <text:p>0.871</text:p>
          </table:table-cell>
          <table:table-cell office:value-type="float" office:value="0.00409" calcext:value-type="float">
            <text:p>0.00409</text:p>
          </table:table-cell>
          <table:table-cell office:value-type="float" office:value="0.4915132" calcext:value-type="float">
            <text:p>0.49</text:p>
          </table:table-cell>
          <table:table-cell office:value-type="float" office:value="92.78405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961" calcext:value-type="float">
            <text:p>0.961</text:p>
          </table:table-cell>
          <table:table-cell office:value-type="float" office:value="0.00625" calcext:value-type="float">
            <text:p>0.00625</text:p>
          </table:table-cell>
          <table:table-cell office:value-type="float" office:value="0.5360186" calcext:value-type="float">
            <text:p>0.54</text:p>
          </table:table-cell>
          <table:table-cell office:value-type="float" office:value="67.99703" calcext:value-type="float">
            <text:p>68</text:p>
          </table:table-cell>
          <table:table-cell table:number-columns-repeated="1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922" calcext:value-type="float">
            <text:p>0.922</text:p>
          </table:table-cell>
          <table:table-cell office:value-type="float" office:value="0.00475" calcext:value-type="float">
            <text:p>0.00475</text:p>
          </table:table-cell>
          <table:table-cell office:value-type="float" office:value="0.5290294" calcext:value-type="float">
            <text:p>0.53</text:p>
          </table:table-cell>
          <table:table-cell office:value-type="float" office:value="82.73065" calcext:value-type="float">
            <text:p>83</text:p>
          </table:table-cell>
          <table:table-cell table:number-columns-repeated="1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79" calcext:value-type="float">
            <text:p>0.879</text:p>
          </table:table-cell>
          <table:table-cell office:value-type="float" office:value="0.00181" calcext:value-type="float">
            <text:p>0.00181</text:p>
          </table:table-cell>
          <table:table-cell office:value-type="float" office:value="0.5583219" calcext:value-type="float">
            <text:p>0.56</text:p>
          </table:table-cell>
          <table:table-cell office:value-type="float" office:value="177.17023" calcext:value-type="float">
            <text:p>177</text:p>
          </table:table-cell>
          <table:table-cell table:number-columns-repeated="1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891" calcext:value-type="float">
            <text:p>0.891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5082224" calcext:value-type="float">
            <text:p>0.51</text:p>
          </table:table-cell>
          <table:table-cell office:value-type="float" office:value="93.13323" calcext:value-type="float">
            <text:p>93</text:p>
          </table:table-cell>
          <table:table-cell table:number-columns-repeated="1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813" calcext:value-type="float">
            <text:p>0.813</text:p>
          </table:table-cell>
          <table:table-cell office:value-type="float" office:value="0.00242" calcext:value-type="float">
            <text:p>0.00242</text:p>
          </table:table-cell>
          <table:table-cell office:value-type="float" office:value="0.4722265" calcext:value-type="float">
            <text:p>0.47</text:p>
          </table:table-cell>
          <table:table-cell office:value-type="float" office:value="140.81552" calcext:value-type="float">
            <text:p>141</text:p>
          </table:table-cell>
          <table:table-cell table:number-columns-repeated="1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896" calcext:value-type="float">
            <text:p>0.896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0.4594837" calcext:value-type="float">
            <text:p>0.46</text:p>
          </table:table-cell>
          <table:table-cell office:value-type="float" office:value="66.33986" calcext:value-type="float">
            <text:p>66</text:p>
          </table:table-cell>
          <table:table-cell table:number-columns-repeated="1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897" calcext:value-type="float">
            <text:p>0.897</text:p>
          </table:table-cell>
          <table:table-cell office:value-type="float" office:value="0.00636" calcext:value-type="float">
            <text:p>0.00636</text:p>
          </table:table-cell>
          <table:table-cell office:value-type="float" office:value="0.4745932" calcext:value-type="float">
            <text:p>0.47</text:p>
          </table:table-cell>
          <table:table-cell office:value-type="float" office:value="66.41616" calcext:value-type="float">
            <text:p>66</text:p>
          </table:table-cell>
          <table:table-cell table:number-columns-repeated="1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866" calcext:value-type="float">
            <text:p>0.866</text:p>
          </table:table-cell>
          <table:table-cell office:value-type="float" office:value="0.00447" calcext:value-type="float">
            <text:p>0.00447</text:p>
          </table:table-cell>
          <table:table-cell office:value-type="float" office:value="0.4801893" calcext:value-type="float">
            <text:p>0.48</text:p>
          </table:table-cell>
          <table:table-cell office:value-type="float" office:value="86.31113" calcext:value-type="float">
            <text:p>86</text:p>
          </table:table-cell>
          <table:table-cell table:number-columns-repeated="1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871" calcext:value-type="float">
            <text:p>0.871</text:p>
          </table:table-cell>
          <table:table-cell office:value-type="float" office:value="0.00412" calcext:value-type="float">
            <text:p>0.00412</text:p>
          </table:table-cell>
          <table:table-cell office:value-type="float" office:value="0.4978309" calcext:value-type="float">
            <text:p>0.50</text:p>
          </table:table-cell>
          <table:table-cell office:value-type="float" office:value="90.57504" calcext:value-type="float">
            <text:p>91</text:p>
          </table:table-cell>
          <table:table-cell table:number-columns-repeated="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869" calcext:value-type="float">
            <text:p>0.869</text:p>
          </table:table-cell>
          <table:table-cell office:value-type="float" office:value="0.00295" calcext:value-type="float">
            <text:p>0.00295</text:p>
          </table:table-cell>
          <table:table-cell office:value-type="float" office:value="0.5231921" calcext:value-type="float">
            <text:p>0.52</text:p>
          </table:table-cell>
          <table:table-cell office:value-type="float" office:value="117.22302" calcext:value-type="float">
            <text:p>117</text:p>
          </table:table-cell>
          <table:table-cell table:number-columns-repeated="1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889" calcext:value-type="float">
            <text:p>0.889</text:p>
          </table:table-cell>
          <table:table-cell office:value-type="float" office:value="0.00435" calcext:value-type="float">
            <text:p>0.00435</text:p>
          </table:table-cell>
          <table:table-cell office:value-type="float" office:value="0.5019943" calcext:value-type="float">
            <text:p>0.50</text:p>
          </table:table-cell>
          <table:table-cell office:value-type="float" office:value="88.96682" calcext:value-type="float">
            <text:p>89</text:p>
          </table:table-cell>
          <table:table-cell table:number-columns-repeated="1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46" calcext:value-type="float">
            <text:p>0.846</text:p>
          </table:table-cell>
          <table:table-cell office:value-type="float" office:value="0.00335" calcext:value-type="float">
            <text:p>0.00335</text:p>
          </table:table-cell>
          <table:table-cell office:value-type="float" office:value="0.4884126" calcext:value-type="float">
            <text:p>0.49</text:p>
          </table:table-cell>
          <table:table-cell office:value-type="float" office:value="106.74251" calcext:value-type="float">
            <text:p>107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howing 83 to 100 of 100 entries</text:p>
          </table:table-cell>
          <table:table-cell table:style-name="Default" table:number-columns-repeated="4"/>
          <table:table-cell table:number-columns-repeated="16"/>
        </table:table-row>
      </table:table>
      <table:table table:name="EM (op1)" table:style-name="ta1">
        <table:table-column table:style-name="co1" table:number-columns-repeated="4" table:default-cell-style-name="ce1"/>
        <table:table-column table:style-name="co1" table:number-columns-repeated="11" table:default-cell-style-name="Default"/>
        <table:table-row table:style-name="ro1">
          <table:table-cell table:style-name="Default" table:number-columns-repeated="4"/>
          <table:table-cell table:number-columns-repeated="7"/>
          <table:table-cell office:value-type="string" calcext:value-type="string">
            <text:p>new_op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10 trees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0.175" calcext:value-type="float">
            <text:p>0.175</text:p>
          </table:table-cell>
          <table:table-cell table:style-name="Default" office:value-type="float" office:value="0.1" calcext:value-type="float">
            <text:p>0.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0.175" calcext:value-type="float">
            <text:p>0.175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0058" calcext:value-type="float">
            <text:p>0.0058</text:p>
          </table:table-cell>
          <table:table-cell table:style-name="ce1" office:value-type="float" office:value="0.2060815" calcext:value-type="float">
            <text:p>0.20608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029" calcext:value-type="float">
            <text:p>0.0029</text:p>
          </table:table-cell>
          <table:table-cell office:value-type="float" office:value="0.3701973" calcext:value-type="float">
            <text:p>0.370197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0.0231" calcext:value-type="float">
            <text:p>0.0231</text:p>
          </table:table-cell>
          <table:table-cell table:style-name="ce1" office:value-type="float" office:value="0.1986868" calcext:value-type="float">
            <text:p>0.1986868</text:p>
          </table:table-cell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0052" calcext:value-type="float">
            <text:p>0.0052</text:p>
          </table:table-cell>
          <table:table-cell table:style-name="ce1" office:value-type="float" office:value="0.1998044" calcext:value-type="float">
            <text:p>0.19980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.64</text:p>
          </table:table-cell>
          <table:table-cell office:value-type="float" office:value="0.002" calcext:value-type="float">
            <text:p>0.002</text:p>
          </table:table-cell>
          <table:table-cell office:value-type="float" office:value="0.4292302" calcext:value-type="float">
            <text:p>0.429230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.0123" calcext:value-type="float">
            <text:p>0.0123</text:p>
          </table:table-cell>
          <table:table-cell table:style-name="ce1" office:value-type="float" office:value="0.1210854" calcext:value-type="float">
            <text:p>0.1210854</text:p>
          </table:table-cell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0051" calcext:value-type="float">
            <text:p>0.0051</text:p>
          </table:table-cell>
          <table:table-cell table:style-name="ce1" office:value-type="float" office:value="0.198994" calcext:value-type="float">
            <text:p>0.1989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2896642" calcext:value-type="float">
            <text:p>0.2896642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0073" calcext:value-type="float">
            <text:p>0.0073</text:p>
          </table:table-cell>
          <table:table-cell table:style-name="ce1" office:value-type="float" office:value="0.1164518" calcext:value-type="float">
            <text:p>0.1164518</text:p>
          </table:table-cell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2105042" calcext:value-type="float">
            <text:p>0.21050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2144354" calcext:value-type="float">
            <text:p>0.2144354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0055" calcext:value-type="float">
            <text:p>0.0055</text:p>
          </table:table-cell>
          <table:table-cell table:style-name="ce1" office:value-type="float" office:value="0.1151676" calcext:value-type="float">
            <text:p>0.1151676</text:p>
          </table:table-cell>
          <table:table-cell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0048" calcext:value-type="float">
            <text:p>0.0048</text:p>
          </table:table-cell>
          <table:table-cell table:style-name="ce1" office:value-type="float" office:value="0.1937388" calcext:value-type="float">
            <text:p>0.19373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2" calcext:value-type="float">
            <text:p>0.42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1830999" calcext:value-type="float">
            <text:p>0.1830999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0056" calcext:value-type="float">
            <text:p>0.0056</text:p>
          </table:table-cell>
          <table:table-cell table:style-name="ce1" office:value-type="float" office:value="0.1295057" calcext:value-type="float">
            <text:p>0.1295057</text:p>
          </table:table-cell>
          <table:table-cell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0053" calcext:value-type="float">
            <text:p>0.0053</text:p>
          </table:table-cell>
          <table:table-cell table:style-name="ce1" office:value-type="float" office:value="0.200844" calcext:value-type="float">
            <text:p>0.2008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.4</text:p>
          </table:table-cell>
          <table:table-cell office:value-type="float" office:value="0.0035" calcext:value-type="float">
            <text:p>0.0035</text:p>
          </table:table-cell>
          <table:table-cell office:value-type="float" office:value="0.1651876" calcext:value-type="float">
            <text:p>0.1651876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0.1339297" calcext:value-type="float">
            <text:p>0.1339297</text:p>
          </table:table-cell>
          <table:table-cell table:number-columns-repeated="2"/>
          <table:table-cell table:style-name="ce1" office:value-type="float" office:value="7" calcext:value-type="float">
            <text:p>7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0055" calcext:value-type="float">
            <text:p>0.0055</text:p>
          </table:table-cell>
          <table:table-cell table:style-name="ce1" office:value-type="float" office:value="0.2040749" calcext:value-type="float">
            <text:p>0.20407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" calcext:value-type="float">
            <text:p>0.41</text:p>
          </table:table-cell>
          <table:table-cell office:value-type="float" office:value="0.004" calcext:value-type="float">
            <text:p>0.004</text:p>
          </table:table-cell>
          <table:table-cell office:value-type="float" office:value="0.1530274" calcext:value-type="float">
            <text:p>0.1530274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0047" calcext:value-type="float">
            <text:p>0.0047</text:p>
          </table:table-cell>
          <table:table-cell table:style-name="ce1" office:value-type="float" office:value="0.1355668" calcext:value-type="float">
            <text:p>0.1355668</text:p>
          </table:table-cell>
          <table:table-cell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0051" calcext:value-type="float">
            <text:p>0.0051</text:p>
          </table:table-cell>
          <table:table-cell table:style-name="ce1" office:value-type="float" office:value="0.1966862" calcext:value-type="float">
            <text:p>0.19668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2" calcext:value-type="float">
            <text:p>0.42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1482963" calcext:value-type="float">
            <text:p>0.1482963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0048" calcext:value-type="float">
            <text:p>0.0048</text:p>
          </table:table-cell>
          <table:table-cell table:style-name="ce1" office:value-type="float" office:value="0.1370775" calcext:value-type="float">
            <text:p>0.1370775</text:p>
          </table:table-cell>
          <table:table-cell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0053" calcext:value-type="float">
            <text:p>0.0053</text:p>
          </table:table-cell>
          <table:table-cell table:style-name="ce1" office:value-type="float" office:value="0.2003233" calcext:value-type="float">
            <text:p>0.20032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2" calcext:value-type="float">
            <text:p>0.4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1382826" calcext:value-type="float">
            <text:p>0.1382826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0047" calcext:value-type="float">
            <text:p>0.0047</text:p>
          </table:table-cell>
          <table:table-cell table:style-name="ce1" office:value-type="float" office:value="0.1349731" calcext:value-type="float">
            <text:p>0.1349731</text:p>
          </table:table-cell>
          <table:table-cell table:number-columns-repeated="2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0047" calcext:value-type="float">
            <text:p>0.0047</text:p>
          </table:table-cell>
          <table:table-cell table:style-name="ce1" office:value-type="float" office:value="0.1942411" calcext:value-type="float">
            <text:p>0.19424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" calcext:value-type="float">
            <text:p>0.4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1353552" calcext:value-type="float">
            <text:p>0.1353552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0047" calcext:value-type="float">
            <text:p>0.0047</text:p>
          </table:table-cell>
          <table:table-cell table:style-name="ce1" office:value-type="float" office:value="0.1360653" calcext:value-type="float">
            <text:p>0.1360653</text:p>
          </table:table-cell>
          <table:table-cell table:number-columns-repeated="2"/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0.1964991" calcext:value-type="float">
            <text:p>0.19649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" calcext:value-type="float">
            <text:p>0.4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373531" calcext:value-type="float">
            <text:p>0.1373531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0045" calcext:value-type="float">
            <text:p>0.0045</text:p>
          </table:table-cell>
          <table:table-cell table:style-name="ce1" office:value-type="float" office:value="0.1358322" calcext:value-type="float">
            <text:p>0.1358322</text:p>
          </table:table-cell>
          <table:table-cell table:number-columns-repeated="2"/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0053" calcext:value-type="float">
            <text:p>0.0053</text:p>
          </table:table-cell>
          <table:table-cell table:style-name="ce1" office:value-type="float" office:value="0.2061536" calcext:value-type="float">
            <text:p>0.20615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2" calcext:value-type="float">
            <text:p>0.4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1400761" calcext:value-type="float">
            <text:p>0.1400761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0045" calcext:value-type="float">
            <text:p>0.0045</text:p>
          </table:table-cell>
          <table:table-cell table:style-name="ce1" office:value-type="float" office:value="0.1381079" calcext:value-type="float">
            <text:p>0.1381079</text:p>
          </table:table-cell>
          <table:table-cell table:number-columns-repeated="2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.0057" calcext:value-type="float">
            <text:p>0.0057</text:p>
          </table:table-cell>
          <table:table-cell table:style-name="ce1" office:value-type="float" office:value="0.2041224" calcext:value-type="float">
            <text:p>0.20412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4" calcext:value-type="float">
            <text:p>0.44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138295" calcext:value-type="float">
            <text:p>0.138295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0045" calcext:value-type="float">
            <text:p>0.0045</text:p>
          </table:table-cell>
          <table:table-cell table:style-name="ce1" office:value-type="float" office:value="0.1433609" calcext:value-type="float">
            <text:p>0.1433609</text:p>
          </table:table-cell>
          <table:table-cell table:number-columns-repeated="2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0055" calcext:value-type="float">
            <text:p>0.0055</text:p>
          </table:table-cell>
          <table:table-cell table:style-name="ce1" office:value-type="float" office:value="0.2027229" calcext:value-type="float">
            <text:p>0.20272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3" calcext:value-type="float">
            <text:p>0.43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1300477" calcext:value-type="float">
            <text:p>0.1300477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0047" calcext:value-type="float">
            <text:p>0.0047</text:p>
          </table:table-cell>
          <table:table-cell table:style-name="ce1" office:value-type="float" office:value="0.1382116" calcext:value-type="float">
            <text:p>0.1382116</text:p>
          </table:table-cell>
          <table:table-cell table:number-columns-repeated="2"/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6" calcext:value-type="float">
            <text:p>0.0046</text:p>
          </table:table-cell>
          <table:table-cell table:style-name="ce1" office:value-type="float" office:value="0.1880513" calcext:value-type="float">
            <text:p>0.18805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1" calcext:value-type="float">
            <text:p>0.4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1338817" calcext:value-type="float">
            <text:p>0.1338817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0056" calcext:value-type="float">
            <text:p>0.0056</text:p>
          </table:table-cell>
          <table:table-cell table:style-name="ce1" office:value-type="float" office:value="0.1398125" calcext:value-type="float">
            <text:p>0.1398125</text:p>
          </table:table-cell>
          <table:table-cell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0052" calcext:value-type="float">
            <text:p>0.0052</text:p>
          </table:table-cell>
          <table:table-cell table:style-name="ce1" office:value-type="float" office:value="0.1985037" calcext:value-type="float">
            <text:p>0.19850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9" calcext:value-type="float">
            <text:p>0.39</text:p>
          </table:table-cell>
          <table:table-cell office:value-type="float" office:value="0.004" calcext:value-type="float">
            <text:p>0.004</text:p>
          </table:table-cell>
          <table:table-cell office:value-type="float" office:value="0.1342814" calcext:value-type="float">
            <text:p>0.1342814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0048" calcext:value-type="float">
            <text:p>0.0048</text:p>
          </table:table-cell>
          <table:table-cell table:style-name="ce1" office:value-type="float" office:value="0.1380893" calcext:value-type="float">
            <text:p>0.1380893</text:p>
          </table:table-cell>
          <table:table-cell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0049" calcext:value-type="float">
            <text:p>0.0049</text:p>
          </table:table-cell>
          <table:table-cell table:style-name="ce1" office:value-type="float" office:value="0.1880696" calcext:value-type="float">
            <text:p>0.188069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1" calcext:value-type="float">
            <text:p>0.4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1315602" calcext:value-type="float">
            <text:p>0.1315602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0047" calcext:value-type="float">
            <text:p>0.0047</text:p>
          </table:table-cell>
          <table:table-cell table:style-name="ce1" office:value-type="float" office:value="0.1386177" calcext:value-type="float">
            <text:p>0.1386177</text:p>
          </table:table-cell>
          <table:table-cell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0051" calcext:value-type="float">
            <text:p>0.0051</text:p>
          </table:table-cell>
          <table:table-cell table:style-name="ce1" office:value-type="float" office:value="0.1991139" calcext:value-type="float">
            <text:p>0.199113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4" calcext:value-type="float">
            <text:p>0.44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1394392" calcext:value-type="float">
            <text:p>0.1394392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0047" calcext:value-type="float">
            <text:p>0.0047</text:p>
          </table:table-cell>
          <table:table-cell table:style-name="ce1" office:value-type="float" office:value="0.1353674" calcext:value-type="float">
            <text:p>0.1353674</text:p>
          </table:table-cell>
          <table:table-cell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0054" calcext:value-type="float">
            <text:p>0.0054</text:p>
          </table:table-cell>
          <table:table-cell table:style-name="ce1" office:value-type="float" office:value="0.2026583" calcext:value-type="float">
            <text:p>0.20265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3" calcext:value-type="float">
            <text:p>0.43</text:p>
          </table:table-cell>
          <table:table-cell office:value-type="float" office:value="0.005" calcext:value-type="float">
            <text:p>0.005</text:p>
          </table:table-cell>
          <table:table-cell office:value-type="float" office:value="0.1328486" calcext:value-type="float">
            <text:p>0.1328486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0047" calcext:value-type="float">
            <text:p>0.0047</text:p>
          </table:table-cell>
          <table:table-cell table:style-name="ce1" office:value-type="float" office:value="0.1350679" calcext:value-type="float">
            <text:p>0.1350679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0051" calcext:value-type="float">
            <text:p>0.0051</text:p>
          </table:table-cell>
          <table:table-cell table:style-name="ce1" office:value-type="float" office:value="0.1956543" calcext:value-type="float">
            <text:p>0.19565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1358529" calcext:value-type="float">
            <text:p>0.1358529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0046" calcext:value-type="float">
            <text:p>0.0046</text:p>
          </table:table-cell>
          <table:table-cell table:style-name="ce1" office:value-type="float" office:value="0.1318657" calcext:value-type="float">
            <text:p>0.1318657</text:p>
          </table:table-cell>
          <table:table-cell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0048" calcext:value-type="float">
            <text:p>0.0048</text:p>
          </table:table-cell>
          <table:table-cell table:style-name="ce1" office:value-type="float" office:value="0.1934826" calcext:value-type="float">
            <text:p>0.19348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2" calcext:value-type="float">
            <text:p>0.4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359803" calcext:value-type="float">
            <text:p>0.1359803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0046" calcext:value-type="float">
            <text:p>0.0046</text:p>
          </table:table-cell>
          <table:table-cell table:style-name="ce1" office:value-type="float" office:value="0.1279922" calcext:value-type="float">
            <text:p>0.1279922</text:p>
          </table:table-cell>
          <table:table-cell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0055" calcext:value-type="float">
            <text:p>0.0055</text:p>
          </table:table-cell>
          <table:table-cell table:style-name="ce1" office:value-type="float" office:value="0.2020523" calcext:value-type="float">
            <text:p>0.20205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3" calcext:value-type="float">
            <text:p>0.43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1416147" calcext:value-type="float">
            <text:p>0.1416147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0048" calcext:value-type="float">
            <text:p>0.0048</text:p>
          </table:table-cell>
          <table:table-cell table:style-name="ce1" office:value-type="float" office:value="0.1345187" calcext:value-type="float">
            <text:p>0.1345187</text:p>
          </table:table-cell>
          <table:table-cell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0051" calcext:value-type="float">
            <text:p>0.0051</text:p>
          </table:table-cell>
          <table:table-cell table:style-name="ce1" office:value-type="float" office:value="0.1971236" calcext:value-type="float">
            <text:p>0.19712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2" calcext:value-type="float">
            <text:p>0.4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384035" calcext:value-type="float">
            <text:p>0.1384035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0055" calcext:value-type="float">
            <text:p>0.0055</text:p>
          </table:table-cell>
          <table:table-cell table:style-name="ce1" office:value-type="float" office:value="0.1337698" calcext:value-type="float">
            <text:p>0.1337698</text:p>
          </table:table-cell>
          <table:table-cell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0052" calcext:value-type="float">
            <text:p>0.0052</text:p>
          </table:table-cell>
          <table:table-cell table:style-name="ce1" office:value-type="float" office:value="0.2003064" calcext:value-type="float">
            <text:p>0.20030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3" calcext:value-type="float">
            <text:p>0.43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1441329" calcext:value-type="float">
            <text:p>0.1441329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0053" calcext:value-type="float">
            <text:p>0.0053</text:p>
          </table:table-cell>
          <table:table-cell table:style-name="ce1" office:value-type="float" office:value="0.1323695" calcext:value-type="float">
            <text:p>0.1323695</text:p>
          </table:table-cell>
          <table:table-cell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0056" calcext:value-type="float">
            <text:p>0.0056</text:p>
          </table:table-cell>
          <table:table-cell table:style-name="ce1" office:value-type="float" office:value="0.2013735" calcext:value-type="float">
            <text:p>0.20137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2" calcext:value-type="float">
            <text:p>0.42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1416283" calcext:value-type="float">
            <text:p>0.1416283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0051" calcext:value-type="float">
            <text:p>0.0051</text:p>
          </table:table-cell>
          <table:table-cell table:style-name="ce1" office:value-type="float" office:value="0.1320716" calcext:value-type="float">
            <text:p>0.1320716</text:p>
          </table:table-cell>
          <table:table-cell table:number-columns-repeated="2"/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0052" calcext:value-type="float">
            <text:p>0.0052</text:p>
          </table:table-cell>
          <table:table-cell table:style-name="ce1" office:value-type="float" office:value="0.2067722" calcext:value-type="float">
            <text:p>0.20677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1" calcext:value-type="float">
            <text:p>0.41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1420331" calcext:value-type="float">
            <text:p>0.1420331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0049" calcext:value-type="float">
            <text:p>0.0049</text:p>
          </table:table-cell>
          <table:table-cell table:style-name="ce1" office:value-type="float" office:value="0.1301658" calcext:value-type="float">
            <text:p>0.1301658</text:p>
          </table:table-cell>
          <table:table-cell table:number-columns-repeated="2"/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0051" calcext:value-type="float">
            <text:p>0.0051</text:p>
          </table:table-cell>
          <table:table-cell table:style-name="ce1" office:value-type="float" office:value="0.1902892" calcext:value-type="float">
            <text:p>0.19028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2" calcext:value-type="float">
            <text:p>0.4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141462" calcext:value-type="float">
            <text:p>0.141462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0045" calcext:value-type="float">
            <text:p>0.0045</text:p>
          </table:table-cell>
          <table:table-cell table:style-name="ce1" office:value-type="float" office:value="0.1339649" calcext:value-type="float">
            <text:p>0.1339649</text:p>
          </table:table-cell>
          <table:table-cell table:number-columns-repeated="2"/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0056" calcext:value-type="float">
            <text:p>0.0056</text:p>
          </table:table-cell>
          <table:table-cell table:style-name="ce1" office:value-type="float" office:value="0.2037467" calcext:value-type="float">
            <text:p>0.20374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3" calcext:value-type="float">
            <text:p>0.43</text:p>
          </table:table-cell>
          <table:table-cell office:value-type="float" office:value="0.005" calcext:value-type="float">
            <text:p>0.005</text:p>
          </table:table-cell>
          <table:table-cell office:value-type="float" office:value="0.1361369" calcext:value-type="float">
            <text:p>0.1361369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0052" calcext:value-type="float">
            <text:p>0.0052</text:p>
          </table:table-cell>
          <table:table-cell table:style-name="ce1" office:value-type="float" office:value="0.1363146" calcext:value-type="float">
            <text:p>0.1363146</text:p>
          </table:table-cell>
          <table:table-cell table:number-columns-repeated="2"/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0054" calcext:value-type="float">
            <text:p>0.0054</text:p>
          </table:table-cell>
          <table:table-cell table:style-name="ce1" office:value-type="float" office:value="0.2009971" calcext:value-type="float">
            <text:p>0.200997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2" calcext:value-type="float">
            <text:p>0.42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1351134" calcext:value-type="float">
            <text:p>0.1351134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0055" calcext:value-type="float">
            <text:p>0.0055</text:p>
          </table:table-cell>
          <table:table-cell table:style-name="ce1" office:value-type="float" office:value="0.1331976" calcext:value-type="float">
            <text:p>0.1331976</text:p>
          </table:table-cell>
          <table:table-cell table:number-columns-repeated="2"/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0052" calcext:value-type="float">
            <text:p>0.0052</text:p>
          </table:table-cell>
          <table:table-cell table:style-name="ce1" office:value-type="float" office:value="0.198131" calcext:value-type="float">
            <text:p>0.198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" calcext:value-type="float">
            <text:p>0.4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1331548" calcext:value-type="float">
            <text:p>0.1331548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41" calcext:value-type="float">
            <text:p>0.41</text:p>
          </table:table-cell>
          <table:table-cell table:style-name="ce1" office:value-type="float" office:value="0.0045" calcext:value-type="float">
            <text:p>0.0045</text:p>
          </table:table-cell>
          <table:table-cell table:style-name="ce1" office:value-type="float" office:value="0.1353466" calcext:value-type="float">
            <text:p>0.1353466</text:p>
          </table:table-cell>
          <table:table-cell table:number-columns-repeated="2"/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0054" calcext:value-type="float">
            <text:p>0.0054</text:p>
          </table:table-cell>
          <table:table-cell table:style-name="ce1" office:value-type="float" office:value="0.2067489" calcext:value-type="float">
            <text:p>0.20674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41" calcext:value-type="float">
            <text:p>0.4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1338207" calcext:value-type="float">
            <text:p>0.1338207</text:p>
          </table:table-cell>
          <table:table-cell table:number-columns-repeated="7"/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0055" calcext:value-type="float">
            <text:p>0.0055</text:p>
          </table:table-cell>
          <table:table-cell table:style-name="ce1" office:value-type="float" office:value="0.2048508" calcext:value-type="float">
            <text:p>0.20485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4" calcext:value-type="float">
            <text:p>0.4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132787" calcext:value-type="float">
            <text:p>0.132787</text:p>
          </table:table-cell>
          <table:table-cell table:number-columns-repeated="7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0054" calcext:value-type="float">
            <text:p>0.0054</text:p>
          </table:table-cell>
          <table:table-cell table:style-name="ce1" office:value-type="float" office:value="0.2038825" calcext:value-type="float">
            <text:p>0.203882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43" calcext:value-type="float">
            <text:p>0.43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1334822" calcext:value-type="float">
            <text:p>0.1334822</text:p>
          </table:table-cell>
          <table:table-cell table:number-columns-repeated="7"/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0054" calcext:value-type="float">
            <text:p>0.0054</text:p>
          </table:table-cell>
          <table:table-cell table:style-name="ce1" office:value-type="float" office:value="0.2016722" calcext:value-type="float">
            <text:p>0.201672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45" calcext:value-type="float">
            <text:p>0.45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1388341" calcext:value-type="float">
            <text:p>0.1388341</text:p>
          </table:table-cell>
          <table:table-cell table:number-columns-repeated="7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0.1952247" calcext:value-type="float">
            <text:p>0.19522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6" calcext:value-type="float">
            <text:p>0.46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1385812" calcext:value-type="float">
            <text:p>0.1385812</text:p>
          </table:table-cell>
          <table:table-cell table:number-columns-repeated="7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0056" calcext:value-type="float">
            <text:p>0.0056</text:p>
          </table:table-cell>
          <table:table-cell table:style-name="ce1" office:value-type="float" office:value="0.2042521" calcext:value-type="float">
            <text:p>0.20425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45" calcext:value-type="float">
            <text:p>0.45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1408812" calcext:value-type="float">
            <text:p>0.1408812</text:p>
          </table:table-cell>
          <table:table-cell table:number-columns-repeated="7"/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72" calcext:value-type="float">
            <text:p>0.72</text:p>
          </table:table-cell>
          <table:table-cell table:style-name="ce1" office:value-type="float" office:value="0.0057" calcext:value-type="float">
            <text:p>0.0057</text:p>
          </table:table-cell>
          <table:table-cell table:style-name="ce1" office:value-type="float" office:value="0.2101109" calcext:value-type="float">
            <text:p>0.210110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2" calcext:value-type="float">
            <text:p>0.4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356255" calcext:value-type="float">
            <text:p>0.1356255</text:p>
          </table:table-cell>
          <table:table-cell table:number-columns-repeated="7"/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0051" calcext:value-type="float">
            <text:p>0.0051</text:p>
          </table:table-cell>
          <table:table-cell table:style-name="ce1" office:value-type="float" office:value="0.1966301" calcext:value-type="float">
            <text:p>0.196630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44" calcext:value-type="float">
            <text:p>0.44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1339429" calcext:value-type="float">
            <text:p>0.1339429</text:p>
          </table:table-cell>
          <table:table-cell table:number-columns-repeated="7"/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0054" calcext:value-type="float">
            <text:p>0.0054</text:p>
          </table:table-cell>
          <table:table-cell table:style-name="ce1" office:value-type="float" office:value="0.2018954" calcext:value-type="float">
            <text:p>0.20189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42" calcext:value-type="float">
            <text:p>0.42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1351962" calcext:value-type="float">
            <text:p>0.1351962</text:p>
          </table:table-cell>
          <table:table-cell table:number-columns-repeated="7"/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0047" calcext:value-type="float">
            <text:p>0.0047</text:p>
          </table:table-cell>
          <table:table-cell table:style-name="ce1" office:value-type="float" office:value="0.1912295" calcext:value-type="float">
            <text:p>0.19122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44" calcext:value-type="float">
            <text:p>0.44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1353217" calcext:value-type="float">
            <text:p>0.1353217</text:p>
          </table:table-cell>
          <table:table-cell table:number-columns-repeated="7"/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.0056" calcext:value-type="float">
            <text:p>0.0056</text:p>
          </table:table-cell>
          <table:table-cell table:style-name="ce1" office:value-type="float" office:value="0.2102631" calcext:value-type="float">
            <text:p>0.210263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42" calcext:value-type="float">
            <text:p>0.4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323809" calcext:value-type="float">
            <text:p>0.1323809</text:p>
          </table:table-cell>
          <table:table-cell table:number-columns-repeated="7"/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0046" calcext:value-type="float">
            <text:p>0.0046</text:p>
          </table:table-cell>
          <table:table-cell table:style-name="ce1" office:value-type="float" office:value="0.1905048" calcext:value-type="float">
            <text:p>0.190504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42" calcext:value-type="float">
            <text:p>0.42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1332829" calcext:value-type="float">
            <text:p>0.1332829</text:p>
          </table:table-cell>
          <table:table-cell table:number-columns-repeated="7"/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0052" calcext:value-type="float">
            <text:p>0.0052</text:p>
          </table:table-cell>
          <table:table-cell table:style-name="ce1" office:value-type="float" office:value="0.2055177" calcext:value-type="float">
            <text:p>0.205517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" calcext:value-type="float">
            <text:p>0.4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1328602" calcext:value-type="float">
            <text:p>0.1328602</text:p>
          </table:table-cell>
          <table:table-cell table:number-columns-repeated="7"/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0053" calcext:value-type="float">
            <text:p>0.0053</text:p>
          </table:table-cell>
          <table:table-cell table:style-name="ce1" office:value-type="float" office:value="0.2009271" calcext:value-type="float">
            <text:p>0.20092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3" calcext:value-type="float">
            <text:p>0.43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1294987" calcext:value-type="float">
            <text:p>0.1294987</text:p>
          </table:table-cell>
          <table:table-cell table:number-columns-repeated="7"/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0052" calcext:value-type="float">
            <text:p>0.0052</text:p>
          </table:table-cell>
          <table:table-cell table:style-name="ce1" office:value-type="float" office:value="0.1990163" calcext:value-type="float">
            <text:p>0.199016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3" calcext:value-type="float">
            <text:p>0.43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1295154" calcext:value-type="float">
            <text:p>0.1295154</text:p>
          </table:table-cell>
          <table:table-cell table:number-columns-repeated="7"/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.0057" calcext:value-type="float">
            <text:p>0.0057</text:p>
          </table:table-cell>
          <table:table-cell table:style-name="ce1" office:value-type="float" office:value="0.2045492" calcext:value-type="float">
            <text:p>0.204549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3" calcext:value-type="float">
            <text:p>0.43</text:p>
          </table:table-cell>
          <table:table-cell office:value-type="float" office:value="0.005" calcext:value-type="float">
            <text:p>0.005</text:p>
          </table:table-cell>
          <table:table-cell office:value-type="float" office:value="0.1317461" calcext:value-type="float">
            <text:p>0.1317461</text:p>
          </table:table-cell>
          <table:table-cell table:number-columns-repeated="7"/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0.0064" calcext:value-type="float">
            <text:p>0.0064</text:p>
          </table:table-cell>
          <table:table-cell table:style-name="ce1" office:value-type="float" office:value="0.2177309" calcext:value-type="float">
            <text:p>0.217730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5" calcext:value-type="float">
            <text:p>0.45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1358295" calcext:value-type="float">
            <text:p>0.1358295</text:p>
          </table:table-cell>
          <table:table-cell table:number-columns-repeated="7"/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005" calcext:value-type="float">
            <text:p>0.005</text:p>
          </table:table-cell>
          <table:table-cell table:style-name="ce1" office:value-type="float" office:value="0.1954097" calcext:value-type="float">
            <text:p>0.19540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4" calcext:value-type="float">
            <text:p>0.44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1334964" calcext:value-type="float">
            <text:p>0.1334964</text:p>
          </table:table-cell>
          <table:table-cell table:number-columns-repeated="7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.0057" calcext:value-type="float">
            <text:p>0.0057</text:p>
          </table:table-cell>
          <table:table-cell table:style-name="ce1" office:value-type="float" office:value="0.2053519" calcext:value-type="float">
            <text:p>0.20535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4" calcext:value-type="float">
            <text:p>0.44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1299665" calcext:value-type="float">
            <text:p>0.1299665</text:p>
          </table:table-cell>
          <table:table-cell table:number-columns-repeated="7"/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006" calcext:value-type="float">
            <text:p>0.006</text:p>
          </table:table-cell>
          <table:table-cell table:style-name="ce1" office:value-type="float" office:value="0.2084305" calcext:value-type="float">
            <text:p>0.20843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2" calcext:value-type="float">
            <text:p>0.42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1285228" calcext:value-type="float">
            <text:p>0.1285228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1" calcext:value-type="float">
            <text:p>0.41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285593" calcext:value-type="float">
            <text:p>0.1285593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" calcext:value-type="float">
            <text:p>0.4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1301551" calcext:value-type="float">
            <text:p>0.1301551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2" calcext:value-type="float">
            <text:p>0.42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1361617" calcext:value-type="float">
            <text:p>0.1361617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1" calcext:value-type="float">
            <text:p>0.4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1356101" calcext:value-type="float">
            <text:p>0.1356101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3" calcext:value-type="float">
            <text:p>0.43</text:p>
          </table:table-cell>
          <table:table-cell office:value-type="float" office:value="0.005" calcext:value-type="float">
            <text:p>0.005</text:p>
          </table:table-cell>
          <table:table-cell office:value-type="float" office:value="0.1375328" calcext:value-type="float">
            <text:p>0.1375328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3" calcext:value-type="float">
            <text:p>0.43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1311617" calcext:value-type="float">
            <text:p>0.1311617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4" calcext:value-type="float">
            <text:p>0.44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1339795" calcext:value-type="float">
            <text:p>0.1339795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1" calcext:value-type="float">
            <text:p>0.4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1296457" calcext:value-type="float">
            <text:p>0.1296457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2" calcext:value-type="float">
            <text:p>0.42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1301321" calcext:value-type="float">
            <text:p>0.1301321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2" calcext:value-type="float">
            <text:p>0.42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1286408" calcext:value-type="float">
            <text:p>0.1286408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41" calcext:value-type="float">
            <text:p>0.4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1326517" calcext:value-type="float">
            <text:p>0.1326517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41" calcext:value-type="float">
            <text:p>0.4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1356688" calcext:value-type="float">
            <text:p>0.1356688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42" calcext:value-type="float">
            <text:p>0.4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383196" calcext:value-type="float">
            <text:p>0.1383196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42" calcext:value-type="float">
            <text:p>0.42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13376" calcext:value-type="float">
            <text:p>0.13376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43" calcext:value-type="float">
            <text:p>0.43</text:p>
          </table:table-cell>
          <table:table-cell office:value-type="float" office:value="0.005" calcext:value-type="float">
            <text:p>0.005</text:p>
          </table:table-cell>
          <table:table-cell office:value-type="float" office:value="0.1349813" calcext:value-type="float">
            <text:p>0.1349813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4" calcext:value-type="float">
            <text:p>0.4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1340787" calcext:value-type="float">
            <text:p>0.1340787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41" calcext:value-type="float">
            <text:p>0.4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1355948" calcext:value-type="float">
            <text:p>0.1355948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43" calcext:value-type="float">
            <text:p>0.43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1408256" calcext:value-type="float">
            <text:p>0.1408256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41" calcext:value-type="float">
            <text:p>0.4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1398805" calcext:value-type="float">
            <text:p>0.1398805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43" calcext:value-type="float">
            <text:p>0.43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1279648" calcext:value-type="float">
            <text:p>0.1279648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5" calcext:value-type="float">
            <text:p>0.45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1339431" calcext:value-type="float">
            <text:p>0.1339431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45" calcext:value-type="float">
            <text:p>0.45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1302382" calcext:value-type="float">
            <text:p>0.1302382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43" calcext:value-type="float">
            <text:p>0.43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1306978" calcext:value-type="float">
            <text:p>0.1306978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42" calcext:value-type="float">
            <text:p>0.42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1324077" calcext:value-type="float">
            <text:p>0.1324077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41" calcext:value-type="float">
            <text:p>0.4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1355895" calcext:value-type="float">
            <text:p>0.1355895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44" calcext:value-type="float">
            <text:p>0.44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1314304" calcext:value-type="float">
            <text:p>0.1314304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3" calcext:value-type="float">
            <text:p>0.43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453949" calcext:value-type="float">
            <text:p>0.1453949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2" calcext:value-type="float">
            <text:p>0.42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1450784" calcext:value-type="float">
            <text:p>0.1450784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4" calcext:value-type="float">
            <text:p>0.44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139124" calcext:value-type="float">
            <text:p>0.139124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43" calcext:value-type="float">
            <text:p>0.43</text:p>
          </table:table-cell>
          <table:table-cell office:value-type="float" office:value="0.005" calcext:value-type="float">
            <text:p>0.005</text:p>
          </table:table-cell>
          <table:table-cell office:value-type="float" office:value="0.1345384" calcext:value-type="float">
            <text:p>0.1345384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44" calcext:value-type="float">
            <text:p>0.44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1403516" calcext:value-type="float">
            <text:p>0.1403516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43" calcext:value-type="float">
            <text:p>0.43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139127" calcext:value-type="float">
            <text:p>0.139127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2" calcext:value-type="float">
            <text:p>0.42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1405698" calcext:value-type="float">
            <text:p>0.1405698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5" calcext:value-type="float">
            <text:p>0.45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1385937" calcext:value-type="float">
            <text:p>0.1385937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4" calcext:value-type="float">
            <text:p>0.44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1351748" calcext:value-type="float">
            <text:p>0.1351748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3" calcext:value-type="float">
            <text:p>0.43</text:p>
          </table:table-cell>
          <table:table-cell office:value-type="float" office:value="0.005" calcext:value-type="float">
            <text:p>0.005</text:p>
          </table:table-cell>
          <table:table-cell office:value-type="float" office:value="0.1359321" calcext:value-type="float">
            <text:p>0.1359321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41" calcext:value-type="float">
            <text:p>0.4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1343419" calcext:value-type="float">
            <text:p>0.1343419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3" calcext:value-type="float">
            <text:p>0.43</text:p>
          </table:table-cell>
          <table:table-cell office:value-type="float" office:value="0.005" calcext:value-type="float">
            <text:p>0.005</text:p>
          </table:table-cell>
          <table:table-cell office:value-type="float" office:value="0.1323312" calcext:value-type="float">
            <text:p>0.1323312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44" calcext:value-type="float">
            <text:p>0.44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1339989" calcext:value-type="float">
            <text:p>0.1339989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43" calcext:value-type="float">
            <text:p>0.43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1384036" calcext:value-type="float">
            <text:p>0.1384036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44" calcext:value-type="float">
            <text:p>0.44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1387102" calcext:value-type="float">
            <text:p>0.1387102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2" calcext:value-type="float">
            <text:p>0.42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131626" calcext:value-type="float">
            <text:p>0.131626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43" calcext:value-type="float">
            <text:p>0.43</text:p>
          </table:table-cell>
          <table:table-cell office:value-type="float" office:value="0.0051" calcext:value-type="float">
            <text:p>0.0051</text:p>
          </table:table-cell>
          <table:table-cell office:value-type="float" office:value="0.1316053" calcext:value-type="float">
            <text:p>0.1316053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" calcext:value-type="float">
            <text:p>0.4</text:p>
          </table:table-cell>
          <table:table-cell office:value-type="float" office:value="0.0044" calcext:value-type="float">
            <text:p>0.0044</text:p>
          </table:table-cell>
          <table:table-cell office:value-type="float" office:value="0.1327056" calcext:value-type="float">
            <text:p>0.1327056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41" calcext:value-type="float">
            <text:p>0.41</text:p>
          </table:table-cell>
          <table:table-cell office:value-type="float" office:value="0.0046" calcext:value-type="float">
            <text:p>0.0046</text:p>
          </table:table-cell>
          <table:table-cell office:value-type="float" office:value="0.1351801" calcext:value-type="float">
            <text:p>0.1351801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9" calcext:value-type="float">
            <text:p>0.39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1354362" calcext:value-type="float">
            <text:p>0.1354362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41" calcext:value-type="float">
            <text:p>0.41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1357915" calcext:value-type="float">
            <text:p>0.1357915</text:p>
          </table:table-cell>
          <table:table-cell table:number-columns-repeated="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42" calcext:value-type="float">
            <text:p>0.42</text:p>
          </table:table-cell>
          <table:table-cell office:value-type="float" office:value="0.0047" calcext:value-type="float">
            <text:p>0.0047</text:p>
          </table:table-cell>
          <table:table-cell office:value-type="float" office:value="0.1370978" calcext:value-type="float">
            <text:p>0.1370978</text:p>
          </table:table-cell>
          <table:table-cell table:number-columns-repeated="11"/>
        </table:table-row>
      </table:table>
      <table:table table:name="EM-ish" table:style-name="ta1">
        <table:shapes>
          <draw:frame draw:z-index="0" draw:style-name="gr1" draw:text-style-name="P1" svg:width="819.52pt" svg:height="496.18pt" svg:x="366.04pt" svg:y="91.87pt">
            <loext:p draw:notify-on-update-of-ranges="'EM-ish'.B4:'EM-ish'.B24 'EM-ish'.C3:'EM-ish'.C3 'EM-ish'.C4:'EM-ish'.C24 'EM-ish'.B4:'EM-ish'.B24 'EM-ish'.D3:'EM-ish'.D3 'EM-ish'.D4:'EM-ish'.D2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5"/>
        <table:table-column table:style-name="co1" table:number-columns-repeated="4" table:default-cell-style-name="Default"/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lambd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mu</text:p>
          </table:table-cell>
          <table:table-cell/>
          <table:table-cell office:value-type="string" calcext:value-type="string">
            <text:p>K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(['EM-ish'.B4]-['EM-ish'.D4])/['EM-ish'.C4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0.92" calcext:value-type="float">
            <text:p>0.92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8920605" calcext:value-type="float">
            <text:p>0.08920605</text:p>
          </table:table-cell>
          <table:table-cell/>
          <table:table-cell table:formula="of:=(['EM-ish'.B5]-['EM-ish'.D5])/['EM-ish'.C5]" office:value-type="float" office:value="44.6663413978495" calcext:value-type="float">
            <text:p>44.6663413978</text:p>
          </table:table-cell>
        </table:table-row>
        <table:table-row table:style-name="ro1">
          <table:table-cell/>
          <table:table-cell office:value-type="float" office:value="1.03" calcext:value-type="float">
            <text:p>1.03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8508942" calcext:value-type="float">
            <text:p>0.08508942</text:p>
          </table:table-cell>
          <table:table-cell/>
          <table:table-cell table:formula="of:=(['EM-ish'.B6]-['EM-ish'.D6])/['EM-ish'.C6]" office:value-type="float" office:value="47.482943718593" calcext:value-type="float">
            <text:p>47.4829437186</text:p>
          </table:table-cell>
        </table:table-row>
        <table:table-row table:style-name="ro1">
          <table:table-cell/>
          <table:table-cell office:value-type="float" office:value="0.94" calcext:value-type="float">
            <text:p>0.94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9004921" calcext:value-type="float">
            <text:p>0.09004921</text:p>
          </table:table-cell>
          <table:table-cell/>
          <table:table-cell table:formula="of:=(['EM-ish'.B7]-['EM-ish'.D7])/['EM-ish'.C7]" office:value-type="float" office:value="48.8477465517241" calcext:value-type="float">
            <text:p>48.8477465517</text:p>
          </table:table-cell>
        </table:table-row>
        <table:table-row table:style-name="ro1">
          <table:table-cell/>
          <table:table-cell office:value-type="float" office:value="0.88" calcext:value-type="float">
            <text:p>0.88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9382428" calcext:value-type="float">
            <text:p>0.09382428</text:p>
          </table:table-cell>
          <table:table-cell/>
          <table:table-cell table:formula="of:=(['EM-ish'.B8]-['EM-ish'.D8])/['EM-ish'.C8]" office:value-type="float" office:value="51.7220868421053" calcext:value-type="float">
            <text:p>51.7220868421</text:p>
          </table:table-cell>
        </table:table-row>
        <table:table-row table:style-name="ro1">
          <table:table-cell/>
          <table:table-cell office:value-type="float" office:value="0.72" calcext:value-type="float">
            <text:p>0.72</text:p>
          </table:table-cell>
          <table:table-cell office:value-type="float" office:value="0.0118" calcext:value-type="float">
            <text:p>0.0118</text:p>
          </table:table-cell>
          <table:table-cell office:value-type="float" office:value="0.09599174" calcext:value-type="float">
            <text:p>0.09599174</text:p>
          </table:table-cell>
          <table:table-cell/>
          <table:table-cell table:formula="of:=(['EM-ish'.B9]-['EM-ish'.D9])/['EM-ish'.C9]" office:value-type="float" office:value="52.8820559322034" calcext:value-type="float">
            <text:p>52.8820559322</text:p>
          </table:table-cell>
        </table:table-row>
        <table:table-row table:style-name="ro1">
          <table:table-cell/>
          <table:table-cell office:value-type="float" office:value="0.87" calcext:value-type="float">
            <text:p>0.87</text:p>
          </table:table-cell>
          <table:table-cell office:value-type="float" office:value="0.013" calcext:value-type="float">
            <text:p>0.013</text:p>
          </table:table-cell>
          <table:table-cell office:value-type="float" office:value="0.1586862" calcext:value-type="float">
            <text:p>0.1586862</text:p>
          </table:table-cell>
          <table:table-cell/>
          <table:table-cell table:formula="of:=(['EM-ish'.B10]-['EM-ish'.D10])/['EM-ish'.C10]" office:value-type="float" office:value="54.7164461538462" calcext:value-type="float">
            <text:p>54.7164461538</text:p>
          </table:table-cell>
        </table:table-row>
        <table:table-row table:style-name="ro1">
          <table:table-cell/>
          <table:table-cell office:value-type="float" office:value="0.94" calcext:value-type="float">
            <text:p>0.94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1995831" calcext:value-type="float">
            <text:p>0.1995831</text:p>
          </table:table-cell>
          <table:table-cell/>
          <table:table-cell table:formula="of:=(['EM-ish'.B11]-['EM-ish'.D11])/['EM-ish'.C11]" office:value-type="float" office:value="56.0921893939394" calcext:value-type="float">
            <text:p>56.0921893939</text:p>
          </table:table-cell>
        </table:table-row>
        <table:table-row table:style-name="ro1">
          <table:table-cell/>
          <table:table-cell office:value-type="float" office:value="0.99" calcext:value-type="float">
            <text:p>0.99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2136753" calcext:value-type="float">
            <text:p>0.2136753</text:p>
          </table:table-cell>
          <table:table-cell/>
          <table:table-cell table:formula="of:=(['EM-ish'.B12]-['EM-ish'.D12])/['EM-ish'.C12]" office:value-type="float" office:value="60.1802093023256" calcext:value-type="float">
            <text:p>60.1802093023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251289" calcext:value-type="float">
            <text:p>0.251289</text:p>
          </table:table-cell>
          <table:table-cell/>
          <table:table-cell table:formula="of:=(['EM-ish'.B13]-['EM-ish'.D13])/['EM-ish'.C13]" office:value-type="float" office:value="63.8128571428572" calcext:value-type="float">
            <text:p>63.8128571429</text:p>
          </table:table-cell>
        </table:table-row>
        <table:table-row table:style-name="ro1">
          <table:table-cell/>
          <table:table-cell office:value-type="float" office:value="1.25" calcext:value-type="float">
            <text:p>1.2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2709682" calcext:value-type="float">
            <text:p>0.2709682</text:p>
          </table:table-cell>
          <table:table-cell/>
          <table:table-cell table:formula="of:=(['EM-ish'.B14]-['EM-ish'.D14])/['EM-ish'.C14]" office:value-type="float" office:value="67.5194344827586" calcext:value-type="float">
            <text:p>67.5194344828</text:p>
          </table:table-cell>
        </table:table-row>
        <table:table-row table:style-name="ro1">
          <table:table-cell/>
          <table:table-cell office:value-type="float" office:value="1.32" calcext:value-type="float">
            <text:p>1.32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3236831" calcext:value-type="float">
            <text:p>0.3236831</text:p>
          </table:table-cell>
          <table:table-cell/>
          <table:table-cell table:formula="of:=(['EM-ish'.B15]-['EM-ish'.D15])/['EM-ish'.C15]" office:value-type="float" office:value="70.163161971831" calcext:value-type="float">
            <text:p>70.1631619718</text:p>
          </table:table-cell>
        </table:table-row>
        <table:table-row table:style-name="ro1">
          <table:table-cell/>
          <table:table-cell office:value-type="float" office:value="1.21" calcext:value-type="float">
            <text:p>1.21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3292756" calcext:value-type="float">
            <text:p>0.3292756</text:p>
          </table:table-cell>
          <table:table-cell/>
          <table:table-cell table:formula="of:=(['EM-ish'.B16]-['EM-ish'.D16])/['EM-ish'.C16]" office:value-type="float" office:value="75.9245172413793" calcext:value-type="float">
            <text:p>75.9245172414</text:p>
          </table:table-cell>
        </table:table-row>
        <table:table-row table:style-name="ro1">
          <table:table-cell/>
          <table:table-cell office:value-type="float" office:value="1.11" calcext:value-type="float">
            <text:p>1.11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331988" calcext:value-type="float">
            <text:p>0.331988</text:p>
          </table:table-cell>
          <table:table-cell/>
          <table:table-cell table:formula="of:=(['EM-ish'.B17]-['EM-ish'.D17])/['EM-ish'.C17]" office:value-type="float" office:value="79.3889795918368" calcext:value-type="float">
            <text:p>79.3889795918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3642072" calcext:value-type="float">
            <text:p>0.3642072</text:p>
          </table:table-cell>
          <table:table-cell/>
          <table:table-cell table:formula="of:=(['EM-ish'.B18]-['EM-ish'.D18])/['EM-ish'.C18]" office:value-type="float" office:value="80.8563516483516" calcext:value-type="float">
            <text:p>80.8563516484</text:p>
          </table:table-cell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3864993" calcext:value-type="float">
            <text:p>0.3864993</text:p>
          </table:table-cell>
          <table:table-cell/>
          <table:table-cell table:formula="of:=(['EM-ish'.B19]-['EM-ish'.D19])/['EM-ish'.C19]" office:value-type="float" office:value="85.2907790697675" calcext:value-type="float">
            <text:p>85.2907790698</text:p>
          </table:table-cell>
        </table:table-row>
        <table:table-row table:style-name="ro1">
          <table:table-cell/>
          <table:table-cell office:value-type="float" office:value="1.38" calcext:value-type="float">
            <text:p>1.38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4081083" calcext:value-type="float">
            <text:p>0.4081083</text:p>
          </table:table-cell>
          <table:table-cell/>
          <table:table-cell table:formula="of:=(['EM-ish'.B20]-['EM-ish'.D20])/['EM-ish'.C20]" office:value-type="float" office:value="92.5611142857143" calcext:value-type="float">
            <text:p>92.5611142857</text:p>
          </table:table-cell>
        </table:table-row>
        <table:table-row table:style-name="ro1">
          <table:table-cell/>
          <table:table-cell office:value-type="float" office:value="1.31" calcext:value-type="float">
            <text:p>1.31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4365997" calcext:value-type="float">
            <text:p>0.4365997</text:p>
          </table:table-cell>
          <table:table-cell/>
          <table:table-cell table:formula="of:=(['EM-ish'.B21]-['EM-ish'.D21])/['EM-ish'.C21]" office:value-type="float" office:value="92.9149255319149" calcext:value-type="float">
            <text:p>92.9149255319</text:p>
          </table:table-cell>
        </table:table-row>
        <table:table-row table:style-name="ro1">
          <table:table-cell/>
          <table:table-cell office:value-type="float" office:value="1.29" calcext:value-type="float">
            <text:p>1.29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4371828" calcext:value-type="float">
            <text:p>0.4371828</text:p>
          </table:table-cell>
          <table:table-cell/>
          <table:table-cell table:formula="of:=(['EM-ish'.B22]-['EM-ish'.D22])/['EM-ish'.C22]" office:value-type="float" office:value="98.0249655172414" calcext:value-type="float">
            <text:p>98.0249655172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float" office:value="0.0081" calcext:value-type="float">
            <text:p>0.0081</text:p>
          </table:table-cell>
          <table:table-cell office:value-type="float" office:value="0.4768224" calcext:value-type="float">
            <text:p>0.4768224</text:p>
          </table:table-cell>
          <table:table-cell/>
          <table:table-cell table:formula="of:=(['EM-ish'.B23]-['EM-ish'.D23])/['EM-ish'.C23]" office:value-type="float" office:value="101.626864197531" calcext:value-type="float">
            <text:p>101.6268641975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4938226" calcext:value-type="float">
            <text:p>0.4938226</text:p>
          </table:table-cell>
          <table:table-cell/>
          <table:table-cell table:formula="of:=(['EM-ish'.B24]-['EM-ish'.D24])/['EM-ish'.C24]" office:value-type="float" office:value="104.698363636364" calcext:value-type="float">
            <text:p>104.6983636364</text:p>
          </table:table-cell>
        </table:table-row>
      </table:table>
      <table:table table:name="EM" table:style-name="ta1">
        <table:shapes>
          <draw:frame draw:z-index="0" draw:style-name="gr1" draw:text-style-name="P1" svg:width="453.51pt" svg:height="255.09pt" svg:x="261.69pt" svg:y="619.46pt">
            <loext:p draw:notify-on-update-of-ranges="EM.F28:EM.F7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100 trees each iteration</text:p>
          </table:table-cell>
          <table:table-cell table:style-name="Default" table:number-columns-repeated="3"/>
          <table:table-cell table:number-columns-repeated="3"/>
          <table:table-cell office:value-type="string" calcext:value-type="string">
            <text:p>now with no seed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Default" office:value-type="string" calcext:value-type="string">
            <text:p>lambda</text:p>
          </table:table-cell>
          <table:table-cell table:style-name="Default" office:value-type="string" calcext:value-type="string">
            <text:p>beta</text:p>
          </table:table-cell>
          <table:table-cell table:style-name="Default" office:value-type="string" calcext:value-type="string">
            <text:p>mu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ambd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K</text:p>
          </table:table-cell>
        </table:table-row>
        <table:table-row table:style-name="ro3"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.175" calcext:value-type="float">
            <text:p>0.175</text:p>
          </table:table-cell>
          <table:table-cell table:style-name="Default" office:value-type="float" office:value="0.3" calcext:value-type="float">
            <text:p>0.3</text:p>
          </table:table-cell>
          <table:table-cell/>
          <table:table-cell table:formula="of:=([EM.B4]-[EM.D4])/[EM.C4]" office:value-type="float" office:value="44" calcext:value-type="float">
            <text:p>44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0.175" calcext:value-type="float">
            <text:p>0.175</text:p>
          </table:table-cell>
          <table:table-cell table:style-name="ce5" office:value-type="float" office:value="0.3" calcext:value-type="float">
            <text:p>0.3</text:p>
          </table:table-cell>
          <table:table-cell table:formula="of:=([EM.H4]-[EM.J4])/[EM.I4]" office:value-type="float" office:value="44" calcext:value-type="float">
            <text:p>44</text:p>
          </table:table-cell>
        </table:table-row>
        <table:table-row table:style-name="ro3">
          <table:table-cell table:style-name="Default"/>
          <table:table-cell table:style-name="ce5" office:value-type="float" office:value="0.47" calcext:value-type="float">
            <text:p>0.47</text:p>
          </table:table-cell>
          <table:table-cell table:style-name="Default" office:value-type="float" office:value="0.0072" calcext:value-type="float">
            <text:p>0.0072</text:p>
          </table:table-cell>
          <table:table-cell table:style-name="Default" office:value-type="float" office:value="0.12537" calcext:value-type="float">
            <text:p>0.12537</text:p>
          </table:table-cell>
          <table:table-cell/>
          <table:table-cell table:formula="of:=([EM.B5]-[EM.D5])/[EM.C5]" office:value-type="float" office:value="47.8652777777778" calcext:value-type="float">
            <text:p>47.8652777778</text:p>
          </table:table-cell>
          <table:table-cell/>
          <table:table-cell table:style-name="ce5" office:value-type="float" office:value="0.57" calcext:value-type="float">
            <text:p>0.57</text:p>
          </table:table-cell>
          <table:table-cell table:style-name="ce5" office:value-type="float" office:value="0.0104" calcext:value-type="float">
            <text:p>0.0104</text:p>
          </table:table-cell>
          <table:table-cell table:style-name="ce5" office:value-type="float" office:value="0.1074132" calcext:value-type="float">
            <text:p>0.1074132</text:p>
          </table:table-cell>
          <table:table-cell table:formula="of:=([EM.H5]-[EM.J5])/[EM.I5]" office:value-type="float" office:value="44.4795" calcext:value-type="float">
            <text:p>44.4795</text:p>
          </table:table-cell>
        </table:table-row>
        <table:table-row table:style-name="ro3">
          <table:table-cell table:style-name="Default"/>
          <table:table-cell table:style-name="Default" office:value-type="float" office:value="0.66" calcext:value-type="float">
            <text:p>0.66</text:p>
          </table:table-cell>
          <table:table-cell table:style-name="Default" office:value-type="float" office:value="0.0095" calcext:value-type="float">
            <text:p>0.0095</text:p>
          </table:table-cell>
          <table:table-cell table:style-name="Default" office:value-type="float" office:value="0.1598554" calcext:value-type="float">
            <text:p>0.1598554</text:p>
          </table:table-cell>
          <table:table-cell/>
          <table:table-cell table:formula="of:=([EM.B6]-[EM.D6])/[EM.C6]" office:value-type="float" office:value="52.6468" calcext:value-type="float">
            <text:p>52.6468</text:p>
          </table:table-cell>
          <table:table-cell/>
          <table:table-cell table:style-name="ce5" office:value-type="float" office:value="0.7" calcext:value-type="float">
            <text:p>0.7</text:p>
          </table:table-cell>
          <table:table-cell table:style-name="ce5" office:value-type="float" office:value="0.0117" calcext:value-type="float">
            <text:p>0.0117</text:p>
          </table:table-cell>
          <table:table-cell table:style-name="ce5" office:value-type="float" office:value="0.1083706" calcext:value-type="float">
            <text:p>0.1083706</text:p>
          </table:table-cell>
          <table:table-cell table:formula="of:=([EM.H6]-[EM.J6])/[EM.I6]" office:value-type="float" office:value="50.5666153846154" calcext:value-type="float">
            <text:p>50.5666153846</text:p>
          </table:table-cell>
        </table:table-row>
        <table:table-row table:style-name="ro3">
          <table:table-cell table:style-name="Default"/>
          <table:table-cell table:style-name="Default" office:value-type="float" office:value="0.77" calcext:value-type="float">
            <text:p>0.77</text:p>
          </table:table-cell>
          <table:table-cell table:style-name="ce5" office:value-type="float" office:value="0.0105" calcext:value-type="float">
            <text:p>0.0105</text:p>
          </table:table-cell>
          <table:table-cell table:style-name="ce5" office:value-type="float" office:value="0.1879274" calcext:value-type="float">
            <text:p>0.1879274</text:p>
          </table:table-cell>
          <table:table-cell/>
          <table:table-cell table:formula="of:=([EM.B7]-[EM.D7])/[EM.C7]" office:value-type="float" office:value="55.4354857142857" calcext:value-type="float">
            <text:p>55.4354857143</text:p>
          </table:table-cell>
          <table:table-cell/>
          <table:table-cell table:style-name="ce5" office:value-type="float" office:value="0.8" calcext:value-type="float">
            <text:p>0.8</text:p>
          </table:table-cell>
          <table:table-cell table:style-name="ce5" office:value-type="float" office:value="0.0124" calcext:value-type="float">
            <text:p>0.0124</text:p>
          </table:table-cell>
          <table:table-cell table:style-name="ce5" office:value-type="float" office:value="0.1495628" calcext:value-type="float">
            <text:p>0.1495628</text:p>
          </table:table-cell>
          <table:table-cell table:formula="of:=([EM.H7]-[EM.J7])/[EM.I7]" office:value-type="float" office:value="52.4546129032258" calcext:value-type="float">
            <text:p>52.4546129032</text:p>
          </table:table-cell>
        </table:table-row>
        <table:table-row table:style-name="ro3">
          <table:table-cell table:style-name="Default"/>
          <table:table-cell table:style-name="ce5" office:value-type="float" office:value="0.99" calcext:value-type="float">
            <text:p>0.99</text:p>
          </table:table-cell>
          <table:table-cell table:style-name="ce5" office:value-type="float" office:value="0.0131" calcext:value-type="float">
            <text:p>0.0131</text:p>
          </table:table-cell>
          <table:table-cell table:style-name="ce5" office:value-type="float" office:value="0.1995754" calcext:value-type="float">
            <text:p>0.1995754</text:p>
          </table:table-cell>
          <table:table-cell/>
          <table:table-cell table:formula="of:=([EM.B8]-[EM.D8])/[EM.C8]" office:value-type="float" office:value="60.3377557251908" calcext:value-type="float">
            <text:p>60.3377557252</text:p>
          </table:table-cell>
          <table:table-cell/>
          <table:table-cell table:style-name="ce5" office:value-type="float" office:value="0.86" calcext:value-type="float">
            <text:p>0.86</text:p>
          </table:table-cell>
          <table:table-cell table:style-name="ce5" office:value-type="float" office:value="0.0124" calcext:value-type="float">
            <text:p>0.0124</text:p>
          </table:table-cell>
          <table:table-cell table:style-name="ce5" office:value-type="float" office:value="0.1746782" calcext:value-type="float">
            <text:p>0.1746782</text:p>
          </table:table-cell>
          <table:table-cell table:formula="of:=([EM.H8]-[EM.J8])/[EM.I8]" office:value-type="float" office:value="55.2678870967742" calcext:value-type="float">
            <text:p>55.2678870968</text:p>
          </table:table-cell>
        </table:table-row>
        <table:table-row table:style-name="ro3">
          <table:table-cell table:style-name="Default"/>
          <table:table-cell table:style-name="ce5" office:value-type="float" office:value="1.22" calcext:value-type="float">
            <text:p>1.22</text:p>
          </table:table-cell>
          <table:table-cell table:style-name="ce5" office:value-type="float" office:value="0.0151" calcext:value-type="float">
            <text:p>0.0151</text:p>
          </table:table-cell>
          <table:table-cell table:style-name="ce5" office:value-type="float" office:value="0.273521" calcext:value-type="float">
            <text:p>0.273521</text:p>
          </table:table-cell>
          <table:table-cell/>
          <table:table-cell table:formula="of:=([EM.B9]-[EM.D9])/[EM.C9]" office:value-type="float" office:value="62.6807284768212" calcext:value-type="float">
            <text:p>62.6807284768</text:p>
          </table:table-cell>
          <table:table-cell/>
          <table:table-cell table:style-name="ce5" office:value-type="float" office:value="0.89" calcext:value-type="float">
            <text:p>0.89</text:p>
          </table:table-cell>
          <table:table-cell table:style-name="ce5" office:value-type="float" office:value="0.0118" calcext:value-type="float">
            <text:p>0.0118</text:p>
          </table:table-cell>
          <table:table-cell table:style-name="ce5" office:value-type="float" office:value="0.1912581" calcext:value-type="float">
            <text:p>0.1912581</text:p>
          </table:table-cell>
          <table:table-cell table:formula="of:=([EM.H9]-[EM.J9])/[EM.I9]" office:value-type="float" office:value="59.2154152542373" calcext:value-type="float">
            <text:p>59.2154152542</text:p>
          </table:table-cell>
        </table:table-row>
        <table:table-row table:style-name="ro3">
          <table:table-cell table:style-name="Default"/>
          <table:table-cell table:style-name="ce5" office:value-type="float" office:value="1.21" calcext:value-type="float">
            <text:p>1.21</text:p>
          </table:table-cell>
          <table:table-cell table:style-name="ce5" office:value-type="float" office:value="0.0138" calcext:value-type="float">
            <text:p>0.0138</text:p>
          </table:table-cell>
          <table:table-cell table:style-name="ce5" office:value-type="float" office:value="0.2847293" calcext:value-type="float">
            <text:p>0.2847293</text:p>
          </table:table-cell>
          <table:table-cell/>
          <table:table-cell table:formula="of:=([EM.B10]-[EM.D10])/[EM.C10]" office:value-type="float" office:value="67.0486014492754" calcext:value-type="float">
            <text:p>67.0486014493</text:p>
          </table:table-cell>
          <table:table-cell/>
          <table:table-cell table:style-name="ce5" office:value-type="float" office:value="0.94" calcext:value-type="float">
            <text:p>0.94</text:p>
          </table:table-cell>
          <table:table-cell table:style-name="ce5" office:value-type="float" office:value="0.0117" calcext:value-type="float">
            <text:p>0.0117</text:p>
          </table:table-cell>
          <table:table-cell table:style-name="ce5" office:value-type="float" office:value="0.2496997" calcext:value-type="float">
            <text:p>0.2496997</text:p>
          </table:table-cell>
          <table:table-cell table:formula="of:=([EM.H10]-[EM.J10])/[EM.I10]" office:value-type="float" office:value="59.0000256410256" calcext:value-type="float">
            <text:p>59.000025641</text:p>
          </table:table-cell>
        </table:table-row>
        <table:table-row table:style-name="ro3">
          <table:table-cell table:style-name="Default"/>
          <table:table-cell table:style-name="ce5" office:value-type="float" office:value="1.17" calcext:value-type="float">
            <text:p>1.17</text:p>
          </table:table-cell>
          <table:table-cell table:style-name="ce5" office:value-type="float" office:value="0.0121" calcext:value-type="float">
            <text:p>0.0121</text:p>
          </table:table-cell>
          <table:table-cell table:style-name="ce5" office:value-type="float" office:value="0.3018501" calcext:value-type="float">
            <text:p>0.3018501</text:p>
          </table:table-cell>
          <table:table-cell/>
          <table:table-cell table:formula="of:=([EM.B11]-[EM.D11])/[EM.C11]" office:value-type="float" office:value="71.7479256198347" calcext:value-type="float">
            <text:p>71.7479256198</text:p>
          </table:table-cell>
          <table:table-cell/>
          <table:table-cell table:style-name="ce5" office:value-type="float" office:value="0.96" calcext:value-type="float">
            <text:p>0.96</text:p>
          </table:table-cell>
          <table:table-cell table:style-name="ce5" office:value-type="float" office:value="0.0111" calcext:value-type="float">
            <text:p>0.0111</text:p>
          </table:table-cell>
          <table:table-cell table:style-name="ce5" office:value-type="float" office:value="0.2658416" calcext:value-type="float">
            <text:p>0.2658416</text:p>
          </table:table-cell>
          <table:table-cell table:formula="of:=([EM.H11]-[EM.J11])/[EM.I11]" office:value-type="float" office:value="62.5367927927928" calcext:value-type="float">
            <text:p>62.5367927928</text:p>
          </table:table-cell>
        </table:table-row>
        <table:table-row table:style-name="ro3">
          <table:table-cell table:style-name="Default"/>
          <table:table-cell table:style-name="ce5" office:value-type="float" office:value="1.01" calcext:value-type="float">
            <text:p>1.01</text:p>
          </table:table-cell>
          <table:table-cell table:style-name="ce5" office:value-type="float" office:value="0.0092" calcext:value-type="float">
            <text:p>0.0092</text:p>
          </table:table-cell>
          <table:table-cell table:style-name="ce5" office:value-type="float" office:value="0.3288109" calcext:value-type="float">
            <text:p>0.3288109</text:p>
          </table:table-cell>
          <table:table-cell/>
          <table:table-cell table:formula="of:=([EM.B12]-[EM.D12])/[EM.C12]" office:value-type="float" office:value="74.0422934782609" calcext:value-type="float">
            <text:p>74.0422934783</text:p>
          </table:table-cell>
          <table:table-cell/>
          <table:table-cell table:style-name="ce5" office:value-type="float" office:value="0.97" calcext:value-type="float">
            <text:p>0.97</text:p>
          </table:table-cell>
          <table:table-cell table:style-name="ce5" office:value-type="float" office:value="0.0105" calcext:value-type="float">
            <text:p>0.0105</text:p>
          </table:table-cell>
          <table:table-cell table:style-name="ce5" office:value-type="float" office:value="0.2610788" calcext:value-type="float">
            <text:p>0.2610788</text:p>
          </table:table-cell>
          <table:table-cell table:formula="of:=([EM.H12]-[EM.J12])/[EM.I12]" office:value-type="float" office:value="67.5163047619048" calcext:value-type="float">
            <text:p>67.5163047619</text:p>
          </table:table-cell>
        </table:table-row>
        <table:table-row table:style-name="ro3">
          <table:table-cell table:style-name="Default"/>
          <table:table-cell table:style-name="ce5" office:value-type="float" office:value="1.17" calcext:value-type="float">
            <text:p>1.17</text:p>
          </table:table-cell>
          <table:table-cell table:style-name="ce5" office:value-type="float" office:value="0.0106" calcext:value-type="float">
            <text:p>0.0106</text:p>
          </table:table-cell>
          <table:table-cell table:style-name="ce5" office:value-type="float" office:value="0.3777458" calcext:value-type="float">
            <text:p>0.3777458</text:p>
          </table:table-cell>
          <table:table-cell/>
          <table:table-cell table:formula="of:=([EM.B13]-[EM.D13])/[EM.C13]" office:value-type="float" office:value="74.7409622641509" calcext:value-type="float">
            <text:p>74.7409622642</text:p>
          </table:table-cell>
          <table:table-cell/>
          <table:table-cell table:style-name="ce5" office:value-type="float" office:value="0.95" calcext:value-type="float">
            <text:p>0.95</text:p>
          </table:table-cell>
          <table:table-cell table:style-name="ce5" office:value-type="float" office:value="0.0095" calcext:value-type="float">
            <text:p>0.0095</text:p>
          </table:table-cell>
          <table:table-cell table:style-name="ce5" office:value-type="float" office:value="0.2957405" calcext:value-type="float">
            <text:p>0.2957405</text:p>
          </table:table-cell>
          <table:table-cell table:formula="of:=([EM.H13]-[EM.J13])/[EM.I13]" office:value-type="float" office:value="68.8694210526316" calcext:value-type="float">
            <text:p>68.8694210526</text:p>
          </table:table-cell>
        </table:table-row>
        <table:table-row table:style-name="ro3">
          <table:table-cell table:style-name="Default"/>
          <table:table-cell table:style-name="ce5" office:value-type="float" office:value="1.19" calcext:value-type="float">
            <text:p>1.19</text:p>
          </table:table-cell>
          <table:table-cell table:style-name="ce5" office:value-type="float" office:value="0.0101" calcext:value-type="float">
            <text:p>0.0101</text:p>
          </table:table-cell>
          <table:table-cell table:style-name="ce5" office:value-type="float" office:value="0.3700299" calcext:value-type="float">
            <text:p>0.3700299</text:p>
          </table:table-cell>
          <table:table-cell/>
          <table:table-cell table:formula="of:=([EM.B14]-[EM.D14])/[EM.C14]" office:value-type="float" office:value="81.1851584158416" calcext:value-type="float">
            <text:p>81.1851584158</text:p>
          </table:table-cell>
          <table:table-cell/>
          <table:table-cell table:style-name="ce5" office:value-type="float" office:value="0.97" calcext:value-type="float">
            <text:p>0.97</text:p>
          </table:table-cell>
          <table:table-cell table:style-name="ce5" office:value-type="float" office:value="0.0091" calcext:value-type="float">
            <text:p>0.0091</text:p>
          </table:table-cell>
          <table:table-cell table:style-name="ce5" office:value-type="float" office:value="0.303652" calcext:value-type="float">
            <text:p>0.303652</text:p>
          </table:table-cell>
          <table:table-cell table:formula="of:=([EM.H14]-[EM.J14])/[EM.I14]" office:value-type="float" office:value="73.2250549450549" calcext:value-type="float">
            <text:p>73.2250549451</text:p>
          </table:table-cell>
        </table:table-row>
        <table:table-row table:style-name="ro3">
          <table:table-cell table:style-name="Default"/>
          <table:table-cell table:style-name="ce5" office:value-type="float" office:value="1.13" calcext:value-type="float">
            <text:p>1.13</text:p>
          </table:table-cell>
          <table:table-cell table:style-name="ce5" office:value-type="float" office:value="0.0086" calcext:value-type="float">
            <text:p>0.0086</text:p>
          </table:table-cell>
          <table:table-cell table:style-name="ce5" office:value-type="float" office:value="0.3654178" calcext:value-type="float">
            <text:p>0.3654178</text:p>
          </table:table-cell>
          <table:table-cell/>
          <table:table-cell table:formula="of:=([EM.B15]-[EM.D15])/[EM.C15]" office:value-type="float" office:value="88.9049069767442" calcext:value-type="float">
            <text:p>88.9049069767</text:p>
          </table:table-cell>
          <table:table-cell/>
          <table:table-cell table:style-name="ce5" office:value-type="float" office:value="0.98" calcext:value-type="float">
            <text:p>0.98</text:p>
          </table:table-cell>
          <table:table-cell table:style-name="ce5" office:value-type="float" office:value="0.0086" calcext:value-type="float">
            <text:p>0.0086</text:p>
          </table:table-cell>
          <table:table-cell table:style-name="ce5" office:value-type="float" office:value="0.3095727" calcext:value-type="float">
            <text:p>0.3095727</text:p>
          </table:table-cell>
          <table:table-cell table:formula="of:=([EM.H15]-[EM.J15])/[EM.I15]" office:value-type="float" office:value="77.9566627906977" calcext:value-type="float">
            <text:p>77.9566627907</text:p>
          </table:table-cell>
        </table:table-row>
        <table:table-row table:style-name="ro3">
          <table:table-cell table:style-name="Default"/>
          <table:table-cell table:style-name="ce5" office:value-type="float" office:value="1.18" calcext:value-type="float">
            <text:p>1.18</text:p>
          </table:table-cell>
          <table:table-cell table:style-name="ce5" office:value-type="float" office:value="0.0084" calcext:value-type="float">
            <text:p>0.0084</text:p>
          </table:table-cell>
          <table:table-cell table:style-name="ce5" office:value-type="float" office:value="0.4304759" calcext:value-type="float">
            <text:p>0.4304759</text:p>
          </table:table-cell>
          <table:table-cell/>
          <table:table-cell table:formula="of:=([EM.B16]-[EM.D16])/[EM.C16]" office:value-type="float" office:value="89.2290595238095" calcext:value-type="float">
            <text:p>89.2290595238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83" calcext:value-type="float">
            <text:p>0.0083</text:p>
          </table:table-cell>
          <table:table-cell table:style-name="ce5" office:value-type="float" office:value="0.3213638" calcext:value-type="float">
            <text:p>0.3213638</text:p>
          </table:table-cell>
          <table:table-cell table:formula="of:=([EM.H16]-[EM.J16])/[EM.I16]" office:value-type="float" office:value="81.7633975903614" calcext:value-type="float">
            <text:p>81.7633975904</text:p>
          </table:table-cell>
        </table:table-row>
        <table:table-row table:style-name="ro3">
          <table:table-cell table:style-name="Default"/>
          <table:table-cell table:style-name="ce5" office:value-type="float" office:value="1.31" calcext:value-type="float">
            <text:p>1.31</text:p>
          </table:table-cell>
          <table:table-cell table:style-name="ce5" office:value-type="float" office:value="0.0092" calcext:value-type="float">
            <text:p>0.0092</text:p>
          </table:table-cell>
          <table:table-cell table:style-name="ce5" office:value-type="float" office:value="0.4580648" calcext:value-type="float">
            <text:p>0.4580648</text:p>
          </table:table-cell>
          <table:table-cell/>
          <table:table-cell table:formula="of:=([EM.B17]-[EM.D17])/[EM.C17]" office:value-type="float" office:value="92.6016521739131" calcext:value-type="float">
            <text:p>92.6016521739</text:p>
          </table:table-cell>
          <table:table-cell/>
          <table:table-cell table:style-name="ce5" office:value-type="float" office:value="0.99" calcext:value-type="float">
            <text:p>0.99</text:p>
          </table:table-cell>
          <table:table-cell table:style-name="ce5" office:value-type="float" office:value="0.0077" calcext:value-type="float">
            <text:p>0.0077</text:p>
          </table:table-cell>
          <table:table-cell table:style-name="ce5" office:value-type="float" office:value="0.3251753" calcext:value-type="float">
            <text:p>0.3251753</text:p>
          </table:table-cell>
          <table:table-cell table:formula="of:=([EM.H17]-[EM.J17])/[EM.I17]" office:value-type="float" office:value="86.3408701298701" calcext:value-type="float">
            <text:p>86.3408701299</text:p>
          </table:table-cell>
        </table:table-row>
        <table:table-row table:style-name="ro3">
          <table:table-cell table:style-name="Default"/>
          <table:table-cell table:style-name="ce5" office:value-type="float" office:value="1.38" calcext:value-type="float">
            <text:p>1.38</text:p>
          </table:table-cell>
          <table:table-cell table:style-name="ce5" office:value-type="float" office:value="0.0092" calcext:value-type="float">
            <text:p>0.0092</text:p>
          </table:table-cell>
          <table:table-cell table:style-name="ce5" office:value-type="float" office:value="0.4834016" calcext:value-type="float">
            <text:p>0.4834016</text:p>
          </table:table-cell>
          <table:table-cell/>
          <table:table-cell table:formula="of:=([EM.B18]-[EM.D18])/[EM.C18]" office:value-type="float" office:value="97.456347826087" calcext:value-type="float">
            <text:p>97.456347826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74" calcext:value-type="float">
            <text:p>0.0074</text:p>
          </table:table-cell>
          <table:table-cell table:style-name="ce5" office:value-type="float" office:value="0.3500274" calcext:value-type="float">
            <text:p>0.3500274</text:p>
          </table:table-cell>
          <table:table-cell table:formula="of:=([EM.H18]-[EM.J18])/[EM.I18]" office:value-type="float" office:value="87.8341351351351" calcext:value-type="float">
            <text:p>87.8341351351</text:p>
          </table:table-cell>
        </table:table-row>
        <table:table-row table:style-name="ro3">
          <table:table-cell table:style-name="Default"/>
          <table:table-cell table:style-name="ce5" office:value-type="float" office:value="1.2" calcext:value-type="float">
            <text:p>1.2</text:p>
          </table:table-cell>
          <table:table-cell table:style-name="ce5" office:value-type="float" office:value="0.007" calcext:value-type="float">
            <text:p>0.007</text:p>
          </table:table-cell>
          <table:table-cell table:style-name="ce5" office:value-type="float" office:value="0.490496" calcext:value-type="float">
            <text:p>0.490496</text:p>
          </table:table-cell>
          <table:table-cell/>
          <table:table-cell table:formula="of:=([EM.B19]-[EM.D19])/[EM.C19]" office:value-type="float" office:value="101.357714285714" calcext:value-type="float">
            <text:p>101.357714285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7" calcext:value-type="float">
            <text:p>0.007</text:p>
          </table:table-cell>
          <table:table-cell table:style-name="ce5" office:value-type="float" office:value="0.3841101" calcext:value-type="float">
            <text:p>0.3841101</text:p>
          </table:table-cell>
          <table:table-cell table:formula="of:=([EM.H19]-[EM.J19])/[EM.I19]" office:value-type="float" office:value="87.9842714285714" calcext:value-type="float">
            <text:p>87.9842714286</text:p>
          </table:table-cell>
        </table:table-row>
        <table:table-row table:style-name="ro3">
          <table:table-cell table:style-name="Default"/>
          <table:table-cell table:style-name="ce5" office:value-type="float" office:value="1.28" calcext:value-type="float">
            <text:p>1.28</text:p>
          </table:table-cell>
          <table:table-cell table:style-name="ce5" office:value-type="float" office:value="0.007" calcext:value-type="float">
            <text:p>0.007</text:p>
          </table:table-cell>
          <table:table-cell table:style-name="ce5" office:value-type="float" office:value="0.5201242" calcext:value-type="float">
            <text:p>0.5201242</text:p>
          </table:table-cell>
          <table:table-cell/>
          <table:table-cell table:formula="of:=([EM.B20]-[EM.D20])/[EM.C20]" office:value-type="float" office:value="108.553685714286" calcext:value-type="float">
            <text:p>108.553685714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66" calcext:value-type="float">
            <text:p>0.0066</text:p>
          </table:table-cell>
          <table:table-cell table:style-name="ce5" office:value-type="float" office:value="0.3875075" calcext:value-type="float">
            <text:p>0.3875075</text:p>
          </table:table-cell>
          <table:table-cell table:formula="of:=([EM.H20]-[EM.J20])/[EM.I20]" office:value-type="float" office:value="92.8018939393939" calcext:value-type="float">
            <text:p>92.8018939394</text:p>
          </table:table-cell>
        </table:table-row>
        <table:table-row table:style-name="ro3">
          <table:table-cell table:style-name="Default"/>
          <table:table-cell table:style-name="ce5" office:value-type="float" office:value="1.43" calcext:value-type="float">
            <text:p>1.43</text:p>
          </table:table-cell>
          <table:table-cell table:style-name="ce5" office:value-type="float" office:value="0.0078" calcext:value-type="float">
            <text:p>0.0078</text:p>
          </table:table-cell>
          <table:table-cell table:style-name="ce5" office:value-type="float" office:value="0.5560754" calcext:value-type="float">
            <text:p>0.5560754</text:p>
          </table:table-cell>
          <table:table-cell/>
          <table:table-cell table:formula="of:=([EM.B21]-[EM.D21])/[EM.C21]" office:value-type="float" office:value="112.041615384615" calcext:value-type="float">
            <text:p>112.0416153846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62" calcext:value-type="float">
            <text:p>0.0062</text:p>
          </table:table-cell>
          <table:table-cell table:style-name="ce5" office:value-type="float" office:value="0.5015906" calcext:value-type="float">
            <text:p>0.5015906</text:p>
          </table:table-cell>
          <table:table-cell table:formula="of:=([EM.H21]-[EM.J21])/[EM.I21]" office:value-type="float" office:value="80.3886129032258" calcext:value-type="float">
            <text:p>80.3886129032</text:p>
          </table:table-cell>
        </table:table-row>
        <table:table-row table:style-name="ro3">
          <table:table-cell table:style-name="Default"/>
          <table:table-cell table:style-name="ce5" office:value-type="float" office:value="1.43" calcext:value-type="float">
            <text:p>1.43</text:p>
          </table:table-cell>
          <table:table-cell table:style-name="ce5" office:value-type="float" office:value="0.0073" calcext:value-type="float">
            <text:p>0.0073</text:p>
          </table:table-cell>
          <table:table-cell table:style-name="ce5" office:value-type="float" office:value="0.5941134" calcext:value-type="float">
            <text:p>0.5941134</text:p>
          </table:table-cell>
          <table:table-cell/>
          <table:table-cell table:formula="of:=([EM.B22]-[EM.D22])/[EM.C22]" office:value-type="float" office:value="114.50501369863" calcext:value-type="float">
            <text:p>114.5050136986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58" calcext:value-type="float">
            <text:p>0.0058</text:p>
          </table:table-cell>
          <table:table-cell table:style-name="ce5" office:value-type="float" office:value="0.4687475" calcext:value-type="float">
            <text:p>0.4687475</text:p>
          </table:table-cell>
          <table:table-cell table:formula="of:=([EM.H22]-[EM.J22])/[EM.I22]" office:value-type="float" office:value="91.5952586206896" calcext:value-type="float">
            <text:p>91.5952586207</text:p>
          </table:table-cell>
        </table:table-row>
        <table:table-row table:style-name="ro3">
          <table:table-cell table:style-name="Default"/>
          <table:table-cell table:style-name="ce5" office:value-type="float" office:value="1.37" calcext:value-type="float">
            <text:p>1.37</text:p>
          </table:table-cell>
          <table:table-cell table:style-name="ce5" office:value-type="float" office:value="0.0065" calcext:value-type="float">
            <text:p>0.0065</text:p>
          </table:table-cell>
          <table:table-cell table:style-name="ce5" office:value-type="float" office:value="0.6176855" calcext:value-type="float">
            <text:p>0.6176855</text:p>
          </table:table-cell>
          <table:table-cell/>
          <table:table-cell table:formula="of:=([EM.B23]-[EM.D23])/[EM.C23]" office:value-type="float" office:value="115.740692307692" calcext:value-type="float">
            <text:p>115.7406923077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55" calcext:value-type="float">
            <text:p>0.0055</text:p>
          </table:table-cell>
          <table:table-cell table:style-name="ce5" office:value-type="float" office:value="0.431793" calcext:value-type="float">
            <text:p>0.431793</text:p>
          </table:table-cell>
          <table:table-cell table:formula="of:=([EM.H23]-[EM.J23])/[EM.I23]" office:value-type="float" office:value="103.310363636364" calcext:value-type="float">
            <text:p>103.3103636364</text:p>
          </table:table-cell>
        </table:table-row>
        <table:table-row table:style-name="ro3">
          <table:table-cell table:style-name="Default"/>
          <table:table-cell table:style-name="ce5" office:value-type="float" office:value="1.34" calcext:value-type="float">
            <text:p>1.34</text:p>
          </table:table-cell>
          <table:table-cell table:style-name="ce5" office:value-type="float" office:value="0.006" calcext:value-type="float">
            <text:p>0.006</text:p>
          </table:table-cell>
          <table:table-cell table:style-name="ce5" office:value-type="float" office:value="0.6183456" calcext:value-type="float">
            <text:p>0.6183456</text:p>
          </table:table-cell>
          <table:table-cell/>
          <table:table-cell table:formula="of:=([EM.B24]-[EM.D24])/[EM.C24]" office:value-type="float" office:value="120.275733333333" calcext:value-type="float">
            <text:p>120.2757333333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52" calcext:value-type="float">
            <text:p>0.0052</text:p>
          </table:table-cell>
          <table:table-cell table:style-name="ce5" office:value-type="float" office:value="0.3959704" calcext:value-type="float">
            <text:p>0.3959704</text:p>
          </table:table-cell>
          <table:table-cell table:formula="of:=([EM.H24]-[EM.J24])/[EM.I24]" office:value-type="float" office:value="116.159538461538" calcext:value-type="float">
            <text:p>116.1595384615</text:p>
          </table:table-cell>
        </table:table-row>
        <table:table-row table:style-name="ro1" table:number-rows-repeated="2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office:value-type="string" calcext:value-type="string">
            <text:p>starting from real starting values (100 it)</text:p>
          </table:table-cell>
          <table:table-cell table:style-name="Default" table:number-columns-repeated="3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.85</text:p>
          </table:table-cell>
          <table:table-cell office:value-type="float" office:value="0.0172" calcext:value-type="float">
            <text:p>0.0172</text:p>
          </table:table-cell>
          <table:table-cell office:value-type="float" office:value="0.09019792" calcext:value-type="float">
            <text:p>0.09019792</text:p>
          </table:table-cell>
          <table:table-cell/>
          <table:table-cell table:formula="of:=[EM.B28]-[EM.D28]" office:value-type="float" office:value="0.75980208" calcext:value-type="float">
            <text:p>0.7598020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.85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1036735" calcext:value-type="float">
            <text:p>0.1036735</text:p>
          </table:table-cell>
          <table:table-cell/>
          <table:table-cell table:formula="of:=[EM.B29]-[EM.D29]" office:value-type="float" office:value="0.7463265" calcext:value-type="float">
            <text:p>0.746326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8" calcext:value-type="float">
            <text:p>0.88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13659881" calcext:value-type="float">
            <text:p>0.13659881</text:p>
          </table:table-cell>
          <table:table-cell/>
          <table:table-cell table:formula="of:=[EM.B30]-[EM.D30]" office:value-type="float" office:value="0.74340119" calcext:value-type="float">
            <text:p>0.7434011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15660476" calcext:value-type="float">
            <text:p>0.15660476</text:p>
          </table:table-cell>
          <table:table-cell/>
          <table:table-cell table:formula="of:=[EM.B31]-[EM.D31]" office:value-type="float" office:value="0.74339524" calcext:value-type="float">
            <text:p>0.7433952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6" calcext:value-type="float">
            <text:p>0.96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18058597" calcext:value-type="float">
            <text:p>0.18058597</text:p>
          </table:table-cell>
          <table:table-cell/>
          <table:table-cell table:formula="of:=[EM.B32]-[EM.D32]" office:value-type="float" office:value="0.77941403" calcext:value-type="float">
            <text:p>0.7794140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9" calcext:value-type="float">
            <text:p>0.99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1969646" calcext:value-type="float">
            <text:p>0.1969646</text:p>
          </table:table-cell>
          <table:table-cell/>
          <table:table-cell table:formula="of:=[EM.B33]-[EM.D33]" office:value-type="float" office:value="0.7930354" calcext:value-type="float">
            <text:p>0.7930354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5" calcext:value-type="float">
            <text:p>1.05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22298042" calcext:value-type="float">
            <text:p>0.22298042</text:p>
          </table:table-cell>
          <table:table-cell/>
          <table:table-cell table:formula="of:=[EM.B34]-[EM.D34]" office:value-type="float" office:value="0.82701958" calcext:value-type="float">
            <text:p>0.82701958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5" calcext:value-type="float">
            <text:p>1.05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24756132" calcext:value-type="float">
            <text:p>0.24756132</text:p>
          </table:table-cell>
          <table:table-cell/>
          <table:table-cell table:formula="of:=[EM.B35]-[EM.D35]" office:value-type="float" office:value="0.80243868" calcext:value-type="float">
            <text:p>0.8024386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01" calcext:value-type="float">
            <text:p>1.01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25576003" calcext:value-type="float">
            <text:p>0.25576003</text:p>
          </table:table-cell>
          <table:table-cell/>
          <table:table-cell table:formula="of:=[EM.B36]-[EM.D36]" office:value-type="float" office:value="0.75423997" calcext:value-type="float">
            <text:p>0.75423997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7" calcext:value-type="float">
            <text:p>0.97</text:p>
          </table:table-cell>
          <table:table-cell office:value-type="float" office:value="0.0103" calcext:value-type="float">
            <text:p>0.0103</text:p>
          </table:table-cell>
          <table:table-cell office:value-type="float" office:value="0.27097811" calcext:value-type="float">
            <text:p>0.27097811</text:p>
          </table:table-cell>
          <table:table-cell/>
          <table:table-cell table:formula="of:=[EM.B37]-[EM.D37]" office:value-type="float" office:value="0.69902189" calcext:value-type="float">
            <text:p>0.6990218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3" calcext:value-type="float">
            <text:p>1.03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28600261" calcext:value-type="float">
            <text:p>0.28600261</text:p>
          </table:table-cell>
          <table:table-cell/>
          <table:table-cell table:formula="of:=[EM.B38]-[EM.D38]" office:value-type="float" office:value="0.74399739" calcext:value-type="float">
            <text:p>0.7439973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4" calcext:value-type="float">
            <text:p>1.04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30577364" calcext:value-type="float">
            <text:p>0.30577364</text:p>
          </table:table-cell>
          <table:table-cell/>
          <table:table-cell table:formula="of:=[EM.B39]-[EM.D39]" office:value-type="float" office:value="0.73422636" calcext:value-type="float">
            <text:p>0.7342263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4" calcext:value-type="float">
            <text:p>1.04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32395902" calcext:value-type="float">
            <text:p>0.32395902</text:p>
          </table:table-cell>
          <table:table-cell/>
          <table:table-cell table:formula="of:=[EM.B40]-[EM.D40]" office:value-type="float" office:value="0.71604098" calcext:value-type="float">
            <text:p>0.7160409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4" calcext:value-type="float">
            <text:p>1.04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34877672" calcext:value-type="float">
            <text:p>0.34877672</text:p>
          </table:table-cell>
          <table:table-cell/>
          <table:table-cell table:formula="of:=[EM.B41]-[EM.D41]" office:value-type="float" office:value="0.69122328" calcext:value-type="float">
            <text:p>0.6912232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3" calcext:value-type="float">
            <text:p>1.03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36875518" calcext:value-type="float">
            <text:p>0.36875518</text:p>
          </table:table-cell>
          <table:table-cell/>
          <table:table-cell table:formula="of:=[EM.B42]-[EM.D42]" office:value-type="float" office:value="0.66124482" calcext:value-type="float">
            <text:p>0.6612448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03" calcext:value-type="float">
            <text:p>1.03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39304324" calcext:value-type="float">
            <text:p>0.39304324</text:p>
          </table:table-cell>
          <table:table-cell/>
          <table:table-cell table:formula="of:=[EM.B43]-[EM.D43]" office:value-type="float" office:value="0.63695676" calcext:value-type="float">
            <text:p>0.6369567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01" calcext:value-type="float">
            <text:p>1.01</text:p>
          </table:table-cell>
          <table:table-cell office:value-type="float" office:value="0.0066" calcext:value-type="float">
            <text:p>0.0066</text:p>
          </table:table-cell>
          <table:table-cell office:value-type="float" office:value="0.40599764" calcext:value-type="float">
            <text:p>0.40599764</text:p>
          </table:table-cell>
          <table:table-cell/>
          <table:table-cell table:formula="of:=[EM.B44]-[EM.D44]" office:value-type="float" office:value="0.60400236" calcext:value-type="float">
            <text:p>0.60400236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04" calcext:value-type="float">
            <text:p>1.04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42296769" calcext:value-type="float">
            <text:p>0.42296769</text:p>
          </table:table-cell>
          <table:table-cell/>
          <table:table-cell table:formula="of:=[EM.B45]-[EM.D45]" office:value-type="float" office:value="0.61703231" calcext:value-type="float">
            <text:p>0.6170323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05" calcext:value-type="float">
            <text:p>1.05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43809233" calcext:value-type="float">
            <text:p>0.43809233</text:p>
          </table:table-cell>
          <table:table-cell/>
          <table:table-cell table:formula="of:=[EM.B46]-[EM.D46]" office:value-type="float" office:value="0.61190767" calcext:value-type="float">
            <text:p>0.6119076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4" calcext:value-type="float">
            <text:p>1.04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45759996" calcext:value-type="float">
            <text:p>0.45759996</text:p>
          </table:table-cell>
          <table:table-cell/>
          <table:table-cell table:formula="of:=[EM.B47]-[EM.D47]" office:value-type="float" office:value="0.58240004" calcext:value-type="float">
            <text:p>0.5824000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5" calcext:value-type="float">
            <text:p>1.05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47060439" calcext:value-type="float">
            <text:p>0.47060439</text:p>
          </table:table-cell>
          <table:table-cell/>
          <table:table-cell table:formula="of:=[EM.B48]-[EM.D48]" office:value-type="float" office:value="0.57939561" calcext:value-type="float">
            <text:p>0.57939561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8" calcext:value-type="float">
            <text:p>1.08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48382286" calcext:value-type="float">
            <text:p>0.48382286</text:p>
          </table:table-cell>
          <table:table-cell/>
          <table:table-cell table:formula="of:=[EM.B49]-[EM.D49]" office:value-type="float" office:value="0.59617714" calcext:value-type="float">
            <text:p>0.5961771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12" calcext:value-type="float">
            <text:p>1.12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50330512" calcext:value-type="float">
            <text:p>0.50330512</text:p>
          </table:table-cell>
          <table:table-cell/>
          <table:table-cell table:formula="of:=[EM.B50]-[EM.D50]" office:value-type="float" office:value="0.61669488" calcext:value-type="float">
            <text:p>0.6166948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07" calcext:value-type="float">
            <text:p>1.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51018519" calcext:value-type="float">
            <text:p>0.51018519</text:p>
          </table:table-cell>
          <table:table-cell/>
          <table:table-cell table:formula="of:=[EM.B51]-[EM.D51]" office:value-type="float" office:value="0.55981481" calcext:value-type="float">
            <text:p>0.5598148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08" calcext:value-type="float">
            <text:p>1.08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52128034" calcext:value-type="float">
            <text:p>0.52128034</text:p>
          </table:table-cell>
          <table:table-cell/>
          <table:table-cell table:formula="of:=[EM.B52]-[EM.D52]" office:value-type="float" office:value="0.55871966" calcext:value-type="float">
            <text:p>0.5587196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15" calcext:value-type="float">
            <text:p>1.15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53563105" calcext:value-type="float">
            <text:p>0.53563105</text:p>
          </table:table-cell>
          <table:table-cell/>
          <table:table-cell table:formula="of:=[EM.B53]-[EM.D53]" office:value-type="float" office:value="0.61436895" calcext:value-type="float">
            <text:p>0.6143689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14" calcext:value-type="float">
            <text:p>1.14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55916148" calcext:value-type="float">
            <text:p>0.55916148</text:p>
          </table:table-cell>
          <table:table-cell/>
          <table:table-cell table:formula="of:=[EM.B54]-[EM.D54]" office:value-type="float" office:value="0.58083852" calcext:value-type="float">
            <text:p>0.58083852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11" calcext:value-type="float">
            <text:p>1.11</text:p>
          </table:table-cell>
          <table:table-cell office:value-type="float" office:value="0.0043" calcext:value-type="float">
            <text:p>0.0043</text:p>
          </table:table-cell>
          <table:table-cell office:value-type="float" office:value="0.57703825" calcext:value-type="float">
            <text:p>0.57703825</text:p>
          </table:table-cell>
          <table:table-cell/>
          <table:table-cell table:formula="of:=[EM.B55]-[EM.D55]" office:value-type="float" office:value="0.53296175" calcext:value-type="float">
            <text:p>0.5329617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0.004" calcext:value-type="float">
            <text:p>0.004</text:p>
          </table:table-cell>
          <table:table-cell office:value-type="float" office:value="0.58344909" calcext:value-type="float">
            <text:p>0.58344909</text:p>
          </table:table-cell>
          <table:table-cell/>
          <table:table-cell table:formula="of:=[EM.B56]-[EM.D56]" office:value-type="float" office:value="0.51655091" calcext:value-type="float">
            <text:p>0.51655091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12" calcext:value-type="float">
            <text:p>1.12</text:p>
          </table:table-cell>
          <table:table-cell office:value-type="float" office:value="0.004" calcext:value-type="float">
            <text:p>0.004</text:p>
          </table:table-cell>
          <table:table-cell office:value-type="float" office:value="0.60129806" calcext:value-type="float">
            <text:p>0.60129806</text:p>
          </table:table-cell>
          <table:table-cell/>
          <table:table-cell table:formula="of:=[EM.B57]-[EM.D57]" office:value-type="float" office:value="0.51870194" calcext:value-type="float">
            <text:p>0.5187019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16" calcext:value-type="float">
            <text:p>1.16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61504184" calcext:value-type="float">
            <text:p>0.61504184</text:p>
          </table:table-cell>
          <table:table-cell/>
          <table:table-cell table:formula="of:=[EM.B58]-[EM.D58]" office:value-type="float" office:value="0.54495816" calcext:value-type="float">
            <text:p>0.5449581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16" calcext:value-type="float">
            <text:p>1.16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63739285" calcext:value-type="float">
            <text:p>0.63739285</text:p>
          </table:table-cell>
          <table:table-cell/>
          <table:table-cell table:formula="of:=[EM.B59]-[EM.D59]" office:value-type="float" office:value="0.52260715" calcext:value-type="float">
            <text:p>0.5226071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21" calcext:value-type="float">
            <text:p>1.21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64964219" calcext:value-type="float">
            <text:p>0.64964219</text:p>
          </table:table-cell>
          <table:table-cell/>
          <table:table-cell table:formula="of:=[EM.B60]-[EM.D60]" office:value-type="float" office:value="0.56035781" calcext:value-type="float">
            <text:p>0.5603578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19" calcext:value-type="float">
            <text:p>1.19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65734368" calcext:value-type="float">
            <text:p>0.65734368</text:p>
          </table:table-cell>
          <table:table-cell/>
          <table:table-cell table:formula="of:=[EM.B61]-[EM.D61]" office:value-type="float" office:value="0.53265632" calcext:value-type="float">
            <text:p>0.5326563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14" calcext:value-type="float">
            <text:p>1.14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66315843" calcext:value-type="float">
            <text:p>0.66315843</text:p>
          </table:table-cell>
          <table:table-cell/>
          <table:table-cell table:formula="of:=[EM.B62]-[EM.D62]" office:value-type="float" office:value="0.47684157" calcext:value-type="float">
            <text:p>0.47684157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16" calcext:value-type="float">
            <text:p>1.16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68175702" calcext:value-type="float">
            <text:p>0.68175702</text:p>
          </table:table-cell>
          <table:table-cell/>
          <table:table-cell table:formula="of:=[EM.B63]-[EM.D63]" office:value-type="float" office:value="0.47824298" calcext:value-type="float">
            <text:p>0.4782429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23" calcext:value-type="float">
            <text:p>1.23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69719031" calcext:value-type="float">
            <text:p>0.69719031</text:p>
          </table:table-cell>
          <table:table-cell/>
          <table:table-cell table:formula="of:=[EM.B64]-[EM.D64]" office:value-type="float" office:value="0.53280969" calcext:value-type="float">
            <text:p>0.5328096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23" calcext:value-type="float">
            <text:p>1.23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71386168" calcext:value-type="float">
            <text:p>0.71386168</text:p>
          </table:table-cell>
          <table:table-cell/>
          <table:table-cell table:formula="of:=[EM.B65]-[EM.D65]" office:value-type="float" office:value="0.51613832" calcext:value-type="float">
            <text:p>0.51613832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23" calcext:value-type="float">
            <text:p>1.23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74038948" calcext:value-type="float">
            <text:p>0.74038948</text:p>
          </table:table-cell>
          <table:table-cell/>
          <table:table-cell table:formula="of:=[EM.B66]-[EM.D66]" office:value-type="float" office:value="0.48961052" calcext:value-type="float">
            <text:p>0.48961052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19" calcext:value-type="float">
            <text:p>1.19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75803686" calcext:value-type="float">
            <text:p>0.75803686</text:p>
          </table:table-cell>
          <table:table-cell/>
          <table:table-cell table:formula="of:=[EM.B67]-[EM.D67]" office:value-type="float" office:value="0.43196314" calcext:value-type="float">
            <text:p>0.43196314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22" calcext:value-type="float">
            <text:p>1.22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76588761" calcext:value-type="float">
            <text:p>0.76588761</text:p>
          </table:table-cell>
          <table:table-cell/>
          <table:table-cell table:formula="of:=[EM.B68]-[EM.D68]" office:value-type="float" office:value="0.45411239" calcext:value-type="float">
            <text:p>0.45411239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25" calcext:value-type="float">
            <text:p>1.25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7870089" calcext:value-type="float">
            <text:p>0.7870089</text:p>
          </table:table-cell>
          <table:table-cell/>
          <table:table-cell table:formula="of:=[EM.B69]-[EM.D69]" office:value-type="float" office:value="0.4629911" calcext:value-type="float">
            <text:p>0.4629911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21" calcext:value-type="float">
            <text:p>1.21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79746433" calcext:value-type="float">
            <text:p>0.79746433</text:p>
          </table:table-cell>
          <table:table-cell/>
          <table:table-cell table:formula="of:=[EM.B70]-[EM.D70]" office:value-type="float" office:value="0.41253567" calcext:value-type="float">
            <text:p>0.4125356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2" calcext:value-type="float">
            <text:p>1.2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80649492" calcext:value-type="float">
            <text:p>0.80649492</text:p>
          </table:table-cell>
          <table:table-cell/>
          <table:table-cell table:formula="of:=[EM.B71]-[EM.D71]" office:value-type="float" office:value="0.39350508" calcext:value-type="float">
            <text:p>0.39350508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17" calcext:value-type="float">
            <text:p>1.17</text:p>
          </table:table-cell>
          <table:table-cell office:value-type="float" office:value="0.002" calcext:value-type="float">
            <text:p>0.002</text:p>
          </table:table-cell>
          <table:table-cell office:value-type="float" office:value="0.8212761" calcext:value-type="float">
            <text:p>0.8212761</text:p>
          </table:table-cell>
          <table:table-cell/>
          <table:table-cell table:formula="of:=[EM.B72]-[EM.D72]" office:value-type="float" office:value="0.3487239" calcext:value-type="float">
            <text:p>0.3487239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.16" calcext:value-type="float">
            <text:p>1.16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83685274" calcext:value-type="float">
            <text:p>0.83685274</text:p>
          </table:table-cell>
          <table:table-cell/>
          <table:table-cell table:formula="of:=[EM.B73]-[EM.D73]" office:value-type="float" office:value="0.32314726" calcext:value-type="float">
            <text:p>0.3231472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.18" calcext:value-type="float">
            <text:p>1.18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85027426" calcext:value-type="float">
            <text:p>0.85027426</text:p>
          </table:table-cell>
          <table:table-cell/>
          <table:table-cell table:formula="of:=[EM.B74]-[EM.D74]" office:value-type="float" office:value="0.32972574" calcext:value-type="float">
            <text:p>0.32972574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19" calcext:value-type="float">
            <text:p>1.19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85922457" calcext:value-type="float">
            <text:p>0.85922457</text:p>
          </table:table-cell>
          <table:table-cell/>
          <table:table-cell table:formula="of:=[EM.B75]-[EM.D75]" office:value-type="float" office:value="0.33077543" calcext:value-type="float">
            <text:p>0.33077543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.21" calcext:value-type="float">
            <text:p>1.21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87756813" calcext:value-type="float">
            <text:p>0.87756813</text:p>
          </table:table-cell>
          <table:table-cell/>
          <table:table-cell table:formula="of:=[EM.B76]-[EM.D76]" office:value-type="float" office:value="0.33243187" calcext:value-type="float">
            <text:p>0.3324318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25" calcext:value-type="float">
            <text:p>1.25</text:p>
          </table:table-cell>
          <table:table-cell office:value-type="float" office:value="0.0018" calcext:value-type="float">
            <text:p>0.0018</text:p>
          </table:table-cell>
          <table:table-cell office:value-type="float" office:value="0.88855219" calcext:value-type="float">
            <text:p>0.88855219</text:p>
          </table:table-cell>
          <table:table-cell/>
          <table:table-cell table:formula="of:=[EM.B77]-[EM.D77]" office:value-type="float" office:value="0.36144781" calcext:value-type="float">
            <text:p>0.36144781</text:p>
          </table:table-cell>
          <table:table-cell table:number-columns-repeated="5"/>
        </table:table-row>
        <table:table-row table:style-name="ro1" table:number-rows-repeated="8">
          <table:table-cell table:style-name="Default" table:number-columns-repeated="4"/>
          <table:table-cell table:number-columns-repeated="7"/>
        </table:table-row>
        <table:table-row table:style-name="ro1">
          <table:table-cell table:style-name="Default" table:number-columns-repeated="4"/>
          <table:table-cell/>
          <table:table-cell office:value-type="string" calcext:value-type="string">
            <text:p>diff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1098436" calcext:value-type="float">
            <text:p>0.1098436</text:p>
          </table:table-cell>
          <table:table-cell/>
          <table:table-cell table:formula="of:=[EM.B88]-[EM.B87]" office:value-type="float" office:value="-0.02" calcext:value-type="float">
            <text:p>-0.0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1" calcext:value-type="float">
            <text:p>0.71</text:p>
          </table:table-cell>
          <table:table-cell office:value-type="float" office:value="0.012" calcext:value-type="float">
            <text:p>0.012</text:p>
          </table:table-cell>
          <table:table-cell office:value-type="float" office:value="0.1342394" calcext:value-type="float">
            <text:p>0.1342394</text:p>
          </table:table-cell>
          <table:table-cell/>
          <table:table-cell table:formula="of:=[EM.B89]-[EM.B88]" office:value-type="float" office:value="-0.0199999999999999" calcext:value-type="float">
            <text:p>-0.0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9" calcext:value-type="float">
            <text:p>0.69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1681182" calcext:value-type="float">
            <text:p>0.1681182</text:p>
          </table:table-cell>
          <table:table-cell/>
          <table:table-cell table:formula="of:=[EM.B90]-[EM.B89]" office:value-type="float" office:value="0.06" calcext:value-type="float">
            <text:p>0.0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.75</text:p>
          </table:table-cell>
          <table:table-cell office:value-type="float" office:value="0.01" calcext:value-type="float">
            <text:p>0.01</text:p>
          </table:table-cell>
          <table:table-cell office:value-type="float" office:value="0.2025965" calcext:value-type="float">
            <text:p>0.2025965</text:p>
          </table:table-cell>
          <table:table-cell/>
          <table:table-cell table:formula="of:=[EM.B91]-[EM.B90]" office:value-type="float" office:value="-0.01" calcext:value-type="float">
            <text:p>-0.01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" calcext:value-type="float">
            <text:p>0.74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2323281" calcext:value-type="float">
            <text:p>0.2323281</text:p>
          </table:table-cell>
          <table:table-cell/>
          <table:table-cell table:formula="of:=[EM.B92]-[EM.B91]" office:value-type="float" office:value="0.03" calcext:value-type="float">
            <text:p>0.0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7" calcext:value-type="float">
            <text:p>0.77</text:p>
          </table:table-cell>
          <table:table-cell office:value-type="float" office:value="0.0082" calcext:value-type="float">
            <text:p>0.0082</text:p>
          </table:table-cell>
          <table:table-cell office:value-type="float" office:value="0.2597019" calcext:value-type="float">
            <text:p>0.2597019</text:p>
          </table:table-cell>
          <table:table-cell/>
          <table:table-cell table:formula="of:=[EM.B93]-[EM.B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7" calcext:value-type="float">
            <text:p>0.77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2834282" calcext:value-type="float">
            <text:p>0.2834282</text:p>
          </table:table-cell>
          <table:table-cell/>
          <table:table-cell table:formula="of:=[EM.B94]-[EM.B93]" office:value-type="float" office:value="0.0600000000000001" calcext:value-type="float">
            <text:p>0.06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3" calcext:value-type="float">
            <text:p>0.83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2921517" calcext:value-type="float">
            <text:p>0.2921517</text:p>
          </table:table-cell>
          <table:table-cell/>
          <table:table-cell table:formula="of:=[EM.B95]-[EM.B94]" office:value-type="float" office:value="0.0499999999999999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8" calcext:value-type="float">
            <text:p>0.88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3241778" calcext:value-type="float">
            <text:p>0.3241778</text:p>
          </table:table-cell>
          <table:table-cell/>
          <table:table-cell table:formula="of:=[EM.B96]-[EM.B95]" office:value-type="float" office:value="-0.03" calcext:value-type="float">
            <text:p>-0.03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5" calcext:value-type="float">
            <text:p>0.85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3490274" calcext:value-type="float">
            <text:p>0.3490274</text:p>
          </table:table-cell>
          <table:table-cell/>
          <table:table-cell table:formula="of:=[EM.B97]-[EM.B96]" office:value-type="float" office:value="-0.0499999999999999" calcext:value-type="float">
            <text:p>-0.0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3678871" calcext:value-type="float">
            <text:p>0.3678871</text:p>
          </table:table-cell>
          <table:table-cell/>
          <table:table-cell table:formula="of:=[EM.B98]-[EM.B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" calcext:value-type="float">
            <text:p>0.8</text:p>
          </table:table-cell>
          <table:table-cell office:value-type="float" office:value="0.0048" calcext:value-type="float">
            <text:p>0.0048</text:p>
          </table:table-cell>
          <table:table-cell office:value-type="float" office:value="0.3940502" calcext:value-type="float">
            <text:p>0.3940502</text:p>
          </table:table-cell>
          <table:table-cell/>
          <table:table-cell table:formula="of:=[EM.B99]-[EM.B98]" office:value-type="float" office:value="0.06" calcext:value-type="float">
            <text:p>0.0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6" calcext:value-type="float">
            <text:p>0.86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4226723" calcext:value-type="float">
            <text:p>0.4226723</text:p>
          </table:table-cell>
          <table:table-cell/>
          <table:table-cell table:formula="of:=[EM.B100]-[EM.B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6" calcext:value-type="float">
            <text:p>0.86</text:p>
          </table:table-cell>
          <table:table-cell office:value-type="float" office:value="0.0045" calcext:value-type="float">
            <text:p>0.0045</text:p>
          </table:table-cell>
          <table:table-cell office:value-type="float" office:value="0.4384955" calcext:value-type="float">
            <text:p>0.4384955</text:p>
          </table:table-cell>
          <table:table-cell/>
          <table:table-cell table:formula="of:=[EM.B101]-[EM.B100]" office:value-type="float" office:value="-0.02" calcext:value-type="float">
            <text:p>-0.0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4" calcext:value-type="float">
            <text:p>0.84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4573359" calcext:value-type="float">
            <text:p>0.4573359</text:p>
          </table:table-cell>
          <table:table-cell/>
          <table:table-cell table:formula="of:=[EM.B102]-[EM.B101]"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9" calcext:value-type="float">
            <text:p>0.89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4834672" calcext:value-type="float">
            <text:p>0.4834672</text:p>
          </table:table-cell>
          <table:table-cell/>
          <table:table-cell table:formula="of:=[EM.B103]-[EM.B102]" office:value-type="float" office:value="-0.01" calcext:value-type="float">
            <text:p>-0.0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8" calcext:value-type="float">
            <text:p>0.88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4977463" calcext:value-type="float">
            <text:p>0.4977463</text:p>
          </table:table-cell>
          <table:table-cell/>
          <table:table-cell table:formula="of:=[EM.B104]-[EM.B103]"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5135221" calcext:value-type="float">
            <text:p>0.5135221</text:p>
          </table:table-cell>
          <table:table-cell/>
          <table:table-cell table:formula="of:=[EM.B105]-[EM.B104]" office:value-type="float" office:value="0.11" calcext:value-type="float">
            <text:p>0.1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.01" calcext:value-type="float">
            <text:p>1.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5352486" calcext:value-type="float">
            <text:p>0.5352486</text:p>
          </table:table-cell>
          <table:table-cell/>
          <table:table-cell table:formula="of:=[EM.B106]-[EM.B105]"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.02" calcext:value-type="float">
            <text:p>1.02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566709" calcext:value-type="float">
            <text:p>0.566709</text:p>
          </table:table-cell>
          <table:table-cell/>
          <table:table-cell table:formula="of:=[EM.B107]-[EM.B10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.02" calcext:value-type="float">
            <text:p>1.02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5996312" calcext:value-type="float">
            <text:p>0.5996312</text:p>
          </table:table-cell>
          <table:table-cell/>
          <table:table-cell table:formula="of:=[EM.B108]-[EM.B107]"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.04" calcext:value-type="float">
            <text:p>1.04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6208627" calcext:value-type="float">
            <text:p>0.6208627</text:p>
          </table:table-cell>
          <table:table-cell/>
          <table:table-cell table:formula="of:=[EM.B109]-[EM.B108]" office:value-type="float" office:value="0.03" calcext:value-type="float">
            <text:p>0.0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.07" calcext:value-type="float">
            <text:p>1.07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6410812" calcext:value-type="float">
            <text:p>0.6410812</text:p>
          </table:table-cell>
          <table:table-cell/>
          <table:table-cell table:formula="of:=[EM.B110]-[EM.B109]"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09" calcext:value-type="float">
            <text:p>1.09</text:p>
          </table:table-cell>
          <table:table-cell office:value-type="float" office:value="0.0032" calcext:value-type="float">
            <text:p>0.0032</text:p>
          </table:table-cell>
          <table:table-cell office:value-type="float" office:value="0.6533231" calcext:value-type="float">
            <text:p>0.6533231</text:p>
          </table:table-cell>
          <table:table-cell/>
          <table:table-cell table:formula="of:=[EM.B111]-[EM.B110]"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1" calcext:value-type="float">
            <text:p>1.1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6734994" calcext:value-type="float">
            <text:p>0.6734994</text:p>
          </table:table-cell>
          <table:table-cell/>
          <table:table-cell table:formula="of:=[EM.B112]-[EM.B111]" office:value-type="float" office:value="-0.02" calcext:value-type="float">
            <text:p>-0.0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.08" calcext:value-type="float">
            <text:p>1.08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6820475" calcext:value-type="float">
            <text:p>0.6820475</text:p>
          </table:table-cell>
          <table:table-cell/>
          <table:table-cell table:formula="of:=[EM.B113]-[EM.B112]"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.1" calcext:value-type="float">
            <text:p>1.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704973" calcext:value-type="float">
            <text:p>0.704973</text:p>
          </table:table-cell>
          <table:table-cell/>
          <table:table-cell table:formula="of:=[EM.B114]-[EM.B113]" office:value-type="float" office:value="0.0299999999999998" calcext:value-type="float">
            <text:p>0.0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.13" calcext:value-type="float">
            <text:p>1.13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7278958" calcext:value-type="float">
            <text:p>0.7278958</text:p>
          </table:table-cell>
          <table:table-cell/>
          <table:table-cell table:formula="of:=[EM.B115]-[EM.B114]" office:value-type="float" office:value="-0.0299999999999998" calcext:value-type="float">
            <text:p>-0.0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0.0023" calcext:value-type="float">
            <text:p>0.0023</text:p>
          </table:table-cell>
          <table:table-cell office:value-type="float" office:value="0.7576469" calcext:value-type="float">
            <text:p>0.7576469</text:p>
          </table:table-cell>
          <table:table-cell/>
          <table:table-cell table:formula="of:=[EM.B116]-[EM.B115]" office:value-type="float" office:value="-0.02" calcext:value-type="float">
            <text:p>-0.0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08" calcext:value-type="float">
            <text:p>1.08</text:p>
          </table:table-cell>
          <table:table-cell office:value-type="float" office:value="0.002" calcext:value-type="float">
            <text:p>0.002</text:p>
          </table:table-cell>
          <table:table-cell office:value-type="float" office:value="0.7697023" calcext:value-type="float">
            <text:p>0.7697023</text:p>
          </table:table-cell>
          <table:table-cell/>
          <table:table-cell table:formula="of:=[EM.B117]-[EM.B116]" office:value-type="float" office:value="-0.02" calcext:value-type="float">
            <text:p>-0.0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.06" calcext:value-type="float">
            <text:p>1.06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7852575" calcext:value-type="float">
            <text:p>0.7852575</text:p>
          </table:table-cell>
          <table:table-cell/>
          <table:table-cell table:formula="of:=[EM.B118]-[EM.B117]"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08" calcext:value-type="float">
            <text:p>1.08</text:p>
          </table:table-cell>
          <table:table-cell office:value-type="float" office:value="0.0016" calcext:value-type="float">
            <text:p>0.0016</text:p>
          </table:table-cell>
          <table:table-cell office:value-type="float" office:value="0.8102051" calcext:value-type="float">
            <text:p>0.8102051</text:p>
          </table:table-cell>
          <table:table-cell/>
          <table:table-cell table:formula="of:=[EM.B119]-[EM.B118]" office:value-type="float" office:value="0.0499999999999998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13" calcext:value-type="float">
            <text:p>1.13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8371201" calcext:value-type="float">
            <text:p>0.8371201</text:p>
          </table:table-cell>
          <table:table-cell/>
          <table:table-cell table:formula="of:=[EM.B120]-[EM.B119]"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.15" calcext:value-type="float">
            <text:p>1.15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8538552" calcext:value-type="float">
            <text:p>0.8538552</text:p>
          </table:table-cell>
          <table:table-cell/>
          <table:table-cell table:formula="of:=[EM.B121]-[EM.B120]"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.17" calcext:value-type="float">
            <text:p>1.17</text:p>
          </table:table-cell>
          <table:table-cell office:value-type="float" office:value="0.0017" calcext:value-type="float">
            <text:p>0.0017</text:p>
          </table:table-cell>
          <table:table-cell office:value-type="float" office:value="0.8786706" calcext:value-type="float">
            <text:p>0.8786706</text:p>
          </table:table-cell>
          <table:table-cell/>
          <table:table-cell table:formula="of:=[EM.B122]-[EM.B121]" office:value-type="float" office:value="-0.02" calcext:value-type="float">
            <text:p>-0.0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15" calcext:value-type="float">
            <text:p>1.15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8835511" calcext:value-type="float">
            <text:p>0.8835511</text:p>
          </table:table-cell>
          <table:table-cell/>
          <table:table-cell table:formula="of:=[EM.B123]-[EM.B122]" office:value-type="float" office:value="-0.00999999999999979" calcext:value-type="float">
            <text:p>-0.0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14" calcext:value-type="float">
            <text:p>1.14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9027696" calcext:value-type="float">
            <text:p>0.9027696</text:p>
          </table:table-cell>
          <table:table-cell/>
          <table:table-cell table:formula="of:=[EM.B124]-[EM.B1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14" calcext:value-type="float">
            <text:p>1.14</text:p>
          </table:table-cell>
          <table:table-cell office:value-type="float" office:value="0.0012" calcext:value-type="float">
            <text:p>0.0012</text:p>
          </table:table-cell>
          <table:table-cell office:value-type="float" office:value="0.9202171" calcext:value-type="float">
            <text:p>0.9202171</text:p>
          </table:table-cell>
          <table:table-cell/>
          <table:table-cell table:formula="of:=[EM.B125]-[EM.B124]" office:value-type="float" office:value="0.0599999999999998" calcext:value-type="float">
            <text:p>0.06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2" calcext:value-type="float">
            <text:p>1.2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948042" calcext:value-type="float">
            <text:p>0.948042</text:p>
          </table:table-cell>
          <table:table-cell/>
          <table:table-cell table:formula="of:=[EM.B126]-[EM.B125]" office:value-type="float" office:value="-0.04" calcext:value-type="float">
            <text:p>-0.0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16" calcext:value-type="float">
            <text:p>1.16</text:p>
          </table:table-cell>
          <table:table-cell office:value-type="float" office:value="0.001" calcext:value-type="float">
            <text:p>0.001</text:p>
          </table:table-cell>
          <table:table-cell office:value-type="float" office:value="0.9579888" calcext:value-type="float">
            <text:p>0.9579888</text:p>
          </table:table-cell>
          <table:table-cell/>
          <table:table-cell table:formula="of:=[EM.B127]-[EM.B126]" office:value-type="float" office:value="0.04" calcext:value-type="float">
            <text:p>0.04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.2" calcext:value-type="float">
            <text:p>1.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9822053" calcext:value-type="float">
            <text:p>0.9822053</text:p>
          </table:table-cell>
          <table:table-cell/>
          <table:table-cell table:formula="of:=[EM.B128]-[EM.B127]" office:value-type="float" office:value="-0.02" calcext:value-type="float">
            <text:p>-0.0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18" calcext:value-type="float">
            <text:p>1.18</text:p>
          </table:table-cell>
          <table:table-cell office:value-type="float" office:value="0.0009" calcext:value-type="float">
            <text:p>0.0009</text:p>
          </table:table-cell>
          <table:table-cell office:value-type="float" office:value="0.9965703" calcext:value-type="float">
            <text:p>0.9965703</text:p>
          </table:table-cell>
          <table:table-cell/>
          <table:table-cell table:formula="of:=[EM.B129]-[EM.B128]"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.19" calcext:value-type="float">
            <text:p>1.19</text:p>
          </table:table-cell>
          <table:table-cell office:value-type="float" office:value="0.0008" calcext:value-type="float">
            <text:p>0.0008</text:p>
          </table:table-cell>
          <table:table-cell office:value-type="float" office:value="1.0172457" calcext:value-type="float">
            <text:p>1.0172457</text:p>
          </table:table-cell>
          <table:table-cell/>
          <table:table-cell table:formula="of:=[EM.B130]-[EM.B129]"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2" calcext:value-type="float">
            <text:p>1.2</text:p>
          </table:table-cell>
          <table:table-cell office:value-type="float" office:value="0.0007" calcext:value-type="float">
            <text:p>0.0007</text:p>
          </table:table-cell>
          <table:table-cell office:value-type="float" office:value="1.0433911" calcext:value-type="float">
            <text:p>1.0433911</text:p>
          </table:table-cell>
          <table:table-cell/>
          <table:table-cell table:formula="of:=[EM.B131]-[EM.B130]" office:value-type="float" office:value="-1.2" calcext:value-type="float">
            <text:p>-1.2</text:p>
          </table:table-cell>
          <table:table-cell table:number-columns-repeated="5"/>
        </table:table-row>
      </table:table>
      <table:table table:name="simulation exercise (rec_tree)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table:number-columns-repeated="4"/>
          <table:table-cell office:value-type="string" calcext:value-type="string">
            <text:p>K</text:p>
          </table:table-cell>
          <table:table-cell table:style-name="Default"/>
          <table:table-cell table:style-name="Default" office:value-type="string" calcext:value-type="string">
            <text:p>adding mu in sigma</text:p>
          </table:table-cell>
          <table:table-cell table:style-name="Default" table:number-columns-repeated="2"/>
          <table:table-cell office:value-type="string" calcext:value-type="string">
            <text:p>K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7027515" calcext:value-type="float">
            <text:p>0.07027515</text:p>
          </table:table-cell>
          <table:table-cell table:formula="of:=(['simulation exercise (rec_tree)'.C3]-['simulation exercise (rec_tree)'.E3])/['simulation exercise (rec_tree)'.D3]" office:value-type="float" office:value="43.8856615853659" calcext:value-type="float">
            <text:p>43.8856615854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356124" calcext:value-type="float">
            <text:p>0.1356124</text:p>
          </table:table-cell>
          <table:table-cell table:formula="of:=(['simulation exercise (rec_tree)'.H3]-['simulation exercise (rec_tree)'.J3])/['simulation exercise (rec_tree)'.I3]" office:value-type="float" office:value="50.9991388888889" calcext:value-type="float">
            <text:p>50.9991388889</text:p>
          </table:table-cell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7442161" calcext:value-type="float">
            <text:p>0.07442161</text:p>
          </table:table-cell>
          <table:table-cell table:formula="of:=(['simulation exercise (rec_tree)'.C4]-['simulation exercise (rec_tree)'.E4])/['simulation exercise (rec_tree)'.D4]" office:value-type="float" office:value="43.9744478787879" calcext:value-type="float">
            <text:p>43.9744478788</text:p>
          </table:table-cell>
          <table:table-cell office:value-type="float" office:value="2" calcext:value-type="float">
            <text:p>2</text:p>
          </table:table-cell>
          <table:table-cell office:value-type="float" office:value="0.56" calcext:value-type="float">
            <text:p>0.56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1619055" calcext:value-type="float">
            <text:p>0.1619055</text:p>
          </table:table-cell>
          <table:table-cell table:formula="of:=(['simulation exercise (rec_tree)'.H4]-['simulation exercise (rec_tree)'.J4])/['simulation exercise (rec_tree)'.I4]" office:value-type="float" office:value="56.069647887324" calcext:value-type="float">
            <text:p>56.0696478873</text:p>
          </table:table-cell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office:value-type="float" office:value="0.77" calcext:value-type="float">
            <text:p>0.77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8018547" calcext:value-type="float">
            <text:p>0.08018547</text:p>
          </table:table-cell>
          <table:table-cell table:formula="of:=(['simulation exercise (rec_tree)'.C5]-['simulation exercise (rec_tree)'.E5])/['simulation exercise (rec_tree)'.D5]" office:value-type="float" office:value="43.6591474683544" calcext:value-type="float">
            <text:p>43.6591474684</text:p>
          </table:table-cell>
          <table:table-cell office:value-type="float" office:value="3" calcext:value-type="float">
            <text:p>3</text:p>
          </table:table-cell>
          <table:table-cell office:value-type="float" office:value="0.89" calcext:value-type="float">
            <text:p>0.89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1386724" calcext:value-type="float">
            <text:p>0.1386724</text:p>
          </table:table-cell>
          <table:table-cell table:formula="of:=(['simulation exercise (rec_tree)'.H5]-['simulation exercise (rec_tree)'.J5])/['simulation exercise (rec_tree)'.I5]" office:value-type="float" office:value="48.7875064935065" calcext:value-type="float">
            <text:p>48.7875064935</text:p>
          </table:table-cell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.77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7498618" calcext:value-type="float">
            <text:p>0.07498618</text:p>
          </table:table-cell>
          <table:table-cell table:formula="of:=(['simulation exercise (rec_tree)'.C6]-['simulation exercise (rec_tree)'.E6])/['simulation exercise (rec_tree)'.D6]" office:value-type="float" office:value="45.425739869281" calcext:value-type="float">
            <text:p>45.4257398693</text:p>
          </table:table-cell>
          <table:table-cell office:value-type="float" office:value="4" calcext:value-type="float">
            <text:p>4</text:p>
          </table:table-cell>
          <table:table-cell office:value-type="float" office:value="0.62" calcext:value-type="float">
            <text:p>0.62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1618224" calcext:value-type="float">
            <text:p>0.1618224</text:p>
          </table:table-cell>
          <table:table-cell table:formula="of:=(['simulation exercise (rec_tree)'.H6]-['simulation exercise (rec_tree)'.J6])/['simulation exercise (rec_tree)'.I6]" office:value-type="float" office:value="59.5035844155844" calcext:value-type="float">
            <text:p>59.5035844156</text:p>
          </table:table-cell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8816993" calcext:value-type="float">
            <text:p>0.08816993</text:p>
          </table:table-cell>
          <table:table-cell table:formula="of:=(['simulation exercise (rec_tree)'.C7]-['simulation exercise (rec_tree)'.E7])/['simulation exercise (rec_tree)'.D7]" office:value-type="float" office:value="44.6060478021978" calcext:value-type="float">
            <text:p>44.6060478022</text:p>
          </table:table-cell>
          <table:table-cell office:value-type="float" office:value="5" calcext:value-type="float">
            <text:p>5</text:p>
          </table:table-cell>
          <table:table-cell office:value-type="float" office:value="0.64" calcext:value-type="float">
            <text:p>0.64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1425699" calcext:value-type="float">
            <text:p>0.1425699</text:p>
          </table:table-cell>
          <table:table-cell table:formula="of:=(['simulation exercise (rec_tree)'.H7]-['simulation exercise (rec_tree)'.J7])/['simulation exercise (rec_tree)'.I7]" office:value-type="float" office:value="51.8156354166667" calcext:value-type="float">
            <text:p>51.8156354167</text:p>
          </table:table-cell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office:value-type="float" office:value="0.81" calcext:value-type="float">
            <text:p>0.81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9191665" calcext:value-type="float">
            <text:p>0.09191665</text:p>
          </table:table-cell>
          <table:table-cell table:formula="of:=(['simulation exercise (rec_tree)'.C8]-['simulation exercise (rec_tree)'.E8])/['simulation exercise (rec_tree)'.D8]" office:value-type="float" office:value="42.4901390532544" calcext:value-type="float">
            <text:p>42.4901390533</text:p>
          </table:table-cell>
          <table:table-cell office:value-type="float" office:value="6" calcext:value-type="float">
            <text:p>6</text:p>
          </table:table-cell>
          <table:table-cell office:value-type="float" office:value="0.82" calcext:value-type="float">
            <text:p>0.82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1552253" calcext:value-type="float">
            <text:p>0.1552253</text:p>
          </table:table-cell>
          <table:table-cell table:formula="of:=(['simulation exercise (rec_tree)'.H8]-['simulation exercise (rec_tree)'.J8])/['simulation exercise (rec_tree)'.I8]" office:value-type="float" office:value="57.8064956521739" calcext:value-type="float">
            <text:p>57.8064956522</text:p>
          </table:table-cell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office:value-type="float" office:value="0.81" calcext:value-type="float">
            <text:p>0.81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1014621" calcext:value-type="float">
            <text:p>0.1014621</text:p>
          </table:table-cell>
          <table:table-cell table:formula="of:=(['simulation exercise (rec_tree)'.C9]-['simulation exercise (rec_tree)'.E9])/['simulation exercise (rec_tree)'.D9]" office:value-type="float" office:value="43.2035304878049" calcext:value-type="float">
            <text:p>43.2035304878</text:p>
          </table:table-cell>
          <table:table-cell office:value-type="float" office:value="7" calcext:value-type="float">
            <text:p>7</text:p>
          </table:table-cell>
          <table:table-cell office:value-type="float" office:value="0.72" calcext:value-type="float">
            <text:p>0.72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1613436" calcext:value-type="float">
            <text:p>0.1613436</text:p>
          </table:table-cell>
          <table:table-cell table:formula="of:=(['simulation exercise (rec_tree)'.H9]-['simulation exercise (rec_tree)'.J9])/['simulation exercise (rec_tree)'.I9]" office:value-type="float" office:value="56.4299393939394" calcext:value-type="float">
            <text:p>56.4299393939</text:p>
          </table:table-cell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float" office:value="0.91" calcext:value-type="float">
            <text:p>0.91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8492483" calcext:value-type="float">
            <text:p>0.08492483</text:p>
          </table:table-cell>
          <table:table-cell table:formula="of:=(['simulation exercise (rec_tree)'.C10]-['simulation exercise (rec_tree)'.E10])/['simulation exercise (rec_tree)'.D10]" office:value-type="float" office:value="43.8869771276596" calcext:value-type="float">
            <text:p>43.8869771277</text:p>
          </table:table-cell>
          <table:table-cell office:value-type="float" office:value="8" calcext:value-type="float">
            <text:p>8</text:p>
          </table:table-cell>
          <table:table-cell office:value-type="float" office:value="0.76" calcext:value-type="float">
            <text:p>0.76</text:p>
          </table:table-cell>
          <table:table-cell office:value-type="float" office:value="0.0112" calcext:value-type="float">
            <text:p>0.0112</text:p>
          </table:table-cell>
          <table:table-cell office:value-type="float" office:value="0.15754" calcext:value-type="float">
            <text:p>0.15754</text:p>
          </table:table-cell>
          <table:table-cell table:formula="of:=(['simulation exercise (rec_tree)'.H10]-['simulation exercise (rec_tree)'.J10])/['simulation exercise (rec_tree)'.I10]" office:value-type="float" office:value="53.7910714285714" calcext:value-type="float">
            <text:p>53.7910714286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float" office:value="0.88" calcext:value-type="float">
            <text:p>0.88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10395547" calcext:value-type="float">
            <text:p>0.10395547</text:p>
          </table:table-cell>
          <table:table-cell table:formula="of:=(['simulation exercise (rec_tree)'.C11]-['simulation exercise (rec_tree)'.E11])/['simulation exercise (rec_tree)'.D11]" office:value-type="float" office:value="43.8443237288136" calcext:value-type="float">
            <text:p>43.8443237288</text:p>
          </table:table-cell>
          <table:table-cell office:value-type="float" office:value="9" calcext:value-type="float">
            <text:p>9</text:p>
          </table:table-cell>
          <table:table-cell office:value-type="float" office:value="0.88" calcext:value-type="float">
            <text:p>0.88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1501624" calcext:value-type="float">
            <text:p>0.1501624</text:p>
          </table:table-cell>
          <table:table-cell table:formula="of:=(['simulation exercise (rec_tree)'.H11]-['simulation exercise (rec_tree)'.J11])/['simulation exercise (rec_tree)'.I11]" office:value-type="float" office:value="46.192253164557" calcext:value-type="float">
            <text:p>46.1922531646</text:p>
          </table:table-cell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0.87" calcext:value-type="float">
            <text:p>0.87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7379664" calcext:value-type="float">
            <text:p>0.07379664</text:p>
          </table:table-cell>
          <table:table-cell table:formula="of:=(['simulation exercise (rec_tree)'.C12]-['simulation exercise (rec_tree)'.E12])/['simulation exercise (rec_tree)'.D12]" office:value-type="float" office:value="44.4806346368715" calcext:value-type="float">
            <text:p>44.4806346369</text:p>
          </table:table-cell>
          <table:table-cell office:value-type="float" office:value="10" calcext:value-type="float">
            <text:p>10</text:p>
          </table:table-cell>
          <table:table-cell office:value-type="float" office:value="0.68" calcext:value-type="float">
            <text:p>0.68</text:p>
          </table:table-cell>
          <table:table-cell office:value-type="float" office:value="0.01" calcext:value-type="float">
            <text:p>0.01</text:p>
          </table:table-cell>
          <table:table-cell office:value-type="float" office:value="0.1564526" calcext:value-type="float">
            <text:p>0.1564526</text:p>
          </table:table-cell>
          <table:table-cell table:formula="of:=(['simulation exercise (rec_tree)'.H12]-['simulation exercise (rec_tree)'.J12])/['simulation exercise (rec_tree)'.I12]" office:value-type="float" office:value="52.35474" calcext:value-type="float">
            <text:p>52.35474</text:p>
          </table:table-cell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float" office:value="0.83" calcext:value-type="float">
            <text:p>0.83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7917151" calcext:value-type="float">
            <text:p>0.07917151</text:p>
          </table:table-cell>
          <table:table-cell table:formula="of:=(['simulation exercise (rec_tree)'.C13]-['simulation exercise (rec_tree)'.E13])/['simulation exercise (rec_tree)'.D13]" office:value-type="float" office:value="44.9597898203593" calcext:value-type="float">
            <text:p>44.9597898204</text:p>
          </table:table-cell>
          <table:table-cell office:value-type="float" office:value="11" calcext:value-type="float">
            <text:p>11</text:p>
          </table:table-cell>
          <table:table-cell office:value-type="float" office:value="0.75" calcext:value-type="float">
            <text:p>0.75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1440534" calcext:value-type="float">
            <text:p>0.1440534</text:p>
          </table:table-cell>
          <table:table-cell table:formula="of:=(['simulation exercise (rec_tree)'.H13]-['simulation exercise (rec_tree)'.J13])/['simulation exercise (rec_tree)'.I13]" office:value-type="float" office:value="53.623592920354" calcext:value-type="float">
            <text:p>53.6235929204</text:p>
          </table:table-cell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float" office:value="0.77" calcext:value-type="float">
            <text:p>0.7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8064159" calcext:value-type="float">
            <text:p>0.08064159</text:p>
          </table:table-cell>
          <table:table-cell table:formula="of:=(['simulation exercise (rec_tree)'.C14]-['simulation exercise (rec_tree)'.E14])/['simulation exercise (rec_tree)'.D14]" office:value-type="float" office:value="44.1896416666667" calcext:value-type="float">
            <text:p>44.1896416667</text:p>
          </table:table-cell>
          <table:table-cell office:value-type="float" office:value="12" calcext:value-type="float">
            <text:p>12</text:p>
          </table:table-cell>
          <table:table-cell office:value-type="float" office:value="0.58" calcext:value-type="float">
            <text:p>0.58</text:p>
          </table:table-cell>
          <table:table-cell office:value-type="float" office:value="0.0067" calcext:value-type="float">
            <text:p>0.0067</text:p>
          </table:table-cell>
          <table:table-cell office:value-type="float" office:value="0.1751191" calcext:value-type="float">
            <text:p>0.1751191</text:p>
          </table:table-cell>
          <table:table-cell table:formula="of:=(['simulation exercise (rec_tree)'.H14]-['simulation exercise (rec_tree)'.J14])/['simulation exercise (rec_tree)'.I14]" office:value-type="float" office:value="60.4299850746269" calcext:value-type="float">
            <text:p>60.4299850746</text:p>
          </table:table-cell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9193466" calcext:value-type="float">
            <text:p>0.09193466</text:p>
          </table:table-cell>
          <table:table-cell table:formula="of:=(['simulation exercise (rec_tree)'.C15]-['simulation exercise (rec_tree)'.E15])/['simulation exercise (rec_tree)'.D15]" office:value-type="float" office:value="43.4481023923445" calcext:value-type="float">
            <text:p>43.4481023923</text:p>
          </table:table-cell>
          <table:table-cell office:value-type="float" office:value="13" calcext:value-type="float">
            <text:p>13</text:p>
          </table:table-cell>
          <table:table-cell office:value-type="float" office:value="0.66" calcext:value-type="float">
            <text:p>0.66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1470009" calcext:value-type="float">
            <text:p>0.1470009</text:p>
          </table:table-cell>
          <table:table-cell table:formula="of:=(['simulation exercise (rec_tree)'.H15]-['simulation exercise (rec_tree)'.J15])/['simulation exercise (rec_tree)'.I15]" office:value-type="float" office:value="56.3735274725275" calcext:value-type="float">
            <text:p>56.3735274725</text:p>
          </table:table-cell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float" office:value="0.83" calcext:value-type="float">
            <text:p>0.8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9345148" calcext:value-type="float">
            <text:p>0.09345148</text:p>
          </table:table-cell>
          <table:table-cell table:formula="of:=(['simulation exercise (rec_tree)'.C16]-['simulation exercise (rec_tree)'.E16])/['simulation exercise (rec_tree)'.D16]" office:value-type="float" office:value="45.1870257668712" calcext:value-type="float">
            <text:p>45.1870257669</text:p>
          </table:table-cell>
          <table:table-cell office:value-type="float" office:value="14" calcext:value-type="float">
            <text:p>14</text:p>
          </table:table-cell>
          <table:table-cell office:value-type="float" office:value="0.73" calcext:value-type="float">
            <text:p>0.73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1456207" calcext:value-type="float">
            <text:p>0.1456207</text:p>
          </table:table-cell>
          <table:table-cell table:formula="of:=(['simulation exercise (rec_tree)'.H16]-['simulation exercise (rec_tree)'.J16])/['simulation exercise (rec_tree)'.I16]" office:value-type="float" office:value="54.6148878504673" calcext:value-type="float">
            <text:p>54.6148878505</text:p>
          </table:table-cell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float" office:value="0.79" calcext:value-type="float">
            <text:p>0.79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8986139" calcext:value-type="float">
            <text:p>0.08986139</text:p>
          </table:table-cell>
          <table:table-cell table:formula="of:=(['simulation exercise (rec_tree)'.C17]-['simulation exercise (rec_tree)'.E17])/['simulation exercise (rec_tree)'.D17]" office:value-type="float" office:value="44.3125702531646" calcext:value-type="float">
            <text:p>44.3125702532</text:p>
          </table:table-cell>
          <table:table-cell office:value-type="float" office:value="15" calcext:value-type="float">
            <text:p>15</text:p>
          </table:table-cell>
          <table:table-cell office:value-type="float" office:value="0.73" calcext:value-type="float">
            <text:p>0.73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1491378" calcext:value-type="float">
            <text:p>0.1491378</text:p>
          </table:table-cell>
          <table:table-cell table:formula="of:=(['simulation exercise (rec_tree)'.H17]-['simulation exercise (rec_tree)'.J17])/['simulation exercise (rec_tree)'.I17]" office:value-type="float" office:value="54.2861869158878" calcext:value-type="float">
            <text:p>54.2861869159</text:p>
          </table:table-cell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office:value-type="float" office:value="0.77" calcext:value-type="float">
            <text:p>0.7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7588468" calcext:value-type="float">
            <text:p>0.07588468</text:p>
          </table:table-cell>
          <table:table-cell table:formula="of:=(['simulation exercise (rec_tree)'.C18]-['simulation exercise (rec_tree)'.E18])/['simulation exercise (rec_tree)'.D18]" office:value-type="float" office:value="44.4945717948718" calcext:value-type="float">
            <text:p>44.4945717949</text:p>
          </table:table-cell>
          <table:table-cell office:value-type="float" office:value="16" calcext:value-type="float">
            <text:p>16</text:p>
          </table:table-cell>
          <table:table-cell office:value-type="float" office:value="0.76" calcext:value-type="float">
            <text:p>0.76</text:p>
          </table:table-cell>
          <table:table-cell office:value-type="float" office:value="0.011" calcext:value-type="float">
            <text:p>0.011</text:p>
          </table:table-cell>
          <table:table-cell office:value-type="float" office:value="0.1330578" calcext:value-type="float">
            <text:p>0.1330578</text:p>
          </table:table-cell>
          <table:table-cell table:formula="of:=(['simulation exercise (rec_tree)'.H18]-['simulation exercise (rec_tree)'.J18])/['simulation exercise (rec_tree)'.I18]" office:value-type="float" office:value="56.9947454545455" calcext:value-type="float">
            <text:p>56.9947454545</text:p>
          </table:table-cell>
        </table:table-row>
        <table:table-row table:style-name="ro3">
          <table:table-cell/>
          <table:table-cell office:value-type="float" office:value="17" calcext:value-type="float">
            <text:p>17</text:p>
          </table:table-cell>
          <table:table-cell office:value-type="float" office:value="0.83" calcext:value-type="float">
            <text:p>0.83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7267645" calcext:value-type="float">
            <text:p>0.07267645</text:p>
          </table:table-cell>
          <table:table-cell table:formula="of:=(['simulation exercise (rec_tree)'.C19]-['simulation exercise (rec_tree)'.E19])/['simulation exercise (rec_tree)'.D19]" office:value-type="float" office:value="44.8120443786982" calcext:value-type="float">
            <text:p>44.8120443787</text:p>
          </table:table-cell>
          <table:table-cell office:value-type="float" office:value="17" calcext:value-type="float">
            <text:p>17</text:p>
          </table:table-cell>
          <table:table-cell office:value-type="float" office:value="0.7" calcext:value-type="float">
            <text:p>0.7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1593976" calcext:value-type="float">
            <text:p>0.1593976</text:p>
          </table:table-cell>
          <table:table-cell table:formula="of:=(['simulation exercise (rec_tree)'.H19]-['simulation exercise (rec_tree)'.J19])/['simulation exercise (rec_tree)'.I19]" office:value-type="float" office:value="55.1635102040816" calcext:value-type="float">
            <text:p>55.1635102041</text:p>
          </table:table-cell>
        </table:table-row>
        <table:table-row table:style-name="ro3">
          <table:table-cell/>
          <table:table-cell office:value-type="float" office:value="18" calcext:value-type="float">
            <text:p>18</text:p>
          </table:table-cell>
          <table:table-cell office:value-type="float" office:value="0.79" calcext:value-type="float">
            <text:p>0.79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8256841" calcext:value-type="float">
            <text:p>0.08256841</text:p>
          </table:table-cell>
          <table:table-cell table:formula="of:=(['simulation exercise (rec_tree)'.C20]-['simulation exercise (rec_tree)'.E20])/['simulation exercise (rec_tree)'.D20]" office:value-type="float" office:value="44.4925528301887" calcext:value-type="float">
            <text:p>44.4925528302</text:p>
          </table:table-cell>
          <table:table-cell office:value-type="float" office:value="18" calcext:value-type="float">
            <text:p>18</text:p>
          </table:table-cell>
          <table:table-cell office:value-type="float" office:value="0.58" calcext:value-type="float">
            <text:p>0.58</text:p>
          </table:table-cell>
          <table:table-cell office:value-type="float" office:value="0.0077" calcext:value-type="float">
            <text:p>0.0077</text:p>
          </table:table-cell>
          <table:table-cell office:value-type="float" office:value="0.1517627" calcext:value-type="float">
            <text:p>0.1517627</text:p>
          </table:table-cell>
          <table:table-cell table:formula="of:=(['simulation exercise (rec_tree)'.H20]-['simulation exercise (rec_tree)'.J20])/['simulation exercise (rec_tree)'.I20]" office:value-type="float" office:value="55.6152337662338" calcext:value-type="float">
            <text:p>55.6152337662</text:p>
          </table:table-cell>
        </table:table-row>
        <table:table-row table:style-name="ro3">
          <table:table-cell/>
          <table:table-cell office:value-type="float" office:value="19" calcext:value-type="float">
            <text:p>19</text:p>
          </table:table-cell>
          <table:table-cell office:value-type="float" office:value="0.72" calcext:value-type="float">
            <text:p>0.72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08991504" calcext:value-type="float">
            <text:p>0.08991504</text:p>
          </table:table-cell>
          <table:table-cell table:formula="of:=(['simulation exercise (rec_tree)'.C21]-['simulation exercise (rec_tree)'.E21])/['simulation exercise (rec_tree)'.D21]" office:value-type="float" office:value="43.7559" calcext:value-type="float">
            <text:p>43.7559</text:p>
          </table:table-cell>
          <table:table-cell office:value-type="float" office:value="19" calcext:value-type="float">
            <text:p>19</text:p>
          </table:table-cell>
          <table:table-cell office:value-type="float" office:value="0.74" calcext:value-type="float">
            <text:p>0.74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1467157" calcext:value-type="float">
            <text:p>0.1467157</text:p>
          </table:table-cell>
          <table:table-cell table:formula="of:=(['simulation exercise (rec_tree)'.H21]-['simulation exercise (rec_tree)'.J21])/['simulation exercise (rec_tree)'.I21]" office:value-type="float" office:value="54.9337314814815" calcext:value-type="float">
            <text:p>54.9337314815</text:p>
          </table:table-cell>
        </table:table-row>
        <table:table-row table:style-name="ro3">
          <table:table-cell/>
          <table:table-cell office:value-type="float" office:value="20" calcext:value-type="float">
            <text:p>20</text:p>
          </table:table-cell>
          <table:table-cell office:value-type="float" office:value="0.79" calcext:value-type="float">
            <text:p>0.79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7945293" calcext:value-type="float">
            <text:p>0.07945293</text:p>
          </table:table-cell>
          <table:table-cell table:formula="of:=(['simulation exercise (rec_tree)'.C22]-['simulation exercise (rec_tree)'.E22])/['simulation exercise (rec_tree)'.D22]" office:value-type="float" office:value="43.0634587878788" calcext:value-type="float">
            <text:p>43.0634587879</text:p>
          </table:table-cell>
          <table:table-cell office:value-type="float" office:value="20" calcext:value-type="float">
            <text:p>20</text:p>
          </table:table-cell>
          <table:table-cell office:value-type="float" office:value="0.62" calcext:value-type="float">
            <text:p>0.62</text:p>
          </table:table-cell>
          <table:table-cell office:value-type="float" office:value="0.0078" calcext:value-type="float">
            <text:p>0.0078</text:p>
          </table:table-cell>
          <table:table-cell office:value-type="float" office:value="0.159878" calcext:value-type="float">
            <text:p>0.159878</text:p>
          </table:table-cell>
          <table:table-cell table:formula="of:=(['simulation exercise (rec_tree)'.H22]-['simulation exercise (rec_tree)'.J22])/['simulation exercise (rec_tree)'.I22]" office:value-type="float" office:value="58.99" calcext:value-type="float">
            <text:p>58.99</text:p>
          </table:table-cell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office:value-type="float" office:value="0.9" calcext:value-type="float">
            <text:p>0.9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9725675" calcext:value-type="float">
            <text:p>0.09725675</text:p>
          </table:table-cell>
          <table:table-cell table:formula="of:=(['simulation exercise (rec_tree)'.C23]-['simulation exercise (rec_tree)'.E23])/['simulation exercise (rec_tree)'.D23]" office:value-type="float" office:value="43.8657513661202" calcext:value-type="float">
            <text:p>43.8657513661</text:p>
          </table:table-cell>
          <table:table-cell office:value-type="float" office:value="21" calcext:value-type="float">
            <text:p>21</text:p>
          </table:table-cell>
          <table:table-cell office:value-type="float" office:value="0.63" calcext:value-type="float">
            <text:p>0.63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1690664" calcext:value-type="float">
            <text:p>0.1690664</text:p>
          </table:table-cell>
          <table:table-cell table:formula="of:=(['simulation exercise (rec_tree)'.H23]-['simulation exercise (rec_tree)'.J23])/['simulation exercise (rec_tree)'.I23]" office:value-type="float" office:value="64.9202253521127" calcext:value-type="float">
            <text:p>64.9202253521</text:p>
          </table:table-cell>
        </table:table-row>
        <table:table-row table:style-name="ro3">
          <table:table-cell/>
          <table:table-cell office:value-type="float" office:value="22" calcext:value-type="float">
            <text:p>22</text:p>
          </table:table-cell>
          <table:table-cell office:value-type="float" office:value="0.76" calcext:value-type="float">
            <text:p>0.76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7980575" calcext:value-type="float">
            <text:p>0.07980575</text:p>
          </table:table-cell>
          <table:table-cell table:formula="of:=(['simulation exercise (rec_tree)'.C24]-['simulation exercise (rec_tree)'.E24])/['simulation exercise (rec_tree)'.D24]" office:value-type="float" office:value="44.1684577922078" calcext:value-type="float">
            <text:p>44.1684577922</text:p>
          </table:table-cell>
          <table:table-cell office:value-type="float" office:value="22" calcext:value-type="float">
            <text:p>22</text:p>
          </table:table-cell>
          <table:table-cell office:value-type="float" office:value="0.86" calcext:value-type="float">
            <text:p>0.86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1562129" calcext:value-type="float">
            <text:p>0.1562129</text:p>
          </table:table-cell>
          <table:table-cell table:formula="of:=(['simulation exercise (rec_tree)'.H24]-['simulation exercise (rec_tree)'.J24])/['simulation exercise (rec_tree)'.I24]" office:value-type="float" office:value="49.2158811188811" calcext:value-type="float">
            <text:p>49.2158811189</text:p>
          </table:table-cell>
        </table:table-row>
        <table:table-row table:style-name="ro3">
          <table:table-cell/>
          <table:table-cell office:value-type="float" office:value="23" calcext:value-type="float">
            <text:p>23</text:p>
          </table:table-cell>
          <table:table-cell office:value-type="float" office:value="0.97" calcext:value-type="float">
            <text:p>0.97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889123" calcext:value-type="float">
            <text:p>0.0889123</text:p>
          </table:table-cell>
          <table:table-cell table:formula="of:=(['simulation exercise (rec_tree)'.C25]-['simulation exercise (rec_tree)'.E25])/['simulation exercise (rec_tree)'.D25]" office:value-type="float" office:value="44.2757638190955" calcext:value-type="float">
            <text:p>44.2757638191</text:p>
          </table:table-cell>
          <table:table-cell office:value-type="float" office:value="23" calcext:value-type="float">
            <text:p>23</text:p>
          </table:table-cell>
          <table:table-cell office:value-type="float" office:value="0.71" calcext:value-type="float">
            <text:p>0.71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1453198" calcext:value-type="float">
            <text:p>0.1453198</text:p>
          </table:table-cell>
          <table:table-cell table:formula="of:=(['simulation exercise (rec_tree)'.H25]-['simulation exercise (rec_tree)'.J25])/['simulation exercise (rec_tree)'.I25]" office:value-type="float" office:value="54.2961730769231" calcext:value-type="float">
            <text:p>54.2961730769</text:p>
          </table:table-cell>
        </table:table-row>
        <table:table-row table:style-name="ro3">
          <table:table-cell/>
          <table:table-cell office:value-type="float" office:value="24" calcext:value-type="float">
            <text:p>24</text:p>
          </table:table-cell>
          <table:table-cell office:value-type="float" office:value="0.92" calcext:value-type="float">
            <text:p>0.92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9915528" calcext:value-type="float">
            <text:p>0.09915528</text:p>
          </table:table-cell>
          <table:table-cell table:formula="of:=(['simulation exercise (rec_tree)'.C26]-['simulation exercise (rec_tree)'.E26])/['simulation exercise (rec_tree)'.D26]" office:value-type="float" office:value="43.6619531914894" calcext:value-type="float">
            <text:p>43.6619531915</text:p>
          </table:table-cell>
          <table:table-cell office:value-type="float" office:value="24" calcext:value-type="float">
            <text:p>24</text:p>
          </table:table-cell>
          <table:table-cell office:value-type="float" office:value="0.72" calcext:value-type="float">
            <text:p>0.72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1476624" calcext:value-type="float">
            <text:p>0.1476624</text:p>
          </table:table-cell>
          <table:table-cell table:formula="of:=(['simulation exercise (rec_tree)'.H26]-['simulation exercise (rec_tree)'.J26])/['simulation exercise (rec_tree)'.I26]" office:value-type="float" office:value="60.8869787234043" calcext:value-type="float">
            <text:p>60.8869787234</text:p>
          </table:table-cell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office:value-type="float" office:value="0.8" calcext:value-type="float">
            <text:p>0.8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7825542" calcext:value-type="float">
            <text:p>0.07825542</text:p>
          </table:table-cell>
          <table:table-cell table:formula="of:=(['simulation exercise (rec_tree)'.C27]-['simulation exercise (rec_tree)'.E27])/['simulation exercise (rec_tree)'.D27]" office:value-type="float" office:value="43.2182383233533" calcext:value-type="float">
            <text:p>43.2182383234</text:p>
          </table:table-cell>
          <table:table-cell office:value-type="float" office:value="25" calcext:value-type="float">
            <text:p>25</text:p>
          </table:table-cell>
          <table:table-cell office:value-type="float" office:value="0.78" calcext:value-type="float">
            <text:p>0.78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1410564" calcext:value-type="float">
            <text:p>0.1410564</text:p>
          </table:table-cell>
          <table:table-cell table:formula="of:=(['simulation exercise (rec_tree)'.H27]-['simulation exercise (rec_tree)'.J27])/['simulation exercise (rec_tree)'.I27]" office:value-type="float" office:value="55.0813448275862" calcext:value-type="float">
            <text:p>55.0813448276</text:p>
          </table:table-cell>
        </table:table-row>
        <table:table-row table:style-name="ro3">
          <table:table-cell/>
          <table:table-cell office:value-type="float" office:value="26" calcext:value-type="float">
            <text:p>26</text:p>
          </table:table-cell>
          <table:table-cell office:value-type="float" office:value="0.83" calcext:value-type="float">
            <text:p>0.83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07930304" calcext:value-type="float">
            <text:p>0.07930304</text:p>
          </table:table-cell>
          <table:table-cell table:formula="of:=(['simulation exercise (rec_tree)'.C28]-['simulation exercise (rec_tree)'.E28])/['simulation exercise (rec_tree)'.D28]" office:value-type="float" office:value="44.9519137724551" calcext:value-type="float">
            <text:p>44.9519137725</text:p>
          </table:table-cell>
          <table:table-cell office:value-type="float" office:value="26" calcext:value-type="float">
            <text:p>26</text:p>
          </table:table-cell>
          <table:table-cell office:value-type="float" office:value="0.71" calcext:value-type="float">
            <text:p>0.71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1490904" calcext:value-type="float">
            <text:p>0.1490904</text:p>
          </table:table-cell>
          <table:table-cell table:formula="of:=(['simulation exercise (rec_tree)'.H28]-['simulation exercise (rec_tree)'.J28])/['simulation exercise (rec_tree)'.I28]" office:value-type="float" office:value="59.0431157894737" calcext:value-type="float">
            <text:p>59.0431157895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office:value-type="float" office:value="0.86" calcext:value-type="float">
            <text:p>0.86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7716536" calcext:value-type="float">
            <text:p>0.07716536</text:p>
          </table:table-cell>
          <table:table-cell table:formula="of:=(['simulation exercise (rec_tree)'.C29]-['simulation exercise (rec_tree)'.E29])/['simulation exercise (rec_tree)'.D29]" office:value-type="float" office:value="44.4792409090909" calcext:value-type="float">
            <text:p>44.4792409091</text:p>
          </table:table-cell>
          <table:table-cell office:value-type="float" office:value="27" calcext:value-type="float">
            <text:p>27</text:p>
          </table:table-cell>
          <table:table-cell office:value-type="float" office:value="0.67" calcext:value-type="float">
            <text:p>0.67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1462029" calcext:value-type="float">
            <text:p>0.1462029</text:p>
          </table:table-cell>
          <table:table-cell table:formula="of:=(['simulation exercise (rec_tree)'.H29]-['simulation exercise (rec_tree)'.J29])/['simulation exercise (rec_tree)'.I29]" office:value-type="float" office:value="57.5601208791209" calcext:value-type="float">
            <text:p>57.5601208791</text:p>
          </table:table-cell>
        </table:table-row>
        <table:table-row table:style-name="ro3">
          <table:table-cell/>
          <table:table-cell office:value-type="float" office:value="28" calcext:value-type="float">
            <text:p>28</text:p>
          </table:table-cell>
          <table:table-cell office:value-type="float" office:value="0.84" calcext:value-type="float">
            <text:p>0.84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650355" calcext:value-type="float">
            <text:p>0.0650355</text:p>
          </table:table-cell>
          <table:table-cell table:formula="of:=(['simulation exercise (rec_tree)'.C30]-['simulation exercise (rec_tree)'.E30])/['simulation exercise (rec_tree)'.D30]" office:value-type="float" office:value="43.7833050847458" calcext:value-type="float">
            <text:p>43.7833050847</text:p>
          </table:table-cell>
          <table:table-cell office:value-type="float" office:value="28" calcext:value-type="float">
            <text:p>28</text:p>
          </table:table-cell>
          <table:table-cell office:value-type="float" office:value="0.61" calcext:value-type="float">
            <text:p>0.61</text:p>
          </table:table-cell>
          <table:table-cell office:value-type="float" office:value="0.0089" calcext:value-type="float">
            <text:p>0.0089</text:p>
          </table:table-cell>
          <table:table-cell office:value-type="float" office:value="0.151262" calcext:value-type="float">
            <text:p>0.151262</text:p>
          </table:table-cell>
          <table:table-cell table:formula="of:=(['simulation exercise (rec_tree)'.H30]-['simulation exercise (rec_tree)'.J30])/['simulation exercise (rec_tree)'.I30]" office:value-type="float" office:value="51.543595505618" calcext:value-type="float">
            <text:p>51.5435955056</text:p>
          </table:table-cell>
        </table:table-row>
        <table:table-row table:style-name="ro3">
          <table:table-cell/>
          <table:table-cell office:value-type="float" office:value="29" calcext:value-type="float">
            <text:p>29</text:p>
          </table:table-cell>
          <table:table-cell office:value-type="float" office:value="0.79" calcext:value-type="float">
            <text:p>0.79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850352" calcext:value-type="float">
            <text:p>0.0850352</text:p>
          </table:table-cell>
          <table:table-cell table:formula="of:=(['simulation exercise (rec_tree)'.C31]-['simulation exercise (rec_tree)'.E31])/['simulation exercise (rec_tree)'.D31]" office:value-type="float" office:value="43.7866335403727" calcext:value-type="float">
            <text:p>43.7866335404</text:p>
          </table:table-cell>
          <table:table-cell office:value-type="float" office:value="29" calcext:value-type="float">
            <text:p>29</text:p>
          </table:table-cell>
          <table:table-cell office:value-type="float" office:value="0.68" calcext:value-type="float">
            <text:p>0.68</text:p>
          </table:table-cell>
          <table:table-cell office:value-type="float" office:value="0.0085" calcext:value-type="float">
            <text:p>0.0085</text:p>
          </table:table-cell>
          <table:table-cell office:value-type="float" office:value="0.1562774" calcext:value-type="float">
            <text:p>0.1562774</text:p>
          </table:table-cell>
          <table:table-cell table:formula="of:=(['simulation exercise (rec_tree)'.H31]-['simulation exercise (rec_tree)'.J31])/['simulation exercise (rec_tree)'.I31]" office:value-type="float" office:value="61.6144235294118" calcext:value-type="float">
            <text:p>61.6144235294</text:p>
          </table:table-cell>
        </table:table-row>
        <table:table-row table:style-name="ro3">
          <table:table-cell/>
          <table:table-cell office:value-type="float" office:value="30" calcext:value-type="float">
            <text:p>30</text:p>
          </table:table-cell>
          <table:table-cell office:value-type="float" office:value="0.66" calcext:value-type="float">
            <text:p>0.6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722439" calcext:value-type="float">
            <text:p>0.0722439</text:p>
          </table:table-cell>
          <table:table-cell table:formula="of:=(['simulation exercise (rec_tree)'.C32]-['simulation exercise (rec_tree)'.E32])/['simulation exercise (rec_tree)'.D32]" office:value-type="float" office:value="45.2120076923077" calcext:value-type="float">
            <text:p>45.2120076923</text:p>
          </table:table-cell>
          <table:table-cell office:value-type="float" office:value="30" calcext:value-type="float">
            <text:p>30</text:p>
          </table:table-cell>
          <table:table-cell office:value-type="float" office:value="0.57" calcext:value-type="float">
            <text:p>0.57</text:p>
          </table:table-cell>
          <table:table-cell office:value-type="float" office:value="0.0065" calcext:value-type="float">
            <text:p>0.0065</text:p>
          </table:table-cell>
          <table:table-cell office:value-type="float" office:value="0.1634641" calcext:value-type="float">
            <text:p>0.1634641</text:p>
          </table:table-cell>
          <table:table-cell table:formula="of:=(['simulation exercise (rec_tree)'.H32]-['simulation exercise (rec_tree)'.J32])/['simulation exercise (rec_tree)'.I32]" office:value-type="float" office:value="62.5439846153846" calcext:value-type="float">
            <text:p>62.5439846154</text:p>
          </table:table-cell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office:value-type="float" office:value="0.93" calcext:value-type="float">
            <text:p>0.93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11741739" calcext:value-type="float">
            <text:p>0.11741739</text:p>
          </table:table-cell>
          <table:table-cell table:formula="of:=(['simulation exercise (rec_tree)'.C33]-['simulation exercise (rec_tree)'.E33])/['simulation exercise (rec_tree)'.D33]" office:value-type="float" office:value="43.4536155080214" calcext:value-type="float">
            <text:p>43.453615508</text:p>
          </table:table-cell>
          <table:table-cell office:value-type="float" office:value="31" calcext:value-type="float">
            <text:p>31</text:p>
          </table:table-cell>
          <table:table-cell office:value-type="float" office:value="0.77" calcext:value-type="float">
            <text:p>0.77</text:p>
          </table:table-cell>
          <table:table-cell office:value-type="float" office:value="0.012" calcext:value-type="float">
            <text:p>0.012</text:p>
          </table:table-cell>
          <table:table-cell office:value-type="float" office:value="0.1584671" calcext:value-type="float">
            <text:p>0.1584671</text:p>
          </table:table-cell>
          <table:table-cell table:formula="of:=(['simulation exercise (rec_tree)'.H33]-['simulation exercise (rec_tree)'.J33])/['simulation exercise (rec_tree)'.I33]" office:value-type="float" office:value="50.961075" calcext:value-type="float">
            <text:p>50.961075</text:p>
          </table:table-cell>
        </table:table-row>
        <table:table-row table:style-name="ro3">
          <table:table-cell/>
          <table:table-cell office:value-type="float" office:value="32" calcext:value-type="float">
            <text:p>32</text:p>
          </table:table-cell>
          <table:table-cell office:value-type="float" office:value="0.91" calcext:value-type="float">
            <text:p>0.91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944789" calcext:value-type="float">
            <text:p>0.0944789</text:p>
          </table:table-cell>
          <table:table-cell table:formula="of:=(['simulation exercise (rec_tree)'.C34]-['simulation exercise (rec_tree)'.E34])/['simulation exercise (rec_tree)'.D34]" office:value-type="float" office:value="44.5639945355191" calcext:value-type="float">
            <text:p>44.5639945355</text:p>
          </table:table-cell>
          <table:table-cell office:value-type="float" office:value="32" calcext:value-type="float">
            <text:p>32</text:p>
          </table:table-cell>
          <table:table-cell office:value-type="float" office:value="0.71" calcext:value-type="float">
            <text:p>0.71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1494116" calcext:value-type="float">
            <text:p>0.1494116</text:p>
          </table:table-cell>
          <table:table-cell table:formula="of:=(['simulation exercise (rec_tree)'.H34]-['simulation exercise (rec_tree)'.J34])/['simulation exercise (rec_tree)'.I34]" office:value-type="float" office:value="59.0093052631579" calcext:value-type="float">
            <text:p>59.0093052632</text:p>
          </table:table-cell>
        </table:table-row>
        <table:table-row table:style-name="ro3">
          <table:table-cell/>
          <table:table-cell office:value-type="float" office:value="33" calcext:value-type="float">
            <text:p>33</text:p>
          </table:table-cell>
          <table:table-cell office:value-type="float" office:value="0.92" calcext:value-type="float">
            <text:p>0.92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8883196" calcext:value-type="float">
            <text:p>0.08883196</text:p>
          </table:table-cell>
          <table:table-cell table:formula="of:=(['simulation exercise (rec_tree)'.C35]-['simulation exercise (rec_tree)'.E35])/['simulation exercise (rec_tree)'.D35]" office:value-type="float" office:value="43.977144973545" calcext:value-type="float">
            <text:p>43.9771449735</text:p>
          </table:table-cell>
          <table:table-cell office:value-type="float" office:value="33" calcext:value-type="float">
            <text:p>33</text:p>
          </table:table-cell>
          <table:table-cell office:value-type="float" office:value="0.75" calcext:value-type="float">
            <text:p>0.75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1440733" calcext:value-type="float">
            <text:p>0.1440733</text:p>
          </table:table-cell>
          <table:table-cell table:formula="of:=(['simulation exercise (rec_tree)'.H35]-['simulation exercise (rec_tree)'.J35])/['simulation exercise (rec_tree)'.I35]" office:value-type="float" office:value="49.2623333333333" calcext:value-type="float">
            <text:p>49.2623333333</text:p>
          </table:table-cell>
        </table:table-row>
        <table:table-row table:style-name="ro3">
          <table:table-cell/>
          <table:table-cell office:value-type="float" office:value="34" calcext:value-type="float">
            <text:p>34</text:p>
          </table:table-cell>
          <table:table-cell office:value-type="float" office:value="0.88" calcext:value-type="float">
            <text:p>0.88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8088751" calcext:value-type="float">
            <text:p>0.08088751</text:p>
          </table:table-cell>
          <table:table-cell table:formula="of:=(['simulation exercise (rec_tree)'.C36]-['simulation exercise (rec_tree)'.E36])/['simulation exercise (rec_tree)'.D36]" office:value-type="float" office:value="43.9072796703297" calcext:value-type="float">
            <text:p>43.9072796703</text:p>
          </table:table-cell>
          <table:table-cell office:value-type="float" office:value="34" calcext:value-type="float">
            <text:p>34</text:p>
          </table:table-cell>
          <table:table-cell office:value-type="float" office:value="0.78" calcext:value-type="float">
            <text:p>0.78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1692041" calcext:value-type="float">
            <text:p>0.1692041</text:p>
          </table:table-cell>
          <table:table-cell table:formula="of:=(['simulation exercise (rec_tree)'.H36]-['simulation exercise (rec_tree)'.J36])/['simulation exercise (rec_tree)'.I36]" office:value-type="float" office:value="56.5551759259259" calcext:value-type="float">
            <text:p>56.5551759259</text:p>
          </table:table-cell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office:value-type="float" office:value="0.78" calcext:value-type="float">
            <text:p>0.7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7833292" calcext:value-type="float">
            <text:p>0.07833292</text:p>
          </table:table-cell>
          <table:table-cell table:formula="of:=(['simulation exercise (rec_tree)'.C37]-['simulation exercise (rec_tree)'.E37])/['simulation exercise (rec_tree)'.D37]" office:value-type="float" office:value="43.8541925" calcext:value-type="float">
            <text:p>43.8541925</text:p>
          </table:table-cell>
          <table:table-cell office:value-type="float" office:value="35" calcext:value-type="float">
            <text:p>35</text:p>
          </table:table-cell>
          <table:table-cell office:value-type="float" office:value="0.71" calcext:value-type="float">
            <text:p>0.71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142076" calcext:value-type="float">
            <text:p>0.142076</text:p>
          </table:table-cell>
          <table:table-cell table:formula="of:=(['simulation exercise (rec_tree)'.H37]-['simulation exercise (rec_tree)'.J37])/['simulation exercise (rec_tree)'.I37]" office:value-type="float" office:value="55.6788235294118" calcext:value-type="float">
            <text:p>55.6788235294</text:p>
          </table:table-cell>
        </table:table-row>
        <table:table-row table:style-name="ro3">
          <table:table-cell/>
          <table:table-cell office:value-type="float" office:value="36" calcext:value-type="float">
            <text:p>36</text:p>
          </table:table-cell>
          <table:table-cell office:value-type="float" office:value="0.87" calcext:value-type="float">
            <text:p>0.87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11718022" calcext:value-type="float">
            <text:p>0.11718022</text:p>
          </table:table-cell>
          <table:table-cell table:formula="of:=(['simulation exercise (rec_tree)'.C38]-['simulation exercise (rec_tree)'.E38])/['simulation exercise (rec_tree)'.D38]" office:value-type="float" office:value="43.5155942196532" calcext:value-type="float">
            <text:p>43.5155942197</text:p>
          </table:table-cell>
          <table:table-cell office:value-type="float" office:value="36" calcext:value-type="float">
            <text:p>36</text:p>
          </table:table-cell>
          <table:table-cell office:value-type="float" office:value="0.91" calcext:value-type="float">
            <text:p>0.91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1401368" calcext:value-type="float">
            <text:p>0.1401368</text:p>
          </table:table-cell>
          <table:table-cell table:formula="of:=(['simulation exercise (rec_tree)'.H38]-['simulation exercise (rec_tree)'.J38])/['simulation exercise (rec_tree)'.I38]" office:value-type="float" office:value="47.2308711656442" calcext:value-type="float">
            <text:p>47.2308711656</text:p>
          </table:table-cell>
        </table:table-row>
        <table:table-row table:style-name="ro3">
          <table:table-cell/>
          <table:table-cell office:value-type="float" office:value="37" calcext:value-type="float">
            <text:p>37</text:p>
          </table:table-cell>
          <table:table-cell office:value-type="float" office:value="0.9" calcext:value-type="float">
            <text:p>0.9</text:p>
          </table:table-cell>
          <table:table-cell office:value-type="float" office:value="0.0181" calcext:value-type="float">
            <text:p>0.0181</text:p>
          </table:table-cell>
          <table:table-cell office:value-type="float" office:value="0.09690233" calcext:value-type="float">
            <text:p>0.09690233</text:p>
          </table:table-cell>
          <table:table-cell table:formula="of:=(['simulation exercise (rec_tree)'.C39]-['simulation exercise (rec_tree)'.E39])/['simulation exercise (rec_tree)'.D39]" office:value-type="float" office:value="44.3700370165746" calcext:value-type="float">
            <text:p>44.3700370166</text:p>
          </table:table-cell>
          <table:table-cell office:value-type="float" office:value="37" calcext:value-type="float">
            <text:p>37</text:p>
          </table:table-cell>
          <table:table-cell office:value-type="float" office:value="0.8" calcext:value-type="float">
            <text:p>0.8</text:p>
          </table:table-cell>
          <table:table-cell office:value-type="float" office:value="0.013" calcext:value-type="float">
            <text:p>0.013</text:p>
          </table:table-cell>
          <table:table-cell office:value-type="float" office:value="0.1475395" calcext:value-type="float">
            <text:p>0.1475395</text:p>
          </table:table-cell>
          <table:table-cell table:formula="of:=(['simulation exercise (rec_tree)'.H39]-['simulation exercise (rec_tree)'.J39])/['simulation exercise (rec_tree)'.I39]" office:value-type="float" office:value="50.1892692307692" calcext:value-type="float">
            <text:p>50.1892692308</text:p>
          </table:table-cell>
        </table:table-row>
        <table:table-row table:style-name="ro3">
          <table:table-cell/>
          <table:table-cell office:value-type="float" office:value="38" calcext:value-type="float">
            <text:p>38</text:p>
          </table:table-cell>
          <table:table-cell office:value-type="float" office:value="0.9" calcext:value-type="float">
            <text:p>0.9</text:p>
          </table:table-cell>
          <table:table-cell office:value-type="float" office:value="0.0184" calcext:value-type="float">
            <text:p>0.0184</text:p>
          </table:table-cell>
          <table:table-cell office:value-type="float" office:value="0.08779802" calcext:value-type="float">
            <text:p>0.08779802</text:p>
          </table:table-cell>
          <table:table-cell table:formula="of:=(['simulation exercise (rec_tree)'.C40]-['simulation exercise (rec_tree)'.E40])/['simulation exercise (rec_tree)'.D40]" office:value-type="float" office:value="44.1414119565217" calcext:value-type="float">
            <text:p>44.1414119565</text:p>
          </table:table-cell>
          <table:table-cell office:value-type="float" office:value="38" calcext:value-type="float">
            <text:p>38</text:p>
          </table:table-cell>
          <table:table-cell office:value-type="float" office:value="0.83" calcext:value-type="float">
            <text:p>0.83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128116" calcext:value-type="float">
            <text:p>0.128116</text:p>
          </table:table-cell>
          <table:table-cell table:formula="of:=(['simulation exercise (rec_tree)'.H40]-['simulation exercise (rec_tree)'.J40])/['simulation exercise (rec_tree)'.I40]" office:value-type="float" office:value="49.0827972027972" calcext:value-type="float">
            <text:p>49.0827972028</text:p>
          </table:table-cell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office:value-type="float" office:value="0.64" calcext:value-type="float">
            <text:p>0.64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10157916" calcext:value-type="float">
            <text:p>0.10157916</text:p>
          </table:table-cell>
          <table:table-cell table:formula="of:=(['simulation exercise (rec_tree)'.C41]-['simulation exercise (rec_tree)'.E41])/['simulation exercise (rec_tree)'.D41]" office:value-type="float" office:value="45.2454487394958" calcext:value-type="float">
            <text:p>45.2454487395</text:p>
          </table:table-cell>
          <table:table-cell office:value-type="float" office:value="39" calcext:value-type="float">
            <text:p>39</text:p>
          </table:table-cell>
          <table:table-cell office:value-type="float" office:value="0.66" calcext:value-type="float">
            <text:p>0.66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1550894" calcext:value-type="float">
            <text:p>0.1550894</text:p>
          </table:table-cell>
          <table:table-cell table:formula="of:=(['simulation exercise (rec_tree)'.H41]-['simulation exercise (rec_tree)'.J41])/['simulation exercise (rec_tree)'.I41]" office:value-type="float" office:value="53.1484842105263" calcext:value-type="float">
            <text:p>53.1484842105</text:p>
          </table:table-cell>
        </table:table-row>
        <table:table-row table:style-name="ro3">
          <table:table-cell/>
          <table:table-cell office:value-type="float" office:value="40" calcext:value-type="float">
            <text:p>40</text:p>
          </table:table-cell>
          <table:table-cell office:value-type="float" office:value="0.94" calcext:value-type="float">
            <text:p>0.94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9384223" calcext:value-type="float">
            <text:p>0.09384223</text:p>
          </table:table-cell>
          <table:table-cell table:formula="of:=(['simulation exercise (rec_tree)'.C42]-['simulation exercise (rec_tree)'.E42])/['simulation exercise (rec_tree)'.D42]" office:value-type="float" office:value="44.0707171875" calcext:value-type="float">
            <text:p>44.0707171875</text:p>
          </table:table-cell>
          <table:table-cell office:value-type="float" office:value="40" calcext:value-type="float">
            <text:p>40</text:p>
          </table:table-cell>
          <table:table-cell office:value-type="float" office:value="0.57" calcext:value-type="float">
            <text:p>0.57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1516188" calcext:value-type="float">
            <text:p>0.1516188</text:p>
          </table:table-cell>
          <table:table-cell table:formula="of:=(['simulation exercise (rec_tree)'.H42]-['simulation exercise (rec_tree)'.J42])/['simulation exercise (rec_tree)'.I42]" office:value-type="float" office:value="60.6349565217391" calcext:value-type="float">
            <text:p>60.6349565217</text:p>
          </table:table-cell>
        </table:table-row>
        <table:table-row table:style-name="ro3">
          <table:table-cell/>
          <table:table-cell office:value-type="float" office:value="41" calcext:value-type="float">
            <text:p>41</text:p>
          </table:table-cell>
          <table:table-cell office:value-type="float" office:value="0.84" calcext:value-type="float">
            <text:p>0.84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08575523" calcext:value-type="float">
            <text:p>0.08575523</text:p>
          </table:table-cell>
          <table:table-cell table:formula="of:=(['simulation exercise (rec_tree)'.C43]-['simulation exercise (rec_tree)'.E43])/['simulation exercise (rec_tree)'.D43]" office:value-type="float" office:value="43.597963583815" calcext:value-type="float">
            <text:p>43.5979635838</text:p>
          </table:table-cell>
          <table:table-cell office:value-type="float" office:value="41" calcext:value-type="float">
            <text:p>41</text:p>
          </table:table-cell>
          <table:table-cell office:value-type="float" office:value="0.73" calcext:value-type="float">
            <text:p>0.73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1589363" calcext:value-type="float">
            <text:p>0.1589363</text:p>
          </table:table-cell>
          <table:table-cell table:formula="of:=(['simulation exercise (rec_tree)'.H43]-['simulation exercise (rec_tree)'.J43])/['simulation exercise (rec_tree)'.I43]" office:value-type="float" office:value="58.271806122449" calcext:value-type="float">
            <text:p>58.2718061224</text:p>
          </table:table-cell>
        </table:table-row>
        <table:table-row table:style-name="ro3">
          <table:table-cell/>
          <table:table-cell office:value-type="float" office:value="42" calcext:value-type="float">
            <text:p>42</text:p>
          </table:table-cell>
          <table:table-cell office:value-type="float" office:value="0.88" calcext:value-type="float">
            <text:p>0.88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7851423" calcext:value-type="float">
            <text:p>0.07851423</text:p>
          </table:table-cell>
          <table:table-cell table:formula="of:=(['simulation exercise (rec_tree)'.C44]-['simulation exercise (rec_tree)'.E44])/['simulation exercise (rec_tree)'.D44]" office:value-type="float" office:value="43.3235551351351" calcext:value-type="float">
            <text:p>43.3235551351</text:p>
          </table:table-cell>
          <table:table-cell office:value-type="float" office:value="42" calcext:value-type="float">
            <text:p>42</text:p>
          </table:table-cell>
          <table:table-cell office:value-type="float" office:value="0.75" calcext:value-type="float">
            <text:p>0.75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1632055" calcext:value-type="float">
            <text:p>0.1632055</text:p>
          </table:table-cell>
          <table:table-cell table:formula="of:=(['simulation exercise (rec_tree)'.H44]-['simulation exercise (rec_tree)'.J44])/['simulation exercise (rec_tree)'.I44]" office:value-type="float" office:value="57.5288725490196" calcext:value-type="float">
            <text:p>57.528872549</text:p>
          </table:table-cell>
        </table:table-row>
        <table:table-row table:style-name="ro3">
          <table:table-cell/>
          <table:table-cell office:value-type="float" office:value="43" calcext:value-type="float">
            <text:p>43</text:p>
          </table:table-cell>
          <table:table-cell office:value-type="float" office:value="0.75" calcext:value-type="float">
            <text:p>0.75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7551776" calcext:value-type="float">
            <text:p>0.07551776</text:p>
          </table:table-cell>
          <table:table-cell table:formula="of:=(['simulation exercise (rec_tree)'.C45]-['simulation exercise (rec_tree)'.E45])/['simulation exercise (rec_tree)'.D45]" office:value-type="float" office:value="44.3738315789474" calcext:value-type="float">
            <text:p>44.3738315789</text:p>
          </table:table-cell>
          <table:table-cell office:value-type="float" office:value="43" calcext:value-type="float">
            <text:p>43</text:p>
          </table:table-cell>
          <table:table-cell office:value-type="float" office:value="0.71" calcext:value-type="float">
            <text:p>0.7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530881" calcext:value-type="float">
            <text:p>0.1530881</text:p>
          </table:table-cell>
          <table:table-cell table:formula="of:=(['simulation exercise (rec_tree)'.H45]-['simulation exercise (rec_tree)'.J45])/['simulation exercise (rec_tree)'.I45]" office:value-type="float" office:value="50.6283545454546" calcext:value-type="float">
            <text:p>50.6283545455</text:p>
          </table:table-cell>
        </table:table-row>
        <table:table-row table:style-name="ro3">
          <table:table-cell/>
          <table:table-cell office:value-type="float" office:value="44" calcext:value-type="float">
            <text:p>44</text:p>
          </table:table-cell>
          <table:table-cell office:value-type="float" office:value="0.87" calcext:value-type="float">
            <text:p>0.87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7263928" calcext:value-type="float">
            <text:p>0.07263928</text:p>
          </table:table-cell>
          <table:table-cell table:formula="of:=(['simulation exercise (rec_tree)'.C46]-['simulation exercise (rec_tree)'.E46])/['simulation exercise (rec_tree)'.D46]" office:value-type="float" office:value="43.8110285714286" calcext:value-type="float">
            <text:p>43.8110285714</text:p>
          </table:table-cell>
          <table:table-cell office:value-type="float" office:value="44" calcext:value-type="float">
            <text:p>44</text:p>
          </table:table-cell>
          <table:table-cell office:value-type="float" office:value="0.83" calcext:value-type="float">
            <text:p>0.83</text:p>
          </table:table-cell>
          <table:table-cell office:value-type="float" office:value="0.0133" calcext:value-type="float">
            <text:p>0.0133</text:p>
          </table:table-cell>
          <table:table-cell office:value-type="float" office:value="0.1442941" calcext:value-type="float">
            <text:p>0.1442941</text:p>
          </table:table-cell>
          <table:table-cell table:formula="of:=(['simulation exercise (rec_tree)'.H46]-['simulation exercise (rec_tree)'.J46])/['simulation exercise (rec_tree)'.I46]" office:value-type="float" office:value="51.5568345864662" calcext:value-type="float">
            <text:p>51.5568345865</text:p>
          </table:table-cell>
        </table:table-row>
        <table:table-row table:style-name="ro3">
          <table:table-cell/>
          <table:table-cell office:value-type="float" office:value="45" calcext:value-type="float">
            <text:p>45</text:p>
          </table:table-cell>
          <table:table-cell office:value-type="float" office:value="0.77" calcext:value-type="float">
            <text:p>0.77</text:p>
          </table:table-cell>
          <table:table-cell office:value-type="float" office:value="0.015" calcext:value-type="float">
            <text:p>0.015</text:p>
          </table:table-cell>
          <table:table-cell office:value-type="float" office:value="0.10587627" calcext:value-type="float">
            <text:p>0.10587627</text:p>
          </table:table-cell>
          <table:table-cell table:formula="of:=(['simulation exercise (rec_tree)'.C47]-['simulation exercise (rec_tree)'.E47])/['simulation exercise (rec_tree)'.D47]" office:value-type="float" office:value="44.2749153333333" calcext:value-type="float">
            <text:p>44.2749153333</text:p>
          </table:table-cell>
          <table:table-cell office:value-type="float" office:value="45" calcext:value-type="float">
            <text:p>45</text:p>
          </table:table-cell>
          <table:table-cell office:value-type="float" office:value="0.8" calcext:value-type="float">
            <text:p>0.8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1578149" calcext:value-type="float">
            <text:p>0.1578149</text:p>
          </table:table-cell>
          <table:table-cell table:formula="of:=(['simulation exercise (rec_tree)'.H47]-['simulation exercise (rec_tree)'.J47])/['simulation exercise (rec_tree)'.I47]" office:value-type="float" office:value="51.374808" calcext:value-type="float">
            <text:p>51.374808</text:p>
          </table:table-cell>
        </table:table-row>
        <table:table-row table:style-name="ro3">
          <table:table-cell/>
          <table:table-cell office:value-type="float" office:value="46" calcext:value-type="float">
            <text:p>46</text:p>
          </table:table-cell>
          <table:table-cell office:value-type="float" office:value="0.82" calcext:value-type="float">
            <text:p>0.82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7623262" calcext:value-type="float">
            <text:p>0.07623262</text:p>
          </table:table-cell>
          <table:table-cell table:formula="of:=(['simulation exercise (rec_tree)'.C48]-['simulation exercise (rec_tree)'.E48])/['simulation exercise (rec_tree)'.D48]" office:value-type="float" office:value="44.8052638554217" calcext:value-type="float">
            <text:p>44.8052638554</text:p>
          </table:table-cell>
          <table:table-cell office:value-type="float" office:value="46" calcext:value-type="float">
            <text:p>46</text:p>
          </table:table-cell>
          <table:table-cell office:value-type="float" office:value="0.76" calcext:value-type="float">
            <text:p>0.76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1482195" calcext:value-type="float">
            <text:p>0.1482195</text:p>
          </table:table-cell>
          <table:table-cell table:formula="of:=(['simulation exercise (rec_tree)'.H48]-['simulation exercise (rec_tree)'.J48])/['simulation exercise (rec_tree)'.I48]" office:value-type="float" office:value="49.7382520325203" calcext:value-type="float">
            <text:p>49.7382520325</text:p>
          </table:table-cell>
        </table:table-row>
        <table:table-row table:style-name="ro3">
          <table:table-cell/>
          <table:table-cell office:value-type="float" office:value="47" calcext:value-type="float">
            <text:p>47</text:p>
          </table:table-cell>
          <table:table-cell office:value-type="float" office:value="0.98" calcext:value-type="float">
            <text:p>0.98</text:p>
          </table:table-cell>
          <table:table-cell office:value-type="float" office:value="0.0201" calcext:value-type="float">
            <text:p>0.0201</text:p>
          </table:table-cell>
          <table:table-cell office:value-type="float" office:value="0.10007865" calcext:value-type="float">
            <text:p>0.10007865</text:p>
          </table:table-cell>
          <table:table-cell table:formula="of:=(['simulation exercise (rec_tree)'.C49]-['simulation exercise (rec_tree)'.E49])/['simulation exercise (rec_tree)'.D49]" office:value-type="float" office:value="43.7771815920398" calcext:value-type="float">
            <text:p>43.777181592</text:p>
          </table:table-cell>
          <table:table-cell office:value-type="float" office:value="47" calcext:value-type="float">
            <text:p>47</text:p>
          </table:table-cell>
          <table:table-cell office:value-type="float" office:value="0.7" calcext:value-type="float">
            <text:p>0.7</text:p>
          </table:table-cell>
          <table:table-cell office:value-type="float" office:value="0.0111" calcext:value-type="float">
            <text:p>0.0111</text:p>
          </table:table-cell>
          <table:table-cell office:value-type="float" office:value="0.1317945" calcext:value-type="float">
            <text:p>0.1317945</text:p>
          </table:table-cell>
          <table:table-cell table:formula="of:=(['simulation exercise (rec_tree)'.H49]-['simulation exercise (rec_tree)'.J49])/['simulation exercise (rec_tree)'.I49]" office:value-type="float" office:value="51.1896846846847" calcext:value-type="float">
            <text:p>51.1896846847</text:p>
          </table:table-cell>
        </table:table-row>
        <table:table-row table:style-name="ro3">
          <table:table-cell/>
          <table:table-cell office:value-type="float" office:value="48" calcext:value-type="float">
            <text:p>48</text:p>
          </table:table-cell>
          <table:table-cell office:value-type="float" office:value="0.77" calcext:value-type="float">
            <text:p>0.77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896862" calcext:value-type="float">
            <text:p>0.0896862</text:p>
          </table:table-cell>
          <table:table-cell table:formula="of:=(['simulation exercise (rec_tree)'.C50]-['simulation exercise (rec_tree)'.E50])/['simulation exercise (rec_tree)'.D50]" office:value-type="float" office:value="43.609858974359" calcext:value-type="float">
            <text:p>43.6098589744</text:p>
          </table:table-cell>
          <table:table-cell office:value-type="float" office:value="48" calcext:value-type="float">
            <text:p>48</text:p>
          </table:table-cell>
          <table:table-cell office:value-type="float" office:value="0.49" calcext:value-type="float">
            <text:p>0.49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1413128" calcext:value-type="float">
            <text:p>0.1413128</text:p>
          </table:table-cell>
          <table:table-cell table:formula="of:=(['simulation exercise (rec_tree)'.H50]-['simulation exercise (rec_tree)'.J50])/['simulation exercise (rec_tree)'.I50]" office:value-type="float" office:value="62.2655714285714" calcext:value-type="float">
            <text:p>62.2655714286</text:p>
          </table:table-cell>
        </table:table-row>
        <table:table-row table:style-name="ro3">
          <table:table-cell/>
          <table:table-cell office:value-type="float" office:value="49" calcext:value-type="float">
            <text:p>49</text:p>
          </table:table-cell>
          <table:table-cell office:value-type="float" office:value="0.92" calcext:value-type="float">
            <text:p>0.92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12092492" calcext:value-type="float">
            <text:p>0.12092492</text:p>
          </table:table-cell>
          <table:table-cell table:formula="of:=(['simulation exercise (rec_tree)'.C51]-['simulation exercise (rec_tree)'.E51])/['simulation exercise (rec_tree)'.D51]" office:value-type="float" office:value="42.2791047619048" calcext:value-type="float">
            <text:p>42.2791047619</text:p>
          </table:table-cell>
          <table:table-cell office:value-type="float" office:value="49" calcext:value-type="float">
            <text:p>49</text:p>
          </table:table-cell>
          <table:table-cell office:value-type="float" office:value="0.76" calcext:value-type="float">
            <text:p>0.76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1480295" calcext:value-type="float">
            <text:p>0.1480295</text:p>
          </table:table-cell>
          <table:table-cell table:formula="of:=(['simulation exercise (rec_tree)'.H51]-['simulation exercise (rec_tree)'.J51])/['simulation exercise (rec_tree)'.I51]" office:value-type="float" office:value="50.5760743801653" calcext:value-type="float">
            <text:p>50.5760743802</text:p>
          </table:table-cell>
        </table:table-row>
        <table:table-row table:style-name="ro3">
          <table:table-cell/>
          <table:table-cell office:value-type="float" office:value="50" calcext:value-type="float">
            <text:p>50</text:p>
          </table:table-cell>
          <table:table-cell office:value-type="float" office:value="0.79" calcext:value-type="float">
            <text:p>0.79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8410669" calcext:value-type="float">
            <text:p>0.08410669</text:p>
          </table:table-cell>
          <table:table-cell table:formula="of:=(['simulation exercise (rec_tree)'.C52]-['simulation exercise (rec_tree)'.E52])/['simulation exercise (rec_tree)'.D52]" office:value-type="float" office:value="43.8443049689441" calcext:value-type="float">
            <text:p>43.8443049689</text:p>
          </table:table-cell>
          <table:table-cell office:value-type="float" office:value="50" calcext:value-type="float">
            <text:p>50</text:p>
          </table:table-cell>
          <table:table-cell office:value-type="float" office:value="0.7" calcext:value-type="float">
            <text:p>0.7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1490559" calcext:value-type="float">
            <text:p>0.1490559</text:p>
          </table:table-cell>
          <table:table-cell table:formula="of:=(['simulation exercise (rec_tree)'.H52]-['simulation exercise (rec_tree)'.J52])/['simulation exercise (rec_tree)'.I52]" office:value-type="float" office:value="56.2187857142857" calcext:value-type="float">
            <text:p>56.2187857143</text:p>
          </table:table-cell>
        </table:table-row>
        <table:table-row table:style-name="ro3">
          <table:table-cell/>
          <table:table-cell office:value-type="float" office:value="51" calcext:value-type="float">
            <text:p>51</text:p>
          </table:table-cell>
          <table:table-cell office:value-type="float" office:value="0.79" calcext:value-type="float">
            <text:p>0.79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9202698" calcext:value-type="float">
            <text:p>0.09202698</text:p>
          </table:table-cell>
          <table:table-cell table:formula="of:=(['simulation exercise (rec_tree)'.C53]-['simulation exercise (rec_tree)'.E53])/['simulation exercise (rec_tree)'.D53]" office:value-type="float" office:value="43.3523614906832" calcext:value-type="float">
            <text:p>43.3523614907</text:p>
          </table:table-cell>
          <table:table-cell office:value-type="float" office:value="51" calcext:value-type="float">
            <text:p>51</text:p>
          </table:table-cell>
          <table:table-cell office:value-type="float" office:value="0.74" calcext:value-type="float">
            <text:p>0.74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142157" calcext:value-type="float">
            <text:p>0.142157</text:p>
          </table:table-cell>
          <table:table-cell table:formula="of:=(['simulation exercise (rec_tree)'.H53]-['simulation exercise (rec_tree)'.J53])/['simulation exercise (rec_tree)'.I53]" office:value-type="float" office:value="51.5381896551724" calcext:value-type="float">
            <text:p>51.5381896552</text:p>
          </table:table-cell>
        </table:table-row>
        <table:table-row table:style-name="ro3">
          <table:table-cell/>
          <table:table-cell office:value-type="float" office:value="52" calcext:value-type="float">
            <text:p>52</text:p>
          </table:table-cell>
          <table:table-cell office:value-type="float" office:value="0.64" calcext:value-type="float">
            <text:p>0.64</text:p>
          </table:table-cell>
          <table:table-cell office:value-type="float" office:value="0.0128" calcext:value-type="float">
            <text:p>0.0128</text:p>
          </table:table-cell>
          <table:table-cell office:value-type="float" office:value="0.06272597" calcext:value-type="float">
            <text:p>0.06272597</text:p>
          </table:table-cell>
          <table:table-cell table:formula="of:=(['simulation exercise (rec_tree)'.C54]-['simulation exercise (rec_tree)'.E54])/['simulation exercise (rec_tree)'.D54]" office:value-type="float" office:value="45.09953359375" calcext:value-type="float">
            <text:p>45.0995335938</text:p>
          </table:table-cell>
          <table:table-cell office:value-type="float" office:value="52" calcext:value-type="float">
            <text:p>52</text:p>
          </table:table-cell>
          <table:table-cell office:value-type="float" office:value="0.6" calcext:value-type="float">
            <text:p>0.6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1391718" calcext:value-type="float">
            <text:p>0.1391718</text:p>
          </table:table-cell>
          <table:table-cell table:formula="of:=(['simulation exercise (rec_tree)'.H54]-['simulation exercise (rec_tree)'.J54])/['simulation exercise (rec_tree)'.I54]" office:value-type="float" office:value="55.5214698795181" calcext:value-type="float">
            <text:p>55.5214698795</text:p>
          </table:table-cell>
        </table:table-row>
        <table:table-row table:style-name="ro3">
          <table:table-cell/>
          <table:table-cell office:value-type="float" office:value="53" calcext:value-type="float">
            <text:p>53</text:p>
          </table:table-cell>
          <table:table-cell office:value-type="float" office:value="0.93" calcext:value-type="float">
            <text:p>0.93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5935082" calcext:value-type="float">
            <text:p>0.05935082</text:p>
          </table:table-cell>
          <table:table-cell table:formula="of:=(['simulation exercise (rec_tree)'.C55]-['simulation exercise (rec_tree)'.E55])/['simulation exercise (rec_tree)'.D55]" office:value-type="float" office:value="44.1953898477157" calcext:value-type="float">
            <text:p>44.1953898477</text:p>
          </table:table-cell>
          <table:table-cell office:value-type="float" office:value="53" calcext:value-type="float">
            <text:p>53</text:p>
          </table:table-cell>
          <table:table-cell office:value-type="float" office:value="0.73" calcext:value-type="float">
            <text:p>0.73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1404761" calcext:value-type="float">
            <text:p>0.1404761</text:p>
          </table:table-cell>
          <table:table-cell table:formula="of:=(['simulation exercise (rec_tree)'.H55]-['simulation exercise (rec_tree)'.J55])/['simulation exercise (rec_tree)'.I55]" office:value-type="float" office:value="50.821025862069" calcext:value-type="float">
            <text:p>50.8210258621</text:p>
          </table:table-cell>
        </table:table-row>
        <table:table-row table:style-name="ro3">
          <table:table-cell/>
          <table:table-cell office:value-type="float" office:value="54" calcext:value-type="float">
            <text:p>54</text:p>
          </table:table-cell>
          <table:table-cell office:value-type="float" office:value="0.83" calcext:value-type="float">
            <text:p>0.8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887705" calcext:value-type="float">
            <text:p>0.0887705</text:p>
          </table:table-cell>
          <table:table-cell table:formula="of:=(['simulation exercise (rec_tree)'.C56]-['simulation exercise (rec_tree)'.E56])/['simulation exercise (rec_tree)'.D56]" office:value-type="float" office:value="43.6017352941177" calcext:value-type="float">
            <text:p>43.6017352941</text:p>
          </table:table-cell>
          <table:table-cell office:value-type="float" office:value="54" calcext:value-type="float">
            <text:p>54</text:p>
          </table:table-cell>
          <table:table-cell office:value-type="float" office:value="0.63" calcext:value-type="float">
            <text:p>0.63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1527726" calcext:value-type="float">
            <text:p>0.1527726</text:p>
          </table:table-cell>
          <table:table-cell table:formula="of:=(['simulation exercise (rec_tree)'.H56]-['simulation exercise (rec_tree)'.J56])/['simulation exercise (rec_tree)'.I56]" office:value-type="float" office:value="57.4972771084337" calcext:value-type="float">
            <text:p>57.4972771084</text:p>
          </table:table-cell>
        </table:table-row>
        <table:table-row table:style-name="ro3">
          <table:table-cell/>
          <table:table-cell office:value-type="float" office:value="55" calcext:value-type="float">
            <text:p>55</text:p>
          </table:table-cell>
          <table:table-cell office:value-type="float" office:value="0.91" calcext:value-type="float">
            <text:p>0.91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08229833" calcext:value-type="float">
            <text:p>0.08229833</text:p>
          </table:table-cell>
          <table:table-cell table:formula="of:=(['simulation exercise (rec_tree)'.C57]-['simulation exercise (rec_tree)'.E57])/['simulation exercise (rec_tree)'.D57]" office:value-type="float" office:value="44.5000897849462" calcext:value-type="float">
            <text:p>44.5000897849</text:p>
          </table:table-cell>
          <table:table-cell office:value-type="float" office:value="55" calcext:value-type="float">
            <text:p>55</text:p>
          </table:table-cell>
          <table:table-cell office:value-type="float" office:value="0.54" calcext:value-type="float">
            <text:p>0.54</text:p>
          </table:table-cell>
          <table:table-cell office:value-type="float" office:value="0.0064" calcext:value-type="float">
            <text:p>0.0064</text:p>
          </table:table-cell>
          <table:table-cell office:value-type="float" office:value="0.1459003" calcext:value-type="float">
            <text:p>0.1459003</text:p>
          </table:table-cell>
          <table:table-cell table:formula="of:=(['simulation exercise (rec_tree)'.H57]-['simulation exercise (rec_tree)'.J57])/['simulation exercise (rec_tree)'.I57]" office:value-type="float" office:value="61.578078125" calcext:value-type="float">
            <text:p>61.578078125</text:p>
          </table:table-cell>
        </table:table-row>
        <table:table-row table:style-name="ro3">
          <table:table-cell/>
          <table:table-cell office:value-type="float" office:value="56" calcext:value-type="float">
            <text:p>56</text:p>
          </table:table-cell>
          <table:table-cell office:value-type="float" office:value="0.78" calcext:value-type="float">
            <text:p>0.78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9203531" calcext:value-type="float">
            <text:p>0.09203531</text:p>
          </table:table-cell>
          <table:table-cell table:formula="of:=(['simulation exercise (rec_tree)'.C58]-['simulation exercise (rec_tree)'.E58])/['simulation exercise (rec_tree)'.D58]" office:value-type="float" office:value="43.5420689873418" calcext:value-type="float">
            <text:p>43.5420689873</text:p>
          </table:table-cell>
          <table:table-cell office:value-type="float" office:value="56" calcext:value-type="float">
            <text:p>56</text:p>
          </table:table-cell>
          <table:table-cell office:value-type="float" office:value="0.57" calcext:value-type="float">
            <text:p>0.57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1393953" calcext:value-type="float">
            <text:p>0.1393953</text:p>
          </table:table-cell>
          <table:table-cell table:formula="of:=(['simulation exercise (rec_tree)'.H58]-['simulation exercise (rec_tree)'.J58])/['simulation exercise (rec_tree)'.I58]" office:value-type="float" office:value="58.1898243243243" calcext:value-type="float">
            <text:p>58.1898243243</text:p>
          </table:table-cell>
        </table:table-row>
        <table:table-row table:style-name="ro3">
          <table:table-cell/>
          <table:table-cell office:value-type="float" office:value="57" calcext:value-type="float">
            <text:p>57</text:p>
          </table:table-cell>
          <table:table-cell office:value-type="float" office:value="0.8" calcext:value-type="float">
            <text:p>0.8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7534297" calcext:value-type="float">
            <text:p>0.07534297</text:p>
          </table:table-cell>
          <table:table-cell table:formula="of:=(['simulation exercise (rec_tree)'.C59]-['simulation exercise (rec_tree)'.E59])/['simulation exercise (rec_tree)'.D59]" office:value-type="float" office:value="43.9186078787879" calcext:value-type="float">
            <text:p>43.9186078788</text:p>
          </table:table-cell>
          <table:table-cell office:value-type="float" office:value="57" calcext:value-type="float">
            <text:p>57</text:p>
          </table:table-cell>
          <table:table-cell office:value-type="float" office:value="0.9" calcext:value-type="float">
            <text:p>0.9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140057" calcext:value-type="float">
            <text:p>0.140057</text:p>
          </table:table-cell>
          <table:table-cell table:formula="of:=(['simulation exercise (rec_tree)'.H59]-['simulation exercise (rec_tree)'.J59])/['simulation exercise (rec_tree)'.I59]" office:value-type="float" office:value="50.3273509933775" calcext:value-type="float">
            <text:p>50.3273509934</text:p>
          </table:table-cell>
        </table:table-row>
        <table:table-row table:style-name="ro3">
          <table:table-cell/>
          <table:table-cell office:value-type="float" office:value="58" calcext:value-type="float">
            <text:p>58</text:p>
          </table:table-cell>
          <table:table-cell office:value-type="float" office:value="1.03" calcext:value-type="float">
            <text:p>1.03</text:p>
          </table:table-cell>
          <table:table-cell office:value-type="float" office:value="0.021" calcext:value-type="float">
            <text:p>0.021</text:p>
          </table:table-cell>
          <table:table-cell office:value-type="float" office:value="0.1133494" calcext:value-type="float">
            <text:p>0.1133494</text:p>
          </table:table-cell>
          <table:table-cell table:formula="of:=(['simulation exercise (rec_tree)'.C60]-['simulation exercise (rec_tree)'.E60])/['simulation exercise (rec_tree)'.D60]" office:value-type="float" office:value="43.6500285714286" calcext:value-type="float">
            <text:p>43.6500285714</text:p>
          </table:table-cell>
          <table:table-cell office:value-type="float" office:value="58" calcext:value-type="float">
            <text:p>58</text:p>
          </table:table-cell>
          <table:table-cell office:value-type="float" office:value="0.7" calcext:value-type="float">
            <text:p>0.7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1355107" calcext:value-type="float">
            <text:p>0.1355107</text:p>
          </table:table-cell>
          <table:table-cell table:formula="of:=(['simulation exercise (rec_tree)'.H60]-['simulation exercise (rec_tree)'.J60])/['simulation exercise (rec_tree)'.I60]" office:value-type="float" office:value="52.7560093457944" calcext:value-type="float">
            <text:p>52.7560093458</text:p>
          </table:table-cell>
        </table:table-row>
        <table:table-row table:style-name="ro3">
          <table:table-cell/>
          <table:table-cell office:value-type="float" office:value="59" calcext:value-type="float">
            <text:p>59</text:p>
          </table:table-cell>
          <table:table-cell office:value-type="float" office:value="0.8" calcext:value-type="float">
            <text:p>0.8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9052205" calcext:value-type="float">
            <text:p>0.09052205</text:p>
          </table:table-cell>
          <table:table-cell table:formula="of:=(['simulation exercise (rec_tree)'.C61]-['simulation exercise (rec_tree)'.E61])/['simulation exercise (rec_tree)'.D61]" office:value-type="float" office:value="44.0669534161491" calcext:value-type="float">
            <text:p>44.0669534161</text:p>
          </table:table-cell>
          <table:table-cell office:value-type="float" office:value="59" calcext:value-type="float">
            <text:p>59</text:p>
          </table:table-cell>
          <table:table-cell office:value-type="float" office:value="0.8" calcext:value-type="float">
            <text:p>0.8</text:p>
          </table:table-cell>
          <table:table-cell office:value-type="float" office:value="0.0122" calcext:value-type="float">
            <text:p>0.0122</text:p>
          </table:table-cell>
          <table:table-cell office:value-type="float" office:value="0.1533097" calcext:value-type="float">
            <text:p>0.1533097</text:p>
          </table:table-cell>
          <table:table-cell table:formula="of:=(['simulation exercise (rec_tree)'.H61]-['simulation exercise (rec_tree)'.J61])/['simulation exercise (rec_tree)'.I61]" office:value-type="float" office:value="53.0074016393443" calcext:value-type="float">
            <text:p>53.0074016393</text:p>
          </table:table-cell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office:value-type="float" office:value="0.8" calcext:value-type="float">
            <text:p>0.8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7011512" calcext:value-type="float">
            <text:p>0.07011512</text:p>
          </table:table-cell>
          <table:table-cell table:formula="of:=(['simulation exercise (rec_tree)'.C62]-['simulation exercise (rec_tree)'.E62])/['simulation exercise (rec_tree)'.D62]" office:value-type="float" office:value="43.4455285714286" calcext:value-type="float">
            <text:p>43.4455285714</text:p>
          </table:table-cell>
          <table:table-cell office:value-type="float" office:value="60" calcext:value-type="float">
            <text:p>60</text:p>
          </table:table-cell>
          <table:table-cell office:value-type="float" office:value="0.66" calcext:value-type="float">
            <text:p>0.66</text:p>
          </table:table-cell>
          <table:table-cell office:value-type="float" office:value="0.01" calcext:value-type="float">
            <text:p>0.01</text:p>
          </table:table-cell>
          <table:table-cell office:value-type="float" office:value="0.1488837" calcext:value-type="float">
            <text:p>0.1488837</text:p>
          </table:table-cell>
          <table:table-cell table:formula="of:=(['simulation exercise (rec_tree)'.H62]-['simulation exercise (rec_tree)'.J62])/['simulation exercise (rec_tree)'.I62]" office:value-type="float" office:value="51.11163" calcext:value-type="float">
            <text:p>51.11163</text:p>
          </table:table-cell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office:value-type="float" office:value="0.84" calcext:value-type="float">
            <text:p>0.84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7950317" calcext:value-type="float">
            <text:p>0.07950317</text:p>
          </table:table-cell>
          <table:table-cell table:formula="of:=(['simulation exercise (rec_tree)'.C63]-['simulation exercise (rec_tree)'.E63])/['simulation exercise (rec_tree)'.D63]" office:value-type="float" office:value="43.7067143678161" calcext:value-type="float">
            <text:p>43.7067143678</text:p>
          </table:table-cell>
          <table:table-cell office:value-type="float" office:value="61" calcext:value-type="float">
            <text:p>61</text:p>
          </table:table-cell>
          <table:table-cell office:value-type="float" office:value="0.68" calcext:value-type="float">
            <text:p>0.68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1743652" calcext:value-type="float">
            <text:p>0.1743652</text:p>
          </table:table-cell>
          <table:table-cell table:formula="of:=(['simulation exercise (rec_tree)'.H63]-['simulation exercise (rec_tree)'.J63])/['simulation exercise (rec_tree)'.I63]" office:value-type="float" office:value="58.7947441860465" calcext:value-type="float">
            <text:p>58.794744186</text:p>
          </table:table-cell>
        </table:table-row>
        <table:table-row table:style-name="ro3">
          <table:table-cell/>
          <table:table-cell office:value-type="float" office:value="62" calcext:value-type="float">
            <text:p>62</text:p>
          </table:table-cell>
          <table:table-cell office:value-type="float" office:value="0.86" calcext:value-type="float">
            <text:p>0.86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9165782" calcext:value-type="float">
            <text:p>0.09165782</text:p>
          </table:table-cell>
          <table:table-cell table:formula="of:=(['simulation exercise (rec_tree)'.C64]-['simulation exercise (rec_tree)'.E64])/['simulation exercise (rec_tree)'.D64]" office:value-type="float" office:value="42.9241441340782" calcext:value-type="float">
            <text:p>42.9241441341</text:p>
          </table:table-cell>
          <table:table-cell office:value-type="float" office:value="62" calcext:value-type="float">
            <text:p>62</text:p>
          </table:table-cell>
          <table:table-cell office:value-type="float" office:value="0.88" calcext:value-type="float">
            <text:p>0.88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1538894" calcext:value-type="float">
            <text:p>0.1538894</text:p>
          </table:table-cell>
          <table:table-cell table:formula="of:=(['simulation exercise (rec_tree)'.H64]-['simulation exercise (rec_tree)'.J64])/['simulation exercise (rec_tree)'.I64]" office:value-type="float" office:value="51.4972056737589" calcext:value-type="float">
            <text:p>51.4972056738</text:p>
          </table:table-cell>
        </table:table-row>
        <table:table-row table:style-name="ro3">
          <table:table-cell/>
          <table:table-cell office:value-type="float" office:value="63" calcext:value-type="float">
            <text:p>63</text:p>
          </table:table-cell>
          <table:table-cell office:value-type="float" office:value="0.93" calcext:value-type="float">
            <text:p>0.93</text:p>
          </table:table-cell>
          <table:table-cell office:value-type="float" office:value="0.0187" calcext:value-type="float">
            <text:p>0.0187</text:p>
          </table:table-cell>
          <table:table-cell office:value-type="float" office:value="0.10171796" calcext:value-type="float">
            <text:p>0.10171796</text:p>
          </table:table-cell>
          <table:table-cell table:formula="of:=(['simulation exercise (rec_tree)'.C65]-['simulation exercise (rec_tree)'.E65])/['simulation exercise (rec_tree)'.D65]" office:value-type="float" office:value="44.2931572192513" calcext:value-type="float">
            <text:p>44.2931572193</text:p>
          </table:table-cell>
          <table:table-cell office:value-type="float" office:value="63" calcext:value-type="float">
            <text:p>63</text:p>
          </table:table-cell>
          <table:table-cell office:value-type="float" office:value="0.69" calcext:value-type="float">
            <text:p>0.69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154127" calcext:value-type="float">
            <text:p>0.154127</text:p>
          </table:table-cell>
          <table:table-cell table:formula="of:=(['simulation exercise (rec_tree)'.H65]-['simulation exercise (rec_tree)'.J65])/['simulation exercise (rec_tree)'.I65]" office:value-type="float" office:value="61.5945977011494" calcext:value-type="float">
            <text:p>61.5945977011</text:p>
          </table:table-cell>
        </table:table-row>
        <table:table-row table:style-name="ro3">
          <table:table-cell/>
          <table:table-cell office:value-type="float" office:value="64" calcext:value-type="float">
            <text:p>64</text:p>
          </table:table-cell>
          <table:table-cell office:value-type="float" office:value="0.86" calcext:value-type="float">
            <text:p>0.8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7598549" calcext:value-type="float">
            <text:p>0.07598549</text:p>
          </table:table-cell>
          <table:table-cell table:formula="of:=(['simulation exercise (rec_tree)'.C66]-['simulation exercise (rec_tree)'.E66])/['simulation exercise (rec_tree)'.D66]" office:value-type="float" office:value="43.5563616666667" calcext:value-type="float">
            <text:p>43.5563616667</text:p>
          </table:table-cell>
          <table:table-cell office:value-type="float" office:value="64" calcext:value-type="float">
            <text:p>64</text:p>
          </table:table-cell>
          <table:table-cell office:value-type="float" office:value="0.78" calcext:value-type="float">
            <text:p>0.78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1414893" calcext:value-type="float">
            <text:p>0.1414893</text:p>
          </table:table-cell>
          <table:table-cell table:formula="of:=(['simulation exercise (rec_tree)'.H66]-['simulation exercise (rec_tree)'.J66])/['simulation exercise (rec_tree)'.I66]" office:value-type="float" office:value="50.2764330708662" calcext:value-type="float">
            <text:p>50.2764330709</text:p>
          </table:table-cell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office:value-type="float" office:value="0.87" calcext:value-type="float">
            <text:p>0.87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8673133" calcext:value-type="float">
            <text:p>0.08673133</text:p>
          </table:table-cell>
          <table:table-cell table:formula="of:=(['simulation exercise (rec_tree)'.C67]-['simulation exercise (rec_tree)'.E67])/['simulation exercise (rec_tree)'.D67]" office:value-type="float" office:value="44.2524672316384" calcext:value-type="float">
            <text:p>44.2524672316</text:p>
          </table:table-cell>
          <table:table-cell office:value-type="float" office:value="65" calcext:value-type="float">
            <text:p>65</text:p>
          </table:table-cell>
          <table:table-cell office:value-type="float" office:value="0.76" calcext:value-type="float">
            <text:p>0.76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1297539" calcext:value-type="float">
            <text:p>0.1297539</text:p>
          </table:table-cell>
          <table:table-cell table:formula="of:=(['simulation exercise (rec_tree)'.H67]-['simulation exercise (rec_tree)'.J67])/['simulation exercise (rec_tree)'.I67]" office:value-type="float" office:value="53.867188034188" calcext:value-type="float">
            <text:p>53.8671880342</text:p>
          </table:table-cell>
        </table:table-row>
        <table:table-row table:style-name="ro3">
          <table:table-cell/>
          <table:table-cell office:value-type="float" office:value="66" calcext:value-type="float">
            <text:p>66</text:p>
          </table:table-cell>
          <table:table-cell office:value-type="float" office:value="0.9" calcext:value-type="float">
            <text:p>0.9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10212071" calcext:value-type="float">
            <text:p>0.10212071</text:p>
          </table:table-cell>
          <table:table-cell table:formula="of:=(['simulation exercise (rec_tree)'.C68]-['simulation exercise (rec_tree)'.E68])/['simulation exercise (rec_tree)'.D68]" office:value-type="float" office:value="43.5999612021858" calcext:value-type="float">
            <text:p>43.5999612022</text:p>
          </table:table-cell>
          <table:table-cell office:value-type="float" office:value="66" calcext:value-type="float">
            <text:p>66</text:p>
          </table:table-cell>
          <table:table-cell office:value-type="float" office:value="0.78" calcext:value-type="float">
            <text:p>0.78</text:p>
          </table:table-cell>
          <table:table-cell office:value-type="float" office:value="0.0124" calcext:value-type="float">
            <text:p>0.0124</text:p>
          </table:table-cell>
          <table:table-cell office:value-type="float" office:value="0.1448664" calcext:value-type="float">
            <text:p>0.1448664</text:p>
          </table:table-cell>
          <table:table-cell table:formula="of:=(['simulation exercise (rec_tree)'.H68]-['simulation exercise (rec_tree)'.J68])/['simulation exercise (rec_tree)'.I68]" office:value-type="float" office:value="51.2204516129032" calcext:value-type="float">
            <text:p>51.2204516129</text:p>
          </table:table-cell>
        </table:table-row>
        <table:table-row table:style-name="ro3">
          <table:table-cell/>
          <table:table-cell office:value-type="float" office:value="67" calcext:value-type="float">
            <text:p>67</text:p>
          </table:table-cell>
          <table:table-cell office:value-type="float" office:value="0.73" calcext:value-type="float">
            <text:p>0.73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6629194" calcext:value-type="float">
            <text:p>0.06629194</text:p>
          </table:table-cell>
          <table:table-cell table:formula="of:=(['simulation exercise (rec_tree)'.C69]-['simulation exercise (rec_tree)'.E69])/['simulation exercise (rec_tree)'.D69]" office:value-type="float" office:value="43.3796117647059" calcext:value-type="float">
            <text:p>43.3796117647</text:p>
          </table:table-cell>
          <table:table-cell office:value-type="float" office:value="67" calcext:value-type="float">
            <text:p>67</text:p>
          </table:table-cell>
          <table:table-cell office:value-type="float" office:value="0.73" calcext:value-type="float">
            <text:p>0.73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1253001" calcext:value-type="float">
            <text:p>0.1253001</text:p>
          </table:table-cell>
          <table:table-cell table:formula="of:=(['simulation exercise (rec_tree)'.H69]-['simulation exercise (rec_tree)'.J69])/['simulation exercise (rec_tree)'.I69]" office:value-type="float" office:value="47.9920555555556" calcext:value-type="float">
            <text:p>47.9920555556</text:p>
          </table:table-cell>
        </table:table-row>
        <table:table-row table:style-name="ro3">
          <table:table-cell/>
          <table:table-cell office:value-type="float" office:value="68" calcext:value-type="float">
            <text:p>68</text:p>
          </table:table-cell>
          <table:table-cell office:value-type="float" office:value="0.91" calcext:value-type="float">
            <text:p>0.91</text:p>
          </table:table-cell>
          <table:table-cell office:value-type="float" office:value="0.0188" calcext:value-type="float">
            <text:p>0.0188</text:p>
          </table:table-cell>
          <table:table-cell office:value-type="float" office:value="0.09326743" calcext:value-type="float">
            <text:p>0.09326743</text:p>
          </table:table-cell>
          <table:table-cell table:formula="of:=(['simulation exercise (rec_tree)'.C70]-['simulation exercise (rec_tree)'.E70])/['simulation exercise (rec_tree)'.D70]" office:value-type="float" office:value="43.4432218085106" calcext:value-type="float">
            <text:p>43.4432218085</text:p>
          </table:table-cell>
          <table:table-cell office:value-type="float" office:value="68" calcext:value-type="float">
            <text:p>68</text:p>
          </table:table-cell>
          <table:table-cell office:value-type="float" office:value="0.83" calcext:value-type="float">
            <text:p>0.83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1449503" calcext:value-type="float">
            <text:p>0.1449503</text:p>
          </table:table-cell>
          <table:table-cell table:formula="of:=(['simulation exercise (rec_tree)'.H70]-['simulation exercise (rec_tree)'.J70])/['simulation exercise (rec_tree)'.I70]" office:value-type="float" office:value="50.7444222222222" calcext:value-type="float">
            <text:p>50.7444222222</text:p>
          </table:table-cell>
        </table:table-row>
        <table:table-row table:style-name="ro3">
          <table:table-cell/>
          <table:table-cell office:value-type="float" office:value="69" calcext:value-type="float">
            <text:p>69</text:p>
          </table:table-cell>
          <table:table-cell office:value-type="float" office:value="0.89" calcext:value-type="float">
            <text:p>0.89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10091206" calcext:value-type="float">
            <text:p>0.10091206</text:p>
          </table:table-cell>
          <table:table-cell table:formula="of:=(['simulation exercise (rec_tree)'.C71]-['simulation exercise (rec_tree)'.E71])/['simulation exercise (rec_tree)'.D71]" office:value-type="float" office:value="42.4240827956989" calcext:value-type="float">
            <text:p>42.4240827957</text:p>
          </table:table-cell>
          <table:table-cell office:value-type="float" office:value="69" calcext:value-type="float">
            <text:p>69</text:p>
          </table:table-cell>
          <table:table-cell office:value-type="float" office:value="0.82" calcext:value-type="float">
            <text:p>0.82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1570674" calcext:value-type="float">
            <text:p>0.1570674</text:p>
          </table:table-cell>
          <table:table-cell table:formula="of:=(['simulation exercise (rec_tree)'.H71]-['simulation exercise (rec_tree)'.J71])/['simulation exercise (rec_tree)'.I71]" office:value-type="float" office:value="49.1061185185185" calcext:value-type="float">
            <text:p>49.1061185185</text:p>
          </table:table-cell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office:value-type="float" office:value="0.71" calcext:value-type="float">
            <text:p>0.71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06936333" calcext:value-type="float">
            <text:p>0.06936333</text:p>
          </table:table-cell>
          <table:table-cell table:formula="of:=(['simulation exercise (rec_tree)'.C72]-['simulation exercise (rec_tree)'.E72])/['simulation exercise (rec_tree)'.D72]" office:value-type="float" office:value="44.7997671328671" calcext:value-type="float">
            <text:p>44.7997671329</text:p>
          </table:table-cell>
          <table:table-cell office:value-type="float" office:value="70" calcext:value-type="float">
            <text:p>70</text:p>
          </table:table-cell>
          <table:table-cell office:value-type="float" office:value="0.87" calcext:value-type="float">
            <text:p>0.87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1392671" calcext:value-type="float">
            <text:p>0.1392671</text:p>
          </table:table-cell>
          <table:table-cell table:formula="of:=(['simulation exercise (rec_tree)'.H72]-['simulation exercise (rec_tree)'.J72])/['simulation exercise (rec_tree)'.I72]" office:value-type="float" office:value="49.0424765100671" calcext:value-type="float">
            <text:p>49.0424765101</text:p>
          </table:table-cell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office:value-type="float" office:value="0.92" calcext:value-type="float">
            <text:p>0.92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655973" calcext:value-type="float">
            <text:p>0.0655973</text:p>
          </table:table-cell>
          <table:table-cell table:formula="of:=(['simulation exercise (rec_tree)'.C73]-['simulation exercise (rec_tree)'.E73])/['simulation exercise (rec_tree)'.D73]" office:value-type="float" office:value="44.7331256544503" calcext:value-type="float">
            <text:p>44.7331256545</text:p>
          </table:table-cell>
          <table:table-cell office:value-type="float" office:value="71" calcext:value-type="float">
            <text:p>71</text:p>
          </table:table-cell>
          <table:table-cell office:value-type="float" office:value="0.63" calcext:value-type="float">
            <text:p>0.63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140021" calcext:value-type="float">
            <text:p>0.140021</text:p>
          </table:table-cell>
          <table:table-cell table:formula="of:=(['simulation exercise (rec_tree)'.H73]-['simulation exercise (rec_tree)'.J73])/['simulation exercise (rec_tree)'.I73]" office:value-type="float" office:value="56.9743023255814" calcext:value-type="float">
            <text:p>56.9743023256</text:p>
          </table:table-cell>
        </table:table-row>
        <table:table-row table:style-name="ro3">
          <table:table-cell/>
          <table:table-cell office:value-type="float" office:value="72" calcext:value-type="float">
            <text:p>72</text:p>
          </table:table-cell>
          <table:table-cell office:value-type="float" office:value="0.98" calcext:value-type="float">
            <text:p>0.98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11453926" calcext:value-type="float">
            <text:p>0.11453926</text:p>
          </table:table-cell>
          <table:table-cell table:formula="of:=(['simulation exercise (rec_tree)'.C74]-['simulation exercise (rec_tree)'.E74])/['simulation exercise (rec_tree)'.D74]" office:value-type="float" office:value="43.4904894472362" calcext:value-type="float">
            <text:p>43.4904894472</text:p>
          </table:table-cell>
          <table:table-cell office:value-type="float" office:value="72" calcext:value-type="float">
            <text:p>72</text:p>
          </table:table-cell>
          <table:table-cell office:value-type="float" office:value="0.77" calcext:value-type="float">
            <text:p>0.77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1685065" calcext:value-type="float">
            <text:p>0.1685065</text:p>
          </table:table-cell>
          <table:table-cell table:formula="of:=(['simulation exercise (rec_tree)'.H74]-['simulation exercise (rec_tree)'.J74])/['simulation exercise (rec_tree)'.I74]" office:value-type="float" office:value="55.6938425925926" calcext:value-type="float">
            <text:p>55.6938425926</text:p>
          </table:table-cell>
        </table:table-row>
        <table:table-row table:style-name="ro3">
          <table:table-cell/>
          <table:table-cell office:value-type="float" office:value="73" calcext:value-type="float">
            <text:p>73</text:p>
          </table:table-cell>
          <table:table-cell office:value-type="float" office:value="0.96" calcext:value-type="float">
            <text:p>0.96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10683669" calcext:value-type="float">
            <text:p>0.10683669</text:p>
          </table:table-cell>
          <table:table-cell table:formula="of:=(['simulation exercise (rec_tree)'.C75]-['simulation exercise (rec_tree)'.E75])/['simulation exercise (rec_tree)'.D75]" office:value-type="float" office:value="42.8725281407035" calcext:value-type="float">
            <text:p>42.8725281407</text:p>
          </table:table-cell>
          <table:table-cell office:value-type="float" office:value="73" calcext:value-type="float">
            <text:p>73</text:p>
          </table:table-cell>
          <table:table-cell office:value-type="float" office:value="0.6" calcext:value-type="float">
            <text:p>0.6</text:p>
          </table:table-cell>
          <table:table-cell office:value-type="float" office:value="0.0076" calcext:value-type="float">
            <text:p>0.0076</text:p>
          </table:table-cell>
          <table:table-cell office:value-type="float" office:value="0.1550093" calcext:value-type="float">
            <text:p>0.1550093</text:p>
          </table:table-cell>
          <table:table-cell table:formula="of:=(['simulation exercise (rec_tree)'.H75]-['simulation exercise (rec_tree)'.J75])/['simulation exercise (rec_tree)'.I75]" office:value-type="float" office:value="58.5514078947369" calcext:value-type="float">
            <text:p>58.5514078947</text:p>
          </table:table-cell>
        </table:table-row>
        <table:table-row table:style-name="ro3">
          <table:table-cell/>
          <table:table-cell office:value-type="float" office:value="74" calcext:value-type="float">
            <text:p>74</text:p>
          </table:table-cell>
          <table:table-cell office:value-type="float" office:value="0.83" calcext:value-type="float">
            <text:p>0.83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8562578" calcext:value-type="float">
            <text:p>0.08562578</text:p>
          </table:table-cell>
          <table:table-cell table:formula="of:=(['simulation exercise (rec_tree)'.C76]-['simulation exercise (rec_tree)'.E76])/['simulation exercise (rec_tree)'.D76]" office:value-type="float" office:value="44.3079892857143" calcext:value-type="float">
            <text:p>44.3079892857</text:p>
          </table:table-cell>
          <table:table-cell office:value-type="float" office:value="74" calcext:value-type="float">
            <text:p>74</text:p>
          </table:table-cell>
          <table:table-cell office:value-type="float" office:value="0.71" calcext:value-type="float">
            <text:p>0.71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141609" calcext:value-type="float">
            <text:p>0.141609</text:p>
          </table:table-cell>
          <table:table-cell table:formula="of:=(['simulation exercise (rec_tree)'.H76]-['simulation exercise (rec_tree)'.J76])/['simulation exercise (rec_tree)'.I76]" office:value-type="float" office:value="53.1206542056075" calcext:value-type="float">
            <text:p>53.1206542056</text:p>
          </table:table-cell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office:value-type="float" office:value="0.79" calcext:value-type="float">
            <text:p>0.79</text:p>
          </table:table-cell>
          <table:table-cell office:value-type="float" office:value="0.0161" calcext:value-type="float">
            <text:p>0.0161</text:p>
          </table:table-cell>
          <table:table-cell office:value-type="float" office:value="0.07725148" calcext:value-type="float">
            <text:p>0.07725148</text:p>
          </table:table-cell>
          <table:table-cell table:formula="of:=(['simulation exercise (rec_tree)'.C77]-['simulation exercise (rec_tree)'.E77])/['simulation exercise (rec_tree)'.D77]" office:value-type="float" office:value="44.2700944099379" calcext:value-type="float">
            <text:p>44.2700944099</text:p>
          </table:table-cell>
          <table:table-cell office:value-type="float" office:value="75" calcext:value-type="float">
            <text:p>75</text:p>
          </table:table-cell>
          <table:table-cell office:value-type="float" office:value="0.66" calcext:value-type="float">
            <text:p>0.66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1440444" calcext:value-type="float">
            <text:p>0.1440444</text:p>
          </table:table-cell>
          <table:table-cell table:formula="of:=(['simulation exercise (rec_tree)'.H77]-['simulation exercise (rec_tree)'.J77])/['simulation exercise (rec_tree)'.I77]" office:value-type="float" office:value="52.6485306122449" calcext:value-type="float">
            <text:p>52.6485306122</text:p>
          </table:table-cell>
        </table:table-row>
        <table:table-row table:style-name="ro3">
          <table:table-cell/>
          <table:table-cell office:value-type="float" office:value="76" calcext:value-type="float">
            <text:p>76</text:p>
          </table:table-cell>
          <table:table-cell office:value-type="float" office:value="0.8" calcext:value-type="float">
            <text:p>0.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7396461" calcext:value-type="float">
            <text:p>0.07396461</text:p>
          </table:table-cell>
          <table:table-cell table:formula="of:=(['simulation exercise (rec_tree)'.C78]-['simulation exercise (rec_tree)'.E78])/['simulation exercise (rec_tree)'.D78]" office:value-type="float" office:value="45.377211875" calcext:value-type="float">
            <text:p>45.377211875</text:p>
          </table:table-cell>
          <table:table-cell office:value-type="float" office:value="76" calcext:value-type="float">
            <text:p>76</text:p>
          </table:table-cell>
          <table:table-cell office:value-type="float" office:value="0.59" calcext:value-type="float">
            <text:p>0.59</text:p>
          </table:table-cell>
          <table:table-cell office:value-type="float" office:value="0.007" calcext:value-type="float">
            <text:p>0.007</text:p>
          </table:table-cell>
          <table:table-cell office:value-type="float" office:value="0.1604128" calcext:value-type="float">
            <text:p>0.1604128</text:p>
          </table:table-cell>
          <table:table-cell table:formula="of:=(['simulation exercise (rec_tree)'.H78]-['simulation exercise (rec_tree)'.J78])/['simulation exercise (rec_tree)'.I78]" office:value-type="float" office:value="61.3696" calcext:value-type="float">
            <text:p>61.3696</text:p>
          </table:table-cell>
        </table:table-row>
        <table:table-row table:style-name="ro3">
          <table:table-cell/>
          <table:table-cell office:value-type="float" office:value="77" calcext:value-type="float">
            <text:p>77</text:p>
          </table:table-cell>
          <table:table-cell office:value-type="float" office:value="0.81" calcext:value-type="float">
            <text:p>0.81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890579" calcext:value-type="float">
            <text:p>0.0890579</text:p>
          </table:table-cell>
          <table:table-cell table:formula="of:=(['simulation exercise (rec_tree)'.C79]-['simulation exercise (rec_tree)'.E79])/['simulation exercise (rec_tree)'.D79]" office:value-type="float" office:value="44.2295766871166" calcext:value-type="float">
            <text:p>44.2295766871</text:p>
          </table:table-cell>
          <table:table-cell office:value-type="float" office:value="77" calcext:value-type="float">
            <text:p>77</text:p>
          </table:table-cell>
          <table:table-cell office:value-type="float" office:value="0.7" calcext:value-type="float">
            <text:p>0.7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1420958" calcext:value-type="float">
            <text:p>0.1420958</text:p>
          </table:table-cell>
          <table:table-cell table:formula="of:=(['simulation exercise (rec_tree)'.H79]-['simulation exercise (rec_tree)'.J79])/['simulation exercise (rec_tree)'.I79]" office:value-type="float" office:value="51.6577962962963" calcext:value-type="float">
            <text:p>51.6577962963</text:p>
          </table:table-cell>
        </table:table-row>
        <table:table-row table:style-name="ro3">
          <table:table-cell/>
          <table:table-cell office:value-type="float" office:value="78" calcext:value-type="float">
            <text:p>78</text:p>
          </table:table-cell>
          <table:table-cell office:value-type="float" office:value="0.93" calcext:value-type="float">
            <text:p>0.93</text:p>
          </table:table-cell>
          <table:table-cell office:value-type="float" office:value="0.0191" calcext:value-type="float">
            <text:p>0.0191</text:p>
          </table:table-cell>
          <table:table-cell office:value-type="float" office:value="0.09215814" calcext:value-type="float">
            <text:p>0.09215814</text:p>
          </table:table-cell>
          <table:table-cell table:formula="of:=(['simulation exercise (rec_tree)'.C80]-['simulation exercise (rec_tree)'.E80])/['simulation exercise (rec_tree)'.D80]" office:value-type="float" office:value="43.8660659685864" calcext:value-type="float">
            <text:p>43.8660659686</text:p>
          </table:table-cell>
          <table:table-cell office:value-type="float" office:value="78" calcext:value-type="float">
            <text:p>78</text:p>
          </table:table-cell>
          <table:table-cell office:value-type="float" office:value="0.71" calcext:value-type="float">
            <text:p>0.71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1483628" calcext:value-type="float">
            <text:p>0.1483628</text:p>
          </table:table-cell>
          <table:table-cell table:formula="of:=(['simulation exercise (rec_tree)'.H80]-['simulation exercise (rec_tree)'.J80])/['simulation exercise (rec_tree)'.I80]" office:value-type="float" office:value="52.0034444444444" calcext:value-type="float">
            <text:p>52.0034444444</text:p>
          </table:table-cell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office:value-type="float" office:value="0.91" calcext:value-type="float">
            <text:p>0.91</text:p>
          </table:table-cell>
          <table:table-cell office:value-type="float" office:value="0.0183" calcext:value-type="float">
            <text:p>0.0183</text:p>
          </table:table-cell>
          <table:table-cell office:value-type="float" office:value="0.09766214" calcext:value-type="float">
            <text:p>0.09766214</text:p>
          </table:table-cell>
          <table:table-cell table:formula="of:=(['simulation exercise (rec_tree)'.C81]-['simulation exercise (rec_tree)'.E81])/['simulation exercise (rec_tree)'.D81]" office:value-type="float" office:value="44.3900469945355" calcext:value-type="float">
            <text:p>44.3900469945</text:p>
          </table:table-cell>
          <table:table-cell office:value-type="float" office:value="79" calcext:value-type="float">
            <text:p>79</text:p>
          </table:table-cell>
          <table:table-cell office:value-type="float" office:value="0.64" calcext:value-type="float">
            <text:p>0.64</text:p>
          </table:table-cell>
          <table:table-cell office:value-type="float" office:value="0.009" calcext:value-type="float">
            <text:p>0.009</text:p>
          </table:table-cell>
          <table:table-cell office:value-type="float" office:value="0.1525208" calcext:value-type="float">
            <text:p>0.1525208</text:p>
          </table:table-cell>
          <table:table-cell table:formula="of:=(['simulation exercise (rec_tree)'.H81]-['simulation exercise (rec_tree)'.J81])/['simulation exercise (rec_tree)'.I81]" office:value-type="float" office:value="54.1643555555556" calcext:value-type="float">
            <text:p>54.1643555556</text:p>
          </table:table-cell>
        </table:table-row>
        <table:table-row table:style-name="ro3">
          <table:table-cell/>
          <table:table-cell office:value-type="float" office:value="80" calcext:value-type="float">
            <text:p>80</text:p>
          </table:table-cell>
          <table:table-cell office:value-type="float" office:value="0.88" calcext:value-type="float">
            <text:p>0.88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8446786" calcext:value-type="float">
            <text:p>0.08446786</text:p>
          </table:table-cell>
          <table:table-cell table:formula="of:=(['simulation exercise (rec_tree)'.C82]-['simulation exercise (rec_tree)'.E82])/['simulation exercise (rec_tree)'.D82]" office:value-type="float" office:value="44.4431363128492" calcext:value-type="float">
            <text:p>44.4431363128</text:p>
          </table:table-cell>
          <table:table-cell office:value-type="float" office:value="80" calcext:value-type="float">
            <text:p>80</text:p>
          </table:table-cell>
          <table:table-cell office:value-type="float" office:value="0.71" calcext:value-type="float">
            <text:p>0.71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1455127" calcext:value-type="float">
            <text:p>0.1455127</text:p>
          </table:table-cell>
          <table:table-cell table:formula="of:=(['simulation exercise (rec_tree)'.H82]-['simulation exercise (rec_tree)'.J82])/['simulation exercise (rec_tree)'.I82]" office:value-type="float" office:value="51.7878256880734" calcext:value-type="float">
            <text:p>51.7878256881</text:p>
          </table:table-cell>
        </table:table-row>
        <table:table-row table:style-name="ro3">
          <table:table-cell/>
          <table:table-cell office:value-type="float" office:value="81" calcext:value-type="float">
            <text:p>81</text:p>
          </table:table-cell>
          <table:table-cell office:value-type="float" office:value="0.97" calcext:value-type="float">
            <text:p>0.97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1146817" calcext:value-type="float">
            <text:p>0.1146817</text:p>
          </table:table-cell>
          <table:table-cell table:formula="of:=(['simulation exercise (rec_tree)'.C83]-['simulation exercise (rec_tree)'.E83])/['simulation exercise (rec_tree)'.D83]" office:value-type="float" office:value="42.3424900990099" calcext:value-type="float">
            <text:p>42.342490099</text:p>
          </table:table-cell>
          <table:table-cell office:value-type="float" office:value="81" calcext:value-type="float">
            <text:p>81</text:p>
          </table:table-cell>
          <table:table-cell office:value-type="float" office:value="0.68" calcext:value-type="float">
            <text:p>0.68</text:p>
          </table:table-cell>
          <table:table-cell office:value-type="float" office:value="0.01" calcext:value-type="float">
            <text:p>0.01</text:p>
          </table:table-cell>
          <table:table-cell office:value-type="float" office:value="0.1417834" calcext:value-type="float">
            <text:p>0.1417834</text:p>
          </table:table-cell>
          <table:table-cell table:formula="of:=(['simulation exercise (rec_tree)'.H83]-['simulation exercise (rec_tree)'.J83])/['simulation exercise (rec_tree)'.I83]" office:value-type="float" office:value="53.82166" calcext:value-type="float">
            <text:p>53.82166</text:p>
          </table:table-cell>
        </table:table-row>
        <table:table-row table:style-name="ro3">
          <table:table-cell/>
          <table:table-cell office:value-type="float" office:value="82" calcext:value-type="float">
            <text:p>82</text:p>
          </table:table-cell>
          <table:table-cell office:value-type="float" office:value="0.76" calcext:value-type="float">
            <text:p>0.76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789769" calcext:value-type="float">
            <text:p>0.0789769</text:p>
          </table:table-cell>
          <table:table-cell table:formula="of:=(['simulation exercise (rec_tree)'.C84]-['simulation exercise (rec_tree)'.E84])/['simulation exercise (rec_tree)'.D84]" office:value-type="float" office:value="43.9369741935484" calcext:value-type="float">
            <text:p>43.9369741935</text:p>
          </table:table-cell>
          <table:table-cell office:value-type="float" office:value="82" calcext:value-type="float">
            <text:p>82</text:p>
          </table:table-cell>
          <table:table-cell office:value-type="float" office:value="0.58" calcext:value-type="float">
            <text:p>0.58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1428969" calcext:value-type="float">
            <text:p>0.1428969</text:p>
          </table:table-cell>
          <table:table-cell table:formula="of:=(['simulation exercise (rec_tree)'.H84]-['simulation exercise (rec_tree)'.J84])/['simulation exercise (rec_tree)'.I84]" office:value-type="float" office:value="55.3295063291139" calcext:value-type="float">
            <text:p>55.3295063291</text:p>
          </table:table-cell>
        </table:table-row>
        <table:table-row table:style-name="ro3">
          <table:table-cell/>
          <table:table-cell office:value-type="float" office:value="83" calcext:value-type="float">
            <text:p>83</text:p>
          </table:table-cell>
          <table:table-cell office:value-type="float" office:value="0.8" calcext:value-type="float">
            <text:p>0.8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8843842" calcext:value-type="float">
            <text:p>0.08843842</text:p>
          </table:table-cell>
          <table:table-cell table:formula="of:=(['simulation exercise (rec_tree)'.C85]-['simulation exercise (rec_tree)'.E85])/['simulation exercise (rec_tree)'.D85]" office:value-type="float" office:value="43.3879012195122" calcext:value-type="float">
            <text:p>43.3879012195</text:p>
          </table:table-cell>
          <table:table-cell office:value-type="float" office:value="83" calcext:value-type="float">
            <text:p>83</text:p>
          </table:table-cell>
          <table:table-cell office:value-type="float" office:value="0.8" calcext:value-type="float">
            <text:p>0.8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1362399" calcext:value-type="float">
            <text:p>0.1362399</text:p>
          </table:table-cell>
          <table:table-cell table:formula="of:=(['simulation exercise (rec_tree)'.H85]-['simulation exercise (rec_tree)'.J85])/['simulation exercise (rec_tree)'.I85]" office:value-type="float" office:value="52.2645748031496" calcext:value-type="float">
            <text:p>52.2645748031</text:p>
          </table:table-cell>
        </table:table-row>
        <table:table-row table:style-name="ro3">
          <table:table-cell/>
          <table:table-cell office:value-type="float" office:value="84" calcext:value-type="float">
            <text:p>84</text:p>
          </table:table-cell>
          <table:table-cell office:value-type="float" office:value="0.83" calcext:value-type="float">
            <text:p>0.83</text:p>
          </table:table-cell>
          <table:table-cell office:value-type="float" office:value="0.017" calcext:value-type="float">
            <text:p>0.017</text:p>
          </table:table-cell>
          <table:table-cell office:value-type="float" office:value="0.0764813" calcext:value-type="float">
            <text:p>0.0764813</text:p>
          </table:table-cell>
          <table:table-cell table:formula="of:=(['simulation exercise (rec_tree)'.C86]-['simulation exercise (rec_tree)'.E86])/['simulation exercise (rec_tree)'.D86]" office:value-type="float" office:value="44.3246294117647" calcext:value-type="float">
            <text:p>44.3246294118</text:p>
          </table:table-cell>
          <table:table-cell office:value-type="float" office:value="84" calcext:value-type="float">
            <text:p>84</text:p>
          </table:table-cell>
          <table:table-cell office:value-type="float" office:value="0.73" calcext:value-type="float">
            <text:p>0.73</text:p>
          </table:table-cell>
          <table:table-cell office:value-type="float" office:value="0.0106" calcext:value-type="float">
            <text:p>0.0106</text:p>
          </table:table-cell>
          <table:table-cell office:value-type="float" office:value="0.1432255" calcext:value-type="float">
            <text:p>0.1432255</text:p>
          </table:table-cell>
          <table:table-cell table:formula="of:=(['simulation exercise (rec_tree)'.H86]-['simulation exercise (rec_tree)'.J86])/['simulation exercise (rec_tree)'.I86]" office:value-type="float" office:value="55.3560849056604" calcext:value-type="float">
            <text:p>55.3560849057</text:p>
          </table:table-cell>
        </table:table-row>
        <table:table-row table:style-name="ro3">
          <table:table-cell/>
          <table:table-cell office:value-type="float" office:value="85" calcext:value-type="float">
            <text:p>85</text:p>
          </table:table-cell>
          <table:table-cell office:value-type="float" office:value="0.76" calcext:value-type="float">
            <text:p>0.76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1269135" calcext:value-type="float">
            <text:p>0.1269135</text:p>
          </table:table-cell>
          <table:table-cell table:formula="of:=(['simulation exercise (rec_tree)'.C87]-['simulation exercise (rec_tree)'.E87])/['simulation exercise (rec_tree)'.D87]" office:value-type="float" office:value="42.7761148648649" calcext:value-type="float">
            <text:p>42.7761148649</text:p>
          </table:table-cell>
          <table:table-cell office:value-type="float" office:value="85" calcext:value-type="float">
            <text:p>85</text:p>
          </table:table-cell>
          <table:table-cell office:value-type="float" office:value="0.78" calcext:value-type="float">
            <text:p>0.78</text:p>
          </table:table-cell>
          <table:table-cell office:value-type="float" office:value="0.011" calcext:value-type="float">
            <text:p>0.011</text:p>
          </table:table-cell>
          <table:table-cell office:value-type="float" office:value="0.1720489" calcext:value-type="float">
            <text:p>0.1720489</text:p>
          </table:table-cell>
          <table:table-cell table:formula="of:=(['simulation exercise (rec_tree)'.H87]-['simulation exercise (rec_tree)'.J87])/['simulation exercise (rec_tree)'.I87]" office:value-type="float" office:value="55.2682818181818" calcext:value-type="float">
            <text:p>55.2682818182</text:p>
          </table:table-cell>
        </table:table-row>
        <table:table-row table:style-name="ro3">
          <table:table-cell/>
          <table:table-cell office:value-type="float" office:value="86" calcext:value-type="float">
            <text:p>86</text:p>
          </table:table-cell>
          <table:table-cell office:value-type="float" office:value="0.85" calcext:value-type="float">
            <text:p>0.8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7407497" calcext:value-type="float">
            <text:p>0.07407497</text:p>
          </table:table-cell>
          <table:table-cell table:formula="of:=(['simulation exercise (rec_tree)'.C88]-['simulation exercise (rec_tree)'.E88])/['simulation exercise (rec_tree)'.D88]" office:value-type="float" office:value="43.8375723163842" calcext:value-type="float">
            <text:p>43.8375723164</text:p>
          </table:table-cell>
          <table:table-cell office:value-type="float" office:value="86" calcext:value-type="float">
            <text:p>86</text:p>
          </table:table-cell>
          <table:table-cell office:value-type="float" office:value="0.6" calcext:value-type="float">
            <text:p>0.6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1228933" calcext:value-type="float">
            <text:p>0.1228933</text:p>
          </table:table-cell>
          <table:table-cell table:formula="of:=(['simulation exercise (rec_tree)'.H88]-['simulation exercise (rec_tree)'.J88])/['simulation exercise (rec_tree)'.I88]" office:value-type="float" office:value="54.8398505747127" calcext:value-type="float">
            <text:p>54.8398505747</text:p>
          </table:table-cell>
        </table:table-row>
        <table:table-row table:style-name="ro3">
          <table:table-cell/>
          <table:table-cell office:value-type="float" office:value="87" calcext:value-type="float">
            <text:p>87</text:p>
          </table:table-cell>
          <table:table-cell office:value-type="float" office:value="0.86" calcext:value-type="float">
            <text:p>0.86</text:p>
          </table:table-cell>
          <table:table-cell office:value-type="float" office:value="0.0173" calcext:value-type="float">
            <text:p>0.0173</text:p>
          </table:table-cell>
          <table:table-cell office:value-type="float" office:value="0.11043198" calcext:value-type="float">
            <text:p>0.11043198</text:p>
          </table:table-cell>
          <table:table-cell table:formula="of:=(['simulation exercise (rec_tree)'.C89]-['simulation exercise (rec_tree)'.E89])/['simulation exercise (rec_tree)'.D89]" office:value-type="float" office:value="43.3276312138728" calcext:value-type="float">
            <text:p>43.3276312139</text:p>
          </table:table-cell>
          <table:table-cell office:value-type="float" office:value="87" calcext:value-type="float">
            <text:p>87</text:p>
          </table:table-cell>
          <table:table-cell office:value-type="float" office:value="0.65" calcext:value-type="float">
            <text:p>0.65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1533805" calcext:value-type="float">
            <text:p>0.1533805</text:p>
          </table:table-cell>
          <table:table-cell table:formula="of:=(['simulation exercise (rec_tree)'.H89]-['simulation exercise (rec_tree)'.J89])/['simulation exercise (rec_tree)'.I89]" office:value-type="float" office:value="59.121369047619" calcext:value-type="float">
            <text:p>59.1213690476</text:p>
          </table:table-cell>
        </table:table-row>
        <table:table-row table:style-name="ro3">
          <table:table-cell/>
          <table:table-cell office:value-type="float" office:value="88" calcext:value-type="float">
            <text:p>88</text:p>
          </table:table-cell>
          <table:table-cell office:value-type="float" office:value="0.76" calcext:value-type="float">
            <text:p>0.76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08343324" calcext:value-type="float">
            <text:p>0.08343324</text:p>
          </table:table-cell>
          <table:table-cell table:formula="of:=(['simulation exercise (rec_tree)'.C90]-['simulation exercise (rec_tree)'.E90])/['simulation exercise (rec_tree)'.D90]" office:value-type="float" office:value="43.9329064935065" calcext:value-type="float">
            <text:p>43.9329064935</text:p>
          </table:table-cell>
          <table:table-cell office:value-type="float" office:value="88" calcext:value-type="float">
            <text:p>88</text:p>
          </table:table-cell>
          <table:table-cell office:value-type="float" office:value="0.7" calcext:value-type="float">
            <text:p>0.7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1419017" calcext:value-type="float">
            <text:p>0.1419017</text:p>
          </table:table-cell>
          <table:table-cell table:formula="of:=(['simulation exercise (rec_tree)'.H90]-['simulation exercise (rec_tree)'.J90])/['simulation exercise (rec_tree)'.I90]" office:value-type="float" office:value="54.7155196078431" calcext:value-type="float">
            <text:p>54.7155196078</text:p>
          </table:table-cell>
        </table:table-row>
        <table:table-row table:style-name="ro3">
          <table:table-cell/>
          <table:table-cell office:value-type="float" office:value="89" calcext:value-type="float">
            <text:p>89</text:p>
          </table:table-cell>
          <table:table-cell office:value-type="float" office:value="0.89" calcext:value-type="float">
            <text:p>0.89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10708402" calcext:value-type="float">
            <text:p>0.10708402</text:p>
          </table:table-cell>
          <table:table-cell table:formula="of:=(['simulation exercise (rec_tree)'.C91]-['simulation exercise (rec_tree)'.E91])/['simulation exercise (rec_tree)'.D91]" office:value-type="float" office:value="43.0173615384615" calcext:value-type="float">
            <text:p>43.0173615385</text:p>
          </table:table-cell>
          <table:table-cell office:value-type="float" office:value="89" calcext:value-type="float">
            <text:p>89</text:p>
          </table:table-cell>
          <table:table-cell office:value-type="float" office:value="0.72" calcext:value-type="float">
            <text:p>0.72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1611319" calcext:value-type="float">
            <text:p>0.1611319</text:p>
          </table:table-cell>
          <table:table-cell table:formula="of:=(['simulation exercise (rec_tree)'.H91]-['simulation exercise (rec_tree)'.J91])/['simulation exercise (rec_tree)'.I91]" office:value-type="float" office:value="55.3334752475247" calcext:value-type="float">
            <text:p>55.3334752475</text:p>
          </table:table-cell>
        </table:table-row>
        <table:table-row table:style-name="ro3">
          <table:table-cell/>
          <table:table-cell office:value-type="float" office:value="90" calcext:value-type="float">
            <text:p>90</text:p>
          </table:table-cell>
          <table:table-cell office:value-type="float" office:value="0.77" calcext:value-type="float">
            <text:p>0.77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8272532" calcext:value-type="float">
            <text:p>0.08272532</text:p>
          </table:table-cell>
          <table:table-cell table:formula="of:=(['simulation exercise (rec_tree)'.C92]-['simulation exercise (rec_tree)'.E92])/['simulation exercise (rec_tree)'.D92]" office:value-type="float" office:value="43.4983974683544" calcext:value-type="float">
            <text:p>43.4983974684</text:p>
          </table:table-cell>
          <table:table-cell office:value-type="float" office:value="90" calcext:value-type="float">
            <text:p>90</text:p>
          </table:table-cell>
          <table:table-cell office:value-type="float" office:value="0.73" calcext:value-type="float">
            <text:p>0.73</text:p>
          </table:table-cell>
          <table:table-cell office:value-type="float" office:value="0.0108" calcext:value-type="float">
            <text:p>0.0108</text:p>
          </table:table-cell>
          <table:table-cell office:value-type="float" office:value="0.1401612" calcext:value-type="float">
            <text:p>0.1401612</text:p>
          </table:table-cell>
          <table:table-cell table:formula="of:=(['simulation exercise (rec_tree)'.H92]-['simulation exercise (rec_tree)'.J92])/['simulation exercise (rec_tree)'.I92]" office:value-type="float" office:value="54.6147037037037" calcext:value-type="float">
            <text:p>54.6147037037</text:p>
          </table:table-cell>
        </table:table-row>
        <table:table-row table:style-name="ro3">
          <table:table-cell/>
          <table:table-cell office:value-type="float" office:value="91" calcext:value-type="float">
            <text:p>91</text:p>
          </table:table-cell>
          <table:table-cell office:value-type="float" office:value="0.78" calcext:value-type="float">
            <text:p>0.78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08023584" calcext:value-type="float">
            <text:p>0.08023584</text:p>
          </table:table-cell>
          <table:table-cell table:formula="of:=(['simulation exercise (rec_tree)'.C93]-['simulation exercise (rec_tree)'.E93])/['simulation exercise (rec_tree)'.D93]" office:value-type="float" office:value="44.8566769230769" calcext:value-type="float">
            <text:p>44.8566769231</text:p>
          </table:table-cell>
          <table:table-cell office:value-type="float" office:value="91" calcext:value-type="float">
            <text:p>91</text:p>
          </table:table-cell>
          <table:table-cell office:value-type="float" office:value="0.76" calcext:value-type="float">
            <text:p>0.76</text:p>
          </table:table-cell>
          <table:table-cell office:value-type="float" office:value="0.0102" calcext:value-type="float">
            <text:p>0.0102</text:p>
          </table:table-cell>
          <table:table-cell office:value-type="float" office:value="0.1617279" calcext:value-type="float">
            <text:p>0.1617279</text:p>
          </table:table-cell>
          <table:table-cell table:formula="of:=(['simulation exercise (rec_tree)'.H93]-['simulation exercise (rec_tree)'.J93])/['simulation exercise (rec_tree)'.I93]" office:value-type="float" office:value="58.6541274509804" calcext:value-type="float">
            <text:p>58.654127451</text:p>
          </table:table-cell>
        </table:table-row>
        <table:table-row table:style-name="ro3">
          <table:table-cell/>
          <table:table-cell office:value-type="float" office:value="92" calcext:value-type="float">
            <text:p>92</text:p>
          </table:table-cell>
          <table:table-cell office:value-type="float" office:value="0.8" calcext:value-type="float">
            <text:p>0.8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7020398" calcext:value-type="float">
            <text:p>0.07020398</text:p>
          </table:table-cell>
          <table:table-cell table:formula="of:=(['simulation exercise (rec_tree)'.C94]-['simulation exercise (rec_tree)'.E94])/['simulation exercise (rec_tree)'.D94]" office:value-type="float" office:value="44.4997573170732" calcext:value-type="float">
            <text:p>44.4997573171</text:p>
          </table:table-cell>
          <table:table-cell office:value-type="float" office:value="92" calcext:value-type="float">
            <text:p>92</text:p>
          </table:table-cell>
          <table:table-cell office:value-type="float" office:value="0.9" calcext:value-type="float">
            <text:p>0.9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1538686" calcext:value-type="float">
            <text:p>0.1538686</text:p>
          </table:table-cell>
          <table:table-cell table:formula="of:=(['simulation exercise (rec_tree)'.H94]-['simulation exercise (rec_tree)'.J94])/['simulation exercise (rec_tree)'.I94]" office:value-type="float" office:value="54.0674927536232" calcext:value-type="float">
            <text:p>54.0674927536</text:p>
          </table:table-cell>
        </table:table-row>
        <table:table-row table:style-name="ro3">
          <table:table-cell/>
          <table:table-cell office:value-type="float" office:value="93" calcext:value-type="float">
            <text:p>93</text:p>
          </table:table-cell>
          <table:table-cell office:value-type="float" office:value="0.83" calcext:value-type="float">
            <text:p>0.83</text:p>
          </table:table-cell>
          <table:table-cell office:value-type="float" office:value="0.0166" calcext:value-type="float">
            <text:p>0.0166</text:p>
          </table:table-cell>
          <table:table-cell office:value-type="float" office:value="0.09458252" calcext:value-type="float">
            <text:p>0.09458252</text:p>
          </table:table-cell>
          <table:table-cell table:formula="of:=(['simulation exercise (rec_tree)'.C95]-['simulation exercise (rec_tree)'.E95])/['simulation exercise (rec_tree)'.D95]" office:value-type="float" office:value="44.3022578313253" calcext:value-type="float">
            <text:p>44.3022578313</text:p>
          </table:table-cell>
          <table:table-cell office:value-type="float" office:value="93" calcext:value-type="float">
            <text:p>93</text:p>
          </table:table-cell>
          <table:table-cell office:value-type="float" office:value="0.88" calcext:value-type="float">
            <text:p>0.88</text:p>
          </table:table-cell>
          <table:table-cell office:value-type="float" office:value="0.013" calcext:value-type="float">
            <text:p>0.013</text:p>
          </table:table-cell>
          <table:table-cell office:value-type="float" office:value="0.1441834" calcext:value-type="float">
            <text:p>0.1441834</text:p>
          </table:table-cell>
          <table:table-cell table:formula="of:=(['simulation exercise (rec_tree)'.H95]-['simulation exercise (rec_tree)'.J95])/['simulation exercise (rec_tree)'.I95]" office:value-type="float" office:value="56.6012769230769" calcext:value-type="float">
            <text:p>56.6012769231</text:p>
          </table:table-cell>
        </table:table-row>
        <table:table-row table:style-name="ro3">
          <table:table-cell/>
          <table:table-cell office:value-type="float" office:value="94" calcext:value-type="float">
            <text:p>94</text:p>
          </table:table-cell>
          <table:table-cell office:value-type="float" office:value="0.76" calcext:value-type="float">
            <text:p>0.76</text:p>
          </table:table-cell>
          <table:table-cell office:value-type="float" office:value="0.016" calcext:value-type="float">
            <text:p>0.016</text:p>
          </table:table-cell>
          <table:table-cell office:value-type="float" office:value="0.06962518" calcext:value-type="float">
            <text:p>0.06962518</text:p>
          </table:table-cell>
          <table:table-cell table:formula="of:=(['simulation exercise (rec_tree)'.C96]-['simulation exercise (rec_tree)'.E96])/['simulation exercise (rec_tree)'.D96]" office:value-type="float" office:value="43.14842625" calcext:value-type="float">
            <text:p>43.14842625</text:p>
          </table:table-cell>
          <table:table-cell office:value-type="float" office:value="94" calcext:value-type="float">
            <text:p>94</text:p>
          </table:table-cell>
          <table:table-cell office:value-type="float" office:value="0.68" calcext:value-type="float">
            <text:p>0.68</text:p>
          </table:table-cell>
          <table:table-cell office:value-type="float" office:value="0.0092" calcext:value-type="float">
            <text:p>0.0092</text:p>
          </table:table-cell>
          <table:table-cell office:value-type="float" office:value="0.1651203" calcext:value-type="float">
            <text:p>0.1651203</text:p>
          </table:table-cell>
          <table:table-cell table:formula="of:=(['simulation exercise (rec_tree)'.H96]-['simulation exercise (rec_tree)'.J96])/['simulation exercise (rec_tree)'.I96]" office:value-type="float" office:value="55.9651847826087" calcext:value-type="float">
            <text:p>55.9651847826</text:p>
          </table:table-cell>
        </table:table-row>
        <table:table-row table:style-name="ro3">
          <table:table-cell/>
          <table:table-cell office:value-type="float" office:value="95" calcext:value-type="float">
            <text:p>95</text:p>
          </table:table-cell>
          <table:table-cell office:value-type="float" office:value="0.83" calcext:value-type="float">
            <text:p>0.83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916835" calcext:value-type="float">
            <text:p>0.0916835</text:p>
          </table:table-cell>
          <table:table-cell table:formula="of:=(['simulation exercise (rec_tree)'.C97]-['simulation exercise (rec_tree)'.E97])/['simulation exercise (rec_tree)'.D97]" office:value-type="float" office:value="43.1764035087719" calcext:value-type="float">
            <text:p>43.1764035088</text:p>
          </table:table-cell>
          <table:table-cell office:value-type="float" office:value="95" calcext:value-type="float">
            <text:p>95</text:p>
          </table:table-cell>
          <table:table-cell office:value-type="float" office:value="0.73" calcext:value-type="float">
            <text:p>0.73</text:p>
          </table:table-cell>
          <table:table-cell office:value-type="float" office:value="0.0104" calcext:value-type="float">
            <text:p>0.0104</text:p>
          </table:table-cell>
          <table:table-cell office:value-type="float" office:value="0.1624698" calcext:value-type="float">
            <text:p>0.1624698</text:p>
          </table:table-cell>
          <table:table-cell table:formula="of:=(['simulation exercise (rec_tree)'.H97]-['simulation exercise (rec_tree)'.J97])/['simulation exercise (rec_tree)'.I97]" office:value-type="float" office:value="54.5702115384615" calcext:value-type="float">
            <text:p>54.5702115385</text:p>
          </table:table-cell>
        </table:table-row>
        <table:table-row table:style-name="ro3">
          <table:table-cell/>
          <table:table-cell office:value-type="float" office:value="96" calcext:value-type="float">
            <text:p>96</text:p>
          </table:table-cell>
          <table:table-cell office:value-type="float" office:value="1.02" calcext:value-type="float">
            <text:p>1.02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09377998" calcext:value-type="float">
            <text:p>0.09377998</text:p>
          </table:table-cell>
          <table:table-cell table:formula="of:=(['simulation exercise (rec_tree)'.C98]-['simulation exercise (rec_tree)'.E98])/['simulation exercise (rec_tree)'.D98]" office:value-type="float" office:value="43.6896235849057" calcext:value-type="float">
            <text:p>43.6896235849</text:p>
          </table:table-cell>
          <table:table-cell office:value-type="float" office:value="96" calcext:value-type="float">
            <text:p>96</text:p>
          </table:table-cell>
          <table:table-cell office:value-type="float" office:value="0.94" calcext:value-type="float">
            <text:p>0.94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1600628" calcext:value-type="float">
            <text:p>0.1600628</text:p>
          </table:table-cell>
          <table:table-cell table:formula="of:=(['simulation exercise (rec_tree)'.H98]-['simulation exercise (rec_tree)'.J98])/['simulation exercise (rec_tree)'.I98]" office:value-type="float" office:value="50.3185290322581" calcext:value-type="float">
            <text:p>50.3185290323</text:p>
          </table:table-cell>
        </table:table-row>
        <table:table-row table:style-name="ro3">
          <table:table-cell/>
          <table:table-cell office:value-type="float" office:value="97" calcext:value-type="float">
            <text:p>97</text:p>
          </table:table-cell>
          <table:table-cell office:value-type="float" office:value="1.04" calcext:value-type="float">
            <text:p>1.04</text:p>
          </table:table-cell>
          <table:table-cell office:value-type="float" office:value="0.0212" calcext:value-type="float">
            <text:p>0.0212</text:p>
          </table:table-cell>
          <table:table-cell office:value-type="float" office:value="0.11831782" calcext:value-type="float">
            <text:p>0.11831782</text:p>
          </table:table-cell>
          <table:table-cell table:formula="of:=(['simulation exercise (rec_tree)'.C99]-['simulation exercise (rec_tree)'.E99])/['simulation exercise (rec_tree)'.D99]" office:value-type="float" office:value="43.4755745283019" calcext:value-type="float">
            <text:p>43.4755745283</text:p>
          </table:table-cell>
          <table:table-cell office:value-type="float" office:value="97" calcext:value-type="float">
            <text:p>97</text:p>
          </table:table-cell>
          <table:table-cell office:value-type="float" office:value="0.75" calcext:value-type="float">
            <text:p>0.75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162391" calcext:value-type="float">
            <text:p>0.162391</text:p>
          </table:table-cell>
          <table:table-cell table:formula="of:=(['simulation exercise (rec_tree)'.H99]-['simulation exercise (rec_tree)'.J99])/['simulation exercise (rec_tree)'.I99]" office:value-type="float" office:value="51.0964347826087" calcext:value-type="float">
            <text:p>51.0964347826</text:p>
          </table:table-cell>
        </table:table-row>
        <table:table-row table:style-name="ro3">
          <table:table-cell/>
          <table:table-cell office:value-type="float" office:value="98" calcext:value-type="float">
            <text:p>98</text:p>
          </table:table-cell>
          <table:table-cell office:value-type="float" office:value="0.62" calcext:value-type="float">
            <text:p>0.62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943563" calcext:value-type="float">
            <text:p>0.0943563</text:p>
          </table:table-cell>
          <table:table-cell table:formula="of:=(['simulation exercise (rec_tree)'.C100]-['simulation exercise (rec_tree)'.E100])/['simulation exercise (rec_tree)'.D100]" office:value-type="float" office:value="45.3141120689655" calcext:value-type="float">
            <text:p>45.314112069</text:p>
          </table:table-cell>
          <table:table-cell office:value-type="float" office:value="98" calcext:value-type="float">
            <text:p>98</text:p>
          </table:table-cell>
          <table:table-cell office:value-type="float" office:value="0.67" calcext:value-type="float">
            <text:p>0.67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1337604" calcext:value-type="float">
            <text:p>0.1337604</text:p>
          </table:table-cell>
          <table:table-cell table:formula="of:=(['simulation exercise (rec_tree)'.H100]-['simulation exercise (rec_tree)'.J100])/['simulation exercise (rec_tree)'.I100]" office:value-type="float" office:value="57.6601720430108" calcext:value-type="float">
            <text:p>57.660172043</text:p>
          </table:table-cell>
        </table:table-row>
        <table:table-row table:style-name="ro3">
          <table:table-cell/>
          <table:table-cell office:value-type="float" office:value="99" calcext:value-type="float">
            <text:p>99</text:p>
          </table:table-cell>
          <table:table-cell office:value-type="float" office:value="0.94" calcext:value-type="float">
            <text:p>0.94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7959062" calcext:value-type="float">
            <text:p>0.07959062</text:p>
          </table:table-cell>
          <table:table-cell table:formula="of:=(['simulation exercise (rec_tree)'.C101]-['simulation exercise (rec_tree)'.E101])/['simulation exercise (rec_tree)'.D101]" office:value-type="float" office:value="44.5807968911917" calcext:value-type="float">
            <text:p>44.5807968912</text:p>
          </table:table-cell>
          <table:table-cell office:value-type="float" office:value="99" calcext:value-type="float">
            <text:p>99</text:p>
          </table:table-cell>
          <table:table-cell office:value-type="float" office:value="0.73" calcext:value-type="float">
            <text:p>0.73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1240323" calcext:value-type="float">
            <text:p>0.1240323</text:p>
          </table:table-cell>
          <table:table-cell table:formula="of:=(['simulation exercise (rec_tree)'.H101]-['simulation exercise (rec_tree)'.J101])/['simulation exercise (rec_tree)'.I101]" office:value-type="float" office:value="48.477416" calcext:value-type="float">
            <text:p>48.477416</text:p>
          </table:table-cell>
        </table:table-row>
        <table:table-row table:style-name="ro3">
          <table:table-cell/>
          <table:table-cell office:value-type="float" office:value="100" calcext:value-type="float">
            <text:p>100</text:p>
          </table:table-cell>
          <table:table-cell office:value-type="float" office:value="0.84" calcext:value-type="float">
            <text:p>0.84</text:p>
          </table:table-cell>
          <table:table-cell office:value-type="float" office:value="0.0171" calcext:value-type="float">
            <text:p>0.0171</text:p>
          </table:table-cell>
          <table:table-cell office:value-type="float" office:value="0.08722187" calcext:value-type="float">
            <text:p>0.08722187</text:p>
          </table:table-cell>
          <table:table-cell table:formula="of:=(['simulation exercise (rec_tree)'.C102]-['simulation exercise (rec_tree)'.E102])/['simulation exercise (rec_tree)'.D102]" office:value-type="float" office:value="44.0221128654971" calcext:value-type="float">
            <text:p>44.0221128655</text:p>
          </table:table-cell>
          <table:table-cell office:value-type="float" office:value="100" calcext:value-type="float">
            <text:p>100</text:p>
          </table:table-cell>
          <table:table-cell office:value-type="float" office:value="0.73" calcext:value-type="float">
            <text:p>0.73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154124" calcext:value-type="float">
            <text:p>0.154124</text:p>
          </table:table-cell>
          <table:table-cell table:formula="of:=(['simulation exercise (rec_tree)'.H102]-['simulation exercise (rec_tree)'.J102])/['simulation exercise (rec_tree)'.I102]" office:value-type="float" office:value="60.6185263157895" calcext:value-type="float">
            <text:p>60.6185263158</text:p>
          </table:table-cell>
        </table:table-row>
        <table:table-row table:style-name="ro3" table:number-rows-repeated="2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office:value-type="string" calcext:value-type="string">
            <text:p>mean</text:p>
          </table:table-cell>
          <table:table-cell table:style-name="Default" table:formula="of:=AVERAGE(['simulation exercise (rec_tree)'.C3:.C102])" office:value-type="float" office:value="0.8415" calcext:value-type="float">
            <text:p>0.8415</text:p>
          </table:table-cell>
          <table:table-cell table:style-name="Default" table:formula="of:=AVERAGE(['simulation exercise (rec_tree)'.D3:.D102])" office:value-type="float" office:value="0.017164" calcext:value-type="float">
            <text:p>0.017164</text:p>
          </table:table-cell>
          <table:table-cell table:style-name="Default" table:formula="of:=AVERAGE(['simulation exercise (rec_tree)'.E3:.E102])" office:value-type="float" office:value="0.0875249197" calcext:value-type="float">
            <text:p>0.0875249197</text:p>
          </table:table-cell>
          <table:table-cell table:formula="of:=AVERAGE(['simulation exercise (rec_tree)'.F3:.F102])" office:value-type="float" office:value="43.9555178960745" calcext:value-type="float">
            <text:p>43.9555178961</text:p>
          </table:table-cell>
          <table:table-cell table:style-name="Default"/>
          <table:table-cell table:style-name="Default" table:formula="of:=AVERAGE(['simulation exercise (rec_tree)'.H3:.H102])" office:value-type="float" office:value="0.721" calcext:value-type="float">
            <text:p>0.721</text:p>
          </table:table-cell>
          <table:table-cell table:style-name="Default" table:formula="of:=AVERAGE(['simulation exercise (rec_tree)'.I3:.I102])" office:value-type="float" office:value="0.010616" calcext:value-type="float">
            <text:p>0.010616</text:p>
          </table:table-cell>
          <table:table-cell table:style-name="Default" table:formula="of:=AVERAGE(['simulation exercise (rec_tree)'.J3:.J102])" office:value-type="float" office:value="0.149183577" calcext:value-type="float">
            <text:p>0.149183577</text:p>
          </table:table-cell>
          <table:table-cell table:formula="of:=AVERAGE(['simulation exercise (rec_tree)'.K3:.K102])" office:value-type="float" office:value="54.5573350001962" calcext:value-type="float">
            <text:p>54.5573350002</text:p>
          </table:table-cell>
        </table:table-row>
        <table:table-row table:style-name="ro1">
          <table:table-cell/>
          <table:table-cell table:style-name="Default" office:value-type="string" calcext:value-type="string">
            <text:p>median</text:p>
          </table:table-cell>
          <table:table-cell table:style-name="Default" table:formula="of:=MEDIAN(['simulation exercise (rec_tree)'.C3:.C102])" office:value-type="float" office:value="0.83" calcext:value-type="float">
            <text:p>0.83</text:p>
          </table:table-cell>
          <table:table-cell table:style-name="Default" table:formula="of:=MEDIAN(['simulation exercise (rec_tree)'.D3:.D102])" office:value-type="float" office:value="0.017" calcext:value-type="float">
            <text:p>0.017</text:p>
          </table:table-cell>
          <table:table-cell table:style-name="Default" table:formula="of:=MEDIAN(['simulation exercise (rec_tree)'.E3:.E102])" office:value-type="float" office:value="0.08624328" calcext:value-type="float">
            <text:p>0.08624328</text:p>
          </table:table-cell>
          <table:table-cell table:formula="of:=MEDIAN(['simulation exercise (rec_tree)'.F3:.F102])" office:value-type="float" office:value="43.8971283989946" calcext:value-type="float">
            <text:p>43.897128399</text:p>
          </table:table-cell>
          <table:table-cell table:style-name="ce7"/>
          <table:table-cell table:style-name="Default" table:formula="of:=MEDIAN(['simulation exercise (rec_tree)'.H3:.H102])" office:value-type="float" office:value="0.72" calcext:value-type="float">
            <text:p>0.72</text:p>
          </table:table-cell>
          <table:table-cell table:style-name="Default" table:formula="of:=MEDIAN(['simulation exercise (rec_tree)'.I3:.I102])" office:value-type="float" office:value="0.01065" calcext:value-type="float">
            <text:p>0.01065</text:p>
          </table:table-cell>
          <table:table-cell table:style-name="Default" table:formula="of:=MEDIAN(['simulation exercise (rec_tree)'.J3:.J102])" office:value-type="float" office:value="0.14829115" calcext:value-type="float">
            <text:p>0.14829115</text:p>
          </table:table-cell>
          <table:table-cell table:formula="of:=MEDIAN(['simulation exercise (rec_tree)'.K3:.K102])" office:value-type="float" office:value="54.5924576210826" calcext:value-type="float">
            <text:p>54.5924576211</text:p>
          </table:table-cell>
        </table:table-row>
        <table:table-row table:style-name="ro1">
          <table:table-cell/>
          <table:table-cell table:style-name="Default" office:value-type="string" calcext:value-type="string">
            <text:p>Var</text:p>
          </table:table-cell>
          <table:table-cell table:style-name="ce7" table:formula="of:=VAR(['simulation exercise (rec_tree)'.C3:.C102])" office:value-type="float" office:value="0.00691590909090909" calcext:value-type="float">
            <text:p>0.006916</text:p>
          </table:table-cell>
          <table:table-cell table:style-name="ce7" table:formula="of:=VAR(['simulation exercise (rec_tree)'.D3:.D102])" office:value-type="float" office:value="0.00000344353939393939" calcext:value-type="float">
            <text:p>0.000003</text:p>
          </table:table-cell>
          <table:table-cell table:style-name="ce7" table:formula="of:=VAR(['simulation exercise (rec_tree)'.E3:.E102])" office:value-type="float" office:value="0.000196545417998536" calcext:value-type="float">
            <text:p>0.000197</text:p>
          </table:table-cell>
          <table:table-cell table:style-name="ce7" table:formula="of:=VAR(['simulation exercise (rec_tree)'.F3:.F102])" office:value-type="float" office:value="0.458606266604905" calcext:value-type="float">
            <text:p>0.458606</text:p>
          </table:table-cell>
          <table:table-cell table:style-name="Default"/>
          <table:table-cell table:style-name="ce7" table:formula="of:=VAR(['simulation exercise (rec_tree)'.H3:.H102])" office:value-type="float" office:value="0.00850808080808081" calcext:value-type="float">
            <text:p>0.008508</text:p>
          </table:table-cell>
          <table:table-cell table:style-name="ce7" table:formula="of:=VAR(['simulation exercise (rec_tree)'.I3:.I102])" office:value-type="float" office:value="0.00000532196363636364" calcext:value-type="float">
            <text:p>0.000005</text:p>
          </table:table-cell>
          <table:table-cell table:style-name="ce7" table:formula="of:=VAR(['simulation exercise (rec_tree)'.J3:.J102])" office:value-type="float" office:value="0.000119178660635526" calcext:value-type="float">
            <text:p>0.000119</text:p>
          </table:table-cell>
          <table:table-cell table:style-name="ce7" table:formula="of:=VAR(['simulation exercise (rec_tree)'.K3:.K102])" office:value-type="float" office:value="15.7561378873504" calcext:value-type="float">
            <text:p>15.756138</text:p>
          </table:table-cell>
        </table:table-row>
      </table:table>
      <table:table table:name="simulation ex (set of trees MLE)" table:style-name="ta1">
        <table:table-column table:style-name="co1" table:number-columns-repeated="11" table:default-cell-style-name="Default"/>
        <table:table-column table:style-name="co1" table:number-columns-repeated="4" table:default-cell-style-name="ce1"/>
        <table:table-row table:style-name="ro1">
          <table:table-cell table:number-columns-repeated="11"/>
          <table:table-cell table:style-name="Default" office:value-type="string" calcext:value-type="string">
            <text:p>seed of real tree =10</text:p>
          </table:table-cell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100 trees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mu</text:p>
          </table:table-cell>
          <table:table-cell/>
          <table:table-cell office:value-type="string" calcext:value-type="string">
            <text:p>10 trees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mu</text:p>
          </table:table-cell>
          <table:table-cell/>
          <table:table-cell table:style-name="Default" office:value-type="string" calcext:value-type="string">
            <text:p>10 trees</text:p>
          </table:table-cell>
          <table:table-cell table:style-name="Default" office:value-type="string" calcext:value-type="string">
            <text:p>lambda</text:p>
          </table:table-cell>
          <table:table-cell table:style-name="Default" office:value-type="string" calcext:value-type="string">
            <text:p>beta</text:p>
          </table:table-cell>
          <table:table-cell table:style-name="Default" office:value-type="string" calcext:value-type="string">
            <text:p>mu</text:p>
          </table:table-cell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8" office:value-type="float" office:value="0.82" calcext:value-type="float">
            <text:p>0.82</text:p>
          </table:table-cell>
          <table:table-cell table:style-name="ce1" office:value-type="float" office:value="0.0166" calcext:value-type="float">
            <text:p>0.0166</text:p>
          </table:table-cell>
          <table:table-cell table:style-name="ce8" office:value-type="float" office:value="0.08800386" calcext:value-type="float">
            <text:p>0.08800386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0168" calcext:value-type="float">
            <text:p>0.0168</text:p>
          </table:table-cell>
          <table:table-cell table:style-name="ce1" office:value-type="float" office:value="0.0837445" calcext:value-type="float">
            <text:p>0.08374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" calcext:value-type="float">
            <text:p>0.73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10984364" calcext:value-type="float">
            <text:p>0.10984364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8" office:value-type="float" office:value="0.83" calcext:value-type="float">
            <text:p>0.83</text:p>
          </table:table-cell>
          <table:table-cell table:style-name="ce1" office:value-type="float" office:value="0.0168" calcext:value-type="float">
            <text:p>0.0168</text:p>
          </table:table-cell>
          <table:table-cell table:style-name="ce8" office:value-type="float" office:value="0.08834612" calcext:value-type="float">
            <text:p>0.08834612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0.0171" calcext:value-type="float">
            <text:p>0.0171</text:p>
          </table:table-cell>
          <table:table-cell table:style-name="ce1" office:value-type="float" office:value="0.09227916" calcext:value-type="float">
            <text:p>0.092279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0.76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10988508" calcext:value-type="float">
            <text:p>0.10988508</text:p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8" office:value-type="float" office:value="0.82" calcext:value-type="float">
            <text:p>0.82</text:p>
          </table:table-cell>
          <table:table-cell table:style-name="ce1" office:value-type="float" office:value="0.0166" calcext:value-type="float">
            <text:p>0.0166</text:p>
          </table:table-cell>
          <table:table-cell table:style-name="ce8" office:value-type="float" office:value="0.08795029" calcext:value-type="float">
            <text:p>0.08795029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161" calcext:value-type="float">
            <text:p>0.0161</text:p>
          </table:table-cell>
          <table:table-cell table:style-name="ce1" office:value-type="float" office:value="0.0833804" calcext:value-type="float">
            <text:p>0.08338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10229209" calcext:value-type="float">
            <text:p>0.10229209</text:p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8" office:value-type="float" office:value="0.82" calcext:value-type="float">
            <text:p>0.82</text:p>
          </table:table-cell>
          <table:table-cell table:style-name="ce1" office:value-type="float" office:value="0.0166" calcext:value-type="float">
            <text:p>0.0166</text:p>
          </table:table-cell>
          <table:table-cell table:style-name="ce8" office:value-type="float" office:value="0.09038879" calcext:value-type="float">
            <text:p>0.09038879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175" calcext:value-type="float">
            <text:p>0.0175</text:p>
          </table:table-cell>
          <table:table-cell table:style-name="ce1" office:value-type="float" office:value="0.08569822" calcext:value-type="float">
            <text:p>0.085698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6" calcext:value-type="float">
            <text:p>0.76</text:p>
          </table:table-cell>
          <table:table-cell office:value-type="float" office:value="0.015" calcext:value-type="float">
            <text:p>0.015</text:p>
          </table:table-cell>
          <table:table-cell office:value-type="float" office:value="0.10493913" calcext:value-type="float">
            <text:p>0.10493913</text:p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8" office:value-type="float" office:value="0.78" calcext:value-type="float">
            <text:p>0.78</text:p>
          </table:table-cell>
          <table:table-cell table:style-name="ce1" office:value-type="float" office:value="0.0155" calcext:value-type="float">
            <text:p>0.0155</text:p>
          </table:table-cell>
          <table:table-cell table:style-name="ce8" office:value-type="float" office:value="0.0906416" calcext:value-type="float">
            <text:p>0.0906416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0168" calcext:value-type="float">
            <text:p>0.0168</text:p>
          </table:table-cell>
          <table:table-cell table:style-name="ce1" office:value-type="float" office:value="0.08831036" calcext:value-type="float">
            <text:p>0.088310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5" calcext:value-type="float">
            <text:p>0.75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109575" calcext:value-type="float">
            <text:p>0.109575</text:p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8" office:value-type="float" office:value="0.83" calcext:value-type="float">
            <text:p>0.83</text:p>
          </table:table-cell>
          <table:table-cell table:style-name="ce1" office:value-type="float" office:value="0.0168" calcext:value-type="float">
            <text:p>0.0168</text:p>
          </table:table-cell>
          <table:table-cell table:style-name="ce8" office:value-type="float" office:value="0.08985919" calcext:value-type="float">
            <text:p>0.08985919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0169" calcext:value-type="float">
            <text:p>0.0169</text:p>
          </table:table-cell>
          <table:table-cell table:style-name="ce1" office:value-type="float" office:value="0.08063438" calcext:value-type="float">
            <text:p>0.0806343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8" calcext:value-type="float">
            <text:p>0.78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11468894" calcext:value-type="float">
            <text:p>0.11468894</text:p>
          </table:table-cell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8" office:value-type="float" office:value="0.82" calcext:value-type="float">
            <text:p>0.82</text:p>
          </table:table-cell>
          <table:table-cell table:style-name="ce1" office:value-type="float" office:value="0.0166" calcext:value-type="float">
            <text:p>0.0166</text:p>
          </table:table-cell>
          <table:table-cell table:style-name="ce8" office:value-type="float" office:value="0.09000372" calcext:value-type="float">
            <text:p>0.09000372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0.0177" calcext:value-type="float">
            <text:p>0.0177</text:p>
          </table:table-cell>
          <table:table-cell table:style-name="ce1" office:value-type="float" office:value="0.09057211" calcext:value-type="float">
            <text:p>0.0905721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77" calcext:value-type="float">
            <text:p>0.77</text:p>
          </table:table-cell>
          <table:table-cell office:value-type="float" office:value="0.015" calcext:value-type="float">
            <text:p>0.015</text:p>
          </table:table-cell>
          <table:table-cell office:value-type="float" office:value="0.11465729" calcext:value-type="float">
            <text:p>0.11465729</text:p>
          </table:table-cell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8" office:value-type="float" office:value="0.83" calcext:value-type="float">
            <text:p>0.83</text:p>
          </table:table-cell>
          <table:table-cell table:style-name="ce1" office:value-type="float" office:value="0.0168" calcext:value-type="float">
            <text:p>0.0168</text:p>
          </table:table-cell>
          <table:table-cell table:style-name="ce8" office:value-type="float" office:value="0.09101078" calcext:value-type="float">
            <text:p>0.0910107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171" calcext:value-type="float">
            <text:p>0.0171</text:p>
          </table:table-cell>
          <table:table-cell table:style-name="ce1" office:value-type="float" office:value="0.09230521" calcext:value-type="float">
            <text:p>0.0923052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75" calcext:value-type="float">
            <text:p>0.75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1638873" calcext:value-type="float">
            <text:p>0.11638873</text:p>
          </table:table-cell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8" office:value-type="float" office:value="0.83" calcext:value-type="float">
            <text:p>0.83</text:p>
          </table:table-cell>
          <table:table-cell table:style-name="ce1" office:value-type="float" office:value="0.0168" calcext:value-type="float">
            <text:p>0.0168</text:p>
          </table:table-cell>
          <table:table-cell table:style-name="ce8" office:value-type="float" office:value="0.08894649" calcext:value-type="float">
            <text:p>0.08894649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0164" calcext:value-type="float">
            <text:p>0.0164</text:p>
          </table:table-cell>
          <table:table-cell table:style-name="ce1" office:value-type="float" office:value="0.08677414" calcext:value-type="float">
            <text:p>0.0867741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78" calcext:value-type="float">
            <text:p>0.78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1116903" calcext:value-type="float">
            <text:p>0.1116903</text:p>
          </table:table-cell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8" office:value-type="float" office:value="0.82" calcext:value-type="float">
            <text:p>0.82</text:p>
          </table:table-cell>
          <table:table-cell table:style-name="ce1" office:value-type="float" office:value="0.0165" calcext:value-type="float">
            <text:p>0.0165</text:p>
          </table:table-cell>
          <table:table-cell table:style-name="ce8" office:value-type="float" office:value="0.08878558" calcext:value-type="float">
            <text:p>0.0887855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0168" calcext:value-type="float">
            <text:p>0.0168</text:p>
          </table:table-cell>
          <table:table-cell table:style-name="ce1" office:value-type="float" office:value="0.09379765" calcext:value-type="float">
            <text:p>0.093797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1" calcext:value-type="float">
            <text:p>0.81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11684067" calcext:value-type="float">
            <text:p>0.11684067</text:p>
          </table:table-cell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8" office:value-type="float" office:value="0.83" calcext:value-type="float">
            <text:p>0.83</text:p>
          </table:table-cell>
          <table:table-cell table:style-name="ce1" office:value-type="float" office:value="0.0168" calcext:value-type="float">
            <text:p>0.0168</text:p>
          </table:table-cell>
          <table:table-cell table:style-name="ce8" office:value-type="float" office:value="0.08993092" calcext:value-type="float">
            <text:p>0.08993092</text:p>
          </table:table-cell>
          <table:table-cell/>
          <table:table-cell table:style-name="ce1" office:value-type="float" office:value="11" calcext:value-type="float">
            <text:p>11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0.017" calcext:value-type="float">
            <text:p>0.017</text:p>
          </table:table-cell>
          <table:table-cell table:style-name="ce1" office:value-type="float" office:value="0.09819309" calcext:value-type="float">
            <text:p>0.0981930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72" calcext:value-type="float">
            <text:p>0.72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11413191" calcext:value-type="float">
            <text:p>0.11413191</text:p>
          </table:table-cell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8" office:value-type="float" office:value="0.83" calcext:value-type="float">
            <text:p>0.83</text:p>
          </table:table-cell>
          <table:table-cell table:style-name="ce1" office:value-type="float" office:value="0.0168" calcext:value-type="float">
            <text:p>0.0168</text:p>
          </table:table-cell>
          <table:table-cell table:style-name="ce8" office:value-type="float" office:value="0.09037031" calcext:value-type="float">
            <text:p>0.09037031</text:p>
          </table:table-cell>
          <table:table-cell/>
          <table:table-cell table:style-name="ce1" office:value-type="float" office:value="12" calcext:value-type="float">
            <text:p>12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0165" calcext:value-type="float">
            <text:p>0.0165</text:p>
          </table:table-cell>
          <table:table-cell table:style-name="ce1" office:value-type="float" office:value="0.08305105" calcext:value-type="float">
            <text:p>0.0830510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77" calcext:value-type="float">
            <text:p>0.77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11106578" calcext:value-type="float">
            <text:p>0.11106578</text:p>
          </table:table-cell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8" office:value-type="float" office:value="0.78" calcext:value-type="float">
            <text:p>0.78</text:p>
          </table:table-cell>
          <table:table-cell table:style-name="ce1" office:value-type="float" office:value="0.0155" calcext:value-type="float">
            <text:p>0.0155</text:p>
          </table:table-cell>
          <table:table-cell table:style-name="ce8" office:value-type="float" office:value="0.09088573" calcext:value-type="float">
            <text:p>0.09088573</text:p>
          </table:table-cell>
          <table:table-cell/>
          <table:table-cell table:style-name="ce1" office:value-type="float" office:value="13" calcext:value-type="float">
            <text:p>13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172" calcext:value-type="float">
            <text:p>0.0172</text:p>
          </table:table-cell>
          <table:table-cell table:style-name="ce1" office:value-type="float" office:value="0.09169321" calcext:value-type="float">
            <text:p>0.0916932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77" calcext:value-type="float">
            <text:p>0.77</text:p>
          </table:table-cell>
          <table:table-cell office:value-type="float" office:value="0.015" calcext:value-type="float">
            <text:p>0.015</text:p>
          </table:table-cell>
          <table:table-cell office:value-type="float" office:value="0.11359202" calcext:value-type="float">
            <text:p>0.11359202</text:p>
          </table:table-cell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8" office:value-type="float" office:value="0.77" calcext:value-type="float">
            <text:p>0.77</text:p>
          </table:table-cell>
          <table:table-cell table:style-name="ce1" office:value-type="float" office:value="0.0153" calcext:value-type="float">
            <text:p>0.0153</text:p>
          </table:table-cell>
          <table:table-cell table:style-name="ce8" office:value-type="float" office:value="0.08796955" calcext:value-type="float">
            <text:p>0.08796955</text:p>
          </table:table-cell>
          <table:table-cell/>
          <table:table-cell table:style-name="ce1" office:value-type="float" office:value="14" calcext:value-type="float">
            <text:p>14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173" calcext:value-type="float">
            <text:p>0.0173</text:p>
          </table:table-cell>
          <table:table-cell table:style-name="ce1" office:value-type="float" office:value="0.09305374" calcext:value-type="float">
            <text:p>0.0930537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10953235" calcext:value-type="float">
            <text:p>0.10953235</text:p>
          </table:table-cell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8" office:value-type="float" office:value="0.84" calcext:value-type="float">
            <text:p>0.84</text:p>
          </table:table-cell>
          <table:table-cell table:style-name="ce1" office:value-type="float" office:value="0.0171" calcext:value-type="float">
            <text:p>0.0171</text:p>
          </table:table-cell>
          <table:table-cell table:style-name="ce8" office:value-type="float" office:value="0.08751503" calcext:value-type="float">
            <text:p>0.08751503</text:p>
          </table:table-cell>
          <table:table-cell/>
          <table:table-cell table:style-name="ce1" office:value-type="float" office:value="15" calcext:value-type="float">
            <text:p>15</text:p>
          </table:table-cell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0157" calcext:value-type="float">
            <text:p>0.0157</text:p>
          </table:table-cell>
          <table:table-cell table:style-name="ce1" office:value-type="float" office:value="0.09088667" calcext:value-type="float">
            <text:p>0.090886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1038716" calcext:value-type="float">
            <text:p>0.1038716</text:p>
          </table:table-cell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8" office:value-type="float" office:value="0.84" calcext:value-type="float">
            <text:p>0.84</text:p>
          </table:table-cell>
          <table:table-cell table:style-name="ce1" office:value-type="float" office:value="0.017" calcext:value-type="float">
            <text:p>0.017</text:p>
          </table:table-cell>
          <table:table-cell table:style-name="ce8" office:value-type="float" office:value="0.09150012" calcext:value-type="float">
            <text:p>0.09150012</text:p>
          </table:table-cell>
          <table:table-cell/>
          <table:table-cell table:style-name="ce1" office:value-type="float" office:value="16" calcext:value-type="float">
            <text:p>16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0.0157" calcext:value-type="float">
            <text:p>0.0157</text:p>
          </table:table-cell>
          <table:table-cell table:style-name="ce1" office:value-type="float" office:value="0.08949569" calcext:value-type="float">
            <text:p>0.0894956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74" calcext:value-type="float">
            <text:p>0.74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11201276" calcext:value-type="float">
            <text:p>0.11201276</text:p>
          </table:table-cell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8" office:value-type="float" office:value="0.76" calcext:value-type="float">
            <text:p>0.76</text:p>
          </table:table-cell>
          <table:table-cell table:style-name="ce1" office:value-type="float" office:value="0.0151" calcext:value-type="float">
            <text:p>0.0151</text:p>
          </table:table-cell>
          <table:table-cell table:style-name="ce8" office:value-type="float" office:value="0.08908752" calcext:value-type="float">
            <text:p>0.08908752</text:p>
          </table:table-cell>
          <table:table-cell/>
          <table:table-cell table:style-name="ce1" office:value-type="float" office:value="17" calcext:value-type="float">
            <text:p>17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0.0178" calcext:value-type="float">
            <text:p>0.0178</text:p>
          </table:table-cell>
          <table:table-cell table:style-name="ce1" office:value-type="float" office:value="0.09229327" calcext:value-type="float">
            <text:p>0.092293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76" calcext:value-type="float">
            <text:p>0.76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0968836" calcext:value-type="float">
            <text:p>0.0968836</text:p>
          </table:table-cell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8" office:value-type="float" office:value="0.81" calcext:value-type="float">
            <text:p>0.81</text:p>
          </table:table-cell>
          <table:table-cell table:style-name="ce1" office:value-type="float" office:value="0.0164" calcext:value-type="float">
            <text:p>0.0164</text:p>
          </table:table-cell>
          <table:table-cell table:style-name="ce8" office:value-type="float" office:value="0.08941317" calcext:value-type="float">
            <text:p>0.08941317</text:p>
          </table:table-cell>
          <table:table-cell/>
          <table:table-cell table:style-name="ce1" office:value-type="float" office:value="18" calcext:value-type="float">
            <text:p>18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0168" calcext:value-type="float">
            <text:p>0.0168</text:p>
          </table:table-cell>
          <table:table-cell table:style-name="ce1" office:value-type="float" office:value="0.09232986" calcext:value-type="float">
            <text:p>0.0923298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74" calcext:value-type="float">
            <text:p>0.74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10858757" calcext:value-type="float">
            <text:p>0.10858757</text:p>
          </table:table-cell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8" office:value-type="float" office:value="0.83" calcext:value-type="float">
            <text:p>0.83</text:p>
          </table:table-cell>
          <table:table-cell table:style-name="ce1" office:value-type="float" office:value="0.0168" calcext:value-type="float">
            <text:p>0.0168</text:p>
          </table:table-cell>
          <table:table-cell table:style-name="ce8" office:value-type="float" office:value="0.08996559" calcext:value-type="float">
            <text:p>0.08996559</text:p>
          </table:table-cell>
          <table:table-cell/>
          <table:table-cell table:style-name="ce1" office:value-type="float" office:value="19" calcext:value-type="float">
            <text:p>19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173" calcext:value-type="float">
            <text:p>0.0173</text:p>
          </table:table-cell>
          <table:table-cell table:style-name="ce1" office:value-type="float" office:value="0.0876732" calcext:value-type="float">
            <text:p>0.087673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77" calcext:value-type="float">
            <text:p>0.77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10759242" calcext:value-type="float">
            <text:p>0.10759242</text:p>
          </table:table-cell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8" office:value-type="float" office:value="0.83" calcext:value-type="float">
            <text:p>0.83</text:p>
          </table:table-cell>
          <table:table-cell table:style-name="ce1" office:value-type="float" office:value="0.0168" calcext:value-type="float">
            <text:p>0.0168</text:p>
          </table:table-cell>
          <table:table-cell table:style-name="ce8" office:value-type="float" office:value="0.08989161" calcext:value-type="float">
            <text:p>0.08989161</text:p>
          </table:table-cell>
          <table:table-cell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0168" calcext:value-type="float">
            <text:p>0.0168</text:p>
          </table:table-cell>
          <table:table-cell table:style-name="ce1" office:value-type="float" office:value="0.08999269" calcext:value-type="float">
            <text:p>0.0899926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78" calcext:value-type="float">
            <text:p>0.78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10814432" calcext:value-type="float">
            <text:p>0.10814432</text:p>
          </table:table-cell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8" office:value-type="float" office:value="0.78" calcext:value-type="float">
            <text:p>0.78</text:p>
          </table:table-cell>
          <table:table-cell table:style-name="ce1" office:value-type="float" office:value="0.0155" calcext:value-type="float">
            <text:p>0.0155</text:p>
          </table:table-cell>
          <table:table-cell table:style-name="ce8" office:value-type="float" office:value="0.08929561" calcext:value-type="float">
            <text:p>0.08929561</text:p>
          </table:table-cell>
          <table:table-cell/>
          <table:table-cell table:style-name="ce1" office:value-type="float" office:value="21" calcext:value-type="float">
            <text:p>21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173" calcext:value-type="float">
            <text:p>0.0173</text:p>
          </table:table-cell>
          <table:table-cell table:style-name="ce1" office:value-type="float" office:value="0.08733681" calcext:value-type="float">
            <text:p>0.0873368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74" calcext:value-type="float">
            <text:p>0.74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10374643" calcext:value-type="float">
            <text:p>0.10374643</text:p>
          </table:table-cell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8" office:value-type="float" office:value="0.82" calcext:value-type="float">
            <text:p>0.82</text:p>
          </table:table-cell>
          <table:table-cell table:style-name="ce1" office:value-type="float" office:value="0.0166" calcext:value-type="float">
            <text:p>0.0166</text:p>
          </table:table-cell>
          <table:table-cell table:style-name="ce8" office:value-type="float" office:value="0.08820691" calcext:value-type="float">
            <text:p>0.08820691</text:p>
          </table:table-cell>
          <table:table-cell/>
          <table:table-cell table:style-name="ce1" office:value-type="float" office:value="22" calcext:value-type="float">
            <text:p>22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162" calcext:value-type="float">
            <text:p>0.0162</text:p>
          </table:table-cell>
          <table:table-cell table:style-name="ce1" office:value-type="float" office:value="0.08552851" calcext:value-type="float">
            <text:p>0.0855285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77" calcext:value-type="float">
            <text:p>0.77</text:p>
          </table:table-cell>
          <table:table-cell office:value-type="float" office:value="0.015" calcext:value-type="float">
            <text:p>0.015</text:p>
          </table:table-cell>
          <table:table-cell office:value-type="float" office:value="0.11454482" calcext:value-type="float">
            <text:p>0.11454482</text:p>
          </table:table-cell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8" office:value-type="float" office:value="0.83" calcext:value-type="float">
            <text:p>0.83</text:p>
          </table:table-cell>
          <table:table-cell table:style-name="ce1" office:value-type="float" office:value="0.0168" calcext:value-type="float">
            <text:p>0.0168</text:p>
          </table:table-cell>
          <table:table-cell table:style-name="ce8" office:value-type="float" office:value="0.09206885" calcext:value-type="float">
            <text:p>0.09206885</text:p>
          </table:table-cell>
          <table:table-cell/>
          <table:table-cell table:style-name="ce1" office:value-type="float" office:value="23" calcext:value-type="float">
            <text:p>23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0.0175" calcext:value-type="float">
            <text:p>0.0175</text:p>
          </table:table-cell>
          <table:table-cell table:style-name="ce1" office:value-type="float" office:value="0.09376284" calcext:value-type="float">
            <text:p>0.0937628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73" calcext:value-type="float">
            <text:p>0.73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10394299" calcext:value-type="float">
            <text:p>0.10394299</text:p>
          </table:table-cell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8" office:value-type="float" office:value="0.84" calcext:value-type="float">
            <text:p>0.84</text:p>
          </table:table-cell>
          <table:table-cell table:style-name="ce1" office:value-type="float" office:value="0.017" calcext:value-type="float">
            <text:p>0.017</text:p>
          </table:table-cell>
          <table:table-cell table:style-name="ce8" office:value-type="float" office:value="0.09202056" calcext:value-type="float">
            <text:p>0.09202056</text:p>
          </table:table-cell>
          <table:table-cell/>
          <table:table-cell table:style-name="ce1" office:value-type="float" office:value="24" calcext:value-type="float">
            <text:p>24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171" calcext:value-type="float">
            <text:p>0.0171</text:p>
          </table:table-cell>
          <table:table-cell table:style-name="ce1" office:value-type="float" office:value="0.09590906" calcext:value-type="float">
            <text:p>0.0959090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73" calcext:value-type="float">
            <text:p>0.73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10492571" calcext:value-type="float">
            <text:p>0.10492571</text:p>
          </table:table-cell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8" office:value-type="float" office:value="0.84" calcext:value-type="float">
            <text:p>0.84</text:p>
          </table:table-cell>
          <table:table-cell table:style-name="ce1" office:value-type="float" office:value="0.017" calcext:value-type="float">
            <text:p>0.017</text:p>
          </table:table-cell>
          <table:table-cell table:style-name="ce8" office:value-type="float" office:value="0.09193921" calcext:value-type="float">
            <text:p>0.09193921</text:p>
          </table:table-cell>
          <table:table-cell/>
          <table:table-cell table:style-name="ce1" office:value-type="float" office:value="25" calcext:value-type="float">
            <text:p>2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162" calcext:value-type="float">
            <text:p>0.0162</text:p>
          </table:table-cell>
          <table:table-cell table:style-name="ce1" office:value-type="float" office:value="0.08851762" calcext:value-type="float">
            <text:p>0.0885176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69" calcext:value-type="float">
            <text:p>0.69</text:p>
          </table:table-cell>
          <table:table-cell office:value-type="float" office:value="0.0134" calcext:value-type="float">
            <text:p>0.0134</text:p>
          </table:table-cell>
          <table:table-cell office:value-type="float" office:value="0.10628198" calcext:value-type="float">
            <text:p>0.10628198</text:p>
          </table:table-cell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8" office:value-type="float" office:value="0.84" calcext:value-type="float">
            <text:p>0.84</text:p>
          </table:table-cell>
          <table:table-cell table:style-name="ce1" office:value-type="float" office:value="0.0171" calcext:value-type="float">
            <text:p>0.0171</text:p>
          </table:table-cell>
          <table:table-cell table:style-name="ce8" office:value-type="float" office:value="0.08901457" calcext:value-type="float">
            <text:p>0.08901457</text:p>
          </table:table-cell>
          <table:table-cell/>
          <table:table-cell table:style-name="ce1" office:value-type="float" office:value="26" calcext:value-type="float">
            <text:p>26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0168" calcext:value-type="float">
            <text:p>0.0168</text:p>
          </table:table-cell>
          <table:table-cell table:style-name="ce1" office:value-type="float" office:value="0.08926997" calcext:value-type="float">
            <text:p>0.0892699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75" calcext:value-type="float">
            <text:p>0.75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11367969" calcext:value-type="float">
            <text:p>0.11367969</text:p>
          </table:table-cell>
        </table:table-row>
        <table:table-row table:style-name="ro1">
          <table:table-cell/>
          <table:table-cell table:style-name="ce1" office:value-type="float" office:value="27" calcext:value-type="float">
            <text:p>27</text:p>
          </table:table-cell>
          <table:table-cell table:style-name="ce8" office:value-type="float" office:value="0.83" calcext:value-type="float">
            <text:p>0.83</text:p>
          </table:table-cell>
          <table:table-cell table:style-name="ce1" office:value-type="float" office:value="0.0168" calcext:value-type="float">
            <text:p>0.0168</text:p>
          </table:table-cell>
          <table:table-cell table:style-name="ce8" office:value-type="float" office:value="0.09040309" calcext:value-type="float">
            <text:p>0.09040309</text:p>
          </table:table-cell>
          <table:table-cell/>
          <table:table-cell table:style-name="ce1" office:value-type="float" office:value="27" calcext:value-type="float">
            <text:p>27</text:p>
          </table:table-cell>
          <table:table-cell table:style-name="ce1" office:value-type="float" office:value="0.87" calcext:value-type="float">
            <text:p>0.87</text:p>
          </table:table-cell>
          <table:table-cell table:style-name="ce1" office:value-type="float" office:value="0.0177" calcext:value-type="float">
            <text:p>0.0177</text:p>
          </table:table-cell>
          <table:table-cell table:style-name="ce1" office:value-type="float" office:value="0.09305267" calcext:value-type="float">
            <text:p>0.0930526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75" calcext:value-type="float">
            <text:p>0.75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12287323" calcext:value-type="float">
            <text:p>0.12287323</text:p>
          </table:table-cell>
        </table:table-row>
        <table:table-row table:style-name="ro1">
          <table:table-cell/>
          <table:table-cell table:style-name="ce1" office:value-type="float" office:value="28" calcext:value-type="float">
            <text:p>28</text:p>
          </table:table-cell>
          <table:table-cell table:style-name="ce8" office:value-type="float" office:value="0.84" calcext:value-type="float">
            <text:p>0.84</text:p>
          </table:table-cell>
          <table:table-cell table:style-name="ce1" office:value-type="float" office:value="0.0171" calcext:value-type="float">
            <text:p>0.0171</text:p>
          </table:table-cell>
          <table:table-cell table:style-name="ce8" office:value-type="float" office:value="0.08816484" calcext:value-type="float">
            <text:p>0.08816484</text:p>
          </table:table-cell>
          <table:table-cell/>
          <table:table-cell table:style-name="ce1" office:value-type="float" office:value="28" calcext:value-type="float">
            <text:p>2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172" calcext:value-type="float">
            <text:p>0.0172</text:p>
          </table:table-cell>
          <table:table-cell table:style-name="ce1" office:value-type="float" office:value="0.08714745" calcext:value-type="float">
            <text:p>0.0871474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77" calcext:value-type="float">
            <text:p>0.77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11230266" calcext:value-type="float">
            <text:p>0.11230266</text:p>
          </table:table-cell>
        </table:table-row>
        <table:table-row table:style-name="ro1">
          <table:table-cell/>
          <table:table-cell table:style-name="ce1" office:value-type="float" office:value="29" calcext:value-type="float">
            <text:p>29</text:p>
          </table:table-cell>
          <table:table-cell table:style-name="ce8" office:value-type="float" office:value="0.83" calcext:value-type="float">
            <text:p>0.83</text:p>
          </table:table-cell>
          <table:table-cell table:style-name="ce1" office:value-type="float" office:value="0.0168" calcext:value-type="float">
            <text:p>0.0168</text:p>
          </table:table-cell>
          <table:table-cell table:style-name="ce8" office:value-type="float" office:value="0.08896346" calcext:value-type="float">
            <text:p>0.08896346</text:p>
          </table:table-cell>
          <table:table-cell/>
          <table:table-cell table:style-name="ce1" office:value-type="float" office:value="29" calcext:value-type="float">
            <text:p>29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0168" calcext:value-type="float">
            <text:p>0.0168</text:p>
          </table:table-cell>
          <table:table-cell table:style-name="ce1" office:value-type="float" office:value="0.08411725" calcext:value-type="float">
            <text:p>0.084117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5" calcext:value-type="float">
            <text:p>0.75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1077148" calcext:value-type="float">
            <text:p>0.1077148</text:p>
          </table:table-cell>
        </table:table-row>
        <table:table-row table:style-name="ro1">
          <table:table-cell/>
          <table:table-cell table:style-name="ce1" office:value-type="float" office:value="30" calcext:value-type="float">
            <text:p>30</text:p>
          </table:table-cell>
          <table:table-cell table:style-name="ce8" office:value-type="float" office:value="0.77" calcext:value-type="float">
            <text:p>0.77</text:p>
          </table:table-cell>
          <table:table-cell table:style-name="ce1" office:value-type="float" office:value="0.0153" calcext:value-type="float">
            <text:p>0.0153</text:p>
          </table:table-cell>
          <table:table-cell table:style-name="ce8" office:value-type="float" office:value="0.08926122" calcext:value-type="float">
            <text:p>0.08926122</text:p>
          </table:table-cell>
          <table:table-cell/>
          <table:table-cell table:style-name="ce1" office:value-type="float" office:value="30" calcext:value-type="float">
            <text:p>30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0.017" calcext:value-type="float">
            <text:p>0.017</text:p>
          </table:table-cell>
          <table:table-cell table:style-name="ce1" office:value-type="float" office:value="0.09073087" calcext:value-type="float">
            <text:p>0.0907308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7" calcext:value-type="float">
            <text:p>0.77</text:p>
          </table:table-cell>
          <table:table-cell office:value-type="float" office:value="0.015" calcext:value-type="float">
            <text:p>0.015</text:p>
          </table:table-cell>
          <table:table-cell office:value-type="float" office:value="0.11522703" calcext:value-type="float">
            <text:p>0.11522703</text:p>
          </table:table-cell>
        </table:table-row>
        <table:table-row table:style-name="ro1">
          <table:table-cell/>
          <table:table-cell table:style-name="ce1" office:value-type="float" office:value="31" calcext:value-type="float">
            <text:p>31</text:p>
          </table:table-cell>
          <table:table-cell table:style-name="ce8" office:value-type="float" office:value="0.85" calcext:value-type="float">
            <text:p>0.85</text:p>
          </table:table-cell>
          <table:table-cell table:style-name="ce1" office:value-type="float" office:value="0.0173" calcext:value-type="float">
            <text:p>0.0173</text:p>
          </table:table-cell>
          <table:table-cell table:style-name="ce8" office:value-type="float" office:value="0.09002891" calcext:value-type="float">
            <text:p>0.09002891</text:p>
          </table:table-cell>
          <table:table-cell/>
          <table:table-cell table:style-name="ce1" office:value-type="float" office:value="31" calcext:value-type="float">
            <text:p>31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173" calcext:value-type="float">
            <text:p>0.0173</text:p>
          </table:table-cell>
          <table:table-cell table:style-name="ce1" office:value-type="float" office:value="0.09159055" calcext:value-type="float">
            <text:p>0.0915905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78" calcext:value-type="float">
            <text:p>0.78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11197029" calcext:value-type="float">
            <text:p>0.11197029</text:p>
          </table:table-cell>
        </table:table-row>
        <table:table-row table:style-name="ro1">
          <table:table-cell/>
          <table:table-cell table:style-name="ce1" office:value-type="float" office:value="32" calcext:value-type="float">
            <text:p>32</text:p>
          </table:table-cell>
          <table:table-cell table:style-name="ce8" office:value-type="float" office:value="0.82" calcext:value-type="float">
            <text:p>0.82</text:p>
          </table:table-cell>
          <table:table-cell table:style-name="ce1" office:value-type="float" office:value="0.0166" calcext:value-type="float">
            <text:p>0.0166</text:p>
          </table:table-cell>
          <table:table-cell table:style-name="ce8" office:value-type="float" office:value="0.08995039" calcext:value-type="float">
            <text:p>0.08995039</text:p>
          </table:table-cell>
          <table:table-cell/>
          <table:table-cell table:style-name="ce1" office:value-type="float" office:value="32" calcext:value-type="float">
            <text:p>32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0.0176" calcext:value-type="float">
            <text:p>0.0176</text:p>
          </table:table-cell>
          <table:table-cell table:style-name="ce1" office:value-type="float" office:value="0.08672194" calcext:value-type="float">
            <text:p>0.0867219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76" calcext:value-type="float">
            <text:p>0.76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11227529" calcext:value-type="float">
            <text:p>0.11227529</text:p>
          </table:table-cell>
        </table:table-row>
        <table:table-row table:style-name="ro1">
          <table:table-cell/>
          <table:table-cell table:style-name="ce1" office:value-type="float" office:value="33" calcext:value-type="float">
            <text:p>33</text:p>
          </table:table-cell>
          <table:table-cell table:style-name="ce8" office:value-type="float" office:value="0.82" calcext:value-type="float">
            <text:p>0.82</text:p>
          </table:table-cell>
          <table:table-cell table:style-name="ce1" office:value-type="float" office:value="0.0166" calcext:value-type="float">
            <text:p>0.0166</text:p>
          </table:table-cell>
          <table:table-cell table:style-name="ce8" office:value-type="float" office:value="0.09029392" calcext:value-type="float">
            <text:p>0.09029392</text:p>
          </table:table-cell>
          <table:table-cell/>
          <table:table-cell table:style-name="ce1" office:value-type="float" office:value="33" calcext:value-type="float">
            <text:p>33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161" calcext:value-type="float">
            <text:p>0.0161</text:p>
          </table:table-cell>
          <table:table-cell table:style-name="ce1" office:value-type="float" office:value="0.08634057" calcext:value-type="float">
            <text:p>0.08634057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76" calcext:value-type="float">
            <text:p>0.76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11391085" calcext:value-type="float">
            <text:p>0.11391085</text:p>
          </table:table-cell>
        </table:table-row>
        <table:table-row table:style-name="ro1">
          <table:table-cell/>
          <table:table-cell table:style-name="ce1" office:value-type="float" office:value="34" calcext:value-type="float">
            <text:p>34</text:p>
          </table:table-cell>
          <table:table-cell table:style-name="ce8" office:value-type="float" office:value="0.84" calcext:value-type="float">
            <text:p>0.84</text:p>
          </table:table-cell>
          <table:table-cell table:style-name="ce1" office:value-type="float" office:value="0.017" calcext:value-type="float">
            <text:p>0.017</text:p>
          </table:table-cell>
          <table:table-cell table:style-name="ce8" office:value-type="float" office:value="0.0926906" calcext:value-type="float">
            <text:p>0.0926906</text:p>
          </table:table-cell>
          <table:table-cell/>
          <table:table-cell table:style-name="ce1" office:value-type="float" office:value="34" calcext:value-type="float">
            <text:p>34</text:p>
          </table:table-cell>
          <table:table-cell table:style-name="ce1" office:value-type="float" office:value="0.79" calcext:value-type="float">
            <text:p>0.79</text:p>
          </table:table-cell>
          <table:table-cell table:style-name="ce1" office:value-type="float" office:value="0.0159" calcext:value-type="float">
            <text:p>0.0159</text:p>
          </table:table-cell>
          <table:table-cell table:style-name="ce1" office:value-type="float" office:value="0.084464" calcext:value-type="float">
            <text:p>0.08446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72" calcext:value-type="float">
            <text:p>0.72</text:p>
          </table:table-cell>
          <table:table-cell office:value-type="float" office:value="0.014" calcext:value-type="float">
            <text:p>0.014</text:p>
          </table:table-cell>
          <table:table-cell office:value-type="float" office:value="0.10699857" calcext:value-type="float">
            <text:p>0.10699857</text:p>
          </table:table-cell>
        </table:table-row>
        <table:table-row table:style-name="ro1">
          <table:table-cell/>
          <table:table-cell table:style-name="ce1" office:value-type="float" office:value="35" calcext:value-type="float">
            <text:p>35</text:p>
          </table:table-cell>
          <table:table-cell table:style-name="ce8" office:value-type="float" office:value="0.81" calcext:value-type="float">
            <text:p>0.81</text:p>
          </table:table-cell>
          <table:table-cell table:style-name="ce1" office:value-type="float" office:value="0.0163" calcext:value-type="float">
            <text:p>0.0163</text:p>
          </table:table-cell>
          <table:table-cell table:style-name="ce8" office:value-type="float" office:value="0.08989941" calcext:value-type="float">
            <text:p>0.08989941</text:p>
          </table:table-cell>
          <table:table-cell/>
          <table:table-cell table:style-name="ce1" office:value-type="float" office:value="35" calcext:value-type="float">
            <text:p>35</text:p>
          </table:table-cell>
          <table:table-cell table:style-name="ce1" office:value-type="float" office:value="0.89" calcext:value-type="float">
            <text:p>0.89</text:p>
          </table:table-cell>
          <table:table-cell table:style-name="ce1" office:value-type="float" office:value="0.0181" calcext:value-type="float">
            <text:p>0.0181</text:p>
          </table:table-cell>
          <table:table-cell table:style-name="ce1" office:value-type="float" office:value="0.09623477" calcext:value-type="float">
            <text:p>0.0962347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75" calcext:value-type="float">
            <text:p>0.75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11399159" calcext:value-type="float">
            <text:p>0.11399159</text:p>
          </table:table-cell>
        </table:table-row>
        <table:table-row table:style-name="ro1">
          <table:table-cell/>
          <table:table-cell table:style-name="ce1" office:value-type="float" office:value="36" calcext:value-type="float">
            <text:p>36</text:p>
          </table:table-cell>
          <table:table-cell table:style-name="ce8" office:value-type="float" office:value="0.82" calcext:value-type="float">
            <text:p>0.82</text:p>
          </table:table-cell>
          <table:table-cell table:style-name="ce1" office:value-type="float" office:value="0.0166" calcext:value-type="float">
            <text:p>0.0166</text:p>
          </table:table-cell>
          <table:table-cell table:style-name="ce8" office:value-type="float" office:value="0.08784219" calcext:value-type="float">
            <text:p>0.08784219</text:p>
          </table:table-cell>
          <table:table-cell/>
          <table:table-cell table:style-name="ce1" office:value-type="float" office:value="36" calcext:value-type="float">
            <text:p>36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0168" calcext:value-type="float">
            <text:p>0.0168</text:p>
          </table:table-cell>
          <table:table-cell table:style-name="ce1" office:value-type="float" office:value="0.09354304" calcext:value-type="float">
            <text:p>0.0935430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79" calcext:value-type="float">
            <text:p>0.79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10470563" calcext:value-type="float">
            <text:p>0.10470563</text:p>
          </table:table-cell>
        </table:table-row>
        <table:table-row table:style-name="ro1">
          <table:table-cell/>
          <table:table-cell table:style-name="ce1" office:value-type="float" office:value="37" calcext:value-type="float">
            <text:p>37</text:p>
          </table:table-cell>
          <table:table-cell table:style-name="ce8" office:value-type="float" office:value="0.85" calcext:value-type="float">
            <text:p>0.85</text:p>
          </table:table-cell>
          <table:table-cell table:style-name="ce1" office:value-type="float" office:value="0.0173" calcext:value-type="float">
            <text:p>0.0173</text:p>
          </table:table-cell>
          <table:table-cell table:style-name="ce8" office:value-type="float" office:value="0.09088917" calcext:value-type="float">
            <text:p>0.09088917</text:p>
          </table:table-cell>
          <table:table-cell/>
          <table:table-cell table:style-name="ce1" office:value-type="float" office:value="37" calcext:value-type="float">
            <text:p>37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0.0171" calcext:value-type="float">
            <text:p>0.0171</text:p>
          </table:table-cell>
          <table:table-cell table:style-name="ce1" office:value-type="float" office:value="0.08926384" calcext:value-type="float">
            <text:p>0.0892638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78" calcext:value-type="float">
            <text:p>0.78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11323053" calcext:value-type="float">
            <text:p>0.11323053</text:p>
          </table:table-cell>
        </table:table-row>
        <table:table-row table:style-name="ro1">
          <table:table-cell/>
          <table:table-cell table:style-name="ce1" office:value-type="float" office:value="38" calcext:value-type="float">
            <text:p>38</text:p>
          </table:table-cell>
          <table:table-cell table:style-name="ce8" office:value-type="float" office:value="0.82" calcext:value-type="float">
            <text:p>0.82</text:p>
          </table:table-cell>
          <table:table-cell table:style-name="ce1" office:value-type="float" office:value="0.0166" calcext:value-type="float">
            <text:p>0.0166</text:p>
          </table:table-cell>
          <table:table-cell table:style-name="ce8" office:value-type="float" office:value="0.08876235" calcext:value-type="float">
            <text:p>0.08876235</text:p>
          </table:table-cell>
          <table:table-cell/>
          <table:table-cell table:style-name="ce1" office:value-type="float" office:value="38" calcext:value-type="float">
            <text:p>38</text:p>
          </table:table-cell>
          <table:table-cell table:style-name="ce1" office:value-type="float" office:value="0.83" calcext:value-type="float">
            <text:p>0.83</text:p>
          </table:table-cell>
          <table:table-cell table:style-name="ce1" office:value-type="float" office:value="0.0168" calcext:value-type="float">
            <text:p>0.0168</text:p>
          </table:table-cell>
          <table:table-cell table:style-name="ce1" office:value-type="float" office:value="0.08806015" calcext:value-type="float">
            <text:p>0.0880601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73" calcext:value-type="float">
            <text:p>0.73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10969322" calcext:value-type="float">
            <text:p>0.10969322</text:p>
          </table:table-cell>
        </table:table-row>
        <table:table-row table:style-name="ro1">
          <table:table-cell/>
          <table:table-cell table:style-name="ce1" office:value-type="float" office:value="39" calcext:value-type="float">
            <text:p>39</text:p>
          </table:table-cell>
          <table:table-cell table:style-name="ce8" office:value-type="float" office:value="0.83" calcext:value-type="float">
            <text:p>0.83</text:p>
          </table:table-cell>
          <table:table-cell table:style-name="ce1" office:value-type="float" office:value="0.0168" calcext:value-type="float">
            <text:p>0.0168</text:p>
          </table:table-cell>
          <table:table-cell table:style-name="ce8" office:value-type="float" office:value="0.08942887" calcext:value-type="float">
            <text:p>0.08942887</text:p>
          </table:table-cell>
          <table:table-cell/>
          <table:table-cell table:style-name="ce1" office:value-type="float" office:value="39" calcext:value-type="float">
            <text:p>39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0162" calcext:value-type="float">
            <text:p>0.0162</text:p>
          </table:table-cell>
          <table:table-cell table:style-name="ce1" office:value-type="float" office:value="0.09086537" calcext:value-type="float">
            <text:p>0.0908653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73" calcext:value-type="float">
            <text:p>0.73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0311094" calcext:value-type="float">
            <text:p>0.10311094</text:p>
          </table:table-cell>
        </table:table-row>
        <table:table-row table:style-name="ro1">
          <table:table-cell/>
          <table:table-cell table:style-name="ce1" office:value-type="float" office:value="40" calcext:value-type="float">
            <text:p>40</text:p>
          </table:table-cell>
          <table:table-cell table:style-name="ce8" office:value-type="float" office:value="0.81" calcext:value-type="float">
            <text:p>0.81</text:p>
          </table:table-cell>
          <table:table-cell table:style-name="ce1" office:value-type="float" office:value="0.0163" calcext:value-type="float">
            <text:p>0.0163</text:p>
          </table:table-cell>
          <table:table-cell table:style-name="ce8" office:value-type="float" office:value="0.09086446" calcext:value-type="float">
            <text:p>0.09086446</text:p>
          </table:table-cell>
          <table:table-cell/>
          <table:table-cell table:style-name="ce1" office:value-type="float" office:value="40" calcext:value-type="float">
            <text:p>40</text:p>
          </table:table-cell>
          <table:table-cell table:style-name="ce1" office:value-type="float" office:value="0.88" calcext:value-type="float">
            <text:p>0.88</text:p>
          </table:table-cell>
          <table:table-cell table:style-name="ce1" office:value-type="float" office:value="0.0181" calcext:value-type="float">
            <text:p>0.0181</text:p>
          </table:table-cell>
          <table:table-cell table:style-name="ce1" office:value-type="float" office:value="0.09857844" calcext:value-type="float">
            <text:p>0.0985784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76" calcext:value-type="float">
            <text:p>0.76</text:p>
          </table:table-cell>
          <table:table-cell office:value-type="float" office:value="0.0148" calcext:value-type="float">
            <text:p>0.0148</text:p>
          </table:table-cell>
          <table:table-cell office:value-type="float" office:value="0.10939199" calcext:value-type="float">
            <text:p>0.10939199</text:p>
          </table:table-cell>
        </table:table-row>
        <table:table-row table:style-name="ro1">
          <table:table-cell/>
          <table:table-cell table:style-name="ce1" office:value-type="float" office:value="41" calcext:value-type="float">
            <text:p>41</text:p>
          </table:table-cell>
          <table:table-cell table:style-name="ce8" office:value-type="float" office:value="0.84" calcext:value-type="float">
            <text:p>0.84</text:p>
          </table:table-cell>
          <table:table-cell table:style-name="ce1" office:value-type="float" office:value="0.017" calcext:value-type="float">
            <text:p>0.017</text:p>
          </table:table-cell>
          <table:table-cell table:style-name="ce8" office:value-type="float" office:value="0.08934702" calcext:value-type="float">
            <text:p>0.08934702</text:p>
          </table:table-cell>
          <table:table-cell/>
          <table:table-cell table:style-name="ce1" office:value-type="float" office:value="41" calcext:value-type="float">
            <text:p>41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0163" calcext:value-type="float">
            <text:p>0.0163</text:p>
          </table:table-cell>
          <table:table-cell table:style-name="ce1" office:value-type="float" office:value="0.08834365" calcext:value-type="float">
            <text:p>0.0883436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73" calcext:value-type="float">
            <text:p>0.73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11074057" calcext:value-type="float">
            <text:p>0.11074057</text:p>
          </table:table-cell>
        </table:table-row>
        <table:table-row table:style-name="ro1">
          <table:table-cell/>
          <table:table-cell table:style-name="ce1" office:value-type="float" office:value="42" calcext:value-type="float">
            <text:p>42</text:p>
          </table:table-cell>
          <table:table-cell table:style-name="ce8" office:value-type="float" office:value="0.83" calcext:value-type="float">
            <text:p>0.83</text:p>
          </table:table-cell>
          <table:table-cell table:style-name="ce1" office:value-type="float" office:value="0.0168" calcext:value-type="float">
            <text:p>0.0168</text:p>
          </table:table-cell>
          <table:table-cell table:style-name="ce8" office:value-type="float" office:value="0.09128351" calcext:value-type="float">
            <text:p>0.09128351</text:p>
          </table:table-cell>
          <table:table-cell/>
          <table:table-cell table:style-name="ce1" office:value-type="float" office:value="42" calcext:value-type="float">
            <text:p>42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0168" calcext:value-type="float">
            <text:p>0.0168</text:p>
          </table:table-cell>
          <table:table-cell table:style-name="ce1" office:value-type="float" office:value="0.07855684" calcext:value-type="float">
            <text:p>0.0785568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8" calcext:value-type="float">
            <text:p>0.8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11580711" calcext:value-type="float">
            <text:p>0.11580711</text:p>
          </table:table-cell>
        </table:table-row>
        <table:table-row table:style-name="ro1">
          <table:table-cell/>
          <table:table-cell table:style-name="ce1" office:value-type="float" office:value="43" calcext:value-type="float">
            <text:p>43</text:p>
          </table:table-cell>
          <table:table-cell table:style-name="ce8" office:value-type="float" office:value="0.78" calcext:value-type="float">
            <text:p>0.78</text:p>
          </table:table-cell>
          <table:table-cell table:style-name="ce1" office:value-type="float" office:value="0.0155" calcext:value-type="float">
            <text:p>0.0155</text:p>
          </table:table-cell>
          <table:table-cell table:style-name="ce8" office:value-type="float" office:value="0.08826302" calcext:value-type="float">
            <text:p>0.08826302</text:p>
          </table:table-cell>
          <table:table-cell/>
          <table:table-cell table:style-name="ce1" office:value-type="float" office:value="43" calcext:value-type="float">
            <text:p>43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0163" calcext:value-type="float">
            <text:p>0.0163</text:p>
          </table:table-cell>
          <table:table-cell table:style-name="ce1" office:value-type="float" office:value="0.08646073" calcext:value-type="float">
            <text:p>0.0864607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78" calcext:value-type="float">
            <text:p>0.78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11157398" calcext:value-type="float">
            <text:p>0.11157398</text:p>
          </table:table-cell>
        </table:table-row>
        <table:table-row table:style-name="ro1">
          <table:table-cell/>
          <table:table-cell table:style-name="ce1" office:value-type="float" office:value="44" calcext:value-type="float">
            <text:p>44</text:p>
          </table:table-cell>
          <table:table-cell table:style-name="ce8" office:value-type="float" office:value="0.83" calcext:value-type="float">
            <text:p>0.83</text:p>
          </table:table-cell>
          <table:table-cell table:style-name="ce1" office:value-type="float" office:value="0.0168" calcext:value-type="float">
            <text:p>0.0168</text:p>
          </table:table-cell>
          <table:table-cell table:style-name="ce8" office:value-type="float" office:value="0.09030027" calcext:value-type="float">
            <text:p>0.09030027</text:p>
          </table:table-cell>
          <table:table-cell/>
          <table:table-cell table:style-name="ce1" office:value-type="float" office:value="44" calcext:value-type="float">
            <text:p>44</text:p>
          </table:table-cell>
          <table:table-cell table:style-name="ce1" office:value-type="float" office:value="0.86" calcext:value-type="float">
            <text:p>0.86</text:p>
          </table:table-cell>
          <table:table-cell table:style-name="ce1" office:value-type="float" office:value="0.0177" calcext:value-type="float">
            <text:p>0.0177</text:p>
          </table:table-cell>
          <table:table-cell table:style-name="ce1" office:value-type="float" office:value="0.08401467" calcext:value-type="float">
            <text:p>0.08401467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81" calcext:value-type="float">
            <text:p>0.81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12079383" calcext:value-type="float">
            <text:p>0.12079383</text:p>
          </table:table-cell>
        </table:table-row>
        <table:table-row table:style-name="ro1">
          <table:table-cell/>
          <table:table-cell table:style-name="ce1" office:value-type="float" office:value="45" calcext:value-type="float">
            <text:p>45</text:p>
          </table:table-cell>
          <table:table-cell table:style-name="ce8" office:value-type="float" office:value="0.83" calcext:value-type="float">
            <text:p>0.83</text:p>
          </table:table-cell>
          <table:table-cell table:style-name="ce1" office:value-type="float" office:value="0.0168" calcext:value-type="float">
            <text:p>0.0168</text:p>
          </table:table-cell>
          <table:table-cell table:style-name="ce8" office:value-type="float" office:value="0.08886394" calcext:value-type="float">
            <text:p>0.08886394</text:p>
          </table:table-cell>
          <table:table-cell/>
          <table:table-cell table:style-name="ce1" office:value-type="float" office:value="45" calcext:value-type="float">
            <text:p>45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0173" calcext:value-type="float">
            <text:p>0.0173</text:p>
          </table:table-cell>
          <table:table-cell table:style-name="ce1" office:value-type="float" office:value="0.0884273" calcext:value-type="float">
            <text:p>0.088427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78" calcext:value-type="float">
            <text:p>0.78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11097441" calcext:value-type="float">
            <text:p>0.11097441</text:p>
          </table:table-cell>
        </table:table-row>
        <table:table-row table:style-name="ro1">
          <table:table-cell/>
          <table:table-cell table:style-name="ce1" office:value-type="float" office:value="46" calcext:value-type="float">
            <text:p>46</text:p>
          </table:table-cell>
          <table:table-cell table:style-name="ce8" office:value-type="float" office:value="0.83" calcext:value-type="float">
            <text:p>0.83</text:p>
          </table:table-cell>
          <table:table-cell table:style-name="ce1" office:value-type="float" office:value="0.0168" calcext:value-type="float">
            <text:p>0.0168</text:p>
          </table:table-cell>
          <table:table-cell table:style-name="ce8" office:value-type="float" office:value="0.08922242" calcext:value-type="float">
            <text:p>0.08922242</text:p>
          </table:table-cell>
          <table:table-cell/>
          <table:table-cell table:style-name="ce1" office:value-type="float" office:value="46" calcext:value-type="float">
            <text:p>46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0165" calcext:value-type="float">
            <text:p>0.0165</text:p>
          </table:table-cell>
          <table:table-cell table:style-name="ce1" office:value-type="float" office:value="0.08705056" calcext:value-type="float">
            <text:p>0.0870505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6" calcext:value-type="float">
            <text:p>0.76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11137882" calcext:value-type="float">
            <text:p>0.11137882</text:p>
          </table:table-cell>
        </table:table-row>
        <table:table-row table:style-name="ro1">
          <table:table-cell/>
          <table:table-cell table:style-name="ce1" office:value-type="float" office:value="47" calcext:value-type="float">
            <text:p>47</text:p>
          </table:table-cell>
          <table:table-cell table:style-name="ce8" office:value-type="float" office:value="0.82" calcext:value-type="float">
            <text:p>0.82</text:p>
          </table:table-cell>
          <table:table-cell table:style-name="ce1" office:value-type="float" office:value="0.0166" calcext:value-type="float">
            <text:p>0.0166</text:p>
          </table:table-cell>
          <table:table-cell table:style-name="ce8" office:value-type="float" office:value="0.08996898" calcext:value-type="float">
            <text:p>0.08996898</text:p>
          </table:table-cell>
          <table:table-cell/>
          <table:table-cell table:style-name="ce1" office:value-type="float" office:value="47" calcext:value-type="float">
            <text:p>47</text:p>
          </table:table-cell>
          <table:table-cell table:style-name="ce1" office:value-type="float" office:value="0.82" calcext:value-type="float">
            <text:p>0.82</text:p>
          </table:table-cell>
          <table:table-cell table:style-name="ce1" office:value-type="float" office:value="0.0168" calcext:value-type="float">
            <text:p>0.0168</text:p>
          </table:table-cell>
          <table:table-cell table:style-name="ce1" office:value-type="float" office:value="0.08746888" calcext:value-type="float">
            <text:p>0.0874688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71" calcext:value-type="float">
            <text:p>0.71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10643607" calcext:value-type="float">
            <text:p>0.10643607</text:p>
          </table:table-cell>
        </table:table-row>
        <table:table-row table:style-name="ro1">
          <table:table-cell/>
          <table:table-cell table:style-name="ce1" office:value-type="float" office:value="48" calcext:value-type="float">
            <text:p>48</text:p>
          </table:table-cell>
          <table:table-cell table:style-name="ce8" office:value-type="float" office:value="0.77" calcext:value-type="float">
            <text:p>0.77</text:p>
          </table:table-cell>
          <table:table-cell table:style-name="ce1" office:value-type="float" office:value="0.0153" calcext:value-type="float">
            <text:p>0.0153</text:p>
          </table:table-cell>
          <table:table-cell table:style-name="ce8" office:value-type="float" office:value="0.08921075" calcext:value-type="float">
            <text:p>0.08921075</text:p>
          </table:table-cell>
          <table:table-cell/>
          <table:table-cell table:style-name="ce1" office:value-type="float" office:value="48" calcext:value-type="float">
            <text:p>48</text:p>
          </table:table-cell>
          <table:table-cell table:style-name="ce1" office:value-type="float" office:value="0.84" calcext:value-type="float">
            <text:p>0.84</text:p>
          </table:table-cell>
          <table:table-cell table:style-name="ce1" office:value-type="float" office:value="0.0171" calcext:value-type="float">
            <text:p>0.0171</text:p>
          </table:table-cell>
          <table:table-cell table:style-name="ce1" office:value-type="float" office:value="0.08821808" calcext:value-type="float">
            <text:p>0.0882180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71" calcext:value-type="float">
            <text:p>0.71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10858987" calcext:value-type="float">
            <text:p>0.10858987</text:p>
          </table:table-cell>
        </table:table-row>
        <table:table-row table:style-name="ro1">
          <table:table-cell/>
          <table:table-cell table:style-name="ce1" office:value-type="float" office:value="49" calcext:value-type="float">
            <text:p>49</text:p>
          </table:table-cell>
          <table:table-cell table:style-name="ce8" office:value-type="float" office:value="0.81" calcext:value-type="float">
            <text:p>0.81</text:p>
          </table:table-cell>
          <table:table-cell table:style-name="ce1" office:value-type="float" office:value="0.0164" calcext:value-type="float">
            <text:p>0.0164</text:p>
          </table:table-cell>
          <table:table-cell table:style-name="ce8" office:value-type="float" office:value="0.0844773" calcext:value-type="float">
            <text:p>0.0844773</text:p>
          </table:table-cell>
          <table:table-cell/>
          <table:table-cell table:style-name="ce1" office:value-type="float" office:value="49" calcext:value-type="float">
            <text:p>49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0154" calcext:value-type="float">
            <text:p>0.0154</text:p>
          </table:table-cell>
          <table:table-cell table:style-name="ce1" office:value-type="float" office:value="0.08711415" calcext:value-type="float">
            <text:p>0.0871141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74" calcext:value-type="float">
            <text:p>0.74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11667216" calcext:value-type="float">
            <text:p>0.11667216</text:p>
          </table:table-cell>
        </table:table-row>
        <table:table-row table:style-name="ro1">
          <table:table-cell/>
          <table:table-cell table:style-name="ce1" office:value-type="float" office:value="50" calcext:value-type="float">
            <text:p>50</text:p>
          </table:table-cell>
          <table:table-cell table:style-name="ce8" office:value-type="float" office:value="0.83" calcext:value-type="float">
            <text:p>0.83</text:p>
          </table:table-cell>
          <table:table-cell table:style-name="ce8" office:value-type="float" office:value="0.0168" calcext:value-type="float">
            <text:p>0.0168</text:p>
          </table:table-cell>
          <table:table-cell table:style-name="ce8" office:value-type="float" office:value="0.09051349" calcext:value-type="float">
            <text:p>0.09051349</text:p>
          </table:table-cell>
          <table:table-cell/>
          <table:table-cell table:style-name="ce1" office:value-type="float" office:value="50" calcext:value-type="float">
            <text:p>50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0166" calcext:value-type="float">
            <text:p>0.0166</text:p>
          </table:table-cell>
          <table:table-cell table:style-name="ce1" office:value-type="float" office:value="0.08156647" calcext:value-type="float">
            <text:p>0.0815664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77" calcext:value-type="float">
            <text:p>0.77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11703235" calcext:value-type="float">
            <text:p>0.11703235</text:p>
          </table:table-cell>
        </table:table-row>
        <table:table-row table:style-name="ro1">
          <table:table-cell table:number-columns-repeated="11"/>
          <table:table-cell office:value-type="float" office:value="51" calcext:value-type="float">
            <text:p>51</text:p>
          </table:table-cell>
          <table:table-cell office:value-type="float" office:value="0.74" calcext:value-type="float">
            <text:p>0.74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10663866" calcext:value-type="float">
            <text:p>0.10663866</text:p>
          </table:table-cell>
        </table:table-row>
        <table:table-row table:style-name="ro1">
          <table:table-cell table:number-columns-repeated="2"/>
          <table:table-cell table:formula="of:=AVERAGE(['simulation ex (set of trees MLE)'.C3:.C52])" office:value-type="float" office:value="0.8196" calcext:value-type="float">
            <text:p>0.8196</text:p>
          </table:table-cell>
          <table:table-cell table:formula="of:=AVERAGE(['simulation ex (set of trees MLE)'.D3:.D52])" office:value-type="float" office:value="0.016548" calcext:value-type="float">
            <text:p>0.016548</text:p>
          </table:table-cell>
          <table:table-cell table:formula="of:=AVERAGE(['simulation ex (set of trees MLE)'.E3:.E52])" office:value-type="float" office:value="0.0896381052" calcext:value-type="float">
            <text:p>0.0896381052</text:p>
          </table:table-cell>
          <table:table-cell table:formula="of:=AVERAGE(['simulation ex (set of trees MLE)'.F3:.F52])" office:value-type="string" office:string-value="" calcext:value-type="error">
            <text:p>#DIV/0!</text:p>
          </table:table-cell>
          <table:table-cell table:formula="of:=AVERAGE(['simulation ex (set of trees MLE)'.G3:.G52])" office:value-type="float" office:value="25.5" calcext:value-type="float">
            <text:p>25.5</text:p>
          </table:table-cell>
          <table:table-cell table:formula="of:=AVERAGE(['simulation ex (set of trees MLE)'.H3:.H52])" office:value-type="float" office:value="0.832" calcext:value-type="float">
            <text:p>0.832</text:p>
          </table:table-cell>
          <table:table-cell table:formula="of:=AVERAGE(['simulation ex (set of trees MLE)'.I3:.I52])" office:value-type="float" office:value="0.016878" calcext:value-type="float">
            <text:p>0.016878</text:p>
          </table:table-cell>
          <table:table-cell table:formula="of:=AVERAGE(['simulation ex (set of trees MLE)'.J3:.J52])" office:value-type="float" office:value="0.088888313" calcext:value-type="float">
            <text:p>0.08888831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.71" calcext:value-type="float">
            <text:p>0.71</text:p>
          </table:table-cell>
          <table:table-cell office:value-type="float" office:value="0.0139" calcext:value-type="float">
            <text:p>0.0139</text:p>
          </table:table-cell>
          <table:table-cell office:value-type="float" office:value="0.09760436" calcext:value-type="float">
            <text:p>0.09760436</text:p>
          </table:table-cell>
        </table:table-row>
        <table:table-row table:style-name="ro1">
          <table:table-cell table:number-columns-repeated="11"/>
          <table:table-cell office:value-type="float" office:value="53" calcext:value-type="float">
            <text:p>53</text:p>
          </table:table-cell>
          <table:table-cell office:value-type="float" office:value="0.78" calcext:value-type="float">
            <text:p>0.78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11274937" calcext:value-type="float">
            <text:p>0.11274937</text:p>
          </table:table-cell>
        </table:table-row>
        <table:table-row table:style-name="ro1">
          <table:table-cell table:number-columns-repeated="11"/>
          <table:table-cell office:value-type="float" office:value="54" calcext:value-type="float">
            <text:p>54</text:p>
          </table:table-cell>
          <table:table-cell office:value-type="float" office:value="0.78" calcext:value-type="float">
            <text:p>0.78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11481914" calcext:value-type="float">
            <text:p>0.11481914</text:p>
          </table:table-cell>
        </table:table-row>
        <table:table-row table:style-name="ro1">
          <table:table-cell table:number-columns-repeated="11"/>
          <table:table-cell office:value-type="float" office:value="55" calcext:value-type="float">
            <text:p>55</text:p>
          </table:table-cell>
          <table:table-cell office:value-type="float" office:value="0.77" calcext:value-type="float">
            <text:p>0.77</text:p>
          </table:table-cell>
          <table:table-cell office:value-type="float" office:value="0.015" calcext:value-type="float">
            <text:p>0.015</text:p>
          </table:table-cell>
          <table:table-cell office:value-type="float" office:value="0.11509036" calcext:value-type="float">
            <text:p>0.11509036</text:p>
          </table:table-cell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office:value-type="float" office:value="0.79" calcext:value-type="float">
            <text:p>0.79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1070371" calcext:value-type="float">
            <text:p>0.1070371</text:p>
          </table:table-cell>
        </table:table-row>
        <table:table-row table:style-name="ro1">
          <table:table-cell table:number-columns-repeated="11"/>
          <table:table-cell office:value-type="float" office:value="57" calcext:value-type="float">
            <text:p>57</text:p>
          </table:table-cell>
          <table:table-cell office:value-type="float" office:value="0.77" calcext:value-type="float">
            <text:p>0.77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10844018" calcext:value-type="float">
            <text:p>0.10844018</text:p>
          </table:table-cell>
        </table:table-row>
        <table:table-row table:style-name="ro1">
          <table:table-cell table:number-columns-repeated="11"/>
          <table:table-cell office:value-type="float" office:value="58" calcext:value-type="float">
            <text:p>58</text:p>
          </table:table-cell>
          <table:table-cell office:value-type="float" office:value="0.75" calcext:value-type="float">
            <text:p>0.75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11264674" calcext:value-type="float">
            <text:p>0.11264674</text:p>
          </table:table-cell>
        </table:table-row>
        <table:table-row table:style-name="ro1">
          <table:table-cell table:number-columns-repeated="11"/>
          <table:table-cell office:value-type="float" office:value="59" calcext:value-type="float">
            <text:p>59</text:p>
          </table:table-cell>
          <table:table-cell office:value-type="float" office:value="0.73" calcext:value-type="float">
            <text:p>0.73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0261087" calcext:value-type="float">
            <text:p>0.10261087</text:p>
          </table:table-cell>
        </table:table-row>
        <table:table-row table:style-name="ro1">
          <table:table-cell table:number-columns-repeated="11"/>
          <table:table-cell office:value-type="float" office:value="60" calcext:value-type="float">
            <text:p>60</text:p>
          </table:table-cell>
          <table:table-cell office:value-type="float" office:value="0.73" calcext:value-type="float">
            <text:p>0.73</text:p>
          </table:table-cell>
          <table:table-cell office:value-type="float" office:value="0.0142" calcext:value-type="float">
            <text:p>0.0142</text:p>
          </table:table-cell>
          <table:table-cell office:value-type="float" office:value="0.11134892" calcext:value-type="float">
            <text:p>0.11134892</text:p>
          </table:table-cell>
        </table:table-row>
        <table:table-row table:style-name="ro1">
          <table:table-cell table:number-columns-repeated="11"/>
          <table:table-cell office:value-type="float" office:value="61" calcext:value-type="float">
            <text:p>61</text:p>
          </table:table-cell>
          <table:table-cell office:value-type="float" office:value="0.84" calcext:value-type="float">
            <text:p>0.84</text:p>
          </table:table-cell>
          <table:table-cell office:value-type="float" office:value="0.0167" calcext:value-type="float">
            <text:p>0.0167</text:p>
          </table:table-cell>
          <table:table-cell office:value-type="float" office:value="0.11727268" calcext:value-type="float">
            <text:p>0.11727268</text:p>
          </table:table-cell>
        </table:table-row>
        <table:table-row table:style-name="ro1">
          <table:table-cell table:number-columns-repeated="11"/>
          <table:table-cell office:value-type="float" office:value="62" calcext:value-type="float">
            <text:p>62</text:p>
          </table:table-cell>
          <table:table-cell office:value-type="float" office:value="0.77" calcext:value-type="float">
            <text:p>0.77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11086058" calcext:value-type="float">
            <text:p>0.11086058</text:p>
          </table:table-cell>
        </table:table-row>
        <table:table-row table:style-name="ro1">
          <table:table-cell table:number-columns-repeated="11"/>
          <table:table-cell office:value-type="float" office:value="63" calcext:value-type="float">
            <text:p>63</text:p>
          </table:table-cell>
          <table:table-cell office:value-type="float" office:value="0.78" calcext:value-type="float">
            <text:p>0.78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10786178" calcext:value-type="float">
            <text:p>0.10786178</text:p>
          </table:table-cell>
        </table:table-row>
        <table:table-row table:style-name="ro1">
          <table:table-cell table:number-columns-repeated="11"/>
          <table:table-cell office:value-type="float" office:value="64" calcext:value-type="float">
            <text:p>64</text:p>
          </table:table-cell>
          <table:table-cell office:value-type="float" office:value="0.78" calcext:value-type="float">
            <text:p>0.78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11987893" calcext:value-type="float">
            <text:p>0.11987893</text:p>
          </table:table-cell>
        </table:table-row>
        <table:table-row table:style-name="ro1">
          <table:table-cell table:number-columns-repeated="11"/>
          <table:table-cell office:value-type="float" office:value="65" calcext:value-type="float">
            <text:p>65</text:p>
          </table:table-cell>
          <table:table-cell office:value-type="float" office:value="0.7" calcext:value-type="float">
            <text:p>0.7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1106083" calcext:value-type="float">
            <text:p>0.1106083</text:p>
          </table:table-cell>
        </table:table-row>
        <table:table-row table:style-name="ro1">
          <table:table-cell table:number-columns-repeated="11"/>
          <table:table-cell office:value-type="float" office:value="66" calcext:value-type="float">
            <text:p>66</text:p>
          </table:table-cell>
          <table:table-cell office:value-type="float" office:value="0.74" calcext:value-type="float">
            <text:p>0.74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10261385" calcext:value-type="float">
            <text:p>0.10261385</text:p>
          </table:table-cell>
        </table:table-row>
        <table:table-row table:style-name="ro1">
          <table:table-cell table:number-columns-repeated="11"/>
          <table:table-cell office:value-type="float" office:value="67" calcext:value-type="float">
            <text:p>67</text:p>
          </table:table-cell>
          <table:table-cell office:value-type="float" office:value="0.78" calcext:value-type="float">
            <text:p>0.78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11244902" calcext:value-type="float">
            <text:p>0.11244902</text:p>
          </table:table-cell>
        </table:table-row>
        <table:table-row table:style-name="ro1">
          <table:table-cell table:number-columns-repeated="11"/>
          <table:table-cell office:value-type="float" office:value="68" calcext:value-type="float">
            <text:p>68</text:p>
          </table:table-cell>
          <table:table-cell office:value-type="float" office:value="0.81" calcext:value-type="float">
            <text:p>0.81</text:p>
          </table:table-cell>
          <table:table-cell office:value-type="float" office:value="0.016" calcext:value-type="float">
            <text:p>0.016</text:p>
          </table:table-cell>
          <table:table-cell office:value-type="float" office:value="0.11208001" calcext:value-type="float">
            <text:p>0.11208001</text:p>
          </table:table-cell>
        </table:table-row>
        <table:table-row table:style-name="ro1">
          <table:table-cell table:number-columns-repeated="11"/>
          <table:table-cell office:value-type="float" office:value="69" calcext:value-type="float">
            <text:p>69</text:p>
          </table:table-cell>
          <table:table-cell office:value-type="float" office:value="0.73" calcext:value-type="float">
            <text:p>0.73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11076082" calcext:value-type="float">
            <text:p>0.11076082</text:p>
          </table:table-cell>
        </table:table-row>
        <table:table-row table:style-name="ro1">
          <table:table-cell table:number-columns-repeated="11"/>
          <table:table-cell office:value-type="float" office:value="70" calcext:value-type="float">
            <text:p>70</text:p>
          </table:table-cell>
          <table:table-cell office:value-type="float" office:value="0.76" calcext:value-type="float">
            <text:p>0.76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11063857" calcext:value-type="float">
            <text:p>0.11063857</text:p>
          </table:table-cell>
        </table:table-row>
        <table:table-row table:style-name="ro1">
          <table:table-cell table:number-columns-repeated="11"/>
          <table:table-cell office:value-type="float" office:value="71" calcext:value-type="float">
            <text:p>71</text:p>
          </table:table-cell>
          <table:table-cell office:value-type="float" office:value="0.7" calcext:value-type="float">
            <text:p>0.7</text:p>
          </table:table-cell>
          <table:table-cell office:value-type="float" office:value="0.0135" calcext:value-type="float">
            <text:p>0.0135</text:p>
          </table:table-cell>
          <table:table-cell office:value-type="float" office:value="0.10918591" calcext:value-type="float">
            <text:p>0.10918591</text:p>
          </table:table-cell>
        </table:table-row>
        <table:table-row table:style-name="ro1">
          <table:table-cell table:number-columns-repeated="11"/>
          <table:table-cell office:value-type="float" office:value="72" calcext:value-type="float">
            <text:p>72</text:p>
          </table:table-cell>
          <table:table-cell office:value-type="float" office:value="0.74" calcext:value-type="float">
            <text:p>0.74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10742657" calcext:value-type="float">
            <text:p>0.10742657</text:p>
          </table:table-cell>
        </table:table-row>
        <table:table-row table:style-name="ro1">
          <table:table-cell table:number-columns-repeated="11"/>
          <table:table-cell office:value-type="float" office:value="73" calcext:value-type="float">
            <text:p>73</text:p>
          </table:table-cell>
          <table:table-cell office:value-type="float" office:value="0.75" calcext:value-type="float">
            <text:p>0.75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10701802" calcext:value-type="float">
            <text:p>0.10701802</text:p>
          </table:table-cell>
        </table:table-row>
        <table:table-row table:style-name="ro1">
          <table:table-cell table:number-columns-repeated="11"/>
          <table:table-cell office:value-type="float" office:value="74" calcext:value-type="float">
            <text:p>74</text:p>
          </table:table-cell>
          <table:table-cell office:value-type="float" office:value="0.77" calcext:value-type="float">
            <text:p>0.77</text:p>
          </table:table-cell>
          <table:table-cell office:value-type="float" office:value="0.0151" calcext:value-type="float">
            <text:p>0.0151</text:p>
          </table:table-cell>
          <table:table-cell office:value-type="float" office:value="0.10965772" calcext:value-type="float">
            <text:p>0.10965772</text:p>
          </table:table-cell>
        </table:table-row>
        <table:table-row table:style-name="ro1">
          <table:table-cell table:number-columns-repeated="11"/>
          <table:table-cell office:value-type="float" office:value="75" calcext:value-type="float">
            <text:p>75</text:p>
          </table:table-cell>
          <table:table-cell office:value-type="float" office:value="0.78" calcext:value-type="float">
            <text:p>0.78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11023775" calcext:value-type="float">
            <text:p>0.11023775</text:p>
          </table:table-cell>
        </table:table-row>
        <table:table-row table:style-name="ro1">
          <table:table-cell table:number-columns-repeated="11"/>
          <table:table-cell office:value-type="float" office:value="76" calcext:value-type="float">
            <text:p>76</text:p>
          </table:table-cell>
          <table:table-cell office:value-type="float" office:value="0.79" calcext:value-type="float">
            <text:p>0.79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11649669" calcext:value-type="float">
            <text:p>0.11649669</text:p>
          </table:table-cell>
        </table:table-row>
        <table:table-row table:style-name="ro1">
          <table:table-cell table:number-columns-repeated="11"/>
          <table:table-cell office:value-type="float" office:value="77" calcext:value-type="float">
            <text:p>77</text:p>
          </table:table-cell>
          <table:table-cell office:value-type="float" office:value="0.76" calcext:value-type="float">
            <text:p>0.76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11116511" calcext:value-type="float">
            <text:p>0.11116511</text:p>
          </table:table-cell>
        </table:table-row>
        <table:table-row table:style-name="ro1">
          <table:table-cell table:number-columns-repeated="11"/>
          <table:table-cell office:value-type="float" office:value="78" calcext:value-type="float">
            <text:p>78</text:p>
          </table:table-cell>
          <table:table-cell office:value-type="float" office:value="0.75" calcext:value-type="float">
            <text:p>0.75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12296576" calcext:value-type="float">
            <text:p>0.12296576</text:p>
          </table:table-cell>
        </table:table-row>
        <table:table-row table:style-name="ro1">
          <table:table-cell table:number-columns-repeated="11"/>
          <table:table-cell office:value-type="float" office:value="79" calcext:value-type="float">
            <text:p>79</text:p>
          </table:table-cell>
          <table:table-cell office:value-type="float" office:value="0.77" calcext:value-type="float">
            <text:p>0.77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10693613" calcext:value-type="float">
            <text:p>0.10693613</text:p>
          </table:table-cell>
        </table:table-row>
        <table:table-row table:style-name="ro1">
          <table:table-cell table:number-columns-repeated="11"/>
          <table:table-cell office:value-type="float" office:value="80" calcext:value-type="float">
            <text:p>80</text:p>
          </table:table-cell>
          <table:table-cell office:value-type="float" office:value="0.72" calcext:value-type="float">
            <text:p>0.72</text:p>
          </table:table-cell>
          <table:table-cell office:value-type="float" office:value="0.014" calcext:value-type="float">
            <text:p>0.014</text:p>
          </table:table-cell>
          <table:table-cell office:value-type="float" office:value="0.10663994" calcext:value-type="float">
            <text:p>0.10663994</text:p>
          </table:table-cell>
        </table:table-row>
        <table:table-row table:style-name="ro1">
          <table:table-cell table:number-columns-repeated="11"/>
          <table:table-cell office:value-type="float" office:value="81" calcext:value-type="float">
            <text:p>81</text:p>
          </table:table-cell>
          <table:table-cell office:value-type="float" office:value="0.79" calcext:value-type="float">
            <text:p>0.79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11590299" calcext:value-type="float">
            <text:p>0.11590299</text:p>
          </table:table-cell>
        </table:table-row>
        <table:table-row table:style-name="ro1">
          <table:table-cell table:number-columns-repeated="11"/>
          <table:table-cell office:value-type="float" office:value="82" calcext:value-type="float">
            <text:p>82</text:p>
          </table:table-cell>
          <table:table-cell office:value-type="float" office:value="0.78" calcext:value-type="float">
            <text:p>0.78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10707935" calcext:value-type="float">
            <text:p>0.10707935</text:p>
          </table:table-cell>
        </table:table-row>
        <table:table-row table:style-name="ro1">
          <table:table-cell table:number-columns-repeated="11"/>
          <table:table-cell office:value-type="float" office:value="83" calcext:value-type="float">
            <text:p>83</text:p>
          </table:table-cell>
          <table:table-cell office:value-type="float" office:value="0.72" calcext:value-type="float">
            <text:p>0.72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1110269" calcext:value-type="float">
            <text:p>0.1110269</text:p>
          </table:table-cell>
        </table:table-row>
        <table:table-row table:style-name="ro1">
          <table:table-cell table:number-columns-repeated="11"/>
          <table:table-cell office:value-type="float" office:value="84" calcext:value-type="float">
            <text:p>84</text:p>
          </table:table-cell>
          <table:table-cell office:value-type="float" office:value="0.71" calcext:value-type="float">
            <text:p>0.71</text:p>
          </table:table-cell>
          <table:table-cell office:value-type="float" office:value="0.0137" calcext:value-type="float">
            <text:p>0.0137</text:p>
          </table:table-cell>
          <table:table-cell office:value-type="float" office:value="0.1071123" calcext:value-type="float">
            <text:p>0.1071123</text:p>
          </table:table-cell>
        </table:table-row>
        <table:table-row table:style-name="ro1">
          <table:table-cell table:number-columns-repeated="11"/>
          <table:table-cell office:value-type="float" office:value="85" calcext:value-type="float">
            <text:p>85</text:p>
          </table:table-cell>
          <table:table-cell office:value-type="float" office:value="0.76" calcext:value-type="float">
            <text:p>0.76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11263977" calcext:value-type="float">
            <text:p>0.11263977</text:p>
          </table:table-cell>
        </table:table-row>
        <table:table-row table:style-name="ro1">
          <table:table-cell table:number-columns-repeated="11"/>
          <table:table-cell office:value-type="float" office:value="86" calcext:value-type="float">
            <text:p>86</text:p>
          </table:table-cell>
          <table:table-cell office:value-type="float" office:value="0.8" calcext:value-type="float">
            <text:p>0.8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11145115" calcext:value-type="float">
            <text:p>0.11145115</text:p>
          </table:table-cell>
        </table:table-row>
        <table:table-row table:style-name="ro1">
          <table:table-cell table:number-columns-repeated="11"/>
          <table:table-cell office:value-type="float" office:value="87" calcext:value-type="float">
            <text:p>87</text:p>
          </table:table-cell>
          <table:table-cell office:value-type="float" office:value="0.79" calcext:value-type="float">
            <text:p>0.79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10806498" calcext:value-type="float">
            <text:p>0.10806498</text:p>
          </table:table-cell>
        </table:table-row>
        <table:table-row table:style-name="ro1">
          <table:table-cell table:number-columns-repeated="11"/>
          <table:table-cell office:value-type="float" office:value="88" calcext:value-type="float">
            <text:p>88</text:p>
          </table:table-cell>
          <table:table-cell office:value-type="float" office:value="0.8" calcext:value-type="float">
            <text:p>0.8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11239389" calcext:value-type="float">
            <text:p>0.11239389</text:p>
          </table:table-cell>
        </table:table-row>
        <table:table-row table:style-name="ro1">
          <table:table-cell table:number-columns-repeated="11"/>
          <table:table-cell office:value-type="float" office:value="89" calcext:value-type="float">
            <text:p>89</text:p>
          </table:table-cell>
          <table:table-cell office:value-type="float" office:value="0.78" calcext:value-type="float">
            <text:p>0.78</text:p>
          </table:table-cell>
          <table:table-cell office:value-type="float" office:value="0.0154" calcext:value-type="float">
            <text:p>0.0154</text:p>
          </table:table-cell>
          <table:table-cell office:value-type="float" office:value="0.11296537" calcext:value-type="float">
            <text:p>0.11296537</text:p>
          </table:table-cell>
        </table:table-row>
        <table:table-row table:style-name="ro1">
          <table:table-cell table:number-columns-repeated="11"/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10351077" calcext:value-type="float">
            <text:p>0.10351077</text:p>
          </table:table-cell>
        </table:table-row>
        <table:table-row table:style-name="ro1">
          <table:table-cell table:number-columns-repeated="11"/>
          <table:table-cell office:value-type="float" office:value="91" calcext:value-type="float">
            <text:p>91</text:p>
          </table:table-cell>
          <table:table-cell office:value-type="float" office:value="0.79" calcext:value-type="float">
            <text:p>0.79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11179999" calcext:value-type="float">
            <text:p>0.11179999</text:p>
          </table:table-cell>
        </table:table-row>
        <table:table-row table:style-name="ro1">
          <table:table-cell table:number-columns-repeated="11"/>
          <table:table-cell office:value-type="float" office:value="92" calcext:value-type="float">
            <text:p>92</text:p>
          </table:table-cell>
          <table:table-cell office:value-type="float" office:value="0.74" calcext:value-type="float">
            <text:p>0.74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10433265" calcext:value-type="float">
            <text:p>0.10433265</text:p>
          </table:table-cell>
        </table:table-row>
        <table:table-row table:style-name="ro1">
          <table:table-cell table:number-columns-repeated="11"/>
          <table:table-cell office:value-type="float" office:value="93" calcext:value-type="float">
            <text:p>93</text:p>
          </table:table-cell>
          <table:table-cell office:value-type="float" office:value="0.74" calcext:value-type="float">
            <text:p>0.74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1468695" calcext:value-type="float">
            <text:p>0.11468695</text:p>
          </table:table-cell>
        </table:table-row>
        <table:table-row table:style-name="ro1">
          <table:table-cell table:number-columns-repeated="11"/>
          <table:table-cell office:value-type="float" office:value="94" calcext:value-type="float">
            <text:p>94</text:p>
          </table:table-cell>
          <table:table-cell office:value-type="float" office:value="0.73" calcext:value-type="float">
            <text:p>0.73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0039702" calcext:value-type="float">
            <text:p>0.10039702</text:p>
          </table:table-cell>
        </table:table-row>
        <table:table-row table:style-name="ro1">
          <table:table-cell table:number-columns-repeated="11"/>
          <table:table-cell office:value-type="float" office:value="95" calcext:value-type="float">
            <text:p>95</text:p>
          </table:table-cell>
          <table:table-cell office:value-type="float" office:value="0.75" calcext:value-type="float">
            <text:p>0.75</text:p>
          </table:table-cell>
          <table:table-cell office:value-type="float" office:value="0.0146" calcext:value-type="float">
            <text:p>0.0146</text:p>
          </table:table-cell>
          <table:table-cell office:value-type="float" office:value="0.11223367" calcext:value-type="float">
            <text:p>0.11223367</text:p>
          </table:table-cell>
        </table:table-row>
        <table:table-row table:style-name="ro1">
          <table:table-cell table:number-columns-repeated="11"/>
          <table:table-cell office:value-type="float" office:value="96" calcext:value-type="float">
            <text:p>96</text:p>
          </table:table-cell>
          <table:table-cell office:value-type="float" office:value="0.78" calcext:value-type="float">
            <text:p>0.78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10309058" calcext:value-type="float">
            <text:p>0.10309058</text:p>
          </table:table-cell>
        </table:table-row>
        <table:table-row table:style-name="ro1">
          <table:table-cell table:number-columns-repeated="11"/>
          <table:table-cell office:value-type="float" office:value="97" calcext:value-type="float">
            <text:p>97</text:p>
          </table:table-cell>
          <table:table-cell office:value-type="float" office:value="0.73" calcext:value-type="float">
            <text:p>0.73</text:p>
          </table:table-cell>
          <table:table-cell office:value-type="float" office:value="0.0144" calcext:value-type="float">
            <text:p>0.0144</text:p>
          </table:table-cell>
          <table:table-cell office:value-type="float" office:value="0.10083401" calcext:value-type="float">
            <text:p>0.10083401</text:p>
          </table:table-cell>
        </table:table-row>
        <table:table-row table:style-name="ro1">
          <table:table-cell table:number-columns-repeated="11"/>
          <table:table-cell office:value-type="float" office:value="98" calcext:value-type="float">
            <text:p>98</text:p>
          </table:table-cell>
          <table:table-cell office:value-type="float" office:value="0.8" calcext:value-type="float">
            <text:p>0.8</text:p>
          </table:table-cell>
          <table:table-cell office:value-type="float" office:value="0.0157" calcext:value-type="float">
            <text:p>0.0157</text:p>
          </table:table-cell>
          <table:table-cell office:value-type="float" office:value="0.11485317" calcext:value-type="float">
            <text:p>0.11485317</text:p>
          </table:table-cell>
        </table:table-row>
        <table:table-row table:style-name="ro1">
          <table:table-cell table:number-columns-repeated="11"/>
          <table:table-cell office:value-type="float" office:value="99" calcext:value-type="float">
            <text:p>99</text:p>
          </table:table-cell>
          <table:table-cell office:value-type="float" office:value="0.77" calcext:value-type="float">
            <text:p>0.77</text:p>
          </table:table-cell>
          <table:table-cell office:value-type="float" office:value="0.015" calcext:value-type="float">
            <text:p>0.015</text:p>
          </table:table-cell>
          <table:table-cell office:value-type="float" office:value="0.1153254" calcext:value-type="float">
            <text:p>0.1153254</text:p>
          </table:table-cell>
        </table:table-row>
        <table:table-row table:style-name="ro1">
          <table:table-cell table:number-columns-repeated="11"/>
          <table:table-cell office:value-type="float" office:value="100" calcext:value-type="float">
            <text:p>100</text:p>
          </table:table-cell>
          <table:table-cell office:value-type="float" office:value="0.79" calcext:value-type="float">
            <text:p>0.79</text:p>
          </table:table-cell>
          <table:table-cell office:value-type="float" office:value="0.0156" calcext:value-type="float">
            <text:p>0.0156</text:p>
          </table:table-cell>
          <table:table-cell office:value-type="float" office:value="0.111059" calcext:value-type="float">
            <text:p>0.111059</text:p>
          </table:table-cell>
        </table:table-row>
      </table:table>
      <table:table table:name="EM-ish. Dentroica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10" table:default-cell-style-name="Default"/>
        <table:table-column table:style-name="co1" table:default-cell-style-name="ce1"/>
        <table:table-row table:style-name="ro1">
          <table:table-cell/>
          <table:table-cell table:style-name="Default" table:number-columns-repeated="4"/>
          <table:table-cell table:number-columns-repeated="10"/>
          <table:table-cell table:style-name="Default"/>
        </table:table-row>
        <table:table-row table:style-name="ro1">
          <table:table-cell/>
          <table:table-cell table:style-name="ce6"/>
          <table:table-cell table:style-name="ce6" office:value-type="string" calcext:value-type="string">
            <text:p>lambda</text:p>
          </table:table-cell>
          <table:table-cell table:style-name="ce6" office:value-type="string" calcext:value-type="string">
            <text:p>beta</text:p>
          </table:table-cell>
          <table:table-cell table:style-name="ce6" office:value-type="string" calcext:value-type="string">
            <text:p>mu</text:p>
          </table:table-cell>
          <table:table-cell table:number-columns-repeated="10"/>
          <table:table-cell table:style-name="Default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274796" calcext:value-type="float">
            <text:p>0.274796</text:p>
          </table:table-cell>
          <table:table-cell table:number-columns-repeated="10"/>
          <table:table-cell office:value-type="float" office:value="33.65071" calcext:value-type="float">
            <text:p>33.6507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4627935" calcext:value-type="float">
            <text:p>0.4627935</text:p>
          </table:table-cell>
          <table:table-cell table:number-columns-repeated="10"/>
          <table:table-cell office:value-type="float" office:value="37.24539" calcext:value-type="float">
            <text:p>37.2453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0.0109" calcext:value-type="float">
            <text:p>0.0109</text:p>
          </table:table-cell>
          <table:table-cell office:value-type="float" office:value="0.6069408" calcext:value-type="float">
            <text:p>0.6069408</text:p>
          </table:table-cell>
          <table:table-cell table:number-columns-repeated="10"/>
          <table:table-cell office:value-type="float" office:value="47.06965" calcext:value-type="float">
            <text:p>47.0696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7784713" calcext:value-type="float">
            <text:p>0.7784713</text:p>
          </table:table-cell>
          <table:table-cell table:number-columns-repeated="10"/>
          <table:table-cell office:value-type="float" office:value="49.25691" calcext:value-type="float">
            <text:p>49.2569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0.0143" calcext:value-type="float">
            <text:p>0.0143</text:p>
          </table:table-cell>
          <table:table-cell office:value-type="float" office:value="0.9087274" calcext:value-type="float">
            <text:p>0.9087274</text:p>
          </table:table-cell>
          <table:table-cell table:number-columns-repeated="10"/>
          <table:table-cell office:value-type="float" office:value="48.34074" calcext:value-type="float">
            <text:p>48.3407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0.0132" calcext:value-type="float">
            <text:p>0.0132</text:p>
          </table:table-cell>
          <table:table-cell office:value-type="float" office:value="1.088009" calcext:value-type="float">
            <text:p>1.088009</text:p>
          </table:table-cell>
          <table:table-cell table:number-columns-repeated="10"/>
          <table:table-cell office:value-type="float" office:value="50.15083" calcext:value-type="float">
            <text:p>50.1508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.0042" calcext:value-type="float">
            <text:p>0.0042</text:p>
          </table:table-cell>
          <table:table-cell office:value-type="float" office:value="1.1878789" calcext:value-type="float">
            <text:p>1.1878789</text:p>
          </table:table-cell>
          <table:table-cell table:number-columns-repeated="10"/>
          <table:table-cell office:value-type="float" office:value="79.07646" calcext:value-type="float">
            <text:p>79.0764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</text:p>
          </table:table-cell>
          <table:table-cell office:value-type="float" office:value="0.0037" calcext:value-type="float">
            <text:p>0.0037</text:p>
          </table:table-cell>
          <table:table-cell office:value-type="float" office:value="1.4587176" calcext:value-type="float">
            <text:p>1.4587176</text:p>
          </table:table-cell>
          <table:table-cell table:number-columns-repeated="10"/>
          <table:table-cell office:value-type="float" office:value="92.23848" calcext:value-type="float">
            <text:p>92.2384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.81" calcext:value-type="float">
            <text:p>1.81</text:p>
          </table:table-cell>
          <table:table-cell office:value-type="float" office:value="0.0001" calcext:value-type="float">
            <text:p>0.0001</text:p>
          </table:table-cell>
          <table:table-cell office:value-type="float" office:value="1.6759042" calcext:value-type="float">
            <text:p>1.6759042</text:p>
          </table:table-cell>
          <table:table-cell table:number-columns-repeated="10"/>
          <table:table-cell office:value-type="float" office:value="1340.95848" calcext:value-type="float">
            <text:p>1340.9584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0024" calcext:value-type="float">
            <text:p>0.0024</text:p>
          </table:table-cell>
          <table:table-cell office:value-type="float" office:value="1.7640732" calcext:value-type="float">
            <text:p>1.7640732</text:p>
          </table:table-cell>
          <table:table-cell table:number-columns-repeated="10"/>
          <table:table-cell office:value-type="float" office:value="98.30282" calcext:value-type="float">
            <text:p>98.30282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.0007" calcext:value-type="float">
            <text:p>0.0007</text:p>
          </table:table-cell>
          <table:table-cell office:value-type="float" office:value="1.8900687" calcext:value-type="float">
            <text:p>1.8900687</text:p>
          </table:table-cell>
          <table:table-cell table:number-columns-repeated="10"/>
          <table:table-cell office:value-type="float" office:value="157.0447" calcext:value-type="float">
            <text:p>157.044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.9770887" calcext:value-type="float">
            <text:p>1.9770887</text:p>
          </table:table-cell>
          <table:table-cell table:number-columns-repeated="10"/>
          <table:table-cell office:value-type="float" office:value="229.11256" calcext:value-type="float">
            <text:p>229.1125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.0001</text:p>
          </table:table-cell>
          <table:table-cell office:value-type="float" office:value="2.1095704" calcext:value-type="float">
            <text:p>2.1095704</text:p>
          </table:table-cell>
          <table:table-cell table:number-columns-repeated="10"/>
          <table:table-cell office:value-type="float" office:value="-1095.70382" calcext:value-type="float">
            <text:p>-1095.70382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.0001</text:p>
          </table:table-cell>
          <table:table-cell office:value-type="float" office:value="2.1616567" calcext:value-type="float">
            <text:p>2.1616567</text:p>
          </table:table-cell>
          <table:table-cell table:number-columns-repeated="10"/>
          <table:table-cell office:value-type="float" office:value="-1616.56704" calcext:value-type="float">
            <text:p>-1616.5670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.8656609" calcext:value-type="float">
            <text:p>1.8656609</text:p>
          </table:table-cell>
          <table:table-cell table:number-columns-repeated="10"/>
          <table:table-cell office:value-type="float" office:value="1343.39054" calcext:value-type="float">
            <text:p>1343.3905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.0001</text:p>
          </table:table-cell>
          <table:table-cell office:value-type="float" office:value="2.0139455" calcext:value-type="float">
            <text:p>2.0139455</text:p>
          </table:table-cell>
          <table:table-cell table:number-columns-repeated="10"/>
          <table:table-cell office:value-type="float" office:value="-139.45461" calcext:value-type="float">
            <text:p>-139.4546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.0001</text:p>
          </table:table-cell>
          <table:table-cell office:value-type="float" office:value="2.0311987" calcext:value-type="float">
            <text:p>2.0311987</text:p>
          </table:table-cell>
          <table:table-cell table:number-columns-repeated="10"/>
          <table:table-cell office:value-type="float" office:value="-311.9866" calcext:value-type="float">
            <text:p>-311.986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.0001</text:p>
          </table:table-cell>
          <table:table-cell office:value-type="float" office:value="2.1626406" calcext:value-type="float">
            <text:p>2.1626406</text:p>
          </table:table-cell>
          <table:table-cell table:number-columns-repeated="10"/>
          <table:table-cell office:value-type="float" office:value="-1626.40622" calcext:value-type="float">
            <text:p>-1626.4062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.0001</text:p>
          </table:table-cell>
          <table:table-cell office:value-type="float" office:value="2.1761937" calcext:value-type="float">
            <text:p>2.1761937</text:p>
          </table:table-cell>
          <table:table-cell table:number-columns-repeated="10"/>
          <table:table-cell office:value-type="float" office:value="-1761.93674" calcext:value-type="float">
            <text:p>-1761.93674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.0001</text:p>
          </table:table-cell>
          <table:table-cell office:value-type="float" office:value="2.155832" calcext:value-type="float">
            <text:p>2.155832</text:p>
          </table:table-cell>
          <table:table-cell table:number-columns-repeated="10"/>
          <table:table-cell office:value-type="float" office:value="-1558.32012" calcext:value-type="float">
            <text:p>-1558.320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1" loext:min-decimal-places="1" number:min-integer-digits="1" number:grouping="true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number:number-style style:name="N131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00/00/0000</text:date>, <text:time style:data-style-name="N2" text:time-value="20:03:27.0936254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1:31:43.887599568</meta:creation-date>
    <dc:date>2016-09-14T23:13:03.343101154</dc:date>
    <meta:editing-duration>P1DT1H25M23S</meta:editing-duration>
    <meta:editing-cycles>9</meta:editing-cycles>
    <meta:generator>LibreOffice/5.1.4.2$Linux_X86_64 LibreOffice_project/10m0$Build-2</meta:generator>
    <meta:document-statistic meta:table-count="7" meta:cell-count="438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63cm" svg:y="4.201cm" style:legend-expansion="high" chart:style-name="ch2"/>
        <chart:plot-area chart:style-name="ch3" table:cell-range-address="EM.F28:EM.F77" svg:x="0.32cm" svg:y="0.18cm" svg:width="13.123cm" svg:height="8.64cm">
          <chartooo:coordinate-region svg:x="1.047cm" svg:y="0.379cm" svg:width="12.39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M.F28:EM.F77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980208">
                <text:p>0.75980208</text:p>
                <draw:g>
                  <svg:desc>EM.F28:EM.F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63265">
                <text:p>0.74632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4340119">
                <text:p>0.743401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339524">
                <text:p>0.743395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7941403">
                <text:p>0.77941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930354">
                <text:p>0.79303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2701958">
                <text:p>0.827019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0243868">
                <text:p>0.80243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5423997">
                <text:p>0.75423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9902189">
                <text:p>0.699021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4399739">
                <text:p>0.74399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3422636">
                <text:p>0.73422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1604098">
                <text:p>0.716040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9122328">
                <text:p>0.691223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124482">
                <text:p>0.661244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3695676">
                <text:p>0.636956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0400236">
                <text:p>0.60400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1703231">
                <text:p>0.61703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1190767">
                <text:p>0.611907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8240004">
                <text:p>0.582400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7939561">
                <text:p>0.579395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9617714">
                <text:p>0.596177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1669488">
                <text:p>0.616694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5981481">
                <text:p>0.559814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5871966">
                <text:p>0.558719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1436895">
                <text:p>0.614368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8083852">
                <text:p>0.580838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3296175">
                <text:p>0.532961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655091">
                <text:p>0.516550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1870194">
                <text:p>0.518701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54495816">
                <text:p>0.544958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260715">
                <text:p>0.522607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6035781">
                <text:p>0.560357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65632">
                <text:p>0.532656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7684157">
                <text:p>0.476841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7824298">
                <text:p>0.478242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280969">
                <text:p>0.532809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1613832">
                <text:p>0.516138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8961052">
                <text:p>0.489610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3196314">
                <text:p>0.431963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5411239">
                <text:p>0.454112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629911">
                <text:p>0.46299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1253567">
                <text:p>0.412535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9350508">
                <text:p>0.3935050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487239">
                <text:p>0.34872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2314726">
                <text:p>0.323147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32972574">
                <text:p>0.329725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33077543">
                <text:p>0.3307754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3243187">
                <text:p>0.332431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36144781">
                <text:p>0.361447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4.203cm" style:legend-expansion="high" chart:style-name="ch2"/>
        <chart:plot-area chart:style-name="ch3" table:cell-range-address="'dentroica (op1)'.H2:'dentroica (op1)'.H31" svg:x="0.319cm" svg:y="0.18cm" svg:width="12.508cm" svg:height="8.645cm">
          <chartooo:coordinate-region svg:x="1.046cm" svg:y="0.38cm" svg:width="11.594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entroica (op1)'.H2:'dentroica (op1)'.H31" chart:class="chart:line"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627">
                <text:p>1.627</text:p>
                <draw:g>
                  <svg:desc>'dentroica (op1)'.H2:'dentroica (op1)'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91">
                <text:p>0.9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15">
                <text:p>0.9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3">
                <text:p>0.8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76">
                <text:p>0.8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1">
                <text:p>0.8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17">
                <text:p>0.9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8">
                <text:p>0.8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67">
                <text:p>0.8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89">
                <text:p>0.88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41">
                <text:p>0.8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43">
                <text:p>0.8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63">
                <text:p>0.8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22">
                <text:p>0.8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55">
                <text:p>0.8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62">
                <text:p>0.8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64">
                <text:p>0.8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04">
                <text:p>0.9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23">
                <text:p>0.9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09">
                <text:p>0.8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99cm" svg:y="4.204cm" style:legend-expansion="high" chart:style-name="ch2"/>
        <chart:plot-area chart:style-name="ch3" table:cell-range-address="'dentroica (op1)'.J2:'dentroica (op1)'.J31" svg:x="0.319cm" svg:y="0.18cm" svg:width="12.561cm" svg:height="8.646cm">
          <chartooo:coordinate-region svg:x="1.046cm" svg:y="0.38cm" svg:width="11.64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entroica (op1)'.J2:'dentroica (op1)'.J31" chart:class="chart:line"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370107">
                <text:p>1.0370107</text:p>
                <draw:g>
                  <svg:desc>'dentroica (op1)'.J2:'dentroica (op1)'.J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202">
                <text:p>0.8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333977">
                <text:p>0.63339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685924">
                <text:p>0.56859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03903">
                <text:p>0.53039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880849">
                <text:p>0.48808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57457">
                <text:p>0.48574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652243">
                <text:p>0.46522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87984">
                <text:p>0.45879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602776">
                <text:p>0.46027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791508">
                <text:p>0.47915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654818">
                <text:p>0.46548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031167">
                <text:p>0.50311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111467">
                <text:p>0.51114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775651">
                <text:p>0.47756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635479">
                <text:p>0.46354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630497">
                <text:p>0.46304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745024">
                <text:p>0.4745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602759">
                <text:p>0.46027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1547">
                <text:p>0.47515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650806">
                <text:p>0.46508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505839">
                <text:p>0.45058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595852">
                <text:p>0.45958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04533">
                <text:p>0.48045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721013">
                <text:p>0.47210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610636">
                <text:p>0.46106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403876">
                <text:p>0.44038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932927">
                <text:p>0.49329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42777">
                <text:p>0.48427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756816">
                <text:p>0.47568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912cm" svg:height="17.505cm" xlink:href=".." xlink:type="simple" chart:class="chart:scatter" chart:style-name="ch1">
        <chart:title svg:x="12.56cm" svg:y="0.486cm" chart:style-name="ch2">
          <text:p>EM-ish iterations. </text:p>
        </chart:title>
        <chart:subtitle svg:x="13.341cm" svg:y="1.615cm" chart:style-name="ch3">
          <text:p>20 iterations</text:p>
        </chart:subtitle>
        <chart:legend chart:legend-position="end" svg:x="26.907cm" svg:y="8.204cm" style:legend-expansion="high" chart:style-name="ch4"/>
        <chart:plot-area chart:style-name="ch5" table:cell-range-address="'EM-ish'.B4:'EM-ish'.D24 'EM-ish'.C3:'EM-ish'.D3" chart:data-source-has-labels="row" svg:x="1.589cm" svg:y="2.648cm" svg:width="23.601cm" svg:height="13.526cm">
          <chartooo:coordinate-region svg:x="2.316cm" svg:y="2.848cm" svg:width="21.776cm" svg:height="12.679cm"/>
          <chart:axis chart:dimension="x" chart:name="primary-x" chart:style-name="ch6">
            <chart:title svg:x="12.789cm" svg:y="16.524cm" chart:style-name="ch7">
              <text:p>lambda</text:p>
            </chart:title>
          </chart:axis>
          <chart:axis chart:dimension="y" chart:name="primary-y" chart:style-name="ch6">
            <chart:title svg:x="0.451cm" svg:y="9.693cm" chart:style-name="ch8">
              <text:p>mu</text:p>
            </chart:title>
            <chart:grid chart:style-name="ch9" chart:class="major"/>
          </chart:axis>
          <chart:axis chart:dimension="y" chart:name="secondary-y" chart:style-name="ch10">
            <chart:title svg:x="25.768cm" svg:y="9.786cm" chart:style-name="ch8">
              <text:p>beta</text:p>
            </chart:title>
          </chart:axis>
          <chart:series chart:attached-axis="secondary-y" chart:style-name="ch11" chart:values-cell-range-address="'EM-ish'.C4:'EM-ish'.C24" chart:label-cell-address="'EM-ish'.C3:'EM-ish'.C3" chart:class="chart:scatter">
            <chart:domain table:cell-range-address="'EM-ish'.B4:'EM-ish'.B24"/>
            <chart:data-point chart:repeated="21"/>
          </chart:series>
          <chart:series chart:attached-axis="primary-y" chart:style-name="ch12" chart:values-cell-range-address="'EM-ish'.D4:'EM-ish'.D24" chart:label-cell-address="'EM-ish'.D3:'EM-ish'.D3" chart:class="chart:scatter">
            <chart:data-point chart:repeated="2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eta</text:p>
                <draw:g>
                  <svg:desc>'EM-ish'.C3:'EM-ish'.C3</svg:desc>
                </draw:g>
              </table:table-cell>
              <table:table-cell office:value-type="string">
                <text:p>mu</text:p>
                <draw:g>
                  <svg:desc>'EM-ish'.D3:'EM-ish'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">
                <text:p>0.8</text:p>
                <draw:g>
                  <svg:desc>'EM-ish'.B4:'EM-ish'.B24</svg:desc>
                </draw:g>
              </table:table-cell>
              <table:table-cell office:value-type="float" office:value="0.0175">
                <text:p>0.0175</text:p>
                <draw:g>
                  <svg:desc>'EM-ish'.C4:'EM-ish'.C24</svg:desc>
                </draw:g>
              </table:table-cell>
              <table:table-cell office:value-type="float" office:value="0.1">
                <text:p>0.1</text:p>
                <draw:g>
                  <svg:desc>'EM-ish'.D4:'EM-ish'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">
                <text:p>0.92</text:p>
              </table:table-cell>
              <table:table-cell office:value-type="float" office:value="0.0186">
                <text:p>0.0186</text:p>
              </table:table-cell>
              <table:table-cell office:value-type="float" office:value="0.08920605">
                <text:p>0.089206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3">
                <text:p>1.03</text:p>
              </table:table-cell>
              <table:table-cell office:value-type="float" office:value="0.0199">
                <text:p>0.0199</text:p>
              </table:table-cell>
              <table:table-cell office:value-type="float" office:value="0.08508942">
                <text:p>0.085089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4">
                <text:p>0.94</text:p>
              </table:table-cell>
              <table:table-cell office:value-type="float" office:value="0.0174">
                <text:p>0.0174</text:p>
              </table:table-cell>
              <table:table-cell office:value-type="float" office:value="0.09004921">
                <text:p>0.090049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8">
                <text:p>0.88</text:p>
              </table:table-cell>
              <table:table-cell office:value-type="float" office:value="0.0152">
                <text:p>0.0152</text:p>
              </table:table-cell>
              <table:table-cell office:value-type="float" office:value="0.09382428">
                <text:p>0.09382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">
                <text:p>0.72</text:p>
              </table:table-cell>
              <table:table-cell office:value-type="float" office:value="0.0118">
                <text:p>0.0118</text:p>
              </table:table-cell>
              <table:table-cell office:value-type="float" office:value="0.09599174">
                <text:p>0.095991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7">
                <text:p>0.87</text:p>
              </table:table-cell>
              <table:table-cell office:value-type="float" office:value="0.013">
                <text:p>0.013</text:p>
              </table:table-cell>
              <table:table-cell office:value-type="float" office:value="0.1586862">
                <text:p>0.15868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4">
                <text:p>0.94</text:p>
              </table:table-cell>
              <table:table-cell office:value-type="float" office:value="0.0132">
                <text:p>0.0132</text:p>
              </table:table-cell>
              <table:table-cell office:value-type="float" office:value="0.1995831">
                <text:p>0.1995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">
                <text:p>0.99</text:p>
              </table:table-cell>
              <table:table-cell office:value-type="float" office:value="0.0129">
                <text:p>0.0129</text:p>
              </table:table-cell>
              <table:table-cell office:value-type="float" office:value="0.2136753">
                <text:p>0.21367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1">
                <text:p>1.1</text:p>
              </table:table-cell>
              <table:table-cell office:value-type="float" office:value="0.0133">
                <text:p>0.0133</text:p>
              </table:table-cell>
              <table:table-cell office:value-type="float" office:value="0.251289">
                <text:p>0.2512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5">
                <text:p>1.25</text:p>
              </table:table-cell>
              <table:table-cell office:value-type="float" office:value="0.0145">
                <text:p>0.0145</text:p>
              </table:table-cell>
              <table:table-cell office:value-type="float" office:value="0.2709682">
                <text:p>0.2709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2">
                <text:p>1.32</text:p>
              </table:table-cell>
              <table:table-cell office:value-type="float" office:value="0.0142">
                <text:p>0.0142</text:p>
              </table:table-cell>
              <table:table-cell office:value-type="float" office:value="0.3236831">
                <text:p>0.32368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1">
                <text:p>1.21</text:p>
              </table:table-cell>
              <table:table-cell office:value-type="float" office:value="0.0116">
                <text:p>0.0116</text:p>
              </table:table-cell>
              <table:table-cell office:value-type="float" office:value="0.3292756">
                <text:p>0.32927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11">
                <text:p>1.11</text:p>
              </table:table-cell>
              <table:table-cell office:value-type="float" office:value="0.0098">
                <text:p>0.0098</text:p>
              </table:table-cell>
              <table:table-cell office:value-type="float" office:value="0.331988">
                <text:p>0.3319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1">
                <text:p>1.1</text:p>
              </table:table-cell>
              <table:table-cell office:value-type="float" office:value="0.0091">
                <text:p>0.0091</text:p>
              </table:table-cell>
              <table:table-cell office:value-type="float" office:value="0.3642072">
                <text:p>0.36420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12">
                <text:p>1.12</text:p>
              </table:table-cell>
              <table:table-cell office:value-type="float" office:value="0.0086">
                <text:p>0.0086</text:p>
              </table:table-cell>
              <table:table-cell office:value-type="float" office:value="0.3864993">
                <text:p>0.38649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38">
                <text:p>1.38</text:p>
              </table:table-cell>
              <table:table-cell office:value-type="float" office:value="0.0105">
                <text:p>0.0105</text:p>
              </table:table-cell>
              <table:table-cell office:value-type="float" office:value="0.4081083">
                <text:p>0.40810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31">
                <text:p>1.31</text:p>
              </table:table-cell>
              <table:table-cell office:value-type="float" office:value="0.0094">
                <text:p>0.0094</text:p>
              </table:table-cell>
              <table:table-cell office:value-type="float" office:value="0.4365997">
                <text:p>0.43659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9">
                <text:p>1.29</text:p>
              </table:table-cell>
              <table:table-cell office:value-type="float" office:value="0.0087">
                <text:p>0.0087</text:p>
              </table:table-cell>
              <table:table-cell office:value-type="float" office:value="0.4371828">
                <text:p>0.43718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3">
                <text:p>1.3</text:p>
              </table:table-cell>
              <table:table-cell office:value-type="float" office:value="0.0081">
                <text:p>0.0081</text:p>
              </table:table-cell>
              <table:table-cell office:value-type="float" office:value="0.4768224">
                <text:p>0.47682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3">
                <text:p>1.3</text:p>
              </table:table-cell>
              <table:table-cell office:value-type="float" office:value="0.0077">
                <text:p>0.0077</text:p>
              </table:table-cell>
              <table:table-cell office:value-type="float" office:value="0.4938226">
                <text:p>0.49382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278cm" svg:y="4.204cm" style:legend-expansion="high" chart:style-name="ch2"/>
        <chart:plot-area chart:style-name="ch3" table:cell-range-address="'dentroica (op1)'.I2:'dentroica (op1)'.I31" svg:x="0.319cm" svg:y="0.18cm" svg:width="12.64cm" svg:height="8.646cm">
          <chartooo:coordinate-region svg:x="1.417cm" svg:y="0.38cm" svg:width="11.35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entroica (op1)'.I2:'dentroica (op1)'.I31" chart:class="chart:line"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44">
                <text:p>0.00544</text:p>
                <draw:g>
                  <svg:desc>'dentroica (op1)'.I2:'dentroica (op1)'.I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66">
                <text:p>0.00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373">
                <text:p>0.00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47">
                <text:p>0.00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53">
                <text:p>0.004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73">
                <text:p>0.005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7">
                <text:p>0.00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44">
                <text:p>0.00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09">
                <text:p>0.006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654">
                <text:p>0.00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63">
                <text:p>0.00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607">
                <text:p>0.00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84">
                <text:p>0.00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541">
                <text:p>0.005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544">
                <text:p>0.005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666">
                <text:p>0.006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411">
                <text:p>0.004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332">
                <text:p>0.003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406">
                <text:p>0.004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541">
                <text:p>0.005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394">
                <text:p>0.003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493">
                <text:p>0.004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502">
                <text:p>0.005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863">
                <text:p>0.008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812">
                <text:p>0.008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987">
                <text:p>0.009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238">
                <text:p>0.0023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'dentroica (op1)'.K2:'dentroica (op1)'.K31" svg:x="0.319cm" svg:y="0.18cm" svg:width="12.508cm" svg:height="8.645cm">
          <chartooo:coordinate-region svg:x="0.94cm" svg:y="0.379cm" svg:width="11.514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entroica (op1)'.K2:'dentroica (op1)'.K31" chart:class="chart:scatter"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8.45392">
                <text:p>108.45392</text:p>
                <draw:g>
                  <svg:desc>'dentroica (op1)'.K2:'dentroica (op1)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7.59398">
                <text:p>117.59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.87193">
                <text:p>95.871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82927">
                <text:p>99.829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.03305">
                <text:p>82.03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1.36388">
                <text:p>71.363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.21706">
                <text:p>64.217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.00457">
                <text:p>104.004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8.50602">
                <text:p>68.506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.33064">
                <text:p>64.330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2.26452">
                <text:p>72.264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7.96016">
                <text:p>67.960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9.10813">
                <text:p>79.108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2.47381">
                <text:p>72.473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.01754">
                <text:p>74.017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4.164">
                <text:p>74.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.9565">
                <text:p>63.95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.17218">
                <text:p>89.172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8.35062">
                <text:p>108.350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.60228">
                <text:p>90.602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.55257">
                <text:p>73.552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4.26804">
                <text:p>94.268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6.0413">
                <text:p>76.04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7.39284">
                <text:p>77.392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.06746">
                <text:p>78.06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33794">
                <text:p>54.337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7.09512">
                <text:p>57.095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.93285">
                <text:p>50.932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.09894">
                <text:p>60.098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0.04975">
                <text:p>140.049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dentroica (op1)'.S4:'dentroica (op1)'.S53" svg:x="0.32cm" svg:y="0.18cm" svg:width="12.508cm" svg:height="8.64cm">
          <chartooo:coordinate-region svg:x="1.232cm" svg:y="0.379cm" svg:width="11.596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entroica (op1)'.S4:'dentroica (op1)'.S53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8">
                <text:p>0.88</text:p>
                <draw:g>
                  <svg:desc>'dentroica (op1)'.S4:'dentroica (op1)'.S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